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xmlns:xforms="http://www.w3.org/2002/xforms" xmlns:xsd="http://www.w3.org/2001/XMLSchema" xmlns:xsi="http://www.w3.org/2001/XMLSchema-instance" office:version="1.2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0in"/>
    </style:style>
    <style:style style:name="co3" style:family="table-column">
      <style:table-column-properties fo:break-before="auto" style:column-width="2.28125in"/>
    </style:style>
    <style:style style:name="co4" style:family="table-column">
      <style:table-column-properties fo:break-before="auto" style:column-width="1.7395833333333333in"/>
    </style:style>
    <style:style style:name="co5" style:family="table-column">
      <style:table-column-properties fo:break-before="auto" style:column-width="1.1666666666666667in"/>
    </style:style>
    <style:style style:name="co6" style:family="table-column">
      <style:table-column-properties fo:break-before="auto" style:column-width="1.3020833333333333in"/>
    </style:style>
    <style:style style:name="co7" style:family="table-column">
      <style:table-column-properties fo:break-before="auto" style:column-width="4.041666666666667in"/>
    </style:style>
    <style:style style:name="co8" style:family="table-column">
      <style:table-column-properties fo:break-before="auto" style:column-width="2.8125in"/>
    </style:style>
    <style:style style:name="co9" style:family="table-column">
      <style:table-column-properties fo:break-before="auto" style:column-width="1.0520833730697632in"/>
    </style:style>
    <style:style style:name="co10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ro4" style:family="table-row">
      <style:table-row-properties style:row-height="0.21875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ta3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2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4" style:family="table-cell" style:parent-style-name="Default">
      <style:table-cell-properties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5200C" style:text-underline-style="none"/>
    </style:style>
    <style:style style:name="ce2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9900" style:text-underline-style="none"/>
    </style:style>
    <style:style style:name="ce2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8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0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1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2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ce3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3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3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8" style:family="table-cell" style:parent-style-name="Default">
      <style:table-cell-properties fo:border-right="1.0pt solid #95B3D7"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39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ce41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2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3" style:family="table-cell" style:parent-style-name="Default">
      <style:table-cell-properties style:vertical-align="bottom" fo:background-color="#00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44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ce45" style:family="table-cell" style:parent-style-name="Default">
      <style:table-cell-properties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6" style:family="table-cell" style:parent-style-name="Default">
      <style:table-cell-properties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7" style:family="table-cell" style:parent-style-name="Default">
      <style:table-cell-properties fo:background-color="#EFEFEF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8" style:family="table-cell" style:parent-style-name="Default">
      <style:table-cell-properties fo:wrap-option="wrap" style:vertical-align="bottom" fo:background-color="#EFEFE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49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0" style:family="table-cell" style:parent-style-name="Default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ce5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5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ce5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ce55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ce5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7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58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ce59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ce60" style:family="table-cell" style:parent-style-name="Default">
      <style:table-cell-properties style:vertical-align="bottom" fo:background-color="#00FF00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2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3" style:family="table-cell" style:parent-style-name="Default">
      <style:table-cell-properties style:vertical-align="bottom" fo:background-color="#FFFFFF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6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65" style:family="table-cell" style:parent-style-name="Default">
      <style:table-cell-properties style:vertical-align="bottom" fo:background-color="#F3F3F3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ce66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7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85200C" style:text-underline-style="none"/>
    </style:style>
    <style:style style:name="T8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9900" style:text-underline-style="none"/>
    </style:style>
    <style:style style:name="T9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222222" style:text-underline-style="none"/>
    </style:style>
    <style:style style:name="T1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style:use-window-font-color="true" style:text-underline-style="none"/>
    </style:style>
    <style:style style:name="T1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FF0000" style:text-underline-style="none"/>
    </style:style>
    <style:style style:name="T13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1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FF" style:text-underline-style="none"/>
    </style:style>
    <style:style style:name="T15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1pt" style:font-size-asian="11pt" style:font-size-complex="11pt" fo:color="#000000" style:text-underline-style="none"/>
    </style:style>
    <style:style style:name="T16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 table:visibility="collapse"/>
        <table:table-column table:style-name="co2" table:default-cell-style-name="ce15" table:visibility="collapse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Semantic tag</text:p>
          </table:table-cell>
          <table:table-cell table:style-name="ce21"/>
          <table:table-cell table:style-name="ce21" office:value-type="string">
            <text:p>EN-GLOSS</text:p>
          </table:table-cell>
          <table:table-cell table:style-name="ce21" office:value-type="string">
            <text:p>ES-GLOSS</text:p>
          </table:table-cell>
          <table:table-cell table:style-name="ce22" office:value-type="string">
            <text:p>MEANING-NOTE</text:p>
          </table:table-cell>
          <table:table-cell table:style-name="ce23"/>
          <table:table-cell table:style-name="ce24" office:value-type="string">
            <text:p>TAT</text:p>
          </table:table-cell>
          <table:table-cell table:style-name="ce25" office:value-type="string">
            <text:p>BAS</text:p>
          </table:table-cell>
          <table:table-cell table:style-name="ce26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1">
            <text:p>1</text:p>
          </table:table-cell>
          <table:table-cell table:style-name="ce21" office:value-type="string">
            <text:p>“Makú” noun:person</text:p>
          </table:table-cell>
          <table:table-cell table:style-name="ce21" office:value-type="string">
            <text:p>noun:persona makú</text:p>
          </table:table-cell>
          <table:table-cell table:style-name="ce21" office:value-type="string">
            <text:p>pessoa macú</text:p>
          </table:table-cell>
          <table:table-cell table:style-name="ce28"/>
          <table:table-cell table:style-name="ce29" office:value-type="string">
            <text:p>/pòha/ $pòhà$ (etnia makú) @class is animate plural@ {GI2015:16} </text:p>
          </table:table-cell>
          <table:table-cell table:style-name="ce29" office:value-type="string">
            <text:p>/hocá/ $hòsá$ (etnia makú) @class is animate plural@ {GI2015:16} 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2">
            <text:p>2</text:p>
          </table:table-cell>
          <table:table-cell table:style-name="ce21" office:value-type="string">
            <text:p>achiote, Bixa orellana</text:p>
          </table:table-cell>
          <table:table-cell table:style-name="ce21" office:value-type="string">
            <text:p>achiote</text:p>
          </table:table-cell>
          <table:table-cell table:style-name="ce21" office:value-type="string">
            <text:p>urucum</text:p>
          </table:table-cell>
          <table:table-cell table:style-name="ce23"/>
          <table:table-cell table:style-name="ce30" office:value-type="string">
            <text:p>/~bùhá/ $mũ̀hã́$ (achiote; Bixa orellana) @class is inanim@ {GI2015:}</text:p>
          </table:table-cell>
          <table:table-cell table:style-name="ce30" office:value-type="string">
            <text:p>/~bucá/ $mùt͜sã́$ (achiote; Bixa orellana) @class is inanimate plural@ {GI2015:pg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3">
            <text:p>3</text:p>
          </table:table-cell>
          <table:table-cell table:style-name="ce21" office:value-type="string">
            <text:p>achiote-LAX, "carayuru", Arrebidaea chica</text:p>
          </table:table-cell>
          <table:table-cell table:style-name="ce21" office:value-type="string">
            <text:p>carayuru</text:p>
          </table:table-cell>
          <table:table-cell table:style-name="ce21" office:value-type="string">
            <text:p>carajuru</text:p>
          </table:table-cell>
          <table:table-cell table:style-name="ce22"/>
          <table:table-cell table:style-name="ce31" office:value-type="string">
            <text:p>/èróɟa/ $èróɟá$ (carayurú) @class is inanim@ {GI2015:194} </text:p>
          </table:table-cell>
          <table:table-cell table:style-name="ce30" office:value-type="string">
            <text:p>/~ɡɨ́dàɟa/ $ŋɨ̃́nã̀ɲã̀$ (carayurú) @class is inanimate plural@ %also ŋɨ́nànè, Jones 113%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temporal</text:p>
          </table:table-cell>
          <table:table-cell table:style-name="ce27" office:value-type="float" office:value="4">
            <text:p>4</text:p>
          </table:table-cell>
          <table:table-cell table:style-name="ce21" office:value-type="string">
            <text:p>afternoon</text:p>
          </table:table-cell>
          <table:table-cell table:style-name="ce21" office:value-type="string">
            <text:p>tarde</text:p>
          </table:table-cell>
          <table:table-cell table:style-name="ce21" office:value-type="string">
            <text:p>tarde</text:p>
          </table:table-cell>
          <table:table-cell table:style-name="ce22"/>
          <table:table-cell table:style-name="ce27" office:value-type="string">
            <text:p>/~ɟàbi-ka-~àka/ $ɲã̀mĩ̀-káà-ã̀kã̀$ @night-CL:hilera-DIM, class is inam@ {G2015:167}</text:p>
          </table:table-cell>
          <table:table-cell table:style-name="ce27" office:value-type="string">
            <text:p>/~ɟábi-ka-ákà/ $ɲã́mĩ́-ká-ákà$ @night-CL:hilera-DIM@ {G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27" office:value-type="float" office:value="5">
            <text:p>5</text:p>
          </table:table-cell>
          <table:table-cell table:style-name="ce21" office:value-type="string">
            <text:p>afternoon-LAX</text:p>
          </table:table-cell>
          <table:table-cell table:number-columns-repeated="2" table:style-name="ce21"/>
          <table:table-cell table:style-name="ce22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">
            <text:p>6</text:p>
          </table:table-cell>
          <table:table-cell table:style-name="ce21" office:value-type="string">
            <text:p>agouti, Myoprocta spp.</text:p>
          </table:table-cell>
          <table:table-cell table:style-name="ce21" office:value-type="string">
            <text:p>añuje</text:p>
          </table:table-cell>
          <table:table-cell table:style-name="ce21" office:value-type="string">
            <text:p>cutiaia</text:p>
          </table:table-cell>
          <table:table-cell table:style-name="ce28"/>
          <table:table-cell table:style-name="ce29" office:value-type="string">
            <text:p>/bùu/ $bùù$ (guara, agutí) @class is animate masculine@ {GI2015:80} , /bóho/ $bóhó$ (tintín) @class is animate masculine@ {G2015:78}</text:p>
          </table:table-cell>
          <table:table-cell table:style-name="ce27" office:value-type="string">
            <text:p>/búu/ $búú$ (guara, agutí) @class is animate masculine@ {GI2015:80}, /bocóL/ $bòcó$ (tintín) {G1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7">
            <text:p>7</text:p>
          </table:table-cell>
          <table:table-cell table:style-name="ce21" office:value-type="string">
            <text:p>all</text:p>
          </table:table-cell>
          <table:table-cell table:style-name="ce21" office:value-type="string">
            <text:p>todos</text:p>
          </table:table-cell>
          <table:table-cell table:style-name="ce21" office:value-type="string">
            <text:p>todos</text:p>
          </table:table-cell>
          <table:table-cell table:style-name="ce28"/>
          <table:table-cell table:style-name="ce29" office:value-type="string">
            <text:p>/~dí-pétì-rò/ $nĩ́ꜜpétírò$ (todos) @copula/exist-acabarse-CL:inam.general@ {GI2015:97}</text:p>
          </table:table-cell>
          <table:table-cell table:style-name="ce32" office:value-type="string">
            <text:p>/~ɟáa-hedí-ro/ $ɲã́ã́hèdírò$ (todos) @copula/exist-acabarse.VI-CL:inam.general@, /hedìL-ro/ $hèdírò$ %also hèdí-rò% @acabarse.VI-CL:inam.general@ {GI2015:9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8">
            <text:p>8</text:p>
          </table:table-cell>
          <table:table-cell table:style-name="ce33" office:value-type="string">
            <text:p>Anacardium spp.</text:p>
          </table:table-cell>
          <table:table-cell table:style-name="ce21" office:value-type="string">
            <text:p>marañón</text:p>
          </table:table-cell>
          <table:table-cell table:style-name="ce27" office:value-type="string">
            <text:p>co</text:p>
          </table:table-cell>
          <table:table-cell table:style-name="ce28"/>
          <table:table-cell table:style-name="ce29" office:value-type="string">
            <text:p>/~hóda/ $hṍnã́$ (marañón) @class is inanim plural@ {GI2015:134}</text:p>
          </table:table-cell>
          <table:table-cell table:style-name="ce27" office:value-type="string">
            <text:p>/~códa/ $t͜sṍn:ã́$ (marañón) @class is inanimate plural@ {GI2015:134} 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9">
            <text:p>9</text:p>
          </table:table-cell>
          <table:table-cell table:style-name="ce21" office:value-type="string">
            <text:p>animal</text:p>
          </table:table-cell>
          <table:table-cell table:style-name="ce21" office:value-type="string">
            <text:p>animal</text:p>
          </table:table-cell>
          <table:table-cell table:style-name="ce21" office:value-type="string">
            <text:p>animal</text:p>
          </table:table-cell>
          <table:table-cell table:style-name="ce28"/>
          <table:table-cell table:style-name="ce29" office:value-type="string">
            <text:p>/wài-bɨ̀kɨ́-ɨ/ $wàìbɨ̀kɨ́ɨ́$ (animal) @fish-old-CL:masc, also -CL:fem@ {GI2015:145}</text:p>
          </table:table-cell>
          <table:table-cell table:style-name="ce29" office:value-type="string">
            <text:p>/wàí-bɨ̀kɨ́L-ɨ/ $wàíbɨ́kɨ́ɨ́$ (animal) @fish-old-CL:masc@ {GI2015:14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0">
            <text:p>10</text:p>
          </table:table-cell>
          <table:table-cell table:style-name="ce21" office:value-type="string">
            <text:p>ankle</text:p>
          </table:table-cell>
          <table:table-cell table:style-name="ce21" office:value-type="string">
            <text:p>tobillo</text:p>
          </table:table-cell>
          <table:table-cell table:style-name="ce21" office:value-type="string">
            <text:p>tornozelo</text:p>
          </table:table-cell>
          <table:table-cell table:style-name="ce28"/>
          <table:table-cell table:style-name="ce30" office:value-type="string">
            <text:p>/~àɟa-dóbèa/ $ã̀ɲã̀dóbèà$ (tobillo) @snake-??, class is inam@, /rɨpo-hito/ $rɨ̀póhítò$ (tobillo) @pie-??, class is inam@ {GI2015:16}</text:p>
          </table:table-cell>
          <table:table-cell table:style-name="ce27" office:value-type="string">
            <text:p>/~áɟa-~kega/ $ã́ɲã́kẽ́ɲã́$ (tobillo) @snake-??@ {GI2015:16}, /gɨbó-~tíga/ $gɨ̀bó-tĩ́ɲã́$ (tobillo) @pie-??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11">
            <text:p>11</text:p>
          </table:table-cell>
          <table:table-cell table:style-name="ce33" office:value-type="string">
            <text:p>Annona squamosa, Annona muricata</text:p>
          </table:table-cell>
          <table:table-cell table:style-name="ce21" office:value-type="string">
            <text:p>waituto, guanábana</text:p>
          </table:table-cell>
          <table:table-cell table:style-name="ce21" office:value-type="string">
            <text:p>pinha, graviola</text:p>
          </table:table-cell>
          <table:table-cell table:style-name="ce28"/>
          <table:table-cell table:style-name="ce29" office:value-type="string">
            <text:p>/pìka/ $pìkà$ (waituto) @class is inam plural@ %also a personal name% {GI2015:11}</text:p>
          </table:table-cell>
          <table:table-cell table:style-name="ce27" office:value-type="string">
            <text:p>/~biká/ $mĩ̀kã́$ (waituto) @class is inanimate plural@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12">
            <text:p>12</text:p>
          </table:table-cell>
          <table:table-cell table:style-name="ce21" office:value-type="string">
            <text:p>anteater, Myrmecophaga spp.</text:p>
          </table:table-cell>
          <table:table-cell table:style-name="ce21" office:value-type="string">
            <text:p>oso hormiguero</text:p>
          </table:table-cell>
          <table:table-cell table:style-name="ce21" office:value-type="string">
            <text:p>tamanduá-bandeira</text:p>
          </table:table-cell>
          <table:table-cell table:style-name="ce26" office:value-type="string">
            <text:p>Only Myrmecophaga spp, enter Tamandua spp in the "tamandua" row below</text:p>
          </table:table-cell>
          <table:table-cell table:style-name="ce34" office:value-type="string">
            <text:p> /bɨ̀kó/ $bɨ̀kó$ (oso hormiguero) @class is animate masculine@ {GI2015:89}</text:p>
          </table:table-cell>
          <table:table-cell table:style-name="ce35" office:value-type="string">
            <text:p> /bɨkóL/ $bɨ̀kó$ (oso hormiguero) @class is animate masculine@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13">
            <text:p>13</text:p>
          </table:table-cell>
          <table:table-cell table:style-name="ce21" office:value-type="string">
            <text:p>aquatic snail</text:p>
          </table:table-cell>
          <table:table-cell table:style-name="ce21" office:value-type="string">
            <text:p>caracol del agua</text:p>
          </table:table-cell>
          <table:table-cell table:style-name="ce21" office:value-type="string">
            <text:p>caramujo</text:p>
          </table:table-cell>
          <table:table-cell table:style-name="ce28"/>
          <table:table-cell table:style-name="ce29" office:value-type="string">
            <text:p> /~hɨ̀ɨ/ $hɨ̃̀ɨ̃̀$ (caracol) @class is animate masculine@ {GI2015:137}
</text:p>
          </table:table-cell>
          <table:table-cell table:style-name="ce27" office:value-type="string">
            <text:p> /~cɨhɨ́/ $t͡sɨ̃̀h̃ɨ̃́$ (caracol) @class is animate masculine@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4">
            <text:p>14</text:p>
          </table:table-cell>
          <table:table-cell table:style-name="ce21" office:value-type="string">
            <text:p>arm</text:p>
          </table:table-cell>
          <table:table-cell table:style-name="ce21" office:value-type="string">
            <text:p>brazo</text:p>
          </table:table-cell>
          <table:table-cell table:style-name="ce21" office:value-type="string">
            <text:p>braço</text:p>
          </table:table-cell>
          <table:table-cell table:style-name="ce28"/>
          <table:table-cell table:style-name="ce29" office:value-type="string">
            <text:p>/rìká/ $rìká$ (brazo) @class is inam@ {GI2015:107}</text:p>
          </table:table-cell>
          <table:table-cell table:style-name="ce36" office:value-type="string">
            <text:p>/riká/ $rìká$ (brazo) @class is inam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5">
            <text:p>15</text:p>
          </table:table-cell>
          <table:table-cell table:style-name="ce21" office:value-type="string">
            <text:p>arm-LAX</text:p>
          </table:table-cell>
          <table:table-cell table:number-columns-repeated="2" table:style-name="ce21"/>
          <table:table-cell table:style-name="ce28"/>
          <table:table-cell table:style-name="ce30" office:value-type="string">
            <text:p>/rìká/ $rìk:á$ (brazo)</text:p>
          </table:table-cell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16">
            <text:p>16</text:p>
          </table:table-cell>
          <table:table-cell table:style-name="ce21" office:value-type="string">
            <text:p>armadillo, general</text:p>
          </table:table-cell>
          <table:table-cell table:style-name="ce21" office:value-type="string">
            <text:p>armadillo, carachupa, gurre</text:p>
          </table:table-cell>
          <table:table-cell table:style-name="ce21" office:value-type="string">
            <text:p>tatu</text:p>
          </table:table-cell>
          <table:table-cell table:style-name="ce28"/>
          <table:table-cell table:style-name="ce29" office:value-type="string">
            <text:p>/~pàbo/ $pã̀mõ̀$ (tatú) @class is animate masculine@ {GI2015:2}</text:p>
          </table:table-cell>
          <table:table-cell table:style-name="ce27" office:value-type="string">
            <text:p>/~hábo/ $h̃ã́mṍ$ (tatú) @class is animate masculine@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17">
            <text:p>17</text:p>
          </table:table-cell>
          <table:table-cell table:style-name="ce21" office:value-type="string">
            <text:p>armadillo, giant, Priodontes giganteus or maximus</text:p>
          </table:table-cell>
          <table:table-cell table:style-name="ce21" office:value-type="string">
            <text:p>carachupa mama</text:p>
          </table:table-cell>
          <table:table-cell table:style-name="ce21" office:value-type="string">
            <text:p>tatu canastra</text:p>
          </table:table-cell>
          <table:table-cell table:style-name="ce28"/>
          <table:table-cell table:style-name="ce29" office:value-type="string">
            <text:p> /wèkɨ́-~pàbo/ $wèkɨ́pã̀mõ̀$ (tatú gigante) @tapir-tatu, class is animate masculine@ {GI2015:2}</text:p>
          </table:table-cell>
          <table:table-cell table:style-name="ce35" office:value-type="string">
            <text:p> /wekɨ́-~hábo/ $wèkɨ́h̃ã́mṍ$ (tatú gigante) %tapir-tatu% @class is animate masculine@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18">
            <text:p>18</text:p>
          </table:table-cell>
          <table:table-cell table:style-name="ce21" office:value-type="string">
            <text:p>arrive</text:p>
          </table:table-cell>
          <table:table-cell table:style-name="ce21" office:value-type="string">
            <text:p>llegar</text:p>
          </table:table-cell>
          <table:table-cell table:style-name="ce21" office:value-type="string">
            <text:p>chegar</text:p>
          </table:table-cell>
          <table:table-cell table:style-name="ce28"/>
          <table:table-cell table:style-name="ce29" office:value-type="string">
            <text:p>/èhá-/ $èhá$ (llegar) @motion verb@ {GI&amp;OB2013:30} </text:p>
          </table:table-cell>
          <table:table-cell table:style-name="ce27" office:value-type="string">
            <text:p>/ehá-/ $èhá$ (llegar)  {GI&amp;OB2013:30} 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verb:motion</text:p>
          </table:table-cell>
          <table:table-cell table:style-name="ce27" office:value-type="float" office:value="19">
            <text:p>19</text:p>
          </table:table-cell>
          <table:table-cell table:style-name="ce33" office:value-type="string">
            <text:p>arrive, distal goal</text:p>
          </table:table-cell>
          <table:table-cell table:style-name="ce21" office:value-type="string">
            <text:p>llegar (allá)</text:p>
          </table:table-cell>
          <table:table-cell table:style-name="ce21" office:value-type="string">
            <text:p>chegar (meta distante)</text:p>
          </table:table-cell>
          <table:table-cell table:style-name="ce28"/>
          <table:table-cell table:style-name="ce29" office:value-type="string">
            <text:p>/èhá-àá/ $èháàá$ (llegar allá) @motion verb@  {GI&amp;OB2013:30} </text:p>
          </table:table-cell>
          <table:table-cell table:style-name="ce27" office:value-type="string">
            <text:p>/ehá-waá-/ $èháá$ (llegar allá)  {GI&amp;OB2013:30} 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verb:motion</text:p>
          </table:table-cell>
          <table:table-cell table:style-name="ce27" office:value-type="float" office:value="20">
            <text:p>20</text:p>
          </table:table-cell>
          <table:table-cell table:style-name="ce33" office:value-type="string">
            <text:p>arrive, proximal goal</text:p>
          </table:table-cell>
          <table:table-cell table:style-name="ce21" office:value-type="string">
            <text:p>llegar (acá)</text:p>
          </table:table-cell>
          <table:table-cell table:style-name="ce21" office:value-type="string">
            <text:p>chegar (meta próxima)</text:p>
          </table:table-cell>
          <table:table-cell table:style-name="ce28"/>
          <table:table-cell table:style-name="ce29" office:value-type="string">
            <text:p>/èhá-àtí/ $èháàtí$ (llegar acá) @motion verb@  {GI&amp;OB2013:30} </text:p>
          </table:table-cell>
          <table:table-cell table:style-name="ce27" office:value-type="string">
            <text:p>/ehá-wadí-/ $èháádì$ (llegar acá)  {GI&amp;OB2013:30} 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1">
            <text:p>21</text:p>
          </table:table-cell>
          <table:table-cell table:style-name="ce21" office:value-type="string">
            <text:p>arrow</text:p>
          </table:table-cell>
          <table:table-cell table:style-name="ce21" office:value-type="string">
            <text:p>flecha</text:p>
          </table:table-cell>
          <table:table-cell table:style-name="ce21" office:value-type="string">
            <text:p>flecha</text:p>
          </table:table-cell>
          <table:table-cell table:style-name="ce28"/>
          <table:table-cell table:style-name="ce29" office:value-type="string">
            <text:p>/wákà-a/ $wákàà$ (flecha de serbatana) @blowgun.dart-CL:round, class is inanimate@ {GI2015:150}</text:p>
          </table:table-cell>
          <table:table-cell table:style-name="ce27" office:value-type="string">
            <text:p>/waká-a/ $wàkáá$ (flecha de serbatana) @blowgun.dart-CL:round, class is inam@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2">
            <text:p>22</text:p>
          </table:table-cell>
          <table:table-cell table:style-name="ce21" office:value-type="string">
            <text:p>arrow-LAX</text:p>
          </table:table-cell>
          <table:table-cell table:style-name="ce21"/>
          <table:table-cell table:style-name="ce23"/>
          <table:table-cell table:style-name="ce28"/>
          <table:table-cell table:style-name="ce29" office:value-type="string">
            <text:p>/ɟèru-ɨ/ $ɟèrùɨ̀$ (flecha de arco de pesca) @class is inanimate + CL CYL@ {GI2015:120}</text:p>
          </table:table-cell>
          <table:table-cell table:style-name="ce27" office:value-type="string">
            <text:p>/ɟérù-ɨ/ $ɟérùɨ̀$ (flecha de arco de pesca) @class is inanimate + CL CYL@ {GI2015:17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3">
            <text:p>23</text:p>
          </table:table-cell>
          <table:table-cell table:style-name="ce21" office:value-type="string">
            <text:p>ashes</text:p>
          </table:table-cell>
          <table:table-cell table:style-name="ce21" office:value-type="string">
            <text:p>ceniza</text:p>
          </table:table-cell>
          <table:table-cell table:style-name="ce21" office:value-type="string">
            <text:p>cinzas</text:p>
          </table:table-cell>
          <table:table-cell table:style-name="ce28"/>
          <table:table-cell table:style-name="ce29" office:value-type="string">
            <text:p>/~ówa/ $ṍw̃ã́$ (ceniza) @class is inanimate plural@ {GI2015:213}</text:p>
          </table:table-cell>
          <table:table-cell table:style-name="ce37" office:value-type="string">
            <text:p>/~oháà/ $õ̀h̃ã́ã̀$ (ceniza) @class is inanimate plural@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4">
            <text:p>24</text:p>
          </table:table-cell>
          <table:table-cell table:style-name="ce21" office:value-type="string">
            <text:p>ashes-LAX</text:p>
          </table:table-cell>
          <table:table-cell table:style-name="ce21"/>
          <table:table-cell table:style-name="ce23"/>
          <table:table-cell table:style-name="ce28"/>
          <table:table-cell table:style-name="ce29" office:value-type="string">
            <text:p>/~díti/ $nĩ́tĩ́$ (brasas) @class is inam plural@ {GI2015:98}</text:p>
          </table:table-cell>
          <table:table-cell table:style-name="ce27" office:value-type="string">
            <text:p>/~rití/ $ɾ̃ĩ̀tĩ́$ (brasas) @class is inanimate plural@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25">
            <text:p>25</text:p>
          </table:table-cell>
          <table:table-cell table:style-name="ce21" office:value-type="string">
            <text:p>ask, question</text:p>
          </table:table-cell>
          <table:table-cell table:style-name="ce21" office:value-type="string">
            <text:p>preguntar</text:p>
          </table:table-cell>
          <table:table-cell table:style-name="ce21" office:value-type="string">
            <text:p>perguntar</text:p>
          </table:table-cell>
          <table:table-cell table:style-name="ce28"/>
          <table:table-cell table:style-name="ce29" office:value-type="string">
            <text:p>/~hédì-~ɟá-/ $hẽ́nĩ̀ɲã́$ (averiguar, preguntar) @greet/ask.for-FOC; not serial due to grammaticalization of [~ɟá] to a 'focalizer' rather than root 'see'; VT@ {GI2015:126}</text:p>
          </table:table-cell>
          <table:table-cell table:style-name="ce27" office:value-type="string">
            <text:p>/~cédì-~iáL-/ $t͡sẽ́nĩ̀ĩ̀ã́$ (averiguar, preguntar) @greet/ask.for-see, serial transitive verb@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26">
            <text:p>26</text:p>
          </table:table-cell>
          <table:table-cell table:style-name="ce21" office:value-type="string">
            <text:p>ask, request</text:p>
          </table:table-cell>
          <table:table-cell table:style-name="ce21" office:value-type="string">
            <text:p>pedir</text:p>
          </table:table-cell>
          <table:table-cell table:style-name="ce21" office:value-type="string">
            <text:p>pedir</text:p>
          </table:table-cell>
          <table:table-cell table:style-name="ce38"/>
          <table:table-cell table:style-name="ce29" office:value-type="string">
            <text:p>/~hédì-/ $hẽ́nĩ̀$ (saludar, pedir) @transitive verb@ {GI2015:126}</text:p>
          </table:table-cell>
          <table:table-cell table:style-name="ce27" office:value-type="string">
            <text:p>/~cédì-/ $t͡sẽ́nĩ̀$ (saludar, pedir) @transitive verb@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27">
            <text:p>27</text:p>
          </table:table-cell>
          <table:table-cell table:style-name="ce21" office:value-type="string">
            <text:p>Astrocaryum chambira</text:p>
          </table:table-cell>
          <table:table-cell table:style-name="ce21" office:value-type="string">
            <text:p>chambira</text:p>
          </table:table-cell>
          <table:table-cell table:style-name="ce21" office:value-type="string">
            <text:p>tucumã</text:p>
          </table:table-cell>
          <table:table-cell table:style-name="ce28"/>
          <table:table-cell table:style-name="ce29" office:value-type="string">
            <text:p>/bètáà/ $bètáà$ (palma coroboro) {GI2015:71}, /~ɟùká-ɨ̀hɨ-ri/ $ɲũ̀kã́ɨ̀hɨ̀rì$ (fibra de coroboro) @Mauritia.flexuosa.fibers-be.hard-NMLZ@ {GI2015:181}</text:p>
          </table:table-cell>
          <table:table-cell table:style-name="ce29" office:value-type="string">
            <text:p>/bètáà/ (palma coroboro) {GI2015:36}, /~cáì/ $t͜sã́ĩ̀$ (palma coroboro, nombre antiguo) {GI2015:36}, /~ɟukáà-bɨtí/ $ɲũ̀kã́ã̀bɨ̀tì$ (fibra de cumare) @Mauritia.flexuosa.fibers-be.hard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28">
            <text:p>28</text:p>
          </table:table-cell>
          <table:table-cell table:style-name="ce33" office:value-type="string">
            <text:p>Astrocaryum jauari</text:p>
          </table:table-cell>
          <table:table-cell table:style-name="ce21" office:value-type="string">
            <text:p>coco de sardina, javarí</text:p>
          </table:table-cell>
          <table:table-cell table:style-name="ce21" office:value-type="string">
            <text:p>jauarí</text:p>
          </table:table-cell>
          <table:table-cell table:style-name="ce22"/>
          <table:table-cell table:style-name="ce29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29">
            <text:p>29</text:p>
          </table:table-cell>
          <table:table-cell table:style-name="ce33" office:value-type="string">
            <text:p>Attalea maripa, Maximiliana maripa</text:p>
          </table:table-cell>
          <table:table-cell table:style-name="ce21" office:value-type="string">
            <text:p>inayuga, marija, cucurita, palma real</text:p>
          </table:table-cell>
          <table:table-cell table:style-name="ce21" office:value-type="string">
            <text:p>inajá</text:p>
          </table:table-cell>
          <table:table-cell table:style-name="ce28"/>
          <table:table-cell table:style-name="ce30" office:value-type="string">
            <text:p>/bòo/ $bòò$ (palma inajá)</text:p>
          </table:table-cell>
          <table:table-cell table:style-name="ce39" office:value-type="string">
            <text:p>/bohó/ $bòhó$ (inajá)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30">
            <text:p>30</text:p>
          </table:table-cell>
          <table:table-cell table:style-name="ce21" office:value-type="string">
            <text:p>avocado</text:p>
          </table:table-cell>
          <table:table-cell table:style-name="ce21" office:value-type="string">
            <text:p>palta, aguacate</text:p>
          </table:table-cell>
          <table:table-cell table:style-name="ce21" office:value-type="string">
            <text:p>abacate</text:p>
          </table:table-cell>
          <table:table-cell table:style-name="ce28"/>
          <table:table-cell table:style-name="ce30" office:value-type="string">
            <text:p>/~ùɟu/ $ũ̀ɲũ̀$ (aguacate) @class is inanimate plural@</text:p>
          </table:table-cell>
          <table:table-cell table:style-name="ce39" office:value-type="string">
            <text:p>/~úɟu/ $ṹɲṹ$ (aguacate) @class is inanimate plural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1">
            <text:p>31</text:p>
          </table:table-cell>
          <table:table-cell table:style-name="ce21" office:value-type="string">
            <text:p>axe</text:p>
          </table:table-cell>
          <table:table-cell table:style-name="ce21" office:value-type="string">
            <text:p>hacha</text:p>
          </table:table-cell>
          <table:table-cell table:style-name="ce21" office:value-type="string">
            <text:p>machado</text:p>
          </table:table-cell>
          <table:table-cell table:style-name="ce28"/>
          <table:table-cell table:style-name="ce30" office:value-type="string">
            <text:p>/~kòbe-a/ $kõ̀mẽ̀ã̀$ (hacha) @metal-CL:round@</text:p>
          </table:table-cell>
          <table:table-cell table:style-name="ce39" office:value-type="string">
            <text:p>/~kóbe-a/ $kṍmẽ́ã́$ (hacha) @metal-CL:round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2">
            <text:p>32</text:p>
          </table:table-cell>
          <table:table-cell table:style-name="ce21" office:value-type="string">
            <text:p>back</text:p>
          </table:table-cell>
          <table:table-cell table:style-name="ce21" office:value-type="string">
            <text:p>espalda</text:p>
          </table:table-cell>
          <table:table-cell table:style-name="ce21" office:value-type="string">
            <text:p>costas</text:p>
          </table:table-cell>
          <table:table-cell table:style-name="ce28"/>
          <table:table-cell table:style-name="ce29" office:value-type="string">
            <text:p>/~hókɨ/ $hṍkɨ̃́$ (espalda) @dependent noun, must be possessed@ {GI2015:135}</text:p>
          </table:table-cell>
          <table:table-cell table:style-name="ce37" office:value-type="string">
            <text:p> /hɨdó-hɨa/ (espalda) @back/after-switch.ref, dependent noun, must be possessed - grammatical tone if no possessor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33">
            <text:p>33</text:p>
          </table:table-cell>
          <table:table-cell table:style-name="ce33" office:value-type="string">
            <text:p>Bactris corossilla</text:p>
          </table:table-cell>
          <table:table-cell table:style-name="ce21" office:value-type="string">
            <text:p>ñejilla, cuparú</text:p>
          </table:table-cell>
          <table:table-cell table:style-name="ce21" office:value-type="string">
            <text:p>marajá</text:p>
          </table:table-cell>
          <table:table-cell table:style-name="ce28"/>
          <table:table-cell table:style-name="ce29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34">
            <text:p>34</text:p>
          </table:table-cell>
          <table:table-cell table:style-name="ce21" office:value-type="string">
            <text:p>bamboo, Guadua angustifolia, Guadua sp</text:p>
          </table:table-cell>
          <table:table-cell table:style-name="ce21" office:value-type="string">
            <text:p>guadua, bambú</text:p>
          </table:table-cell>
          <table:table-cell table:style-name="ce21" office:value-type="string">
            <text:p>bambu</text:p>
          </table:table-cell>
          <table:table-cell table:style-name="ce40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35">
            <text:p>35</text:p>
          </table:table-cell>
          <table:table-cell table:style-name="ce21" office:value-type="string">
            <text:p>Banisteriopsis caapi</text:p>
          </table:table-cell>
          <table:table-cell table:style-name="ce21" office:value-type="string">
            <text:p>ayahuasca</text:p>
          </table:table-cell>
          <table:table-cell table:style-name="ce21" office:value-type="string">
            <text:p>ayawaska, capi</text:p>
          </table:table-cell>
          <table:table-cell table:style-name="ce28"/>
          <table:table-cell table:style-name="ce30" office:value-type="string">
            <text:p>/kápì/ $kápì$ (yagé; Banisteriopsis caapi) @class is inanimate plural@</text:p>
          </table:table-cell>
          <table:table-cell table:style-name="ce39" office:value-type="string">
            <text:p>/idíL-re kahí/ $ídíréL kàhí$ @drink-NMLZ intoxicant; kahí = both B. caapi and coca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36">
            <text:p>36</text:p>
          </table:table-cell>
          <table:table-cell table:style-name="ce21" office:value-type="string">
            <text:p>bark, of tree</text:p>
          </table:table-cell>
          <table:table-cell table:style-name="ce21" office:value-type="string">
            <text:p>corteza, carapa</text:p>
          </table:table-cell>
          <table:table-cell table:style-name="ce21" office:value-type="string">
            <text:p>casca, de árvore</text:p>
          </table:table-cell>
          <table:table-cell table:style-name="ce22"/>
          <table:table-cell table:style-name="ce30" office:value-type="string">
            <text:p>/pèe-áhe-rò/ $pèèhérò$ @firewood-skin-CL:rollo@</text:p>
          </table:table-cell>
          <table:table-cell table:style-name="ce32" office:value-type="string">
            <text:p>/héa-gacé-ro/ $héágát͜séró$ @firewood-skin-CL:rollo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7">
            <text:p>37</text:p>
          </table:table-cell>
          <table:table-cell table:style-name="ce21" office:value-type="string">
            <text:p>basket</text:p>
          </table:table-cell>
          <table:table-cell table:style-name="ce21" office:value-type="string">
            <text:p>cesto, canasta</text:p>
          </table:table-cell>
          <table:table-cell table:style-name="ce21" office:value-type="string">
            <text:p>cesto</text:p>
          </table:table-cell>
          <table:table-cell table:style-name="ce28"/>
          <table:table-cell table:style-name="ce30" office:value-type="string">
            <text:p>/pìí/ $pìí$ (canasto) @class is inanimate CL -wɨ@</text:p>
          </table:table-cell>
          <table:table-cell table:style-name="ce39" office:value-type="string">
            <text:p>/hií-bɨ/ $hìíbɨ́$ (canasto) @class is inanimate CL -bɨ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38">
            <text:p>38</text:p>
          </table:table-cell>
          <table:table-cell table:style-name="ce21" office:value-type="string">
            <text:p>bat</text:p>
          </table:table-cell>
          <table:table-cell table:style-name="ce21" office:value-type="string">
            <text:p>murcielago</text:p>
          </table:table-cell>
          <table:table-cell table:style-name="ce21" office:value-type="string">
            <text:p>morcego</text:p>
          </table:table-cell>
          <table:table-cell table:style-name="ce28"/>
          <table:table-cell table:style-name="ce29" office:value-type="string">
            <text:p>/óho/ $óhó$ (vampiro que toma sangre) @class is animate singular@ {GI2015:208}, /~dái-kà/ $nã́ĩ́kã̀$ (murciélago que no toma sangre) @class is animate singular@ {GI2015:208}</text:p>
          </table:table-cell>
          <table:table-cell table:style-name="ce27" office:value-type="string">
            <text:p>/ocó/ $òt͜só$ (vampiro) @class is animate singular@ {GI2015:35}, /~dáìka/ $nã́ĩ̀kã̀$ (murciélago) @class is animate singular@ {GI2015:3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re</text:p>
          </table:table-cell>
          <table:table-cell table:style-name="ce27" office:value-type="float" office:value="39">
            <text:p>39</text:p>
          </table:table-cell>
          <table:table-cell table:style-name="ce21" office:value-type="string">
            <text:p>bathe</text:p>
          </table:table-cell>
          <table:table-cell table:style-name="ce21" office:value-type="string">
            <text:p>banarse</text:p>
          </table:table-cell>
          <table:table-cell table:style-name="ce21" office:value-type="string">
            <text:p>banhar-se</text:p>
          </table:table-cell>
          <table:table-cell table:style-name="ce28"/>
          <table:table-cell table:style-name="ce30" office:value-type="string">
            <text:p>/úhà-/ $úhà$ (bañarse) @intransitive verb@</text:p>
          </table:table-cell>
          <table:table-cell table:style-name="ce39" office:value-type="string">
            <text:p>/guáL-/ $gùá-$ (bañarse) @intransi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0">
            <text:p>40</text:p>
          </table:table-cell>
          <table:table-cell table:style-name="ce21" office:value-type="string">
            <text:p>be angry</text:p>
          </table:table-cell>
          <table:table-cell table:style-name="ce21" office:value-type="string">
            <text:p>rabiar, enojarse</text:p>
          </table:table-cell>
          <table:table-cell table:style-name="ce21" office:value-type="string">
            <text:p>ter raiva</text:p>
          </table:table-cell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púdi-~hídi-/ $pṹnĩ́ꜜhĩ́nĩ̀$ (tener rabia) @hurt-be.withered, 'doler-marchitarse,' stative verb@</text:p>
          </table:table-cell>
          <table:table-cell table:style-name="ce39" office:value-type="string">
            <text:p>/~húdì-~cídì-/ $hṹnì̀sĩ̀nì̀$ (tener rabia) @hurt-be.dry/withered, doler-marchitarse, 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1">
            <text:p>41</text:p>
          </table:table-cell>
          <table:table-cell table:style-name="ce21" office:value-type="string">
            <text:p>be bad</text:p>
          </table:table-cell>
          <table:table-cell table:style-name="ce21" office:value-type="string">
            <text:p>estar malo</text:p>
          </table:table-cell>
          <table:table-cell table:style-name="ce21" office:value-type="string">
            <text:p>mal</text:p>
          </table:table-cell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róò-/ $róò$ (ser malo) @stative verb@</text:p>
          </table:table-cell>
          <table:table-cell table:style-name="ce32" office:value-type="string">
            <text:p>/rohóL-/ $ròhó$ (ser mal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2">
            <text:p>42</text:p>
          </table:table-cell>
          <table:table-cell table:style-name="ce21" office:value-type="string">
            <text:p>be bitter</text:p>
          </table:table-cell>
          <table:table-cell table:style-name="ce21" office:value-type="string">
            <text:p>amargo</text:p>
          </table:table-cell>
          <table:table-cell table:style-name="ce21" office:value-type="string">
            <text:p>amargo</text:p>
          </table:table-cell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hɨ̀gé-/ $hɨ̃̀ŋẽ́$ (ser amargo) @stative verb@ %alternative name of the cultural hero warí-~bi% </text:p>
          </table:table-cell>
          <table:table-cell table:style-name="ce39" office:value-type="string">
            <text:p>/~cɨ́e-/ $cɨ̃́ẽ́$ (ser amargo) @stative verb@ %nb: alternative name of the cultural hero wárí-~bi%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3">
            <text:p>43</text:p>
          </table:table-cell>
          <table:table-cell table:style-name="ce21" office:value-type="string">
            <text:p>be black</text:p>
          </table:table-cell>
          <table:table-cell table:style-name="ce21" office:value-type="string">
            <text:p>negro</text:p>
          </table:table-cell>
          <table:table-cell table:style-name="ce21" office:value-type="string">
            <text:p>preto</text:p>
          </table:table-cell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ɟíì-/ $ɲĩ́ĩ̀$ (ser negro) @stative verb@</text:p>
          </table:table-cell>
          <table:table-cell table:style-name="ce30" office:value-type="string">
            <text:p>/~ɟíì-/ $ɲĩ́ĩ̀$ (ser negr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4">
            <text:p>44</text:p>
          </table:table-cell>
          <table:table-cell table:style-name="ce21" office:value-type="string">
            <text:p>be blue</text:p>
          </table:table-cell>
          <table:table-cell table:style-name="ce21" office:value-type="string">
            <text:p>azul</text:p>
          </table:table-cell>
          <table:table-cell table:style-name="ce21" office:value-type="string">
            <text:p>azul</text:p>
          </table:table-cell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hɨ̀bé-/ $hɨ̃̀mẽ́$ (ser azul, ser verde) @stative verb@</text:p>
          </table:table-cell>
          <table:table-cell table:style-name="ce39" office:value-type="string">
            <text:p>/~cɨbé-/ $t͡sɨ̃̀mẽ́$ (ser azul, ser verde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5">
            <text:p>45</text:p>
          </table:table-cell>
          <table:table-cell table:style-name="ce21" office:value-type="string">
            <text:p>be blue-LAX</text:p>
          </table:table-cell>
          <table:table-cell table:style-name="ce21" office:value-type="string">
            <text:p>azul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46">
            <text:p>46</text:p>
          </table:table-cell>
          <table:table-cell table:style-name="ce21" office:value-type="string">
            <text:p>be born</text:p>
          </table:table-cell>
          <table:table-cell table:style-name="ce21" office:value-type="string">
            <text:p>nacer</text:p>
          </table:table-cell>
          <table:table-cell table:style-name="ce21" office:value-type="string">
            <text:p>nascer</text:p>
          </table:table-cell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búìa-/ $búìà$ (nacer) @intransitive verb, synchronically unsegmentable but búì-@</text:p>
          </table:table-cell>
          <table:table-cell table:style-name="ce39" office:value-type="string">
            <text:p>/ruɟúà-/ $rùɟúà$ (nacer) @intransitive verb; not synchronically segmentable but rùɟú- is verb meaning 'appear'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7">
            <text:p>47</text:p>
          </table:table-cell>
          <table:table-cell table:style-name="ce21" office:value-type="string">
            <text:p>be dark, be night</text:p>
          </table:table-cell>
          <table:table-cell table:style-name="ce21" office:value-type="string">
            <text:p>oscuro</text:p>
          </table:table-cell>
          <table:table-cell table:style-name="ce21" office:value-type="string">
            <text:p>escuro</text:p>
          </table:table-cell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~dàítia-/ $nã̀ĩ́tĩ́ã́$ (estar oscuro, ser de noche) @stative verb@ {EGI2015:94}, /~dàí-Hò/ $nã́ĩ́õ̀$ (anochecer) %also phonetically nã́ĩ̀õ̀%  {EGI2015:94} </text:p>
          </table:table-cell>
          <table:table-cell table:style-name="ce27" office:value-type="string">
            <text:p>/~raítia-/ $ɽ̃ã̀ĩ́tĩ́ã́$ (estar oscuro, ser de noche) @stative verb@ {GI2015:9}, /~rai-o/ $rã̀ĩ́ṍ$ (anochecer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8">
            <text:p>48</text:p>
          </table:table-cell>
          <table:table-cell table:style-name="ce21" office:value-type="string">
            <text:p>be deep</text:p>
          </table:table-cell>
          <table:table-cell table:style-name="ce21" office:value-type="string">
            <text:p>ser hond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ɨ́kɨa-/ $ɨ̃́kɨ̃́ã́$ (ser profundo, hondo) @stative verb@</text:p>
          </table:table-cell>
          <table:table-cell table:style-name="ce30" office:value-type="string">
            <text:p>/~ɨkɨ́à-/ $ɨ̃̀kɨ̃́ã̀$ (ser profundo, hond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9">
            <text:p>49</text:p>
          </table:table-cell>
          <table:table-cell table:style-name="ce21" office:value-type="string">
            <text:p>be drunk</text:p>
          </table:table-cell>
          <table:table-cell table:style-name="ce21" office:value-type="string">
            <text:p>(estar) mareado, borracho, ebri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békɨ̀-/ $mẽ́kɨ̃̀$ (estar borracho con yagé, chicha, chundú, estar loco, dar vueltas la cabeza) @stative verb@</text:p>
          </table:table-cell>
          <table:table-cell table:style-name="ce39" office:value-type="string">
            <text:p>/~bekɨ́L-/ $mẽ̀kɨ̃́$ (estar borracho con yagé, chicha, chundú, estar loco, dar vueltas la cabeza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re</text:p>
          </table:table-cell>
          <table:table-cell table:style-name="ce27" office:value-type="float" office:value="50">
            <text:p>50</text:p>
          </table:table-cell>
          <table:table-cell table:style-name="ce21" office:value-type="string">
            <text:p>be encased in sth, wear clothes</text:p>
          </table:table-cell>
          <table:table-cell table:style-name="ce21" office:value-type="string">
            <text:p>estar metido, vestirse (ropa), llevarse (ropa)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hàɟá-/ $hã̀ɲã́$ (vestirse, estar dentro)</text:p>
          </table:table-cell>
          <table:table-cell table:style-name="ce39" office:value-type="string">
            <text:p>/~cáɟa-/ $t͡sã́ɲã́$ (vestirse, estar dentro)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51">
            <text:p>51</text:p>
          </table:table-cell>
          <table:table-cell table:style-name="ce21" office:value-type="string">
            <text:p>be good</text:p>
          </table:table-cell>
          <table:table-cell table:style-name="ce21" office:value-type="string">
            <text:p>ser, estar bueno</text:p>
          </table:table-cell>
          <table:table-cell table:style-name="ce21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ɟúù-/ $ɲṹũ̀$ (ser, estar bueno) @stative verb@ {EGI2015} </text:p>
          </table:table-cell>
          <table:table-cell table:style-name="ce39" office:value-type="string">
            <text:p>/~kedá-/ $kẽ̀nã́$ (ser, estar bueno) @stative verb@ %alternative melody ~kedáL-%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ositional</text:p>
          </table:table-cell>
          <table:table-cell table:style-name="ce27" office:value-type="float" office:value="52">
            <text:p>52</text:p>
          </table:table-cell>
          <table:table-cell table:style-name="ce21" office:value-type="string">
            <text:p>be hanging</text:p>
          </table:table-cell>
          <table:table-cell table:style-name="ce21" office:value-type="string">
            <text:p>estar colgad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41" office:value-type="string">
            <text:p>ND?? {GI2015}</text:p>
          </table:table-cell>
          <table:table-cell table:style-name="ce42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53">
            <text:p>53</text:p>
          </table:table-cell>
          <table:table-cell table:style-name="ce21" office:value-type="string">
            <text:p>be happy</text:p>
          </table:table-cell>
          <table:table-cell table:style-name="ce21" office:value-type="string">
            <text:p>estar felíz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wàrí-~ɟúù-/ $wàríɲṹũ̀$ (estar contento, alegrarse) @??-be.good; first morpheme also appears in name of culture hero, wàrí-~bi; stative verb@, /ɟèéri-~ɟúù-/ $ɟèéríɲṹũ̀$ (estar contento) @NV compound inner.principle/breath.N-be.good@ {GI2015:28}</text:p>
          </table:table-cell>
          <table:table-cell table:style-name="ce39" office:value-type="string">
            <text:p>/wári-~kedá-/ $wáríkẽ́nã́$ (estar contento, alegrarse) @stative verb, ??-be.good; first morpheme also appears in name of culture hero wári-~bi@, /icɨ́ ~kegá/ $ìt͜sɨ́ kẽ̀ŋã́$ (estar contento) @inner.principle/breath.N be good; appears to be N V rather than compound@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54">
            <text:p>54</text:p>
          </table:table-cell>
          <table:table-cell table:style-name="ce21" office:value-type="string">
            <text:p>be hard</text:p>
          </table:table-cell>
          <table:table-cell table:style-name="ce21" office:value-type="string">
            <text:p>ser, estar duro</text:p>
          </table:table-cell>
          <table:table-cell table:style-name="ce21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ɨ́hɨ-/ $ɨ́hɨ́$ (ser duro, difícil) @stative verb@ {EGI2015:192} </text:p>
          </table:table-cell>
          <table:table-cell table:style-name="ce39" office:value-type="string">
            <text:p>/bɨtí-/ $bɨ̀tí$ (ser duro, dificil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55">
            <text:p>55</text:p>
          </table:table-cell>
          <table:table-cell table:style-name="ce21" office:value-type="string">
            <text:p>be heavy</text:p>
          </table:table-cell>
          <table:table-cell table:style-name="ce21" office:value-type="string">
            <text:p>ser pesado</text:p>
          </table:table-cell>
          <table:table-cell table:style-name="ce36" office:value-type="string">
            <text:p>ser pesado</text:p>
          </table:table-cell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dɨ̀kɨ́-/ $nɨ̃̀kɨ̃́$ (ser pesado) @stative verb@</text:p>
          </table:table-cell>
          <table:table-cell table:style-name="ce43" office:value-type="string">
            <text:p>/~rɨkɨ́-/ $ɾ̃ɨ̃̀kɨ̃́$ (ser pesad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56">
            <text:p>56</text:p>
          </table:table-cell>
          <table:table-cell table:style-name="ce21" office:value-type="string">
            <text:p>be hungry</text:p>
          </table:table-cell>
          <table:table-cell table:style-name="ce21" office:value-type="string">
            <text:p>tener hambre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~ɟígò-ría-/ $ɲĩ́ŋõ̀ríá$ @withstand-die, 'resistir-morir', unclear if first root can appear alone; intransitive verb@ {EGI2015:175}</text:p>
          </table:table-cell>
          <table:table-cell table:style-name="ce27" office:value-type="string">
            <text:p>/~ɟío-riháL-/ $ɲĩ́ṍríhá$ @withstand-die, 'resistir-morir', intransitive verb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ositional</text:p>
          </table:table-cell>
          <table:table-cell table:style-name="ce27" office:value-type="float" office:value="57">
            <text:p>57</text:p>
          </table:table-cell>
          <table:table-cell table:style-name="ce21" office:value-type="string">
            <text:p>be in inclined verb:positional</text:p>
          </table:table-cell>
          <table:table-cell table:style-name="ce21" office:value-type="string">
            <text:p>estar agachado, estar inclinad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~búù/ $mṹũ̀$ (ladear) @generally as first element of a serial verb@ {GI2015:80}</text:p>
          </table:table-cell>
          <table:table-cell table:style-name="ce27" office:value-type="string">
            <text:p>/~buúL/ $mũ̀ṹ$ (ladear)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verb:positional</text:p>
          </table:table-cell>
          <table:table-cell table:style-name="ce27" office:value-type="float" office:value="58">
            <text:p>58</text:p>
          </table:table-cell>
          <table:table-cell table:style-name="ce33" office:value-type="string">
            <text:p>be inside closed space, stative</text:p>
          </table:table-cell>
          <table:table-cell table:style-name="ce21" office:value-type="string">
            <text:p>estar adentro (de un espacio cerrado)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/>
          <table:table-cell table:style-name="ce27"/>
          <table:table-cell table:style-name="ce44" office:value-type="string">
            <text:p>be inside closed space, stative-LAX</text:p>
          </table:table-cell>
          <table:table-cell table:style-name="ce21" office:value-type="string">
            <text:p>estar adentro (de un espacio cerrado)</text:p>
          </table:table-cell>
          <table:table-cell table:style-name="ce23"/>
          <table:table-cell table:style-name="ce22"/>
          <table:table-cell table:style-name="ce29" office:value-type="string">
            <text:p>/púpè-a/ $púpèà$ (adentro, nombre relacional) {GI2015:20}</text:p>
          </table:table-cell>
          <table:table-cell table:style-name="ce27" office:value-type="string">
            <text:p>/hubé-a/ $hùbéá$ (adentro, nombre relacional)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verb:positional</text:p>
          </table:table-cell>
          <table:table-cell table:style-name="ce27" office:value-type="float" office:value="59">
            <text:p>59</text:p>
          </table:table-cell>
          <table:table-cell table:style-name="ce33" office:value-type="string">
            <text:p>be inside nonclosed space, stative</text:p>
          </table:table-cell>
          <table:table-cell table:style-name="ce21" office:value-type="string">
            <text:p>estar adentr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0">
            <text:p>60</text:p>
          </table:table-cell>
          <table:table-cell table:style-name="ce21" office:value-type="string">
            <text:p>be lazy</text:p>
          </table:table-cell>
          <table:table-cell table:style-name="ce21" office:value-type="string">
            <text:p>perezoso, flojo</text:p>
          </table:table-cell>
          <table:table-cell table:style-name="ce21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téè-ɟe pàí-/ $téèɟè pàí$ (ser perezoso) @detest-ABSTRACT.NMLZ be.big/numerous; -ɟe is a nmlz which applies to a verb and derives an abstract noun@</text:p>
          </table:table-cell>
          <table:table-cell table:style-name="ce27" office:value-type="string">
            <text:p>/tée-Hɟe hái/ $tééɟè háí-$ (ser perezoso) @detest-ABSTRACT.NMLZ be.big/numerous@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1">
            <text:p>61</text:p>
          </table:table-cell>
          <table:table-cell table:style-name="ce21" office:value-type="string">
            <text:p>be long</text:p>
          </table:table-cell>
          <table:table-cell table:style-name="ce21" office:value-type="string">
            <text:p>ser largo</text:p>
          </table:table-cell>
          <table:table-cell table:style-name="ce21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ɟóa-/ $ɟóá$ (ser largo) @stative verb@</text:p>
          </table:table-cell>
          <table:table-cell table:style-name="ce39" office:value-type="string">
            <text:p>/ɟóà-/ $ɟóà$ (ser larg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ositional</text:p>
          </table:table-cell>
          <table:table-cell table:style-name="ce27" office:value-type="float" office:value="62">
            <text:p>62</text:p>
          </table:table-cell>
          <table:table-cell table:style-name="ce21" office:value-type="string">
            <text:p>be lying (in hammock)</text:p>
          </table:table-cell>
          <table:table-cell table:style-name="ce21" office:value-type="string">
            <text:p>acostarse en hamaca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ɟòhá-/ $ɟòhá$ (acostarse en hamaca) @positional verb@</text:p>
          </table:table-cell>
          <table:table-cell table:style-name="ce39" office:value-type="string">
            <text:p>/~kahíL-/ $kã̀hĩ́$ (acostarse en hamaca) @positional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ositional</text:p>
          </table:table-cell>
          <table:table-cell table:style-name="ce27" office:value-type="float" office:value="63">
            <text:p>63</text:p>
          </table:table-cell>
          <table:table-cell table:style-name="ce21" office:value-type="string">
            <text:p>be lying (on surface)</text:p>
          </table:table-cell>
          <table:table-cell table:style-name="ce21" office:value-type="string">
            <text:p>acostarse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kúɟa-/ $kṹɲã́$ (acostarse en cama, piso) @positional verb@</text:p>
          </table:table-cell>
          <table:table-cell table:style-name="ce39" office:value-type="string">
            <text:p>/~kúɟà-/ $kṹɲã̀$ (acostarse en cama, piso) @positional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4">
            <text:p>64</text:p>
          </table:table-cell>
          <table:table-cell table:style-name="ce21" office:value-type="string">
            <text:p>be narrow</text:p>
          </table:table-cell>
          <table:table-cell table:style-name="ce21" office:value-type="string">
            <text:p>estrecho, angust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rɨ́gaa-/ $rɨ́gáá$ (ser estrecho, angosto, quedar poco) @stative verb@</text:p>
          </table:table-cell>
          <table:table-cell table:style-name="ce39" office:value-type="string">
            <text:p> /rɨháà-/ $rɨ̀háà$ (ser estrecho, angosto, quedar poc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5">
            <text:p>65</text:p>
          </table:table-cell>
          <table:table-cell table:style-name="ce21" office:value-type="string">
            <text:p>be narrow-LAX</text:p>
          </table:table-cell>
          <table:table-cell table:style-name="ce21"/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6">
            <text:p>66</text:p>
          </table:table-cell>
          <table:table-cell table:style-name="ce21" office:value-type="string">
            <text:p>be odorous (fragrant)</text:p>
          </table:table-cell>
          <table:table-cell table:style-name="ce21" office:value-type="string">
            <text:p>estar oloros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hɨ̀tí-/ $hɨ̀tí$ (oler, estar oloroso) @stative verb@ {EGI2015:139} </text:p>
          </table:table-cell>
          <table:table-cell table:style-name="ce39" office:value-type="string">
            <text:p>/cɨtí-/ $t͜sɨ̀tí$ (oler, estar oloros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verb:positional</text:p>
          </table:table-cell>
          <table:table-cell table:style-name="ce27" office:value-type="float" office:value="67">
            <text:p>67</text:p>
          </table:table-cell>
          <table:table-cell table:style-name="ce33" office:value-type="string">
            <text:p>be on horizontal surface, stative</text:p>
          </table:table-cell>
          <table:table-cell table:style-name="ce21" office:value-type="string">
            <text:p>estar echado, estar pegado (superficie horizontal)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hɨ̀gá-/ $hɨ̀gá$ (estar pegado) {GI2015:138}</text:p>
          </table:table-cell>
          <table:table-cell table:style-name="ce39" office:value-type="string">
            <text:p>/~kúɟà-/ $kṹɲà$ (acostarse en cama, piso) @positional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verb:positional</text:p>
          </table:table-cell>
          <table:table-cell table:style-name="ce27" office:value-type="float" office:value="68">
            <text:p>68</text:p>
          </table:table-cell>
          <table:table-cell table:style-name="ce33" office:value-type="string">
            <text:p>be on vertical surface, stative</text:p>
          </table:table-cell>
          <table:table-cell table:style-name="ce21" office:value-type="string">
            <text:p>estar pegado (superficie vertical)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hɨ̀gá-/ $hɨ̀gá$ (estar pegado) {GI2015:138}</text:p>
          </table:table-cell>
          <table:table-cell table:style-name="ce27" office:value-type="string">
            <text:p>/sɨá-/ $sɨ̀á$ (estar pegado) {GI2015:13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9">
            <text:p>69</text:p>
          </table:table-cell>
          <table:table-cell table:style-name="ce21" office:value-type="string">
            <text:p>be pregnant</text:p>
          </table:table-cell>
          <table:table-cell table:style-name="ce21" office:value-type="string">
            <text:p>estar embarazada, preñada, encinta</text:p>
          </table:table-cell>
          <table:table-cell table:style-name="ce21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ɨ̀ta-a-/ (estar preñada) @excrement-CL:round, noun@ {GI2015:193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0">
            <text:p>70</text:p>
          </table:table-cell>
          <table:table-cell table:style-name="ce21" office:value-type="string">
            <text:p>be ripe</text:p>
          </table:table-cell>
          <table:table-cell table:style-name="ce21" office:value-type="string">
            <text:p>(estar) maduro</text:p>
          </table:table-cell>
          <table:table-cell table:style-name="ce21" office:value-type="string">
            <text:p>estar maduro</text:p>
          </table:table-cell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~òtéa/ $õ̀tẽã$ (madurarse, hablando de frutos alargados) {GI2015:13}</text:p>
          </table:table-cell>
          <table:table-cell table:style-name="ce29" office:value-type="string">
            <text:p>DNE (cf. be red, be white)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1">
            <text:p>71</text:p>
          </table:table-cell>
          <table:table-cell table:style-name="ce21" office:value-type="string">
            <text:p>be ripe-LAX</text:p>
          </table:table-cell>
          <table:table-cell table:style-name="ce21"/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ába-/ $ábá-$ (estar blando, de aguacate), /~hùá-/ $hũ̀ã́$ (estar rojo, caimo) @stative verb@</text:p>
          </table:table-cell>
          <table:table-cell table:style-name="ce27" office:value-type="string">
            <text:p>/abáL-/ $àbá$ (estar blando) {GI2015:12}, /~cúà/ $t͜sṹã̀$ (estar rojo, maduro) {GI2015: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2">
            <text:p>72</text:p>
          </table:table-cell>
          <table:table-cell table:style-name="ce21" office:value-type="string">
            <text:p>be sad</text:p>
          </table:table-cell>
          <table:table-cell table:style-name="ce21" office:value-type="string">
            <text:p>estar triste, tener pena</text:p>
          </table:table-cell>
          <table:table-cell table:style-name="ce21" office:value-type="string">
            <text:p>estar triste</text:p>
          </table:table-cell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hɨ̀tí-ríti/ $hɨ̀tírítí$ (estar triste) @be.fragrant-??, meaning of second element unknown; stative verb@ {EGI2015:139} </text:p>
          </table:table-cell>
          <table:table-cell table:style-name="ce27" office:value-type="string">
            <text:p>/cɨtí-ríti/ $t͜sɨ̀tírítí$ (estar triste) @be.fragrant-??, meaning of second element unknown; stative verb@ {GI2015: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3">
            <text:p>73</text:p>
          </table:table-cell>
          <table:table-cell table:style-name="ce21" office:value-type="string">
            <text:p>be sad-LAX</text:p>
          </table:table-cell>
          <table:table-cell table:style-name="ce21"/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4">
            <text:p>74</text:p>
          </table:table-cell>
          <table:table-cell table:style-name="ce21" office:value-type="string">
            <text:p>be sharp (of edge)</text:p>
          </table:table-cell>
          <table:table-cell table:style-name="ce21" office:value-type="string">
            <text:p>tener filo, estar filoso/afilad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òó-/ $òó$ (afilado, cortante) @stative verb@ {EGI2015:208} </text:p>
          </table:table-cell>
          <table:table-cell table:style-name="ce39" office:value-type="string">
            <text:p>/bɨhá-/ $bɨ̀há$ (afilado, cortante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5">
            <text:p>75</text:p>
          </table:table-cell>
          <table:table-cell table:style-name="ce21" office:value-type="string">
            <text:p>be shiny, reflect light, speaking of sth that is not a light source, such as metal</text:p>
          </table:table-cell>
          <table:table-cell table:style-name="ce21" office:value-type="string">
            <text:p>brillar</text:p>
          </table:table-cell>
          <table:table-cell table:style-name="ce21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áhì-ɟáà-/ (brillar) @be.hot.obj/feel.hot-??, meaning of second element unclear; stative verb@ {EGI2015:198}</text:p>
          </table:table-cell>
          <table:table-cell table:style-name="ce39" office:value-type="string">
            <text:p>/ɟoóL-/ (brillar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6">
            <text:p>76</text:p>
          </table:table-cell>
          <table:table-cell table:style-name="ce21" office:value-type="string">
            <text:p>be sick</text:p>
          </table:table-cell>
          <table:table-cell table:style-name="ce21" office:value-type="string">
            <text:p>enfermarse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ría-/ $ríá$ (enfermarse, morir) @stative verb@</text:p>
          </table:table-cell>
          <table:table-cell table:style-name="ce39" office:value-type="string">
            <text:p>/riháL-/ $rìhá$ (enfermarse, morir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verb:positional</text:p>
          </table:table-cell>
          <table:table-cell table:style-name="ce27" office:value-type="float" office:value="77">
            <text:p>77</text:p>
          </table:table-cell>
          <table:table-cell table:style-name="ce33" office:value-type="string">
            <text:p>be sitting, stative</text:p>
          </table:table-cell>
          <table:table-cell table:style-name="ce21" office:value-type="string">
            <text:p>estar sentad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rùí-/ $rùí$ (sentarse, estar sentado) @position verb@</text:p>
          </table:table-cell>
          <table:table-cell table:style-name="ce39" office:value-type="string">
            <text:p>/huɟá-/ $hùɟá$ (sentarse, estar sentado) @position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8">
            <text:p>78</text:p>
          </table:table-cell>
          <table:table-cell table:style-name="ce21" office:value-type="string">
            <text:p>be small</text:p>
          </table:table-cell>
          <table:table-cell table:style-name="ce21" office:value-type="string">
            <text:p>pequeñ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~òká-CL-~àka/ $õ̀kã́-CL-ã̀kà$ (pequeño) @pequeño-CL-DIM, derived noun@ %CL is infixed%</text:p>
          </table:table-cell>
          <table:table-cell table:style-name="ce42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9">
            <text:p>79</text:p>
          </table:table-cell>
          <table:table-cell table:style-name="ce21" office:value-type="string">
            <text:p>be smooth</text:p>
          </table:table-cell>
          <table:table-cell table:style-name="ce21" office:value-type="string">
            <text:p>lis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ɟábi-/ $ɟábí$ (liso, resbaloso, brillante) @stative verb@ {EGI2015:167} </text:p>
          </table:table-cell>
          <table:table-cell table:style-name="ce39" office:value-type="string">
            <text:p>/gocíL-/ $gòt͜sí$ (liso, resbaloso, brillante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80">
            <text:p>80</text:p>
          </table:table-cell>
          <table:table-cell table:style-name="ce21" office:value-type="string">
            <text:p>be soft</text:p>
          </table:table-cell>
          <table:table-cell table:style-name="ce21" office:value-type="string">
            <text:p>ser, estar suave, blando</text:p>
          </table:table-cell>
          <table:table-cell table:style-name="ce21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ába-/ $ábá$ (blando, maduro) @stative verb@ {EGI2015:196} </text:p>
          </table:table-cell>
          <table:table-cell table:style-name="ce39" office:value-type="string">
            <text:p>/abáL-/ $àbá$ (blando, madur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81">
            <text:p>81</text:p>
          </table:table-cell>
          <table:table-cell table:style-name="ce21" office:value-type="string">
            <text:p>be sour</text:p>
          </table:table-cell>
          <table:table-cell table:style-name="ce21" office:value-type="string">
            <text:p>agri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pìɟáa-/ $pìɟáá$ (ser agrio como limón) @stative verb@ {EGI2015:14} </text:p>
          </table:table-cell>
          <table:table-cell table:style-name="ce39" office:value-type="string">
            <text:p>/híaa-/ $híáá$ (agrio como limón, como chicha)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ositional</text:p>
          </table:table-cell>
          <table:table-cell table:style-name="ce27" office:value-type="float" office:value="82">
            <text:p>82</text:p>
          </table:table-cell>
          <table:table-cell table:style-name="ce21" office:value-type="string">
            <text:p>be standing up</text:p>
          </table:table-cell>
          <table:table-cell table:style-name="ce21" office:value-type="string">
            <text:p>estar de pie, pararse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tɨ́hɨ-~dòkú/ $tɨ́hɨ́nõ̀kṹ$ (estar parado, pararse) @positional verb@ %complex: SEE-HABITUAL, second element is suffix rather than verb root% {GI2015:22}</text:p>
          </table:table-cell>
          <table:table-cell table:style-name="ce27" office:value-type="string">
            <text:p>/~rɨgóL-/ $ɾ̃ɨ̃̀ŋṍ$ (estar parado, pararse) @positional verb; with causative, means 'cause to stand'@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83">
            <text:p>83</text:p>
          </table:table-cell>
          <table:table-cell table:style-name="ce21" office:value-type="string">
            <text:p>be stinky, issue a bad smell</text:p>
          </table:table-cell>
          <table:table-cell table:style-name="ce21" office:value-type="string">
            <text:p>apestar (heder)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~ɨ́di-/ $ɨ̃́nĩ̀$ (heder) @stative verb@ {GI2015:197}</text:p>
          </table:table-cell>
          <table:table-cell table:style-name="ce39" office:value-type="string">
            <text:p>/~ɨ́di-/ $ɨ̃́nĩ̀$ (heder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84">
            <text:p>84</text:p>
          </table:table-cell>
          <table:table-cell table:style-name="ce21" office:value-type="string">
            <text:p>be strong, powerful</text:p>
          </table:table-cell>
          <table:table-cell table:style-name="ce21" office:value-type="string">
            <text:p>tener fuerza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òká-bɨ̀tí-/ $òkábɨ̀tí$ (tener fuerza, ser capaz) @voice/sound-grow.VI, stative verb@ {GI2015:208}</text:p>
          </table:table-cell>
          <table:table-cell table:style-name="ce39" office:value-type="string">
            <text:p>/okáL-bɨ̀tí-/ $òkábɨ̀tì$ (tener fuerza, ser capaz) @voice/sound-grow.VI, 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85">
            <text:p>85</text:p>
          </table:table-cell>
          <table:table-cell table:style-name="ce21" office:value-type="string">
            <text:p>be sweet</text:p>
          </table:table-cell>
          <table:table-cell table:style-name="ce21" office:value-type="string">
            <text:p>dulce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ípìhìtí-/ $ípìhìtí$ (ser dulce) @stative verb, synchronically unsegmentable@ %also pronounced ípìtí%</text:p>
          </table:table-cell>
          <table:table-cell table:style-name="ce39" office:value-type="string">
            <text:p>/ibíciti-/ $ìbít͜sìtì$ (ser dulce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86">
            <text:p>86</text:p>
          </table:table-cell>
          <table:table-cell table:style-name="ce21" office:value-type="string">
            <text:p>be sweet-LAX</text:p>
          </table:table-cell>
          <table:table-cell table:style-name="ce21"/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87">
            <text:p>87</text:p>
          </table:table-cell>
          <table:table-cell table:style-name="ce21" office:value-type="string">
            <text:p>be tasty</text:p>
          </table:table-cell>
          <table:table-cell table:style-name="ce21" office:value-type="string">
            <text:p>sabros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ɨ̀héa-/ $ɨ̀héá$ (ser sabroso, delicioso) @stative verb@ %may be a compound CAIMARON/GREASE-VBLZR%</text:p>
          </table:table-cell>
          <table:table-cell table:style-name="ce39" office:value-type="string">
            <text:p>/~kedá-/ $kẽ̀nã́$ (ser buen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88">
            <text:p>88</text:p>
          </table:table-cell>
          <table:table-cell table:style-name="ce21" office:value-type="string">
            <text:p>be thirsty</text:p>
          </table:table-cell>
          <table:table-cell table:style-name="ce21" office:value-type="string">
            <text:p>tener sed</text:p>
          </table:table-cell>
          <table:table-cell table:style-name="ce23"/>
          <table:table-cell table:style-name="ce38" office:value-type="string">
            <text:p>please note lexical category in grammatical info</text:p>
          </table:table-cell>
          <table:table-cell table:style-name="ce30" office:value-type="string">
            <text:p>/~ɟèbe-hípì-/ $ɲẽ̀mẽ̀hípì$ (tener sed) @tongue-??, meaning of second element unknown, stative verb@</text:p>
          </table:table-cell>
          <table:table-cell table:style-name="ce39" office:value-type="string">
            <text:p>/~ɟebéL-kacihi-/ $ɲẽ̀mẽ́kàt͜sìhì$ (tener sed) @tongue-??, meaning of second element unknown, 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89">
            <text:p>89</text:p>
          </table:table-cell>
          <table:table-cell table:style-name="ce21" office:value-type="string">
            <text:p>be tired, be fatigued from activity</text:p>
          </table:table-cell>
          <table:table-cell table:style-name="ce21" office:value-type="string">
            <text:p>(estar) cansad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képè-/ $képè$ (estar cansado) @stative verb@</text:p>
          </table:table-cell>
          <table:table-cell table:style-name="ce39" office:value-type="string">
            <text:p>/kehéL-/ $kèhé$ (estar cansad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90">
            <text:p>90</text:p>
          </table:table-cell>
          <table:table-cell table:style-name="ce21" office:value-type="string">
            <text:p>be tired, be fatigued from activity-LAX</text:p>
          </table:table-cell>
          <table:table-cell table:style-name="ce21"/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91">
            <text:p>91</text:p>
          </table:table-cell>
          <table:table-cell table:style-name="ce21" office:value-type="string">
            <text:p>be used to</text:p>
          </table:table-cell>
          <table:table-cell table:style-name="ce21" office:value-type="string">
            <text:p>acostumbrarse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héɟaa-/ $héɟáá$ (acostumbrarse) @stative verb@</text:p>
          </table:table-cell>
          <table:table-cell table:style-name="ce39" office:value-type="string">
            <text:p>/hóò-/ $hóò$ (acostumbrarse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92">
            <text:p>92</text:p>
          </table:table-cell>
          <table:table-cell table:style-name="ce21" office:value-type="string">
            <text:p>be visible, appear</text:p>
          </table:table-cell>
          <table:table-cell table:style-name="ce21" office:value-type="string">
            <text:p>ser visible, aparecer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bàú-/ $bàú$ (aparecer visualmente) @stative verb@, /báù/ $báù$ (hacerse oir, aparecer auditivamente)</text:p>
          </table:table-cell>
          <table:table-cell table:style-name="ce39" office:value-type="string">
            <text:p>/ruɟú-/ $rùɟú$ (aparecer visualmente) %stative verb%, /oká-ruɟú/ $òkárùɟú$ (aparecer auditivamente) {GI2015:6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93">
            <text:p>93</text:p>
          </table:table-cell>
          <table:table-cell table:style-name="ce21" office:value-type="string">
            <text:p>be warm, hot, of weather or obj</text:p>
          </table:table-cell>
          <table:table-cell table:style-name="ce21" office:value-type="string">
            <text:p>caliente</text:p>
          </table:table-cell>
          <table:table-cell table:style-name="ce21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/áhì-/ $áhì$ (estar caliente, hacer calor) @stative verb@ {GI2015:197}</text:p>
          </table:table-cell>
          <table:table-cell table:style-name="ce27" office:value-type="string">
            <text:p>/acíL-/ $àt͜sí$ (estar caliente, hacer calor) @stative verb@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94">
            <text:p>94</text:p>
          </table:table-cell>
          <table:table-cell table:style-name="ce21" office:value-type="string">
            <text:p>be weak</text:p>
          </table:table-cell>
          <table:table-cell table:style-name="ce21" office:value-type="string">
            <text:p>débil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95">
            <text:p>95</text:p>
          </table:table-cell>
          <table:table-cell table:style-name="ce21" office:value-type="string">
            <text:p>be wet</text:p>
          </table:table-cell>
          <table:table-cell table:style-name="ce21" office:value-type="string">
            <text:p>mojad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wéɟaa-/ $wéɟáá$ (estar mojado, mojarse) @stative verb@</text:p>
          </table:table-cell>
          <table:table-cell table:style-name="ce39" office:value-type="string">
            <text:p>/wéà-/ $wéà$ (estar mojado, mojarse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96">
            <text:p>96</text:p>
          </table:table-cell>
          <table:table-cell table:style-name="ce21" office:value-type="string">
            <text:p>be white</text:p>
          </table:table-cell>
          <table:table-cell table:style-name="ce21" office:value-type="string">
            <text:p>blanc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bòtí-/ $bòtí$ (ser blanco) @stative verb@</text:p>
          </table:table-cell>
          <table:table-cell table:style-name="ce39" office:value-type="string">
            <text:p>/botí-/ $bòtí$ (ser blanc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97">
            <text:p>97</text:p>
          </table:table-cell>
          <table:table-cell table:style-name="ce21" office:value-type="string">
            <text:p>be wide</text:p>
          </table:table-cell>
          <table:table-cell table:style-name="ce21" office:value-type="string">
            <text:p>anch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éha-/ $éhá$ (ser ancho) @stative verb@</text:p>
          </table:table-cell>
          <table:table-cell table:style-name="ce39" office:value-type="string">
            <text:p>/eɟáL-/ $èɟá$ (ser anch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98">
            <text:p>98</text:p>
          </table:table-cell>
          <table:table-cell table:style-name="ce21" office:value-type="string">
            <text:p>be yellow</text:p>
          </table:table-cell>
          <table:table-cell table:style-name="ce21" office:value-type="string">
            <text:p>amarillo</text:p>
          </table:table-cell>
          <table:table-cell table:style-name="ce23"/>
          <table:table-cell table:style-name="ce22" office:value-type="string">
            <text:p>please note lexical category in grammatical info</text:p>
          </table:table-cell>
          <table:table-cell table:style-name="ce30" office:value-type="string">
            <text:p>/hɨ̀rí-/ $hɨ̀rí$ (ser amarillo) @stative verb@</text:p>
          </table:table-cell>
          <table:table-cell table:style-name="ce39" office:value-type="string">
            <text:p>/cɨrí-/ $t͜sɨ̀rí$ (ser amarillo) @sta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99">
            <text:p>99</text:p>
          </table:table-cell>
          <table:table-cell table:style-name="ce21" office:value-type="string">
            <text:p>bead (N)</text:p>
          </table:table-cell>
          <table:table-cell table:style-name="ce21" office:value-type="string">
            <text:p>chaquira, mullo, abalorio</text:p>
          </table:table-cell>
          <table:table-cell table:style-name="ce23"/>
          <table:table-cell table:style-name="ce28"/>
          <table:table-cell table:style-name="ce30" office:value-type="string">
            <text:p>/wài-kápe-a/ $wàìkápèà$ (chaquira) @FISH-EYE-CL:round, class is inam@ %compound of FISH.EYE%</text:p>
          </table:table-cell>
          <table:table-cell table:style-name="ce39" office:value-type="string">
            <text:p>/~ɟaké-rihó-a/ $ɲã̀kẽ́ríhóá$ (chaquira) @??-head-CL:round; Stephen Hugh-Jones first element; class is inam+CL:round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00">
            <text:p>100</text:p>
          </table:table-cell>
          <table:table-cell table:style-name="ce21" office:value-type="string">
            <text:p>beard</text:p>
          </table:table-cell>
          <table:table-cell table:style-name="ce21" office:value-type="string">
            <text:p>barba</text:p>
          </table:table-cell>
          <table:table-cell table:style-name="ce23"/>
          <table:table-cell table:style-name="ce28"/>
          <table:table-cell table:style-name="ce30" office:value-type="string">
            <text:p>/pútìa pòa/ $pútìà pòà$ (barba) @chin hair, unclear if compound or possessor-possessum@</text:p>
          </table:table-cell>
          <table:table-cell table:style-name="ce39" office:value-type="string">
            <text:p>/okáa hóa/ $òkáá hóá$ (barba) @chin hair, unclear if compound or possessor-possessum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101">
            <text:p>101</text:p>
          </table:table-cell>
          <table:table-cell table:style-name="ce21" office:value-type="string">
            <text:p>become skinny (of noun:person/object), become smoked (of noun:food)</text:p>
          </table:table-cell>
          <table:table-cell table:style-name="ce21" office:value-type="string">
            <text:p>enflaquecerse, estar ahumado</text:p>
          </table:table-cell>
          <table:table-cell table:style-name="ce23"/>
          <table:table-cell table:style-name="ce28"/>
          <table:table-cell table:style-name="ce29" office:value-type="string">
            <text:p>/~pɨ̀gáà/ $pɨ̃̀ŋã́ã̀$ (adelgazar, ser flaco) {GI2015:21}</text:p>
          </table:table-cell>
          <table:table-cell table:style-name="ce29" office:value-type="string">
            <text:p>/~hɨgáa/ $h̃ɨ̃ŋã́ã̀$ (adelgazar, ser flaco)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27"/>
          <table:table-cell table:style-name="ce27" office:value-type="string">
            <text:p>become skinny (of noun:person/object)-LAX</text:p>
          </table:table-cell>
          <table:table-cell table:style-name="ce21" office:value-type="string">
            <text:p>enflaquecerse, estar ahumado</text:p>
          </table:table-cell>
          <table:table-cell table:style-name="ce23"/>
          <table:table-cell table:style-name="ce28"/>
          <table:table-cell table:style-name="ce29" office:value-type="string">
            <text:p>/~áhɨ-/ $ã́hɨ̃́$ (moquear, ahumar) @transitive verb@ {GI2015:205}</text:p>
          </table:table-cell>
          <table:table-cell table:style-name="ce27" office:value-type="string">
            <text:p>/cecóL-/ $t͜sèt͜só$ (moquear, ahumar) @transitive verb@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102">
            <text:p>102</text:p>
          </table:table-cell>
          <table:table-cell table:style-name="ce21" office:value-type="string">
            <text:p>bee</text:p>
          </table:table-cell>
          <table:table-cell table:style-name="ce21" office:value-type="string">
            <text:p>abeja</text:p>
          </table:table-cell>
          <table:table-cell table:style-name="ce23"/>
          <table:table-cell table:style-name="ce28"/>
          <table:table-cell table:style-name="ce29" office:value-type="string">
            <text:p>/~bòbia/ $mõ̀mĩ̀ã̀$ (abejas) @collective animate, singular is derived with singulative -~bɨ@ {GI2015:77}, /béróà/ $béróà$ (abejas) @collective animate, singular derived with singulative; morph base for HONEY@</text:p>
          </table:table-cell>
          <table:table-cell table:style-name="ce27" office:value-type="string">
            <text:p>/~bóbia/ $mṍmĩ́ã́$ (abejas) @collective animate, singular is derived with singulative -~bɨ@, /béròa/ $béròà$ @collective animate, singular derived with singulative; morph base of HONEY@ {GI2015:3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103">
            <text:p>103</text:p>
          </table:table-cell>
          <table:table-cell table:style-name="ce21" office:value-type="string">
            <text:p>beetle</text:p>
          </table:table-cell>
          <table:table-cell table:style-name="ce21" office:value-type="string">
            <text:p>escarabajo, chinche</text:p>
          </table:table-cell>
          <table:table-cell table:style-name="ce21"/>
          <table:table-cell table:style-name="ce22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7" table:style-name="ce23"/>
          <table:table-cell table:style-name="ce29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104">
            <text:p>104</text:p>
          </table:table-cell>
          <table:table-cell table:style-name="ce21" office:value-type="string">
            <text:p>belch, burp</text:p>
          </table:table-cell>
          <table:table-cell table:style-name="ce21" office:value-type="string">
            <text:p>eructar</text:p>
          </table:table-cell>
          <table:table-cell table:style-name="ce23"/>
          <table:table-cell table:style-name="ce28"/>
          <table:table-cell table:style-name="ce30" office:value-type="string">
            <text:p>/ái-/ $áí$ (eructar) @intransitive verb@, /kái-/ $káí$ (eructar) %dialect variant% {GI2015:197}</text:p>
          </table:table-cell>
          <table:table-cell table:style-name="ce27" office:value-type="string">
            <text:p>/kaí-ɟíL/ $kàíɟí$ (eructar) @eructar-hacer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05">
            <text:p>105</text:p>
          </table:table-cell>
          <table:table-cell table:style-name="ce21" office:value-type="string">
            <text:p>belly</text:p>
          </table:table-cell>
          <table:table-cell table:style-name="ce21" office:value-type="string">
            <text:p>barriga</text:p>
          </table:table-cell>
          <table:table-cell table:style-name="ce21" office:value-type="string">
            <text:p>barriga</text:p>
          </table:table-cell>
          <table:table-cell table:style-name="ce28"/>
          <table:table-cell table:style-name="ce30" office:value-type="string">
            <text:p>/pàá-rò/ $pàárò$ (vientre, barriga) @class is inanimate@</text:p>
          </table:table-cell>
          <table:table-cell table:style-name="ce37" office:value-type="string">
            <text:p>/~ɟebé-~bakɨ́/ $ɲẽ̀mẽ́mã́kɨ̃́$ (vientre, barriga) @tongue-son, class inam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06">
            <text:p>106</text:p>
          </table:table-cell>
          <table:table-cell table:style-name="ce21" office:value-type="string">
            <text:p>belly button (navel)</text:p>
          </table:table-cell>
          <table:table-cell table:style-name="ce21" office:value-type="string">
            <text:p>ombligo</text:p>
          </table:table-cell>
          <table:table-cell table:style-name="ce23"/>
          <table:table-cell table:style-name="ce28"/>
          <table:table-cell table:style-name="ce30" office:value-type="string">
            <text:p>/~hóbɨ́-a/ $h̃ṍmɨ̃́ã́$ (ombligo) @navel-CL:round, class is inam@</text:p>
          </table:table-cell>
          <table:table-cell table:style-name="ce27" office:value-type="string">
            <text:p>/~cóbɨ-a/ $t͜sṍmɨ̃́ã́$ (ombligo) @class is inanimate + CL ROUND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material culture</text:p>
          </table:table-cell>
          <table:table-cell table:style-name="ce27" office:value-type="float" office:value="107">
            <text:p>107</text:p>
          </table:table-cell>
          <table:table-cell table:style-name="ce33" office:value-type="string">
            <text:p>bench</text:p>
          </table:table-cell>
          <table:table-cell table:style-name="ce21" office:value-type="string">
            <text:p>banco</text:p>
          </table:table-cell>
          <table:table-cell table:style-name="ce23"/>
          <table:table-cell table:style-name="ce28"/>
          <table:table-cell table:style-name="ce29" office:value-type="string">
            <text:p>/~kùbu-ro/ $kũ̀mũ̀rõ̀$ (banco) @tree.sp-CL:oblong, class is inam@ {GI2015:55}</text:p>
          </table:table-cell>
          <table:table-cell table:style-name="ce27" office:value-type="string">
            <text:p>/~kúbu-ro/ $kṹmṹrṍ$ (banco) @tree.sp-CL:oblong, class is inam@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108">
            <text:p>108</text:p>
          </table:table-cell>
          <table:table-cell table:style-name="ce21" office:value-type="string">
            <text:p>big</text:p>
          </table:table-cell>
          <table:table-cell table:style-name="ce21" office:value-type="string">
            <text:p>grande</text:p>
          </table:table-cell>
          <table:table-cell table:style-name="ce21" office:value-type="string">
            <text:p>grande</text:p>
          </table:table-cell>
          <table:table-cell table:style-name="ce28"/>
          <table:table-cell table:style-name="ce30" office:value-type="string">
            <text:p>/pàí-/ $pàí$ (ser grande, aumentar, crecer río, haber en gran cantidad) @stative verb, has suppletive plural pàká-@</text:p>
          </table:table-cell>
          <table:table-cell table:style-name="ce32" office:value-type="string">
            <text:p>/hái-/ $háí$ (ser grande, aumentar, crecer río, haber en gran cantidad) @stative verb, has suppletive plural hàká-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animal:bird</text:p>
          </table:table-cell>
          <table:table-cell table:style-name="ce27" office:value-type="float" office:value="109">
            <text:p>109</text:p>
          </table:table-cell>
          <table:table-cell table:style-name="ce27" office:value-type="string">
            <text:p>bird, general</text:p>
          </table:table-cell>
          <table:table-cell table:style-name="ce21" office:value-type="string">
            <text:p>pajaro, ave</text:p>
          </table:table-cell>
          <table:table-cell table:style-name="ce21" office:value-type="string">
            <text:p>pássaro</text:p>
          </table:table-cell>
          <table:table-cell table:style-name="ce28"/>
          <table:table-cell table:style-name="ce29" office:value-type="string">
            <text:p>/~bídì/ $mĩ́nĩ̀$ (pájaro, mascota) @class is animate masculine; pet including non-birds@ {GI2015:73}</text:p>
          </table:table-cell>
          <table:table-cell table:style-name="ce37" office:value-type="string">
            <text:p>/~bídì/ $mĩ́nĩ̀$ (pájaro, mascota) @class is animate masculine@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110">
            <text:p>110</text:p>
          </table:table-cell>
          <table:table-cell table:style-name="ce21" office:value-type="string">
            <text:p>bite, general</text:p>
          </table:table-cell>
          <table:table-cell table:style-name="ce21" office:value-type="string">
            <text:p>morder</text:p>
          </table:table-cell>
          <table:table-cell table:style-name="ce21" office:value-type="string">
            <text:p>morder</text:p>
          </table:table-cell>
          <table:table-cell table:style-name="ce28"/>
          <table:table-cell table:style-name="ce30" office:value-type="string">
            <text:p>/bákè-/ $bákè$ (morder) @transitive verb@</text:p>
          </table:table-cell>
          <table:table-cell table:style-name="ce37" office:value-type="string">
            <text:p>/~kudíL-/ $kũ̀nĩ́$ (morder) @transitive verb@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111">
            <text:p>111</text:p>
          </table:table-cell>
          <table:table-cell table:style-name="ce21" office:value-type="string">
            <text:p>bite, PLACT</text:p>
          </table:table-cell>
          <table:table-cell table:style-name="ce21" office:value-type="string">
            <text:p>morder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112">
            <text:p>112</text:p>
          </table:table-cell>
          <table:table-cell table:style-name="ce21" office:value-type="string">
            <text:p>biting gnat, Simulium spp.</text:p>
          </table:table-cell>
          <table:table-cell table:style-name="ce21" office:value-type="string">
            <text:p>"mosca negra," arenilla</text:p>
          </table:table-cell>
          <table:table-cell table:style-name="ce21"/>
          <table:table-cell table:style-name="ce22" office:value-type="string">
            <text:p>Biting gnat that leaves a small, itchy blood blister</text:p>
          </table:table-cell>
          <table:table-cell table:style-name="ce29" office:value-type="string">
            <text:p>/~àbó-hóa/ $ã̀mṍhóà (colorados) @animate collective, singular derived@ {GI2015:205}</text:p>
          </table:table-cell>
          <table:table-cell table:style-name="ce27" office:value-type="string">
            <text:p>/~gabóL-coroa/ $ŋã̀mṍt͜sòròà$ (colorados) @'ear-circle'??; animate collective, singular derived@ {GI2015:3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13">
            <text:p>113</text:p>
          </table:table-cell>
          <table:table-cell table:style-name="ce21" office:value-type="string">
            <text:p>blood</text:p>
          </table:table-cell>
          <table:table-cell table:style-name="ce21" office:value-type="string">
            <text:p>sangre</text:p>
          </table:table-cell>
          <table:table-cell table:style-name="ce21" office:value-type="string">
            <text:p>sangue</text:p>
          </table:table-cell>
          <table:table-cell table:style-name="ce28"/>
          <table:table-cell table:style-name="ce29" office:value-type="string">
            <text:p>/rìí/ $rìí$ (sangre, savia) @class is inanimate; minimal tone pair with MEAT and CLAY; MEAT is LL and is dependent N, BLOOD is LH and free, CLAY is HL@ {GI2015:16}</text:p>
          </table:table-cell>
          <table:table-cell table:style-name="ce37" office:value-type="string">
            <text:p>/ríi/ $ríí$ (sangre, savia) @class is inanimate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114">
            <text:p>114</text:p>
          </table:table-cell>
          <table:table-cell table:style-name="ce21" office:value-type="string">
            <text:p>blow (with mouth), shoot blowgun</text:p>
          </table:table-cell>
          <table:table-cell table:style-name="ce21" office:value-type="string">
            <text:p>soplar</text:p>
          </table:table-cell>
          <table:table-cell table:style-name="ce21" office:value-type="string">
            <text:p>soprar</text:p>
          </table:table-cell>
          <table:table-cell table:style-name="ce28"/>
          <table:table-cell table:style-name="ce29" office:value-type="string">
            <text:p>/búpù-/ $búpù$ (soplar con cerbatana) @transitive verb@ {GI2015:85}</text:p>
          </table:table-cell>
          <table:table-cell table:style-name="ce37" office:value-type="string">
            <text:p>/hutíL-/ $hùtí-$ (soplar con cerbatana) @transitive verb@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115">
            <text:p>115</text:p>
          </table:table-cell>
          <table:table-cell table:style-name="ce21" office:value-type="string">
            <text:p>blow (with mouth), shoot blowgun, PLACT</text:p>
          </table:table-cell>
          <table:table-cell table:style-name="ce21" office:value-type="string">
            <text:p>soplar</text:p>
          </table:table-cell>
          <table:table-cell table:style-name="ce23"/>
          <table:table-cell table:style-name="ce28"/>
          <table:table-cell table:style-name="ce29" office:value-type="string">
            <text:p>/pútì-/ $pútì$ (soplar, tocar instrumentos de viento) @transitive verb@ {GI2015:20}</text:p>
          </table:table-cell>
          <table:table-cell table:style-name="ce32" office:value-type="string">
            <text:p>/hutíL-/ (soplar, tocar instrumentos de viento) @transi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116">
            <text:p>116</text:p>
          </table:table-cell>
          <table:table-cell table:style-name="ce21" office:value-type="string">
            <text:p>blowgun</text:p>
          </table:table-cell>
          <table:table-cell table:style-name="ce21" office:value-type="string">
            <text:p>cerbatana, bodoquera, pucuna</text:p>
          </table:table-cell>
          <table:table-cell table:style-name="ce23"/>
          <table:table-cell table:style-name="ce28"/>
          <table:table-cell table:style-name="ce30" office:value-type="string">
            <text:p>/búpù-a/ $búpùà$ (cerbatana) @blow-CL:round, class is inam@</text:p>
          </table:table-cell>
          <table:table-cell table:style-name="ce39" office:value-type="string">
            <text:p>/buhú-a/ $bùhúá$ (cerbatana) @class is inanimate + CL ROUND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oun:geographical feature</text:p>
          </table:table-cell>
          <table:table-cell table:style-name="ce27" office:value-type="float" office:value="117">
            <text:p>117</text:p>
          </table:table-cell>
          <table:table-cell table:style-name="ce21" office:value-type="string">
            <text:p>bluff, cliff, esp. at riverbank</text:p>
          </table:table-cell>
          <table:table-cell table:style-name="ce21" office:value-type="string">
            <text:p>barranco, acantilado</text:p>
          </table:table-cell>
          <table:table-cell table:style-name="ce23"/>
          <table:table-cell table:style-name="ce28"/>
          <table:table-cell table:style-name="ce29" office:value-type="string">
            <text:p>/~ɨ́táL-ɨ/ $ɨ̃́tã́ɨ̃̀$ (cerro) @hill/rock-CL:tree.trunk@ {GI2015:197}</text:p>
          </table:table-cell>
          <table:table-cell table:style-name="ce27" office:value-type="string">
            <text:p>/~gɨtáL-ɨ/ $ŋɨ̃̀tã́ɨ̃̀$ (cerro) @hill/rock-CL:cylinder@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oun:geographical feature</text:p>
          </table:table-cell>
          <table:table-cell table:style-name="ce27" office:value-type="float" office:value="118">
            <text:p>118</text:p>
          </table:table-cell>
          <table:table-cell table:style-name="ce21" office:value-type="string">
            <text:p>bluff, cliff, esp. at riverbank-LAX</text:p>
          </table:table-cell>
          <table:table-cell table:style-name="ce21"/>
          <table:table-cell table:style-name="ce23"/>
          <table:table-cell table:style-name="ce28"/>
          <table:table-cell table:style-name="ce29" office:value-type="string">
            <text:p>/bùu-ro/ $bùùrò$ (montaña) @compound, no other uses of first element, -ro is CL:place@ {GI2015:85}</text:p>
          </table:table-cell>
          <table:table-cell table:style-name="ce27" office:value-type="string">
            <text:p>/buúL-ro/ $bùúrò$ (montaña) @compound, no other uses of first element, -ro is CL:place@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ood preparation </text:p>
          </table:table-cell>
          <table:table-cell table:style-name="ce27" office:value-type="float" office:value="119">
            <text:p>119</text:p>
          </table:table-cell>
          <table:table-cell table:style-name="ce21" office:value-type="string">
            <text:p>boil (VI)</text:p>
          </table:table-cell>
          <table:table-cell table:style-name="ce21" office:value-type="string">
            <text:p>hervir</text:p>
          </table:table-cell>
          <table:table-cell table:style-name="ce23"/>
          <table:table-cell table:style-name="ce38"/>
          <table:table-cell table:style-name="ce29" office:value-type="string">
            <text:p>/wɨ́gáà-/ $wɨ́gáà$ (hervir, borbotear, hacer marea fuerte) @VI@ {GI2015:163}</text:p>
          </table:table-cell>
          <table:table-cell table:style-name="ce27" office:value-type="string">
            <text:p>/wɨáa-/ $wɨ̀áá$ (hervir, borbotear, hacer marea fuerte) @VI@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20">
            <text:p>120</text:p>
          </table:table-cell>
          <table:table-cell table:style-name="ce21" office:value-type="string">
            <text:p>bone</text:p>
          </table:table-cell>
          <table:table-cell table:style-name="ce21" office:value-type="string">
            <text:p>hueso</text:p>
          </table:table-cell>
          <table:table-cell table:style-name="ce21" office:value-type="string">
            <text:p>osso</text:p>
          </table:table-cell>
          <table:table-cell table:style-name="ce28"/>
          <table:table-cell table:style-name="ce29" office:value-type="string">
            <text:p>/~òwa-ro/ $õw̃ãr̃õ$ (hueso) @root-CL:oblong, class is inam @ {GI2015:213}</text:p>
          </table:table-cell>
          <table:table-cell table:style-name="ce37" office:value-type="string">
            <text:p>/~goá-ro/ $ŋõ̀ã́r̃ṍ$ (hueso) @root-CL:oblong, class is inam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121">
            <text:p>121</text:p>
          </table:table-cell>
          <table:table-cell table:style-name="ce21" office:value-type="string">
            <text:p>botfly larva, lives in animal</text:p>
          </table:table-cell>
          <table:table-cell table:style-name="ce21" office:value-type="string">
            <text:p>gusano</text:p>
          </table:table-cell>
          <table:table-cell table:style-name="ce21"/>
          <table:table-cell table:style-name="ce22"/>
          <table:table-cell table:style-name="ce29" office:value-type="string">
            <text:p>/~píko/ $pĩ́kṍ$ (gusano) @class is animate masculine@ {GI2015:12}, /bèkó/ $bèkó$ (gusano, vive en carnes) {GI2015:70}</text:p>
          </table:table-cell>
          <table:table-cell table:style-name="ce27" office:value-type="string">
            <text:p>/~hikó/ $hĩ̀kṍ$ (gusano) @class is animate masculine@ {GI2015:33}, /bekó/ $bèkó$ {GI2015:3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122">
            <text:p>122</text:p>
          </table:table-cell>
          <table:table-cell table:style-name="ce21" office:value-type="string">
            <text:p>bow</text:p>
          </table:table-cell>
          <table:table-cell table:style-name="ce21" office:value-type="string">
            <text:p>arco, balista</text:p>
          </table:table-cell>
          <table:table-cell table:style-name="ce21"/>
          <table:table-cell table:style-name="ce22"/>
          <table:table-cell table:style-name="ce29" office:value-type="string">
            <text:p>/~tébu-béto/ $tẽ́mṹbétó$ (arco) @shoot.arrow-CL:bow, class is inam@ {GI2015:31}</text:p>
          </table:table-cell>
          <table:table-cell table:style-name="ce27" office:value-type="string">
            <text:p>/~tebúL-bedo/ $tẽ̀mṹbèdò$ (arco) @shoot.arrow-CL:bow, class is inam@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23">
            <text:p>123</text:p>
          </table:table-cell>
          <table:table-cell table:style-name="ce21" office:value-type="string">
            <text:p>brain</text:p>
          </table:table-cell>
          <table:table-cell table:style-name="ce21" office:value-type="string">
            <text:p>cerebro</text:p>
          </table:table-cell>
          <table:table-cell table:style-name="ce23"/>
          <table:table-cell table:style-name="ce28"/>
          <table:table-cell table:style-name="ce29" office:value-type="string">
            <text:p>/rɨ̀po-báti/ $rɨ̀pòbátí$ (sesos, cerebro) @head-viscous.body.product, class is inam@ {GI2015:108}</text:p>
          </table:table-cell>
          <table:table-cell table:style-name="ce27" office:value-type="string">
            <text:p>/rihó-badi/ $rìhóbádí$ (sesos, cerebro) @head-viscous.body.product, class is inanimate@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124">
            <text:p>124</text:p>
          </table:table-cell>
          <table:table-cell table:style-name="ce21" office:value-type="string">
            <text:p>branch</text:p>
          </table:table-cell>
          <table:table-cell table:style-name="ce21" office:value-type="string">
            <text:p>rama</text:p>
          </table:table-cell>
          <table:table-cell table:style-name="ce23"/>
          <table:table-cell table:style-name="ce28"/>
          <table:table-cell table:style-name="ce29" office:value-type="string">
            <text:p>/rɨ̀pɨ/ $rɨ̀pɨ̀$ (rama, ala) @dependent noun@ {GI2015:119}</text:p>
          </table:table-cell>
          <table:table-cell table:style-name="ce27" office:value-type="string">
            <text:p>/rɨhɨ́L/ $rɨ̀hɨ́$ (rama, ala) @dependent noun@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25">
            <text:p>125</text:p>
          </table:table-cell>
          <table:table-cell table:style-name="ce21" office:value-type="string">
            <text:p>break (VI)</text:p>
          </table:table-cell>
          <table:table-cell table:style-name="ce21" office:value-type="string">
            <text:p>romperse</text:p>
          </table:table-cell>
          <table:table-cell table:style-name="ce21"/>
          <table:table-cell table:style-name="ce22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26">
            <text:p>126</text:p>
          </table:table-cell>
          <table:table-cell table:style-name="ce21" office:value-type="string">
            <text:p>break (VI) in many pieces, of sth rigid and 2D</text:p>
          </table:table-cell>
          <table:table-cell table:style-name="ce21" office:value-type="string">
            <text:p>romperse, desbaratar</text:p>
          </table:table-cell>
          <table:table-cell table:style-name="ce21"/>
          <table:table-cell table:style-name="ce22"/>
          <table:table-cell table:style-name="ce29" office:value-type="string">
            <text:p>/tátì/ $tátì$ (reventarse cuerda o himen, soltarse de la piel una coloradita) {GI2015:30}</text:p>
          </table:table-cell>
          <table:table-cell table:style-name="ce27" office:value-type="string">
            <text:p>/tadíL-/ $tàdí$ (romperse algo filiforme)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27">
            <text:p>127</text:p>
          </table:table-cell>
          <table:table-cell table:style-name="ce21" office:value-type="string">
            <text:p>break (VI), of sth rigid and 3D such as an egg, NON-PLACT</text:p>
          </table:table-cell>
          <table:table-cell table:style-name="ce21" office:value-type="string">
            <text:p>romperse, chancarse</text:p>
          </table:table-cell>
          <table:table-cell table:style-name="ce21"/>
          <table:table-cell table:style-name="ce22"/>
          <table:table-cell table:style-name="ce29" office:value-type="string">
            <text:p>/wátì-/ $wátì$ (romperse o estar roto, de una olla o algo redondo) {GI2015:154}</text:p>
          </table:table-cell>
          <table:table-cell table:style-name="ce29" office:value-type="string">
            <text:p>/wadíL-/ $wàdí$ (romperse o estar roto, de una olla o algo redondo)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28">
            <text:p>128</text:p>
          </table:table-cell>
          <table:table-cell table:style-name="ce21" office:value-type="string">
            <text:p>break (VI), of sth rigid and 3D such as an egg, NON-PLACT</text:p>
          </table:table-cell>
          <table:table-cell table:style-name="ce21" office:value-type="string">
            <text:p>romperse, chancarse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29">
            <text:p>129</text:p>
          </table:table-cell>
          <table:table-cell table:style-name="ce21" office:value-type="string">
            <text:p>break (VT)</text:p>
          </table:table-cell>
          <table:table-cell table:style-name="ce21" office:value-type="string">
            <text:p>romper, quebrar</text:p>
          </table:table-cell>
          <table:table-cell table:style-name="ce23"/>
          <table:table-cell table:style-name="ce28"/>
          <table:table-cell table:style-name="ce29" office:value-type="string">
            <text:p>/táá-/ $táá$ (cortar, seccionar) {GI2015:28}</text:p>
          </table:table-cell>
          <table:table-cell table:style-name="ce27" office:value-type="string">
            <text:p>/taáL-/ $tàá$ (seccionar una cuerda, coger una fruta por seccionar el tallo, tapar un caño)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30">
            <text:p>130</text:p>
          </table:table-cell>
          <table:table-cell table:style-name="ce21" office:value-type="string">
            <text:p>break (VT) in half, of sth rigid, completely breaking or cutting</text:p>
          </table:table-cell>
          <table:table-cell table:style-name="ce21" office:value-type="string">
            <text:p>trozar, pedacear</text:p>
          </table:table-cell>
          <table:table-cell table:style-name="ce21"/>
          <table:table-cell table:style-name="ce22"/>
          <table:table-cell table:style-name="ce29" office:value-type="string">
            <text:p>/péè/ $péè$ (partir) {GI2015:16}</text:p>
          </table:table-cell>
          <table:table-cell table:style-name="ce27" office:value-type="string">
            <text:p>/héà/ $héà$ (partir ej un palo)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31">
            <text:p>131</text:p>
          </table:table-cell>
          <table:table-cell table:style-name="ce21" office:value-type="string">
            <text:p>break (VT) into many pieces, of sth brittle such as tobacco leaves, crumble</text:p>
          </table:table-cell>
          <table:table-cell table:style-name="ce21" office:value-type="string">
            <text:p>desmenuzar</text:p>
          </table:table-cell>
          <table:table-cell table:style-name="ce21"/>
          <table:table-cell table:style-name="ce22"/>
          <table:table-cell table:style-name="ce29" office:value-type="string">
            <text:p>/~bɨ́ta-Hò/ $mɨ̃́tṍõ̀$ (desmenuzar) @'finito'-CAUS@ {GI2015:90}</text:p>
          </table:table-cell>
          <table:table-cell table:style-name="ce27" office:value-type="string">
            <text:p>/~bɨtá-o/ $mɨ̃̀tṍõ̀$ (desmenuzar) @'finito'-CAUS@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32">
            <text:p>132</text:p>
          </table:table-cell>
          <table:table-cell table:style-name="ce21" office:value-type="string">
            <text:p>break (VT), of sth rigid and 3D such as an egg</text:p>
          </table:table-cell>
          <table:table-cell table:style-name="ce21" office:value-type="string">
            <text:p>chancar</text:p>
          </table:table-cell>
          <table:table-cell table:style-name="ce21"/>
          <table:table-cell table:style-name="ce22"/>
          <table:table-cell table:style-name="ce29" office:value-type="string">
            <text:p>/wáà-/ $wáà$ (dividir, partir, romper un objeto redondo en dos) {GI2015:141}; /wéè-/ $wéè$ (dividir, partir, romper objeto redondo en mas 2 piezas) {GI2015:141}</text:p>
          </table:table-cell>
          <table:table-cell table:style-name="ce27" office:value-type="string">
            <text:p>/waáL-/ $wàá$ (partir objeto redondo) {GI2015:25}; /wehéL-/ $wèhé$ (partir objetos redondos o con resultado plural) {GI2015:2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33">
            <text:p>133</text:p>
          </table:table-cell>
          <table:table-cell table:style-name="ce21" office:value-type="string">
            <text:p>break (VT), of sth rigid, without complete break; as you break branches to indicate path</text:p>
          </table:table-cell>
          <table:table-cell table:style-name="ce21" office:value-type="string">
            <text:p>quebrar</text:p>
          </table:table-cell>
          <table:table-cell table:style-name="ce21"/>
          <table:table-cell table:style-name="ce22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34">
            <text:p>134</text:p>
          </table:table-cell>
          <table:table-cell table:style-name="ce21" office:value-type="string">
            <text:p>breast</text:p>
          </table:table-cell>
          <table:table-cell table:style-name="ce21" office:value-type="string">
            <text:p>seno</text:p>
          </table:table-cell>
          <table:table-cell table:style-name="ce23"/>
          <table:table-cell table:style-name="ce28"/>
          <table:table-cell table:style-name="ce30" office:value-type="string">
            <text:p>/~ópè-a/ $ṍpẽ̀ã̀$ (seno) @root-CL:round, dependent noun, class is inam@</text:p>
          </table:table-cell>
          <table:table-cell table:style-name="ce39" office:value-type="string">
            <text:p>/~ohé-a/ $õ̀h̃ẽ́ã́$ (seno) @root-CL:round, dependent noun, class is inam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135">
            <text:p>135</text:p>
          </table:table-cell>
          <table:table-cell table:style-name="ce21" office:value-type="string">
            <text:p>breastfeed, of baby</text:p>
          </table:table-cell>
          <table:table-cell table:style-name="ce21" office:value-type="string">
            <text:p>mamar</text:p>
          </table:table-cell>
          <table:table-cell table:style-name="ce23"/>
          <table:table-cell table:style-name="ce28"/>
          <table:table-cell table:style-name="ce30" office:value-type="string">
            <text:p>/~úpu-/ $ṹpṹ$ (mamar, chupar)</text:p>
          </table:table-cell>
          <table:table-cell table:style-name="ce30" office:value-type="string">
            <text:p>/~uhúL-/ $ũ̀h̃ṹ$ (mamar, chupar)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136">
            <text:p>136</text:p>
          </table:table-cell>
          <table:table-cell table:style-name="ce21" office:value-type="string">
            <text:p>breastfeed, of mother</text:p>
          </table:table-cell>
          <table:table-cell table:style-name="ce21" office:value-type="string">
            <text:p>amamantar</text:p>
          </table:table-cell>
          <table:table-cell table:style-name="ce23"/>
          <table:table-cell table:style-name="ce28"/>
          <table:table-cell table:style-name="ce30" office:value-type="string">
            <text:p>/~úpu-Hò-/ $ṹpṹõ̀$ (amamantar) @breastfeed.of.baby-CAUS@</text:p>
          </table:table-cell>
          <table:table-cell table:style-name="ce39" office:value-type="string">
            <text:p>/~uhúL-ò-/ $ũ̀húõ̀$ (amamantar) @breastfeed.of.baby-CAUS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function</text:p>
          </table:table-cell>
          <table:table-cell table:style-name="ce27" office:value-type="float" office:value="137">
            <text:p>137</text:p>
          </table:table-cell>
          <table:table-cell table:style-name="ce21" office:value-type="string">
            <text:p>breathe</text:p>
          </table:table-cell>
          <table:table-cell table:style-name="ce21" office:value-type="string">
            <text:p>respirar</text:p>
          </table:table-cell>
          <table:table-cell table:style-name="ce21" office:value-type="string">
            <text:p>respirar</text:p>
          </table:table-cell>
          <table:table-cell table:style-name="ce28"/>
          <table:table-cell table:style-name="ce29" office:value-type="string">
            <text:p>/ɟèéri-hòó-/ $ɟèéríhòó$ (respirar) @NV compound, inner.principle/breath.N-send@ {GI2015:173}</text:p>
          </table:table-cell>
          <table:table-cell table:style-name="ce37" office:value-type="string">
            <text:p>/ɨcɨ́-~koáL-/ $ɨ̀t͜síkõ̀ã́$ (respirar) @NV compound, inner.principle/breath-send@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transport</text:p>
          </table:table-cell>
          <table:table-cell table:style-name="ce27" office:value-type="float" office:value="138">
            <text:p>138</text:p>
          </table:table-cell>
          <table:table-cell table:style-name="ce21" office:value-type="string">
            <text:p>bring</text:p>
          </table:table-cell>
          <table:table-cell table:style-name="ce21" office:value-type="string">
            <text:p>traer</text:p>
          </table:table-cell>
          <table:table-cell table:style-name="ce23"/>
          <table:table-cell table:style-name="ce28"/>
          <table:table-cell table:style-name="ce30" office:value-type="string">
            <text:p>/~dée-àtí-/ $nẽ́ẽ́àtí$ (traer) @carry-come, transitive verb@</text:p>
          </table:table-cell>
          <table:table-cell table:style-name="ce39" office:value-type="string">
            <text:p>/~ábì-wadí-/ $ã́mĩ̀àdì$ (traer) @carry-come, transitive verb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139">
            <text:p>139</text:p>
          </table:table-cell>
          <table:table-cell table:style-name="ce21" office:value-type="string">
            <text:p>brother-in-law</text:p>
          </table:table-cell>
          <table:table-cell table:style-name="ce21" office:value-type="string">
            <text:p>cuñado</text:p>
          </table:table-cell>
          <table:table-cell table:style-name="ce23"/>
          <table:table-cell table:style-name="ce28"/>
          <table:table-cell table:style-name="ce30" office:value-type="string">
            <text:p>/búia-kɨ̀/ $búíákɨ̀$ (cuñado, hermano del esposo, esposo de la hermana) @class is animate masculine@</text:p>
          </table:table-cell>
          <table:table-cell table:style-name="ce39" office:value-type="string">
            <text:p>/buhí-báà-kɨ/ $bùhíbáàkɨ̀$ (cuñado, hermano del esposo, esposo de la hermana) @class is animate masculine@, /buhí/ $bùhí$ (cuñado, term. vocativo)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40">
            <text:p>140</text:p>
          </table:table-cell>
          <table:table-cell table:style-name="ce21" office:value-type="string">
            <text:p>burn, be on fire, VI</text:p>
          </table:table-cell>
          <table:table-cell table:style-name="ce21" office:value-type="string">
            <text:p>quemarse</text:p>
          </table:table-cell>
          <table:table-cell table:style-name="ce23"/>
          <table:table-cell table:style-name="ce28"/>
          <table:table-cell table:style-name="ce30" office:value-type="string">
            <text:p>/~ɨ̀ɨ́-/ $ɨ̃̀ɨ̃́$ (quemarse) @intransitive verb@</text:p>
          </table:table-cell>
          <table:table-cell table:style-name="ce27" office:value-type="string">
            <text:p>/~ɨhɨ́-/ $ĩ̀hɨ́$ (quemarse) @intransitive verb@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41">
            <text:p>141</text:p>
          </table:table-cell>
          <table:table-cell table:style-name="ce21" office:value-type="string">
            <text:p>burn, consume with fire, VT</text:p>
          </table:table-cell>
          <table:table-cell table:style-name="ce21" office:value-type="string">
            <text:p>quemar</text:p>
          </table:table-cell>
          <table:table-cell table:style-name="ce21" office:value-type="string">
            <text:p>queimar</text:p>
          </table:table-cell>
          <table:table-cell table:style-name="ce28"/>
          <table:table-cell table:style-name="ce30" office:value-type="string">
            <text:p>/hóe-/ $hóé$ (quemar) @transitive verb, morph unrelated to VI@</text:p>
          </table:table-cell>
          <table:table-cell table:style-name="ce30" office:value-type="string">
            <text:p>/cóè-/ $t͜sóè$ (quemar) @transitive verb, morph unrelated to VI@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42">
            <text:p>142</text:p>
          </table:table-cell>
          <table:table-cell table:style-name="ce21" office:value-type="string">
            <text:p>burst, break open, of a container or blister (VI), NON-PLACT</text:p>
          </table:table-cell>
          <table:table-cell table:style-name="ce21" office:value-type="string">
            <text:p>reventar, estallar, p.ej una ampolla</text:p>
          </table:table-cell>
          <table:table-cell table:style-name="ce23"/>
          <table:table-cell table:style-name="ce28"/>
          <table:table-cell table:style-name="ce29" office:value-type="string">
            <text:p>/póto-/ $pótó$ (explotar, estallar haciendo ruido) @ideophonic verb, takes verbal morph@ {GI2015:27}</text:p>
          </table:table-cell>
          <table:table-cell table:style-name="ce29" office:value-type="string">
            <text:p>/pótò-/ (explotar, estallar haciendo ruido) @ideophonic verb, takes verbal inflection, exception to Barasana p&gt;h sound change@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143">
            <text:p>143</text:p>
          </table:table-cell>
          <table:table-cell table:style-name="ce21" office:value-type="string">
            <text:p>burst, break open, of a container or blister (VI), PLACT</text:p>
          </table:table-cell>
          <table:table-cell table:style-name="ce21" office:value-type="string">
            <text:p>reventar, estallar, p.ej una ampolla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144">
            <text:p>144</text:p>
          </table:table-cell>
          <table:table-cell table:style-name="ce21" office:value-type="string">
            <text:p>bury</text:p>
          </table:table-cell>
          <table:table-cell table:style-name="ce21" office:value-type="string">
            <text:p>enterrar</text:p>
          </table:table-cell>
          <table:table-cell table:style-name="ce23"/>
          <table:table-cell table:style-name="ce28"/>
          <table:table-cell table:style-name="ce29" office:value-type="string">
            <text:p>/ɟáà-/ $ɟáà$ (enterrar) @transitive verb@ {GI2015:166}</text:p>
          </table:table-cell>
          <table:table-cell table:style-name="ce29" office:value-type="string">
            <text:p>/ɟuhéL-/ (enterrar) @transitive verb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145">
            <text:p>145</text:p>
          </table:table-cell>
          <table:table-cell table:style-name="ce21" office:value-type="string">
            <text:p>butterfly</text:p>
          </table:table-cell>
          <table:table-cell table:style-name="ce21" office:value-type="string">
            <text:p>mariposa</text:p>
          </table:table-cell>
          <table:table-cell table:style-name="ce23"/>
          <table:table-cell table:style-name="ce28"/>
          <table:table-cell table:style-name="ce29" office:value-type="string">
            <text:p>/~bòbo-ró/ $mõ̀mõ̀r̃ṍ$ (mariposa) @root-CL:oblong, class is animate@ {GI2015:78}, /~ébɨ́ɨ̀/ $ẽ́mɨ̃́ɨ̃̀$ (morfo) {GI2015:78}</text:p>
          </table:table-cell>
          <table:table-cell table:style-name="ce29" office:value-type="string">
            <text:p>/hogó-ro/ $hògóró$ (mariposa) @root-CL:oblong, class is animate@ {GI2015:134}, /~ebɨ́L/ $ẽ̀mɨ̃́$ (morfo) {GI2015:13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46">
            <text:p>146</text:p>
          </table:table-cell>
          <table:table-cell table:style-name="ce21" office:value-type="string">
            <text:p>buttocks</text:p>
          </table:table-cell>
          <table:table-cell table:style-name="ce21" office:value-type="string">
            <text:p>nalga</text:p>
          </table:table-cell>
          <table:table-cell table:style-name="ce23"/>
          <table:table-cell table:style-name="ce28"/>
          <table:table-cell table:style-name="ce29" office:value-type="string">
            <text:p>/ìhíL-a/ $ìhíà$ (nalga) @root-CL:round@ {GI2015:187}</text:p>
          </table:table-cell>
          <table:table-cell table:style-name="ce27" office:value-type="string">
            <text:p>/icí-a/ $ìt͜síá$ (nalga) @root-CL:round, class is inam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147">
            <text:p>147</text:p>
          </table:table-cell>
          <table:table-cell table:style-name="ce21" office:value-type="string">
            <text:p>caiman, Caiman spp.</text:p>
          </table:table-cell>
          <table:table-cell table:style-name="ce21" office:value-type="string">
            <text:p>caimán, babilla, lagarto</text:p>
          </table:table-cell>
          <table:table-cell table:style-name="ce23"/>
          <table:table-cell table:style-name="ce28"/>
          <table:table-cell table:style-name="ce29" office:value-type="string">
            <text:p>/ɨ́hò/ $ɨ́hò$ (yacaré) @class is animate masculine@ {GI2015:192}</text:p>
          </table:table-cell>
          <table:table-cell table:style-name="ce27" office:value-type="string">
            <text:p>/gɨcóL/ $gɨ̀t͜só$ (yacaré) @class is animate masculine@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48">
            <text:p>148</text:p>
          </table:table-cell>
          <table:table-cell table:style-name="ce21" office:value-type="string">
            <text:p>calf</text:p>
          </table:table-cell>
          <table:table-cell table:style-name="ce21" office:value-type="string">
            <text:p>pantorilla</text:p>
          </table:table-cell>
          <table:table-cell table:style-name="ce23"/>
          <table:table-cell table:style-name="ce28"/>
          <table:table-cell table:style-name="ce29" office:value-type="string">
            <text:p>/~ɟìkáà-rìa/ $ɲĩ̀kã́ã̀rìà$ (pantorilla) @leg-??@ {GI2015:176}</text:p>
          </table:table-cell>
          <table:table-cell table:style-name="ce27" office:value-type="string">
            <text:p>/~ɟikɨ́ɨ-ria/ $ɲĩ̀kɨ̃́ɨ̃́ríá$ (pantorilla) @leg-?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149">
            <text:p>149</text:p>
          </table:table-cell>
          <table:table-cell table:style-name="ce21" office:value-type="string">
            <text:p>call (VT)</text:p>
          </table:table-cell>
          <table:table-cell table:style-name="ce21" office:value-type="string">
            <text:p>llamar a</text:p>
          </table:table-cell>
          <table:table-cell table:style-name="ce23"/>
          <table:table-cell table:style-name="ce28"/>
          <table:table-cell table:style-name="ce29" office:value-type="string">
            <text:p>/píi-/ $píí$ (llamar) @transitive verb@ {GI2015:10}</text:p>
          </table:table-cell>
          <table:table-cell table:style-name="ce27" office:value-type="string">
            <text:p>/hiíL-/ $hìí$ (llamar) @transitive verb@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150">
            <text:p>150</text:p>
          </table:table-cell>
          <table:table-cell table:style-name="ce21" office:value-type="string">
            <text:p>canoe</text:p>
          </table:table-cell>
          <table:table-cell table:style-name="ce21" office:value-type="string">
            <text:p>canoa</text:p>
          </table:table-cell>
          <table:table-cell table:style-name="ce23"/>
          <table:table-cell table:style-name="ce28"/>
          <table:table-cell table:style-name="ce29" office:value-type="string">
            <text:p>/~kùbu-a/ $kũ̀mũ̀ã̀$ (canoa) @tree.sp-CL:round, class is inam@ {GI2015:55}</text:p>
          </table:table-cell>
          <table:table-cell table:style-name="ce29" office:value-type="string">
            <text:p>/~kúbu-a/ $kṹmṹã́$ (canoa) @tree.sp-CL:round, class is inam@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151">
            <text:p>151</text:p>
          </table:table-cell>
          <table:table-cell table:style-name="ce21" office:value-type="string">
            <text:p>capuchin monkey, Cebus, Sapajus spp</text:p>
          </table:table-cell>
          <table:table-cell table:style-name="ce21" office:value-type="string">
            <text:p>mono blanco/neɡro, mico maicero</text:p>
          </table:table-cell>
          <table:table-cell table:style-name="ce21"/>
          <table:table-cell table:style-name="ce22"/>
          <table:table-cell table:style-name="ce29" office:value-type="string">
            <text:p>/àké/ $àké$ (mico maicero) @class is animate masculine@ {GI2015:198}, /àké pòha-ɨ/ $àké póhàɨ̀$ (makú de maicero, esp de maicero) {GI2015:198}</text:p>
          </table:table-cell>
          <table:table-cell table:style-name="ce29" office:value-type="string">
            <text:p>/gaké/ $gàké$ (mico maicero) @class is animate masculine@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152">
            <text:p>152</text:p>
          </table:table-cell>
          <table:table-cell table:style-name="ce21" office:value-type="string">
            <text:p>capybara, Hydrochoerus hydrochaeris</text:p>
          </table:table-cell>
          <table:table-cell table:style-name="ce21" office:value-type="string">
            <text:p>ronsoco, yulo, capibara, chiguiro</text:p>
          </table:table-cell>
          <table:table-cell table:style-name="ce21"/>
          <table:table-cell table:style-name="ce22"/>
          <table:table-cell table:style-name="ce29" office:value-type="string">
            <text:p>/rìa-ɟèhe/ $rìàɟèhè$ (chigüiro, lit. pecari de rio) @class is animate masculine@ {GI2015:105}</text:p>
          </table:table-cell>
          <table:table-cell table:style-name="ce29" office:value-type="string">
            <text:p>/ría-ɟecé/ $ríáɟét͡sé$ (chigüiro) @class is animate masculine@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153">
            <text:p>153</text:p>
          </table:table-cell>
          <table:table-cell table:style-name="ce21" office:value-type="string">
            <text:p>carry (general)</text:p>
          </table:table-cell>
          <table:table-cell table:style-name="ce21" office:value-type="string">
            <text:p>cargar, acarrear, llevar</text:p>
          </table:table-cell>
          <table:table-cell table:style-name="ce23"/>
          <table:table-cell table:style-name="ce28"/>
          <table:table-cell table:style-name="ce29" office:value-type="string">
            <text:p>/~dée-/ $nẽ́ẽ́$ (portar, llevar) @transitive verb@ {GI2015:96}</text:p>
          </table:table-cell>
          <table:table-cell table:style-name="ce29" office:value-type="string">
            <text:p>/~ábì-/ $ã́mĩ̀$ (portar, llevar) @transitive verb@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154">
            <text:p>154</text:p>
          </table:table-cell>
          <table:table-cell table:style-name="ce21" office:value-type="string">
            <text:p>carry (in arms)</text:p>
          </table:table-cell>
          <table:table-cell table:style-name="ce21" office:value-type="string">
            <text:p>amarcar</text:p>
          </table:table-cell>
          <table:table-cell table:style-name="ce23"/>
          <table:table-cell table:style-name="ce28"/>
          <table:table-cell table:style-name="ce29" office:value-type="string">
            <text:p>/tùú-/ $tùú$ (levantar, quitar, limpiar) @transitive verb@ {GI2015:35}</text:p>
          </table:table-cell>
          <table:table-cell table:style-name="ce29" office:value-type="string">
            <text:p>/túù/ $túù$ (levantar, quitar, limpiar) {GI2015:2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155">
            <text:p>155</text:p>
          </table:table-cell>
          <table:table-cell table:style-name="ce21" office:value-type="string">
            <text:p>carry (on back)</text:p>
          </table:table-cell>
          <table:table-cell table:style-name="ce21" office:value-type="string">
            <text:p>cargar en la espalda</text:p>
          </table:table-cell>
          <table:table-cell table:style-name="ce23"/>
          <table:table-cell table:style-name="ce28"/>
          <table:table-cell table:style-name="ce29" office:value-type="string">
            <text:p>/~úba-/ $ṹmã́$ (cargar en la espalda) @transitive verb@ {GI2015:191}</text:p>
          </table:table-cell>
          <table:table-cell table:style-name="ce29" office:value-type="string">
            <text:p>/~ubáL-/ $ũ̀mã́$ (cargar en la espalda) @transitive verb@ {GI2015:2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156">
            <text:p>156</text:p>
          </table:table-cell>
          <table:table-cell table:style-name="ce21" office:value-type="string">
            <text:p>carry (on shoulder)</text:p>
          </table:table-cell>
          <table:table-cell table:style-name="ce21" office:value-type="string">
            <text:p>cargar en el hombro, hombrear</text:p>
          </table:table-cell>
          <table:table-cell table:style-name="ce23"/>
          <table:table-cell table:style-name="ce28"/>
          <table:table-cell table:style-name="ce29" office:value-type="string">
            <text:p>/pɨ́ha-/ $pɨ́há$ (cargar al hombro) @transitive verb@ {GI2015:22}</text:p>
          </table:table-cell>
          <table:table-cell table:style-name="ce29" office:value-type="string">
            <text:p>/gaháL-/ $gàhá$ (cargar al hombro) @transitive verb@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157">
            <text:p>157</text:p>
          </table:table-cell>
          <table:table-cell table:style-name="ce21" office:value-type="string">
            <text:p>carve out inside of canoe</text:p>
          </table:table-cell>
          <table:table-cell table:style-name="ce21" office:value-type="string">
            <text:p>tallar, labrar</text:p>
          </table:table-cell>
          <table:table-cell table:style-name="ce23"/>
          <table:table-cell table:style-name="ce28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158">
            <text:p>158</text:p>
          </table:table-cell>
          <table:table-cell table:style-name="ce21" office:value-type="string">
            <text:p>caterpillar</text:p>
          </table:table-cell>
          <table:table-cell table:style-name="ce21" office:value-type="string">
            <text:p>oruga, bayuca</text:p>
          </table:table-cell>
          <table:table-cell table:style-name="ce21"/>
          <table:table-cell table:style-name="ce22"/>
          <table:table-cell table:style-name="ce29" office:value-type="string">
            <text:p>/~íà/ $ĩ́ã̀$ (orugas peludas que pican muy fuerte) @collective, singular probably with singulative but no explicit note in source@ {GI2015:189}</text:p>
          </table:table-cell>
          <table:table-cell table:style-name="ce29" office:value-type="string">
            <text:p>/~iá/ $ĩ̀ã́$ (oruga) @class unknown@ {GI2015:3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159">
            <text:p>159</text:p>
          </table:table-cell>
          <table:table-cell table:style-name="ce21" office:value-type="string">
            <text:p>centipede</text:p>
          </table:table-cell>
          <table:table-cell table:style-name="ce21" office:value-type="string">
            <text:p>ciempiés (escolopendra)</text:p>
          </table:table-cell>
          <table:table-cell table:style-name="ce23"/>
          <table:table-cell table:style-name="ce28"/>
          <table:table-cell table:style-name="ce29" office:value-type="string">
            <text:p>/~búdì/ $mṹnĩ̀$ (ciempiés) {GI2015:35}</text:p>
          </table:table-cell>
          <table:table-cell table:style-name="ce27" office:value-type="string">
            <text:p>/~budí/ $mũ̀nĩ́$ (ciempiés) {GI2015:3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60">
            <text:p>160</text:p>
          </table:table-cell>
          <table:table-cell table:style-name="ce21" office:value-type="string">
            <text:p>cheek</text:p>
          </table:table-cell>
          <table:table-cell table:style-name="ce21" office:value-type="string">
            <text:p>mejilla</text:p>
          </table:table-cell>
          <table:table-cell table:style-name="ce23"/>
          <table:table-cell table:style-name="ce28"/>
          <table:table-cell table:style-name="ce29" office:value-type="string">
            <text:p>/wàhó-~páda/ $wàhòpã́nã́$ (mejilla) @class is inanimate@ %compound, second element ??% {GI2015:149}</text:p>
          </table:table-cell>
          <table:table-cell table:style-name="ce27" office:value-type="string">
            <text:p>/waɟú-bɨa/ $wàɟúbɨ́á$ (mejilla) @class is inanimate@ %compound but elements unclear??% %alternative form waɟú-hu &gt; surface wàɟúhú$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61">
            <text:p>161</text:p>
          </table:table-cell>
          <table:table-cell table:style-name="ce21" office:value-type="string">
            <text:p>chest</text:p>
          </table:table-cell>
          <table:table-cell table:style-name="ce21" office:value-type="string">
            <text:p>pecho</text:p>
          </table:table-cell>
          <table:table-cell table:style-name="ce23"/>
          <table:table-cell table:style-name="ce28"/>
          <table:table-cell table:style-name="ce29" office:value-type="string">
            <text:p>/kòtia/ $kòtìà$ (pecho) @class is inanimate@ %root-CL:round% {GI2015:54}</text:p>
          </table:table-cell>
          <table:table-cell table:style-name="ce27" office:value-type="string">
            <text:p>/kotía/ $kòtíá$ (pecho) @class is inanimate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162">
            <text:p>162</text:p>
          </table:table-cell>
          <table:table-cell table:style-name="ce21" office:value-type="string">
            <text:p>chew hard obj, gnaw on obj, as a bone</text:p>
          </table:table-cell>
          <table:table-cell table:style-name="ce21" office:value-type="string">
            <text:p>mascar, roer</text:p>
          </table:table-cell>
          <table:table-cell table:style-name="ce23"/>
          <table:table-cell table:style-name="ce28"/>
          <table:table-cell table:style-name="ce29" office:value-type="string">
            <text:p>/tɨ́re-/ $tɨ́ré$ (roer, tipicamente lo que hace ratón) @transitive verb@ {GI2015:43}</text:p>
          </table:table-cell>
          <table:table-cell table:style-name="ce39" office:value-type="string">
            <text:p>/ɟɨráL-/ $ɟɨ̀rá$ (roer) @transitive verb@, /dɨ́rà-/ $dɨ́rà$ (roer)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163">
            <text:p>163</text:p>
          </table:table-cell>
          <table:table-cell table:style-name="ce21" office:value-type="string">
            <text:p>chew sth soft, chew to a mash, as manioc in making manioc beer</text:p>
          </table:table-cell>
          <table:table-cell table:style-name="ce21" office:value-type="string">
            <text:p>masticar</text:p>
          </table:table-cell>
          <table:table-cell table:style-name="ce23"/>
          <table:table-cell table:style-name="ce28"/>
          <table:table-cell table:style-name="ce29" office:value-type="string">
            <text:p>/ɟágè-/ $ɟágè$ (masticar) {GI2015:2}</text:p>
          </table:table-cell>
          <table:table-cell table:style-name="ce27" office:value-type="string">
            <text:p>/bagéL-/ $bàgé$ (masticar)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164">
            <text:p>164</text:p>
          </table:table-cell>
          <table:table-cell table:style-name="ce21" office:value-type="string">
            <text:p>chief (leader)</text:p>
          </table:table-cell>
          <table:table-cell table:style-name="ce21" office:value-type="string">
            <text:p>jefe, cacique, apu, capitán</text:p>
          </table:table-cell>
          <table:table-cell table:style-name="ce23"/>
          <table:table-cell table:style-name="ce28"/>
          <table:table-cell table:style-name="ce29" office:value-type="string">
            <text:p>/ɨ̀pa-ɨ/ $ɨ̀pàɨ̀$ (jefe, capitán) %compound: root-CL:m% @class is animate masculine@ {GI2015:193}</text:p>
          </table:table-cell>
          <table:table-cell table:style-name="ce29" office:value-type="string">
            <text:p>/ɨhá-ɨ/ $ɨ̀hɨ́ɨ́/ (jefe, capitán) %compound: root-CL:m% %also LHL ɨ̀hɨ́ɨ̀% @class is animate masculine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165">
            <text:p>165</text:p>
          </table:table-cell>
          <table:table-cell table:style-name="ce21" office:value-type="string">
            <text:p>child</text:p>
          </table:table-cell>
          <table:table-cell table:style-name="ce21" office:value-type="string">
            <text:p>niño</text:p>
          </table:table-cell>
          <table:table-cell table:style-name="ce23"/>
          <table:table-cell table:style-name="ce26" office:value-type="string">
            <text:p>note if sex-specific terms (BOY, GIRL) not transparently formed from same root w/ CL</text:p>
          </table:table-cell>
          <table:table-cell table:style-name="ce29" office:value-type="string">
            <text:p>/ká-dàkéL-ɨ/ $kádàkéì$ (niño) @class is animate masculine@ %compound: DEFAULT.POSS-child?-CL:masc%, /ká-dàkéL-o/ (niña) @class is animate feminine@ %compound: DEFAULT.POSS-child?-CL:fem% {GI2015:10}, /ká-~wíbà-ɨ/ $káwĩ́mã̀ɨ̃̀$ (niño) %compound: DEFAULT.POSS-be.immature/green-CL:masc% {GI:160}</text:p>
          </table:table-cell>
          <table:table-cell table:style-name="ce29" office:value-type="string">
            <text:p>/dakéL-gɨ/ $dàkégɨ̀$ (niño) @class is animate masculine@ %child-CL:masc%, /dàkéL-go/ (niña) @class is animate feminine@ %child-CL:fem%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166">
            <text:p>166</text:p>
          </table:table-cell>
          <table:table-cell table:style-name="ce21" office:value-type="string">
            <text:p>chili pepper, Capsicum spp.</text:p>
          </table:table-cell>
          <table:table-cell table:style-name="ce21" office:value-type="string">
            <text:p>ají, pimiento, chile</text:p>
          </table:table-cell>
          <table:table-cell table:style-name="ce21"/>
          <table:table-cell table:style-name="ce22"/>
          <table:table-cell table:style-name="ce29" office:value-type="string">
            <text:p>/bìa/ $bìà$ (ají) @class is inanimate@ {GI2015:72}</text:p>
          </table:table-cell>
          <table:table-cell table:style-name="ce27" office:value-type="string">
            <text:p>/bía/ $bíá$ (ají) @class is inanimate@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167">
            <text:p>167</text:p>
          </table:table-cell>
          <table:table-cell table:style-name="ce21" office:value-type="string">
            <text:p>chin</text:p>
          </table:table-cell>
          <table:table-cell table:style-name="ce21" office:value-type="string">
            <text:p>mentón, barbilla</text:p>
          </table:table-cell>
          <table:table-cell table:style-name="ce23"/>
          <table:table-cell table:style-name="ce28"/>
          <table:table-cell table:style-name="ce29" office:value-type="string">
            <text:p>/pútì-a/ $pútìà$ (quijada) @class is inanimate + CL ROUND@ {GI2015:21}</text:p>
          </table:table-cell>
          <table:table-cell table:style-name="ce29" office:value-type="string">
            <text:p>/oká-a/ $òkáá$ (mentón) @class is inanimate + CL ROUND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168">
            <text:p>168</text:p>
          </table:table-cell>
          <table:table-cell table:style-name="ce21" office:value-type="string">
            <text:p>clear land</text:p>
          </table:table-cell>
          <table:table-cell table:style-name="ce21" office:value-type="string">
            <text:p>rozar</text:p>
          </table:table-cell>
          <table:table-cell table:style-name="ce23"/>
          <table:table-cell table:style-name="ce28"/>
          <table:table-cell table:style-name="ce29" office:value-type="string">
            <text:p>/páa-hùré-/ $pááhùré$ (rozar, limpiar camino, pista) @transitive verb@ %compound: 'golpear-desensartar'% {GI2015:10}</text:p>
          </table:table-cell>
          <table:table-cell table:style-name="ce27" office:value-type="string">
            <text:p>/háà-curé-/ $háàt͜sùrè$ (rozar, limpiar camino, pista) @transitive verb@ %compound: 'golpear-desensartarse'%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169">
            <text:p>169</text:p>
          </table:table-cell>
          <table:table-cell table:style-name="ce21" office:value-type="string">
            <text:p>close (VT), NON-PLACT</text:p>
          </table:table-cell>
          <table:table-cell table:style-name="ce21" office:value-type="string">
            <text:p>cerrar</text:p>
          </table:table-cell>
          <table:table-cell table:style-name="ce23"/>
          <table:table-cell table:style-name="ce28"/>
          <table:table-cell table:style-name="ce29" office:value-type="string">
            <text:p>/bípè-/ $bípè$ (cerrar, alisar cerámica) @transitive verb@ {GI2015:74}</text:p>
          </table:table-cell>
          <table:table-cell table:style-name="ce27" office:value-type="string">
            <text:p>/bibéL-/ (cerrar) @transitive verb@, /bióL-/ (cerrar) @transitive verb@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45" office:value-type="string">
            <text:p>verb:manipulation</text:p>
          </table:table-cell>
          <table:table-cell table:style-name="ce46" office:value-type="float" office:value="170">
            <text:p>170</text:p>
          </table:table-cell>
          <table:table-cell table:style-name="ce45" office:value-type="string">
            <text:p>close (VT), NON-PLACT-LAX</text:p>
          </table:table-cell>
          <table:table-cell table:style-name="ce45"/>
          <table:table-cell table:style-name="ce47"/>
          <table:table-cell table:style-name="ce48"/>
          <table:table-cell table:style-name="ce47"/>
          <table:table-cell table:number-columns-repeated="2" table:style-name="ce45"/>
          <table:table-cell table:number-columns-repeated="18" table:style-name="ce47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171">
            <text:p>171</text:p>
          </table:table-cell>
          <table:table-cell table:style-name="ce21" office:value-type="string">
            <text:p>close (VT), PLACT</text:p>
          </table:table-cell>
          <table:table-cell table:style-name="ce21" office:value-type="string">
            <text:p>cerrar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45" office:value-type="string">
            <text:p>verb:manipulation</text:p>
          </table:table-cell>
          <table:table-cell table:style-name="ce46" office:value-type="float" office:value="172">
            <text:p>172</text:p>
          </table:table-cell>
          <table:table-cell table:style-name="ce45" office:value-type="string">
            <text:p>close (VT), PLACT-LAX</text:p>
          </table:table-cell>
          <table:table-cell table:style-name="ce45"/>
          <table:table-cell table:style-name="ce47"/>
          <table:table-cell table:style-name="ce48"/>
          <table:table-cell table:style-name="ce47"/>
          <table:table-cell table:number-columns-repeated="2" table:style-name="ce45"/>
          <table:table-cell table:number-columns-repeated="18" table:style-name="ce47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173">
            <text:p>173</text:p>
          </table:table-cell>
          <table:table-cell table:style-name="ce21" office:value-type="string">
            <text:p>cloth</text:p>
          </table:table-cell>
          <table:table-cell table:style-name="ce21" office:value-type="string">
            <text:p>tela, corte de tela</text:p>
          </table:table-cell>
          <table:table-cell table:style-name="ce23"/>
          <table:table-cell table:style-name="ce28"/>
          <table:table-cell table:style-name="ce29" office:value-type="string">
            <text:p>/hútiì/ $hútíì$ (tela) @class is inanimate@ %also plural of hútíìrò 'dress'% {GI2015:137}</text:p>
          </table:table-cell>
          <table:table-cell table:style-name="ce27" office:value-type="string">
            <text:p>/ɟɨtá-wacó-ro/ $ɟɨ̀táwát͜sóró$ (vestido) @class is inanimate@ %compound: thread-Poulsenia.armata.bark.cloth-CL:oblong% %dialect variant: cudí-ro &gt; surface t͜sùdíró 'vestido/tela'% {GI2015: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174">
            <text:p>174</text:p>
          </table:table-cell>
          <table:table-cell table:style-name="ce21" office:value-type="string">
            <text:p>cloud</text:p>
          </table:table-cell>
          <table:table-cell table:style-name="ce21" office:value-type="string">
            <text:p>nube</text:p>
          </table:table-cell>
          <table:table-cell table:style-name="ce21" office:value-type="string">
            <text:p>nuvem</text:p>
          </table:table-cell>
          <table:table-cell table:style-name="ce28"/>
          <table:table-cell table:style-name="ce29" office:value-type="string">
            <text:p>/ókò-bùhée-ri/ %ókòbùhéérí% (nubes) @class is inanimate@ %compound: water-issue.smoke-NMLZR% {GI2015:84}</text:p>
          </table:table-cell>
          <table:table-cell table:style-name="ce29" office:value-type="string">
            <text:p>/okó buéL-ri/ %òkó bùérì% (nubes) @class is inanimate@ %phrase, not prosodically a compound: water issue.smoke-NMLZR%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175">
            <text:p>175</text:p>
          </table:table-cell>
          <table:table-cell table:style-name="ce21" office:value-type="string">
            <text:p>coati, Nasua spp.</text:p>
          </table:table-cell>
          <table:table-cell table:style-name="ce21" office:value-type="string">
            <text:p>coati, achuni, cosumbo</text:p>
          </table:table-cell>
          <table:table-cell table:style-name="ce21"/>
          <table:table-cell table:style-name="ce22"/>
          <table:table-cell table:style-name="ce29" office:value-type="string">
            <text:p>/~bípì/ $mĩ́pĩ̀$ (paipí, coatí) @class is animate masculine@ {GI2015:75}</text:p>
          </table:table-cell>
          <table:table-cell table:style-name="ce27" office:value-type="string">
            <text:p>/~bihí-cudí-ro/ $mĩ̀hĩ́t͜súdìrò$ (paipí, coatí) @class is animate masculine@ %compound: Nasua.nasua-cloth-CL:oblong%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176">
            <text:p>176</text:p>
          </table:table-cell>
          <table:table-cell table:style-name="ce21" office:value-type="string">
            <text:p>cockroach</text:p>
          </table:table-cell>
          <table:table-cell table:style-name="ce21" office:value-type="string">
            <text:p>cucaracha</text:p>
          </table:table-cell>
          <table:table-cell table:style-name="ce23"/>
          <table:table-cell table:style-name="ce28"/>
          <table:table-cell table:style-name="ce29" office:value-type="string">
            <text:p>/áheà-ro/ $áhéàrò$ (cucaracha) @class is animate masculine@ %compound: root-CL:oblong% {GI2015:197}</text:p>
          </table:table-cell>
          <table:table-cell table:style-name="ce27" office:value-type="string">
            <text:p>/gacéLro/ $gàt͜sérò$ (cucaracha) @class is animate masculine@ %compound: root-CL:oblong% {GI2015:3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177">
            <text:p>177</text:p>
          </table:table-cell>
          <table:table-cell table:style-name="ce21" office:value-type="string">
            <text:p>cold</text:p>
          </table:table-cell>
          <table:table-cell table:style-name="ce21" office:value-type="string">
            <text:p>frío</text:p>
          </table:table-cell>
          <table:table-cell table:style-name="ce23"/>
          <table:table-cell table:style-name="ce28"/>
          <table:table-cell table:style-name="ce29" office:value-type="string">
            <text:p>/hóò-/ $hóò-$ (ser frío) @stative verb@ {GI2015:133}, /ɟɨ́hɨ̀-/ $ɟɨ́hɨ̀$ (estar fresco) @stative verb@ {GI2015:17}</text:p>
          </table:table-cell>
          <table:table-cell table:style-name="ce37" office:value-type="string">
            <text:p>/ɨcáL-/ $ɨ̀t͜sá$ (tener, hacer frío) @stative verb@ {GI2015:28}, /ɟɨcɨ́L-/ $ɟɨ̀t͜sɨ́$ (estar fresco) @stative verb@ {GI2015:17}</text:p>
          </table:table-cell>
          <table:table-cell table:number-columns-repeated="2" table:style-name="ce29"/>
          <table:table-cell table:number-columns-repeated="17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178">
            <text:p>178</text:p>
          </table:table-cell>
          <table:table-cell table:style-name="ce21" office:value-type="string">
            <text:p>cold snap Sp “friaje”</text:p>
          </table:table-cell>
          <table:table-cell table:style-name="ce21" office:value-type="string">
            <text:p>friaje</text:p>
          </table:table-cell>
          <table:table-cell table:style-name="ce23"/>
          <table:table-cell table:style-name="ce28"/>
          <table:table-cell table:style-name="ce41" office:value-type="string">
            <text:p>ND?? {GI2015}</text:p>
          </table:table-cell>
          <table:table-cell table:style-name="ce29" office:value-type="string">
            <text:p>/huéL-bɨkɨ́L/ $hùébɨ̀kɨ̀$ (estación de lluvias) %compound: winter/constellation-old.person%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179">
            <text:p>179</text:p>
          </table:table-cell>
          <table:table-cell table:style-name="ce33" office:value-type="string">
            <text:p>Colocasia sp, taro</text:p>
          </table:table-cell>
          <table:table-cell table:style-name="ce21" office:value-type="string">
            <text:p>(a)chonque, mandi, huitina, papa china</text:p>
          </table:table-cell>
          <table:table-cell table:style-name="ce23"/>
          <table:table-cell table:style-name="ce28"/>
          <table:table-cell table:style-name="ce29" office:value-type="string">
            <text:p>/kápo/ $kápó$ (achonque) @class is inanimate@ {GI2015:49}</text:p>
          </table:table-cell>
          <table:table-cell table:style-name="ce27" office:value-type="string">
            <text:p>/kahóL/ $kàhó$ (achonque) @class is inanimate@ {GI2015:3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re</text:p>
          </table:table-cell>
          <table:table-cell table:style-name="ce27" office:value-type="float" office:value="180">
            <text:p>180</text:p>
          </table:table-cell>
          <table:table-cell table:style-name="ce21" office:value-type="string">
            <text:p>comb hair (V)</text:p>
          </table:table-cell>
          <table:table-cell table:style-name="ce21" office:value-type="string">
            <text:p>peinarse</text:p>
          </table:table-cell>
          <table:table-cell table:style-name="ce23"/>
          <table:table-cell table:style-name="ce28"/>
          <table:table-cell table:style-name="ce29" office:value-type="string">
            <text:p>/wɨ́ga-/ $wɨ́gá$ (peinarse el pelo, levantar arriba de la cabeza) {GI2015:163}</text:p>
          </table:table-cell>
          <table:table-cell table:style-name="ce27" office:value-type="string">
            <text:p>/wɨ́à-/ (peinarse el pelo)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181">
            <text:p>181</text:p>
          </table:table-cell>
          <table:table-cell table:style-name="ce21" office:value-type="string">
            <text:p>come</text:p>
          </table:table-cell>
          <table:table-cell table:style-name="ce21" office:value-type="string">
            <text:p>venir</text:p>
          </table:table-cell>
          <table:table-cell table:style-name="ce23"/>
          <table:table-cell table:style-name="ce28"/>
          <table:table-cell table:style-name="ce29" office:value-type="string">
            <text:p>/àtí-/ $àtí$ (venir) @two allomorphs: à-, àtí-@ {GI2015:196}</text:p>
          </table:table-cell>
          <table:table-cell table:style-name="ce37" office:value-type="string">
            <text:p>/wadí-/ $wàdí$ (venir) @two allomorphs: wa-, wadí-@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182">
            <text:p>182</text:p>
          </table:table-cell>
          <table:table-cell table:style-name="ce21" office:value-type="string">
            <text:p>converse</text:p>
          </table:table-cell>
          <table:table-cell table:style-name="ce21" office:value-type="string">
            <text:p>conversar</text:p>
          </table:table-cell>
          <table:table-cell table:style-name="ce23"/>
          <table:table-cell table:style-name="ce28"/>
          <table:table-cell table:style-name="ce29" office:value-type="string">
            <text:p>/wáda-~pédì-/ $wádáꜜpẽ́nĩ̀$ (charlar, conversar) @transitive verb@ %compound: talk-brachiate, hablar-ramear$ {GI2015:144}</text:p>
          </table:table-cell>
          <table:table-cell table:style-name="ce29" office:value-type="string">
            <text:p>/~ɟagó-~hedíL-/$ɲã̀ŋṍh̃ẽ́nĩ́$ (charlar, conversar) @transitive verb@ %compound: talk-brachiate, hablar-ramear/ir.de.rama.a.rama% {GI2015:14,11}</text:p>
          </table:table-cell>
          <table:table-cell table:style-name="ce29"/>
          <table:table-cell table:number-columns-repeated="18" table:style-name="ce23"/>
        </table:table-row>
        <table:table-row table:style-name="ro2">
          <table:table-cell table:style-name="ce21" office:value-type="string">
            <text:p>verb:food preparation</text:p>
          </table:table-cell>
          <table:table-cell table:style-name="ce27" office:value-type="float" office:value="183">
            <text:p>183</text:p>
          </table:table-cell>
          <table:table-cell table:style-name="ce21" office:value-type="string">
            <text:p>cook by boiling, cause sth to boil</text:p>
          </table:table-cell>
          <table:table-cell table:style-name="ce21" office:value-type="string">
            <text:p>cocinar (hervir)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ood preparation</text:p>
          </table:table-cell>
          <table:table-cell table:style-name="ce27" office:value-type="float" office:value="184">
            <text:p>184</text:p>
          </table:table-cell>
          <table:table-cell table:style-name="ce27" office:value-type="string">
            <text:p>cook sth by roasting</text:p>
          </table:table-cell>
          <table:table-cell table:style-name="ce21" office:value-type="string">
            <text:p>cocinar (asar)</text:p>
          </table:table-cell>
          <table:table-cell table:style-name="ce23"/>
          <table:table-cell table:style-name="ce28"/>
          <table:table-cell table:style-name="ce29" office:value-type="string">
            <text:p>/~táa-/ $tã́ã́$ (asar en la brasa) @transitive verb@ {GI2015:29}</text:p>
          </table:table-cell>
          <table:table-cell table:style-name="ce27" office:value-type="string">
            <text:p>/~taáL-/ (asar en la brasa) @transitive verb@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ood preparation</text:p>
          </table:table-cell>
          <table:table-cell table:style-name="ce27" office:value-type="float" office:value="185">
            <text:p>185</text:p>
          </table:table-cell>
          <table:table-cell table:style-name="ce21" office:value-type="string">
            <text:p>cook sth in leaves</text:p>
          </table:table-cell>
          <table:table-cell table:style-name="ce21" office:value-type="string">
            <text:p>cocinar, asar en patarashca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ood preparation</text:p>
          </table:table-cell>
          <table:table-cell table:style-name="ce27" office:value-type="float" office:value="186">
            <text:p>186</text:p>
          </table:table-cell>
          <table:table-cell table:style-name="ce21" office:value-type="string">
            <text:p>cook, general (VT)</text:p>
          </table:table-cell>
          <table:table-cell table:style-name="ce21" office:value-type="string">
            <text:p>cocinar, cocer</text:p>
          </table:table-cell>
          <table:table-cell table:style-name="ce23"/>
          <table:table-cell table:style-name="ce28"/>
          <table:table-cell table:style-name="ce29" office:value-type="string">
            <text:p>/ròá-/ (cocinar hirviendo) @transitive verb@ {GI2015:109}</text:p>
          </table:table-cell>
          <table:table-cell table:style-name="ce27" office:value-type="string">
            <text:p>/roá-/ (cocinar) @transitive verb@ %Tatuyo source gives alternative form roáL-%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function</text:p>
          </table:table-cell>
          <table:table-cell table:style-name="ce27" office:value-type="float" office:value="187">
            <text:p>187</text:p>
          </table:table-cell>
          <table:table-cell table:style-name="ce21" office:value-type="string">
            <text:p>copulate, have sex with</text:p>
          </table:table-cell>
          <table:table-cell table:style-name="ce21" office:value-type="string">
            <text:p>copular, tener relaciones sexuales, aparear</text:p>
          </table:table-cell>
          <table:table-cell table:style-name="ce23"/>
          <table:table-cell table:style-name="ce28"/>
          <table:table-cell table:style-name="ce29" office:value-type="string">
            <text:p>/~ɟígè-/ $ɲĩ́ŋẽ̀$ (copular) {GI2015:175}</text:p>
          </table:table-cell>
          <table:table-cell table:style-name="ce39" office:value-type="string">
            <text:p>/wɨáL-/ $wɨ̀á$ (copular) {GI2015:??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188">
            <text:p>188</text:p>
          </table:table-cell>
          <table:table-cell table:style-name="ce21" office:value-type="string">
            <text:p>corn</text:p>
          </table:table-cell>
          <table:table-cell table:style-name="ce21" office:value-type="string">
            <text:p>maiz</text:p>
          </table:table-cell>
          <table:table-cell table:style-name="ce23"/>
          <table:table-cell table:style-name="ce28"/>
          <table:table-cell table:style-name="ce29" office:value-type="string">
            <text:p>/óo-rìka/ $óóríkà$ (maiz) @class is inanimate@ %compound: plantain-fruit or plantain-arm% {GI2015:210}</text:p>
          </table:table-cell>
          <table:table-cell table:style-name="ce29" office:value-type="string">
            <text:p>/ohóL-rikáL/ $òhórìkà$ (maiz) @class is inanimate@ %compound: plantain-fruit or plantain-arm% {GI2015:3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modal</text:p>
          </table:table-cell>
          <table:table-cell table:style-name="ce27" office:value-type="float" office:value="189">
            <text:p>189</text:p>
          </table:table-cell>
          <table:table-cell table:style-name="ce21" office:value-type="string">
            <text:p>correct, right, true</text:p>
          </table:table-cell>
          <table:table-cell table:style-name="ce21" office:value-type="string">
            <text:p>correcto, verdad</text:p>
          </table:table-cell>
          <table:table-cell table:style-name="ce23"/>
          <table:table-cell table:style-name="ce28"/>
          <table:table-cell table:style-name="ce29" office:value-type="string">
            <text:p>/ká-ríàpe/ $káríàpè$ (correcto, derecho) %root ríà also has sense 'rightside'% {GI2015:106}</text:p>
          </table:table-cell>
          <table:table-cell table:style-name="ce27" office:value-type="string">
            <text:p>/ríòho/ $ríòhò$ (correcto, derecho) %root ríò also has sense 'rightside'% {GI2015:10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190">
            <text:p>190</text:p>
          </table:table-cell>
          <table:table-cell table:style-name="ce21" office:value-type="string">
            <text:p>cotton</text:p>
          </table:table-cell>
          <table:table-cell table:style-name="ce21" office:value-type="string">
            <text:p>algodón</text:p>
          </table:table-cell>
          <table:table-cell table:style-name="ce23"/>
          <table:table-cell table:style-name="ce28"/>
          <table:table-cell table:style-name="ce29" office:value-type="string">
            <text:p>/búhà/ $búhà$ (algodón) @class is inanimate@ {GI2015:83}</text:p>
          </table:table-cell>
          <table:table-cell table:style-name="ce27" office:value-type="string">
            <text:p>/buɟá/ $bùɟá$ (algodón) @class is inanimate@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function</text:p>
          </table:table-cell>
          <table:table-cell table:style-name="ce27" office:value-type="float" office:value="191">
            <text:p>191</text:p>
          </table:table-cell>
          <table:table-cell table:style-name="ce21" office:value-type="string">
            <text:p>cough</text:p>
          </table:table-cell>
          <table:table-cell table:style-name="ce21" office:value-type="string">
            <text:p>toser, tosear</text:p>
          </table:table-cell>
          <table:table-cell table:style-name="ce23"/>
          <table:table-cell table:style-name="ce28"/>
          <table:table-cell table:style-name="ce29" office:value-type="string">
            <text:p>/~éà-/ $ẽ́ã̀$ (toser) {GI2015:19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192">
            <text:p>192</text:p>
          </table:table-cell>
          <table:table-cell table:style-name="ce21" office:value-type="string">
            <text:p>count, measure</text:p>
          </table:table-cell>
          <table:table-cell table:style-name="ce21" office:value-type="string">
            <text:p>contar, medir</text:p>
          </table:table-cell>
          <table:table-cell table:style-name="ce23"/>
          <table:table-cell table:style-name="ce28"/>
          <table:table-cell table:style-name="ce29" office:value-type="string">
            <text:p>/~kóò-/ $kṍõ̀$ (contar, medir) @transitive verb@ {GI2015:53}</text:p>
          </table:table-cell>
          <table:table-cell table:style-name="ce29" office:value-type="string">
            <text:p>/~kóò-/ $kṍõ̀$ (contar, medir) @transitive verb@ %source also has ~kóo pht. kṍṍ from older consultant%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193">
            <text:p>193</text:p>
          </table:table-cell>
          <table:table-cell table:style-name="ce21" office:value-type="string">
            <text:p>cover (a hole)</text:p>
          </table:table-cell>
          <table:table-cell table:style-name="ce21" office:value-type="string">
            <text:p>cubrir (tapar)</text:p>
          </table:table-cell>
          <table:table-cell table:style-name="ce21"/>
          <table:table-cell table:style-name="ce22"/>
          <table:table-cell table:style-name="ce29" office:value-type="string">
            <text:p>/tóò-/ (cubrir, proteger, ser culpable o responsable de algo) @transitive verb@ {GI2015:33}</text:p>
          </table:table-cell>
          <table:table-cell table:style-name="ce27" office:value-type="string">
            <text:p>/tóo-/ $tóó$ (cubrir, proteger) @transitive verb@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194">
            <text:p>194</text:p>
          </table:table-cell>
          <table:table-cell table:style-name="ce21" office:value-type="string">
            <text:p>cover (with horizontal surface), NON-PLACT</text:p>
          </table:table-cell>
          <table:table-cell table:style-name="ce21" office:value-type="string">
            <text:p>cubrir</text:p>
          </table:table-cell>
          <table:table-cell table:style-name="ce21"/>
          <table:table-cell table:style-name="ce22"/>
          <table:table-cell table:style-name="ce29" office:value-type="string">
            <text:p>/bɨ̀gá-/ $bɨ̀gá$ (cubrir con tapa) @transitive verb@ {GI2015:88}</text:p>
          </table:table-cell>
          <table:table-cell table:style-name="ce27" office:value-type="string">
            <text:p>/bɨ́a-/ $bɨ́á$ (cubrir con tapa) @transitive verb@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195">
            <text:p>195</text:p>
          </table:table-cell>
          <table:table-cell table:style-name="ce21" office:value-type="string">
            <text:p>cover (with horizontal surface), PLACT</text:p>
          </table:table-cell>
          <table:table-cell table:style-name="ce21" office:value-type="string">
            <text:p>cubrir</text:p>
          </table:table-cell>
          <table:table-cell table:style-name="ce21"/>
          <table:table-cell table:style-name="ce22"/>
          <table:table-cell table:style-name="ce29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196">
            <text:p>196</text:p>
          </table:table-cell>
          <table:table-cell table:style-name="ce21" office:value-type="string">
            <text:p>cover (with sth 3D), put on hat</text:p>
          </table:table-cell>
          <table:table-cell table:style-name="ce21" office:value-type="string">
            <text:p>cubrir</text:p>
          </table:table-cell>
          <table:table-cell table:style-name="ce21"/>
          <table:table-cell table:style-name="ce22"/>
          <table:table-cell table:style-name="ce29" office:value-type="string">
            <text:p>/pèó-/ $pèó$ (poner encima, ponerse sombrero, poner carayuru o achiote en la cara, techar) {GI2015:8}</text:p>
          </table:table-cell>
          <table:table-cell table:style-name="ce27" office:value-type="string">
            <text:p>/heóL-/ $hèó$ (techar)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197">
            <text:p>197</text:p>
          </table:table-cell>
          <table:table-cell table:style-name="ce21" office:value-type="string">
            <text:p>crab</text:p>
          </table:table-cell>
          <table:table-cell table:style-name="ce21" office:value-type="string">
            <text:p>cangrejo</text:p>
          </table:table-cell>
          <table:table-cell table:style-name="ce23"/>
          <table:table-cell table:style-name="ce28"/>
          <table:table-cell table:style-name="ce29" office:value-type="string">
            <text:p>/~àpi/ $ã̀pĩ̀$ (cangrejo) @class is animate masculine@ {GI2015:206}</text:p>
          </table:table-cell>
          <table:table-cell table:style-name="ce29" office:value-type="string">
            <text:p>/káwia/ $káwíá$ (cangrejo) @class is animate masculine@ {GI2015:20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198">
            <text:p>198</text:p>
          </table:table-cell>
          <table:table-cell table:style-name="ce21" office:value-type="string">
            <text:p>crawl/walk on all fours</text:p>
          </table:table-cell>
          <table:table-cell table:style-name="ce21" office:value-type="string">
            <text:p>gatear</text:p>
          </table:table-cell>
          <table:table-cell table:style-name="ce23"/>
          <table:table-cell table:style-name="ce28"/>
          <table:table-cell table:style-name="ce29" office:value-type="string">
            <text:p>/páà-àá-/ $páàá$ (gatear) @intransitive verb@ %compound: manipulate.in.hands-go% {GI2015:1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199">
            <text:p>199</text:p>
          </table:table-cell>
          <table:table-cell table:style-name="ce21" office:value-type="string">
            <text:p>cricket, grasshopper</text:p>
          </table:table-cell>
          <table:table-cell table:style-name="ce21" office:value-type="string">
            <text:p>grillo, saltamontes</text:p>
          </table:table-cell>
          <table:table-cell table:style-name="ce23"/>
          <table:table-cell table:style-name="ce28"/>
          <table:table-cell table:style-name="ce29" office:value-type="string">
            <text:p>/díírò/ $díírò$ (grillo) @class is animate masculine@ %compound: root-CL:oblong% {GI2015:97}</text:p>
          </table:table-cell>
          <table:table-cell table:style-name="ce29" office:value-type="string">
            <text:p>/díírò/ $díírò$ (grillo) @class is animate masculine@ %compound: root-CL:oblong% {GI2015:3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00">
            <text:p>200</text:p>
          </table:table-cell>
          <table:table-cell table:style-name="ce21" office:value-type="string">
            <text:p>crock, vase, ceramic vessel w/ narrow neck</text:p>
          </table:table-cell>
          <table:table-cell table:style-name="ce21" office:value-type="string">
            <text:p>tinaja</text:p>
          </table:table-cell>
          <table:table-cell table:style-name="ce23"/>
          <table:table-cell table:style-name="ce28"/>
          <table:table-cell table:style-name="ce29" office:value-type="string">
            <text:p>/hòtɨ́-úrua/ $hòtɨ́úrúá$ (olla con cuello estrecho) %compound: pot-narrow.necked, second element does not appear alone% {GI2015:136,199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201">
            <text:p>201</text:p>
          </table:table-cell>
          <table:table-cell table:style-name="ce21" office:value-type="string">
            <text:p>cross river</text:p>
          </table:table-cell>
          <table:table-cell table:style-name="ce21" office:value-type="string">
            <text:p>cruzar el rio</text:p>
          </table:table-cell>
          <table:table-cell table:style-name="ce23"/>
          <table:table-cell table:style-name="ce28"/>
          <table:table-cell table:style-name="ce29" office:value-type="string">
            <text:p>/~péɟa-/ $pẽ́ɲã́$ (cruzar río, cruzar la maloca) @intransitive verb@ {GI2015:10}</text:p>
          </table:table-cell>
          <table:table-cell table:style-name="ce29" office:value-type="string">
            <text:p>/~heáL-/ $hẽ̀ã́$ (cruzar río, cruzar la maloca) @intransitive verb@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202">
            <text:p>202</text:p>
          </table:table-cell>
          <table:table-cell table:style-name="ce21" office:value-type="string">
            <text:p>cross-aunt</text:p>
          </table:table-cell>
          <table:table-cell table:style-name="ce21" office:value-type="string">
            <text:p>tia, hermana del padre</text:p>
          </table:table-cell>
          <table:table-cell table:style-name="ce23"/>
          <table:table-cell table:style-name="ce28"/>
          <table:table-cell table:style-name="ce29" office:value-type="string">
            <text:p>/~bèkáp-o/ $mẽ̀kã́pṍ$ (tía, FZ; mujer del mismo grupo étnico y misma generación como padre) @class is animate feminine, dependent noun@ {GI2015:69}, $mẽ̀kã̀pṍ$ (tia FZ, mujer del mismo grupo y generación como padre, vocativo) {GI2015:79}</text:p>
          </table:table-cell>
          <table:table-cell table:style-name="ce27" office:value-type="string">
            <text:p>/~bekáh-o/ $mẽ̀kã́h̃ṍ$ (tía, FZ, MBW, mujer de misma generacion y grupo como padre; de ego femenino) @class is animate feminine, dependent noun@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203">
            <text:p>203</text:p>
          </table:table-cell>
          <table:table-cell table:style-name="ce21" office:value-type="string">
            <text:p>cross-uncle</text:p>
          </table:table-cell>
          <table:table-cell table:style-name="ce21" office:value-type="string">
            <text:p>tio, hermano de madre</text:p>
          </table:table-cell>
          <table:table-cell table:style-name="ce23"/>
          <table:table-cell table:style-name="ce28"/>
          <table:table-cell table:style-name="ce29" office:value-type="string">
            <text:p>/-~bèkáp-ɨ/ $mẽ̀kã́pɨ̃́$ (tío, MB, FZH, todos los hombres de G1 y grupo de la madre; de ego masculino) @class is masculine animate, dependent noun@ {GI2015:70}</text:p>
          </table:table-cell>
          <table:table-cell table:style-name="ce27" office:value-type="string">
            <text:p>/hakó-a-~rɨbɨ/ $hàkóár̃ɨ̃́mɨ̃́$ (tío, MB) @class is animate masculine, dependent noun@ %compound: mother-PL-echo/rumor/face%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204">
            <text:p>204</text:p>
          </table:table-cell>
          <table:table-cell table:style-name="ce21" office:value-type="string">
            <text:p>crush sth hard, squash, e.g. a spider (VT)</text:p>
          </table:table-cell>
          <table:table-cell table:style-name="ce21" office:value-type="string">
            <text:p>aplastar</text:p>
          </table:table-cell>
          <table:table-cell table:style-name="ce23"/>
          <table:table-cell table:style-name="ce28"/>
          <table:table-cell table:style-name="ce29" office:value-type="string">
            <text:p>/~tápoò-/ $tã́pṍõ̀$ (aplastar) @transitive verb@ {GI2015:30}</text:p>
          </table:table-cell>
          <table:table-cell table:style-name="ce27" office:value-type="string">
            <text:p>/~tahóò/ $tã̀h̃ṍõ̀$ (aplastar) @transitive verb@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function</text:p>
          </table:table-cell>
          <table:table-cell table:style-name="ce27" office:value-type="float" office:value="205">
            <text:p>205</text:p>
          </table:table-cell>
          <table:table-cell table:style-name="ce21" office:value-type="string">
            <text:p>cry</text:p>
          </table:table-cell>
          <table:table-cell table:style-name="ce21" office:value-type="string">
            <text:p>llorar</text:p>
          </table:table-cell>
          <table:table-cell table:style-name="ce23"/>
          <table:table-cell table:style-name="ce28"/>
          <table:table-cell table:style-name="ce29" office:value-type="string">
            <text:p>/òtí-/ $òtí$ (llorar) {GI2015:210}</text:p>
          </table:table-cell>
          <table:table-cell table:style-name="ce27" office:value-type="string">
            <text:p>/otí-/ $òtí$ (llorar)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animal:bird</text:p>
          </table:table-cell>
          <table:table-cell table:style-name="ce27" office:value-type="float" office:value="206">
            <text:p>206</text:p>
          </table:table-cell>
          <table:table-cell table:style-name="ce21" office:value-type="string">
            <text:p>currasow, Crax spp</text:p>
          </table:table-cell>
          <table:table-cell table:style-name="ce21" office:value-type="string">
            <text:p>paujil</text:p>
          </table:table-cell>
          <table:table-cell table:style-name="ce23"/>
          <table:table-cell table:style-name="ce28"/>
          <table:table-cell table:style-name="ce29" office:value-type="string">
            <text:p>/~wàdopi/ $w̃ã̀nõ̀pĩ̀$ (paujil) @class is animate masculine@ {GI2015:144}</text:p>
          </table:table-cell>
          <table:table-cell table:style-name="ce27" office:value-type="string">
            <text:p>/~rohí/ $rõ̀h̃ĩ́$ (paujil) @class is animate masculine@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207">
            <text:p>207</text:p>
          </table:table-cell>
          <table:table-cell table:style-name="ce21" office:value-type="string">
            <text:p>cut (general)</text:p>
          </table:table-cell>
          <table:table-cell table:style-name="ce21" office:value-type="string">
            <text:p>cortar</text:p>
          </table:table-cell>
          <table:table-cell table:style-name="ce23"/>
          <table:table-cell table:style-name="ce28"/>
          <table:table-cell table:style-name="ce29" office:value-type="string">
            <text:p>/ɟìhé-/ $ɟìhé$ (cortar general) @transitive verb@ {GI2015:175}</text:p>
          </table:table-cell>
          <table:table-cell table:style-name="ce27" office:value-type="string">
            <text:p>/ɟihé-/ $ɟìhé$ (cortar general) @transitive verb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208">
            <text:p>208</text:p>
          </table:table-cell>
          <table:table-cell table:style-name="ce21" office:value-type="string">
            <text:p>cut, cut down, fell tree (trans)</text:p>
          </table:table-cell>
          <table:table-cell table:style-name="ce27" office:value-type="string">
            <text:p>cortar (tumbar, derrumbar, rebanar)</text:p>
          </table:table-cell>
          <table:table-cell table:style-name="ce23"/>
          <table:table-cell table:style-name="ce28"/>
          <table:table-cell table:style-name="ce29" office:value-type="string">
            <text:p>/kètí-/ $kètí$ (tumbar árbol, casa, chagra) @transitive verb@ {GI2015:52}</text:p>
          </table:table-cell>
          <table:table-cell table:style-name="ce37" office:value-type="string">
            <text:p>/~keáL-/ $kẽ̀ã́$ (tumbar árbol, chagra) @transitive verb@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209">
            <text:p>209</text:p>
          </table:table-cell>
          <table:table-cell table:style-name="ce21" office:value-type="string">
            <text:p>cut, divide carcass into parts</text:p>
          </table:table-cell>
          <table:table-cell table:style-name="ce21" office:value-type="string">
            <text:p>descuartizar, pedacear, cortar</text:p>
          </table:table-cell>
          <table:table-cell table:style-name="ce21"/>
          <table:table-cell table:style-name="ce22"/>
          <table:table-cell table:style-name="ce29" office:value-type="string">
            <text:p>/ɟìhé-hùré-/ $ɟìhéhùré$ (cortar en rodajas finas) @transitive verb@ %compound: cortar-desensartar% {GI2015:175}</text:p>
          </table:table-cell>
          <table:table-cell table:style-name="ce27" office:value-type="string">
            <text:p>/ɟihé-curé-/ $ɟìhét͡súré-/ (cortar en rodajas) @transitive verb@ %compound: cortar-desensartar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210">
            <text:p>210</text:p>
          </table:table-cell>
          <table:table-cell table:style-name="ce21" office:value-type="string">
            <text:p>cut, make cuts on the surface of obj</text:p>
          </table:table-cell>
          <table:table-cell table:style-name="ce21" office:value-type="string">
            <text:p>retalear, cortar</text:p>
          </table:table-cell>
          <table:table-cell table:style-name="ce21"/>
          <table:table-cell table:style-name="ce22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211">
            <text:p>211</text:p>
          </table:table-cell>
          <table:table-cell table:style-name="ce21" office:value-type="string">
            <text:p>cut, of hard object, into many pieces of similar size, e.g. a log; whether down central axis or not</text:p>
          </table:table-cell>
          <table:table-cell table:style-name="ce21" office:value-type="string">
            <text:p>trozar, cortar, pedacear</text:p>
          </table:table-cell>
          <table:table-cell table:style-name="ce21"/>
          <table:table-cell table:style-name="ce22"/>
          <table:table-cell table:style-name="ce29" office:value-type="string">
            <text:p>/ɟìhé-ɟɨ́rɨa/ $ɟìhéɟɨ́rɨ́á$ (picar) @transitive verb@ %compound: cut-??, second element used only in serial verb% {GI2015:175}</text:p>
          </table:table-cell>
          <table:table-cell table:style-name="ce27" office:value-type="string">
            <text:p>/ɟihé-ɟɨrɨa/ $ɟìhéɟɨ́rɨ́á$ (picar) @transitive verb@ %compound: cut-??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212">
            <text:p>212</text:p>
          </table:table-cell>
          <table:table-cell table:style-name="ce21" office:value-type="string">
            <text:p>Datura hallucinogen</text:p>
          </table:table-cell>
          <table:table-cell table:style-name="ce21" office:value-type="string">
            <text:p>toé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7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213">
            <text:p>213</text:p>
          </table:table-cell>
          <table:table-cell table:style-name="ce21" office:value-type="string">
            <text:p>daughter</text:p>
          </table:table-cell>
          <table:table-cell table:style-name="ce21" office:value-type="string">
            <text:p>hija</text:p>
          </table:table-cell>
          <table:table-cell table:style-name="ce23"/>
          <table:table-cell table:style-name="ce28"/>
          <table:table-cell table:style-name="ce29" office:value-type="string">
            <text:p>/~bàk-o/ $mã̀kõ̀$ (hija) @class is animate feminine, dependent noun@, $mã̀kṍ$ (hija, termino vocativo) {GI2015:65}</text:p>
          </table:table-cell>
          <table:table-cell table:style-name="ce27" office:value-type="string">
            <text:p>/~bakH-o/ $mã̀kṍ$ (hija) @class is animate feminine, dependent noun@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214">
            <text:p>214</text:p>
          </table:table-cell>
          <table:table-cell table:style-name="ce21" office:value-type="string">
            <text:p>daughter-in-law</text:p>
          </table:table-cell>
          <table:table-cell table:style-name="ce21" office:value-type="string">
            <text:p>nuera</text:p>
          </table:table-cell>
          <table:table-cell table:style-name="ce23"/>
          <table:table-cell table:style-name="ce28"/>
          <table:table-cell table:style-name="ce29" office:value-type="string">
            <text:p>/~pèe-po/ $pẽ̀ẽ̀põ̀$ (nuera propia, SW - no clasificatoria) @class is animate feminine, dependent noun@ {GI2015:8}</text:p>
          </table:table-cell>
          <table:table-cell table:style-name="ce27" office:value-type="string">
            <text:p>/~hée-ho/ $h̃ẽ́ẽ́h̃ṍ$ (nuera propia - no clasificatoria) @class is feminine animate, dependent noun@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temporal</text:p>
          </table:table-cell>
          <table:table-cell table:style-name="ce27" office:value-type="float" office:value="215">
            <text:p>215</text:p>
          </table:table-cell>
          <table:table-cell table:style-name="ce21" office:value-type="string">
            <text:p>dawn (VI), see the dawn</text:p>
          </table:table-cell>
          <table:table-cell table:style-name="ce21" office:value-type="string">
            <text:p>amanecer</text:p>
          </table:table-cell>
          <table:table-cell table:style-name="ce23"/>
          <table:table-cell table:style-name="ce28"/>
          <table:table-cell table:style-name="ce29" office:value-type="string">
            <text:p>/bùhú-/ $bùhú$ (amanecer, alumbrar, brillar de luna) @intransitive verb; causative = pasar la noche en vela@ {GI2015:84}</text:p>
          </table:table-cell>
          <table:table-cell table:style-name="ce27" office:value-type="string">
            <text:p>/bucú-/ $bùt͜sú$ (amanecer) @intransitive verb@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216">
            <text:p>216</text:p>
          </table:table-cell>
          <table:table-cell table:style-name="ce21" office:value-type="string">
            <text:p>deceive</text:p>
          </table:table-cell>
          <table:table-cell table:style-name="ce21" office:value-type="string">
            <text:p>engañar</text:p>
          </table:table-cell>
          <table:table-cell table:style-name="ce23"/>
          <table:table-cell table:style-name="ce28"/>
          <table:table-cell table:style-name="ce29" office:value-type="string">
            <text:p>/~í-tóò-/ $ĩ́tóò$ (engañar) @transitive verb@ %compound: say-cover% {GI2015:189}</text:p>
          </table:table-cell>
          <table:table-cell table:style-name="ce29" office:value-type="string">
            <text:p>/ɟíL-tóò-/ $ɟítòò$ (engañar) @transitive verb@ %compound: say-cover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217">
            <text:p>217</text:p>
          </table:table-cell>
          <table:table-cell table:style-name="ce21" office:value-type="string">
            <text:p>deer</text:p>
          </table:table-cell>
          <table:table-cell table:style-name="ce21" office:value-type="string">
            <text:p>venado</text:p>
          </table:table-cell>
          <table:table-cell table:style-name="ce23"/>
          <table:table-cell table:style-name="ce28"/>
          <table:table-cell table:style-name="ce29" office:value-type="string">
            <text:p>/~ɟàba/ $ɲã̀mã̀$ (venado) @class is animate masculine@ {GI2015:166}</text:p>
          </table:table-cell>
          <table:table-cell table:style-name="ce27" office:value-type="string">
            <text:p>/~ɟába/ $ɲã́mã́$ (venado) @class is animate masculine@ %also used metaphorically for 'tipití'%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function</text:p>
          </table:table-cell>
          <table:table-cell table:style-name="ce27" office:value-type="float" office:value="218">
            <text:p>218</text:p>
          </table:table-cell>
          <table:table-cell table:style-name="ce21" office:value-type="string">
            <text:p>defecate</text:p>
          </table:table-cell>
          <table:table-cell table:style-name="ce21" office:value-type="string">
            <text:p>defecar</text:p>
          </table:table-cell>
          <table:table-cell table:style-name="ce23"/>
          <table:table-cell table:style-name="ce28"/>
          <table:table-cell table:style-name="ce29" office:value-type="string">
            <text:p>/~ɨ́dà-/ $ɨ̃́nã̀$ (defecar) @intransitive verb@ {GI2015:196}</text:p>
          </table:table-cell>
          <table:table-cell table:style-name="ce27" office:value-type="string">
            <text:p>/~gɨdáL-/ $ŋɨ̃̀nã́$ (defecar) @intransitive verb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upernatural</text:p>
          </table:table-cell>
          <table:table-cell table:style-name="ce27" office:value-type="float" office:value="219">
            <text:p>219</text:p>
          </table:table-cell>
          <table:table-cell table:style-name="ce21" office:value-type="string">
            <text:p>demon/evil spirit</text:p>
          </table:table-cell>
          <table:table-cell table:style-name="ce21" office:value-type="string">
            <text:p>espiritu malo, demonio</text:p>
          </table:table-cell>
          <table:table-cell table:style-name="ce23"/>
          <table:table-cell table:style-name="ce28"/>
          <table:table-cell table:style-name="ce29" office:value-type="string">
            <text:p>/~wàtí/ $w̃ã̀tĩ́$ (espíritu maléfico, alma, sombra, reflejo) @class is animate masculine@ {GI2015:154}</text:p>
          </table:table-cell>
          <table:table-cell table:style-name="ce29" office:value-type="string">
            <text:p>/~watí/ $w̃ã̀tĩ́$ (espíritu maléfico, alma, sombra, reflejo) @class is animate masculine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function</text:p>
          </table:table-cell>
          <table:table-cell table:style-name="ce27" office:value-type="float" office:value="220">
            <text:p>220</text:p>
          </table:table-cell>
          <table:table-cell table:style-name="ce21" office:value-type="string">
            <text:p>die, NON-PLACT</text:p>
          </table:table-cell>
          <table:table-cell table:style-name="ce21" office:value-type="string">
            <text:p>morir</text:p>
          </table:table-cell>
          <table:table-cell table:style-name="ce23"/>
          <table:table-cell table:style-name="ce28"/>
          <table:table-cell table:style-name="ce29" office:value-type="string">
            <text:p>/ría-/ $ríá$ (morir, enfermar) @intransitive verb@ {GI2015:106}</text:p>
          </table:table-cell>
          <table:table-cell table:style-name="ce37" office:value-type="string">
            <text:p>/riháL-/ $rìhá$ (morir, enfermar) @intransitive verb@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function</text:p>
          </table:table-cell>
          <table:table-cell table:style-name="ce27" office:value-type="float" office:value="221">
            <text:p>221</text:p>
          </table:table-cell>
          <table:table-cell table:style-name="ce21" office:value-type="string">
            <text:p>die, PLACT</text:p>
          </table:table-cell>
          <table:table-cell table:style-name="ce21" office:value-type="string">
            <text:p>morir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3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222">
            <text:p>222</text:p>
          </table:table-cell>
          <table:table-cell table:style-name="ce21" office:value-type="string">
            <text:p>dig</text:p>
          </table:table-cell>
          <table:table-cell table:style-name="ce21" office:value-type="string">
            <text:p>cavar</text:p>
          </table:table-cell>
          <table:table-cell table:style-name="ce23"/>
          <table:table-cell table:style-name="ce28"/>
          <table:table-cell table:style-name="ce29" office:value-type="string">
            <text:p>/ɟéheà-/ $ɟéhéà$ (cavar, desenterrar) @transitive verb@ {GI2015:172}</text:p>
          </table:table-cell>
          <table:table-cell table:style-name="ce37" office:value-type="string">
            <text:p>/~kóà-/ $kṍã̀$ (cavar) @transitive verb@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material culture</text:p>
          </table:table-cell>
          <table:table-cell table:style-name="ce27" office:value-type="float" office:value="223">
            <text:p>223</text:p>
          </table:table-cell>
          <table:table-cell table:style-name="ce33" office:value-type="string">
            <text:p>digging stick</text:p>
          </table:table-cell>
          <table:table-cell table:style-name="ce21" office:value-type="string">
            <text:p>azada, azadón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224">
            <text:p>224</text:p>
          </table:table-cell>
          <table:table-cell table:style-name="ce21" office:value-type="string">
            <text:p>dirt, filth (N)</text:p>
          </table:table-cell>
          <table:table-cell table:style-name="ce21" office:value-type="string">
            <text:p>suciedad, mugre</text:p>
          </table:table-cell>
          <table:table-cell table:style-name="ce21" office:value-type="string">
            <text:p>sujeira</text:p>
          </table:table-cell>
          <table:table-cell table:style-name="ce28"/>
          <table:table-cell table:style-name="ce29" office:value-type="string">
            <text:p>/ɨ̀gé-rí/ $ɨ̀gérí$ (suciedad) %complex: be.dirty-NMLZ% {GI2015:191, GI1997:239}</text:p>
          </table:table-cell>
          <table:table-cell table:style-name="ce37" office:value-type="string">
            <text:p>/ɨé-rí/ $ɨ̀érí$ (suciedad) %complex: be.dirty-NMLZ% %despite compositionality, ɨ̀é- does not appear alone as predicate%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erception</text:p>
          </table:table-cell>
          <table:table-cell table:style-name="ce27" office:value-type="float" office:value="225">
            <text:p>225</text:p>
          </table:table-cell>
          <table:table-cell table:style-name="ce21" office:value-type="string">
            <text:p>disappear</text:p>
          </table:table-cell>
          <table:table-cell table:style-name="ce21" office:value-type="string">
            <text:p>desaparecer</text:p>
          </table:table-cell>
          <table:table-cell table:style-name="ce23"/>
          <table:table-cell table:style-name="ce28"/>
          <table:table-cell table:style-name="ce29" office:value-type="string">
            <text:p>/ɟáhì-/ $ɟáhì$ (desaparecer, esconderse, perderse) @intransitive verb@ {GI2015:169}</text:p>
          </table:table-cell>
          <table:table-cell table:style-name="ce27" office:value-type="string">
            <text:p>/ɟaɟíL-/ $ɟàɟí$ (desaparecer) @intransitive verb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226">
            <text:p>226</text:p>
          </table:table-cell>
          <table:table-cell table:style-name="ce21" office:value-type="string">
            <text:p>discard</text:p>
          </table:table-cell>
          <table:table-cell table:style-name="ce21" office:value-type="string">
            <text:p>botar</text:p>
          </table:table-cell>
          <table:table-cell table:style-name="ce23"/>
          <table:table-cell table:style-name="ce28"/>
          <table:table-cell table:style-name="ce29" office:value-type="string">
            <text:p>/rèé-/ $rèé$ (botar, desechar) @transitive verb@ {GI2015:103}</text:p>
          </table:table-cell>
          <table:table-cell table:style-name="ce27" office:value-type="string">
            <text:p>/réa-/ $réá$ (botar, desechar) @transitive verb@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227">
            <text:p>227</text:p>
          </table:table-cell>
          <table:table-cell table:style-name="ce21" office:value-type="string">
            <text:p>do</text:p>
          </table:table-cell>
          <table:table-cell table:style-name="ce21" office:value-type="string">
            <text:p>hacer</text:p>
          </table:table-cell>
          <table:table-cell table:style-name="ce23"/>
          <table:table-cell table:style-name="ce28"/>
          <table:table-cell table:style-name="ce29" office:value-type="string">
            <text:p>/átì-/ $átì$ (hacer) @transitive verb@ %allomorphs á- and átì-% {GI2015:196}</text:p>
          </table:table-cell>
          <table:table-cell table:style-name="ce27" office:value-type="string">
            <text:p>/ɟíL-/ $ɟí$ (hacer, decir) @transitive verb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228">
            <text:p>228</text:p>
          </table:table-cell>
          <table:table-cell table:style-name="ce21" office:value-type="string">
            <text:p>dolphin</text:p>
          </table:table-cell>
          <table:table-cell table:style-name="ce21" office:value-type="string">
            <text:p>bufeo, delfín</text:p>
          </table:table-cell>
          <table:table-cell table:style-name="ce23"/>
          <table:table-cell table:style-name="ce28"/>
          <table:table-cell table:style-name="ce29" office:value-type="string">
            <text:p>/ókò-pútì-túù-roa/ $ókòpútìtúùròà$ (turdina, bufeo) %compound: water-blow-put-CL:anim.coll?% %no dolphins in the Pirá% {GI2015:31}</text:p>
          </table:table-cell>
          <table:table-cell table:style-name="ce27" office:value-type="string">
            <text:p>ND %no dolphins in the Pirá%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229">
            <text:p>229</text:p>
          </table:table-cell>
          <table:table-cell table:style-name="ce45" office:value-type="string">
            <text:p>dolphin-LAX</text:p>
          </table:table-cell>
          <table:table-cell table:style-name="ce21"/>
          <table:table-cell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230">
            <text:p>230</text:p>
          </table:table-cell>
          <table:table-cell table:style-name="ce21" office:value-type="string">
            <text:p>domesticated animal, pet</text:p>
          </table:table-cell>
          <table:table-cell table:style-name="ce21" office:value-type="string">
            <text:p>animal domesticado, mascota</text:p>
          </table:table-cell>
          <table:table-cell table:style-name="ce23"/>
          <table:table-cell table:style-name="ce28"/>
          <table:table-cell table:style-name="ce29" office:value-type="string">
            <text:p>/~bídì/ $mĩ́nĩ̀$ (pájaro, mascota) @class is animate masculine; pet including non-birds@ {GI2015:73}</text:p>
          </table:table-cell>
          <table:table-cell table:style-name="ce37" office:value-type="string">
            <text:p>/~bídì/ $mĩ́nĩ̀$ (pájaro, mascota) @class is animate masculine@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31">
            <text:p>231</text:p>
          </table:table-cell>
          <table:table-cell table:style-name="ce21" office:value-type="string">
            <text:p>door</text:p>
          </table:table-cell>
          <table:table-cell table:style-name="ce21" office:value-type="string">
            <text:p>puerta</text:p>
          </table:table-cell>
          <table:table-cell table:style-name="ce23"/>
          <table:table-cell table:style-name="ce28"/>
          <table:table-cell table:style-name="ce29" office:value-type="string">
            <text:p>/hópè/ $hópè$ (puerta) @class is inanimate@ {GI2015:135}</text:p>
          </table:table-cell>
          <table:table-cell table:style-name="ce27" office:value-type="string">
            <text:p>/cohéL/ $t͜sòhé$ (puerta) @class is inanimate@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location</text:p>
          </table:table-cell>
          <table:table-cell table:style-name="ce27" office:value-type="float" office:value="232">
            <text:p>232</text:p>
          </table:table-cell>
          <table:table-cell table:style-name="ce21" office:value-type="string">
            <text:p>downriver</text:p>
          </table:table-cell>
          <table:table-cell table:style-name="ce21" office:value-type="string">
            <text:p>río abajo</text:p>
          </table:table-cell>
          <table:table-cell table:style-name="ce23"/>
          <table:table-cell table:style-name="ce28"/>
          <table:table-cell table:style-name="ce29" office:value-type="string">
            <text:p>/rókà/ $rókà$ (río abajo) @dependent noun, DEFAULT.POSS ka- prefix must appear if unpossessed@ {GI2015:111}</text:p>
          </table:table-cell>
          <table:table-cell table:style-name="ce27" office:value-type="string">
            <text:p>/roká/ $ròká$ (río abajo) @dependent noun@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233">
            <text:p>233</text:p>
          </table:table-cell>
          <table:table-cell table:style-name="ce21" office:value-type="string">
            <text:p>drink</text:p>
          </table:table-cell>
          <table:table-cell table:style-name="ce21" office:value-type="string">
            <text:p>beber, tomar</text:p>
          </table:table-cell>
          <table:table-cell table:style-name="ce23"/>
          <table:table-cell table:style-name="ce28"/>
          <table:table-cell table:style-name="ce29" office:value-type="string">
            <text:p>/étì-/ $étì$ (beber) @transitive verb@ {GI2015:194}</text:p>
          </table:table-cell>
          <table:table-cell table:style-name="ce37" office:value-type="string">
            <text:p>/idíL-/ $ìdí$ (beber) @transitive verb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234">
            <text:p>234</text:p>
          </table:table-cell>
          <table:table-cell table:style-name="ce21" office:value-type="string">
            <text:p>drip (VI)</text:p>
          </table:table-cell>
          <table:table-cell table:style-name="ce21" office:value-type="string">
            <text:p>gotear</text:p>
          </table:table-cell>
          <table:table-cell table:style-name="ce23"/>
          <table:table-cell table:style-name="ce28"/>
          <table:table-cell table:style-name="ce29" office:value-type="string">
            <text:p>/~èdí-/ $ẽ̀nĩ́$ (chorrear, gotear) @intransitive verb@ {GI2015:195}</text:p>
          </table:table-cell>
          <table:table-cell table:style-name="ce27" office:value-type="string">
            <text:p>/~édi-/ $ẽ́nĩ́$ (gotear) @intransitive verb@ {GI2015: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235">
            <text:p>235</text:p>
          </table:table-cell>
          <table:table-cell table:style-name="ce21" office:value-type="string">
            <text:p>drop, NON-PLACT</text:p>
          </table:table-cell>
          <table:table-cell table:style-name="ce21" office:value-type="string">
            <text:p>dejar caer</text:p>
          </table:table-cell>
          <table:table-cell table:style-name="ce23"/>
          <table:table-cell table:style-name="ce28"/>
          <table:table-cell table:style-name="ce29" office:value-type="string">
            <text:p>/~ɟáa-Hò/ $ɲṍõ̀$ %complex: fall-CAUS% {GI2015:176}</text:p>
          </table:table-cell>
          <table:table-cell table:style-name="ce27" office:value-type="string">
            <text:p>/ɟíL-keóL-/ $ɟíkèò$ (hacer caer) %compound: do-fall.VI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236">
            <text:p>236</text:p>
          </table:table-cell>
          <table:table-cell table:style-name="ce21" office:value-type="string">
            <text:p>drop, PLACT</text:p>
          </table:table-cell>
          <table:table-cell table:style-name="ce21" office:value-type="string">
            <text:p>dejar caer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e change</text:p>
          </table:table-cell>
          <table:table-cell table:style-name="ce27" office:value-type="float" office:value="237">
            <text:p>237</text:p>
          </table:table-cell>
          <table:table-cell table:style-name="ce21" office:value-type="string">
            <text:p>dry (VI)</text:p>
          </table:table-cell>
          <table:table-cell table:style-name="ce21" office:value-type="string">
            <text:p>secarse</text:p>
          </table:table-cell>
          <table:table-cell table:style-name="ce21" office:value-type="string">
            <text:p>secar-se</text:p>
          </table:table-cell>
          <table:table-cell table:style-name="ce28"/>
          <table:table-cell table:style-name="ce29" office:value-type="string">
            <text:p>/kárà-/ $kárà$ (secarse, estar seco) @intransitive verb@ {GI2015:50}</text:p>
          </table:table-cell>
          <table:table-cell table:style-name="ce27" office:value-type="string">
            <text:p>/kárà-/ $kárà$ (secarse, estar seco) @intransitive verb@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e change</text:p>
          </table:table-cell>
          <table:table-cell table:style-name="ce27" office:value-type="float" office:value="238">
            <text:p>238</text:p>
          </table:table-cell>
          <table:table-cell table:style-name="ce21" office:value-type="string">
            <text:p>dry (VT)</text:p>
          </table:table-cell>
          <table:table-cell table:style-name="ce21" office:value-type="string">
            <text:p>secar</text:p>
          </table:table-cell>
          <table:table-cell table:style-name="ce23"/>
          <table:table-cell table:style-name="ce28"/>
          <table:table-cell table:style-name="ce29" office:value-type="string">
            <text:p>/kára-Hò/ $káróò$ (secar) @transitive verb@ %complex: dry.VI-CAUS% {GI2015:50}</text:p>
          </table:table-cell>
          <table:table-cell table:style-name="ce27" office:value-type="string">
            <text:p>/kárà-o-/ $káròò$ (secar) @transitive verb@ %complex: dry.VI-CAUS%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239">
            <text:p>239</text:p>
          </table:table-cell>
          <table:table-cell table:style-name="ce21" office:value-type="string">
            <text:p>dust, fine dirt</text:p>
          </table:table-cell>
          <table:table-cell table:style-name="ce21" office:value-type="string">
            <text:p>polvo</text:p>
          </table:table-cell>
          <table:table-cell table:style-name="ce21" office:value-type="string">
            <text:p>poeira</text:p>
          </table:table-cell>
          <table:table-cell table:style-name="ce28"/>
          <table:table-cell table:style-name="ce29" office:value-type="string">
            <text:p>/hìta-wéta/ $hìtàwétá$ (polvo) @class is inanimate@ %compound: earth.soil-almidón% {GI2015:132}</text:p>
          </table:table-cell>
          <table:table-cell table:style-name="ce37" office:value-type="string">
            <text:p>/citá-wetá/ $t͜sìtáwétá$ (polvo) @class is inanimate@ %compound: earth.soil-almidón% {G1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40">
            <text:p>240</text:p>
          </table:table-cell>
          <table:table-cell table:style-name="ce21" office:value-type="string">
            <text:p>ear</text:p>
          </table:table-cell>
          <table:table-cell table:style-name="ce21" office:value-type="string">
            <text:p>oreja</text:p>
          </table:table-cell>
          <table:table-cell table:style-name="ce23"/>
          <table:table-cell table:style-name="ce28"/>
          <table:table-cell table:style-name="ce29" office:value-type="string">
            <text:p>/~àbóò-ro/ $ã̀mṍõ̀r̃õ̀$ (oreja) @class is inanimate; dependent noun@ %compound: root-CL:oblong% {GI2015:204}</text:p>
          </table:table-cell>
          <table:table-cell table:style-name="ce37" office:value-type="string">
            <text:p>/~gabó-ro/ $ŋã̀mṍr̃ṍ$ (oreja) @class is inanimate@ %compound: root-CL:oblong%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241">
            <text:p>241</text:p>
          </table:table-cell>
          <table:table-cell table:style-name="ce21" office:value-type="string">
            <text:p>earth, dirt, mud, soil</text:p>
          </table:table-cell>
          <table:table-cell table:style-name="ce21" office:value-type="string">
            <text:p>tierra</text:p>
          </table:table-cell>
          <table:table-cell table:style-name="ce21" office:value-type="string">
            <text:p>terra</text:p>
          </table:table-cell>
          <table:table-cell table:style-name="ce22"/>
          <table:table-cell table:style-name="ce29" office:value-type="string">
            <text:p>/hìta/ $hìtà$ (tierra, suelo) @class is inanimate@ {GI2015:132}</text:p>
          </table:table-cell>
          <table:table-cell table:style-name="ce37" office:value-type="string">
            <text:p>/citá/ $t͜sìtá$ (tierra, suelo) @class is inanimate@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242">
            <text:p>242</text:p>
          </table:table-cell>
          <table:table-cell table:style-name="ce21" office:value-type="string">
            <text:p>earth, extension of land</text:p>
          </table:table-cell>
          <table:table-cell table:style-name="ce21" office:value-type="string">
            <text:p>tierra</text:p>
          </table:table-cell>
          <table:table-cell table:style-name="ce21"/>
          <table:table-cell table:style-name="ce22"/>
          <table:table-cell table:style-name="ce29" office:value-type="string">
            <text:p>/ɟèpa/ $ɟèpà$ (tierra, mundo) @class is inanimate@ {GI2015:172}</text:p>
          </table:table-cell>
          <table:table-cell table:style-name="ce37" office:value-type="string">
            <text:p>/~túku-ro/ $tṹkṹr̃ṍ$ (tierra, mundo) @class is inanimate@ %complex: root-CL:place%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243">
            <text:p>243</text:p>
          </table:table-cell>
          <table:table-cell table:style-name="ce21" office:value-type="string">
            <text:p>eat</text:p>
          </table:table-cell>
          <table:table-cell table:style-name="ce21" office:value-type="string">
            <text:p>comer</text:p>
          </table:table-cell>
          <table:table-cell table:style-name="ce21" office:value-type="string">
            <text:p>comer</text:p>
          </table:table-cell>
          <table:table-cell table:style-name="ce28"/>
          <table:table-cell table:style-name="ce29" office:value-type="string">
            <text:p>/ɨ̀gá-/ $ɨ̀gá$ (comer) @transitive verb@ {GI2015:191}</text:p>
          </table:table-cell>
          <table:table-cell table:style-name="ce27" office:value-type="string">
            <text:p>/baá-/ $bàá$ (comer) @transitive verb@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adverbial:location</text:p>
          </table:table-cell>
          <table:table-cell table:style-name="ce27" office:value-type="float" office:value="244">
            <text:p>244</text:p>
          </table:table-cell>
          <table:table-cell table:style-name="ce33" office:value-type="string">
            <text:p>edge, relational N</text:p>
          </table:table-cell>
          <table:table-cell table:style-name="ce21" office:value-type="string">
            <text:p>borde, lado</text:p>
          </table:table-cell>
          <table:table-cell table:style-name="ce23"/>
          <table:table-cell table:style-name="ce28"/>
          <table:table-cell table:style-name="ce29" office:value-type="string">
            <text:p>/~dɨ̀góa/ $nɨ̃̀ŋṍã́$ (lado) @dependent noun, generally appears compounded with 'rightside' and 'leftside', does not appear with DEFAULT.POSS prefix@ {GI2015:100}</text:p>
          </table:table-cell>
          <table:table-cell table:style-name="ce27" office:value-type="string">
            <text:p>/katɨ́a/ $kàtɨ́á$ (lado) @dependent noun, generally compounded with possessor@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45">
            <text:p>245</text:p>
          </table:table-cell>
          <table:table-cell table:style-name="ce21" office:value-type="string">
            <text:p>egg</text:p>
          </table:table-cell>
          <table:table-cell table:style-name="ce21" office:value-type="string">
            <text:p>huevo</text:p>
          </table:table-cell>
          <table:table-cell table:style-name="ce23"/>
          <table:table-cell table:style-name="ce28"/>
          <table:table-cell table:style-name="ce29" office:value-type="string">
            <text:p>/rìá-a/ $rìáá$ (huevos) @dependent noun; class is inanimate; root is collective, this is a singulative derived with CL@ %compound: root-CL:round% {GI2015:105}</text:p>
          </table:table-cell>
          <table:table-cell table:style-name="ce37" office:value-type="string">
            <text:p>/riá-a/ $rìáá$ (huevos) @dependent noun; class is inanimate; root is collective, this form is derived with singulative@ %compound: root-CL:round% %alternative form in source is HHH%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46">
            <text:p>246</text:p>
          </table:table-cell>
          <table:table-cell table:style-name="ce21" office:value-type="string">
            <text:p>elbow</text:p>
          </table:table-cell>
          <table:table-cell table:style-name="ce21" office:value-type="string">
            <text:p>codo</text:p>
          </table:table-cell>
          <table:table-cell table:style-name="ce23"/>
          <table:table-cell table:style-name="ce28"/>
          <table:table-cell table:style-name="ce29" office:value-type="string">
            <text:p>/rìká-~hàá-rí-kà/ $rìkáh̃ã̀ã́ríkà$ (codo) %compound: arm-put.inside/enter-NMLZ-CL:rounded% {GI2015:107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sociality</text:p>
          </table:table-cell>
          <table:table-cell table:style-name="ce27" office:value-type="float" office:value="247">
            <text:p>247</text:p>
          </table:table-cell>
          <table:table-cell table:style-name="ce21" office:value-type="string">
            <text:p>embrace, hug</text:p>
          </table:table-cell>
          <table:table-cell table:style-name="ce21" office:value-type="string">
            <text:p>abrazar</text:p>
          </table:table-cell>
          <table:table-cell table:style-name="ce23"/>
          <table:table-cell table:style-name="ce28"/>
          <table:table-cell table:style-name="ce29" office:value-type="string">
            <text:p>/~éò-tùú-/ $ẽ́õ̀tùú$ (sostener, abrazar) %compound: underneath.rel.N-'lift'$ {GI2015:196}</text:p>
          </table:table-cell>
          <table:table-cell table:style-name="ce27" office:value-type="string">
            <text:p>/~éò-túu-/ $ẽ́õ̀tùù$ (abrazar) %compound: underneath-'lift'%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248">
            <text:p>248</text:p>
          </table:table-cell>
          <table:table-cell table:style-name="ce21" office:value-type="string">
            <text:p>emit noise, sound</text:p>
          </table:table-cell>
          <table:table-cell table:style-name="ce21" office:value-type="string">
            <text:p>sonar</text:p>
          </table:table-cell>
          <table:table-cell table:style-name="ce23"/>
          <table:table-cell table:style-name="ce28"/>
          <table:table-cell table:style-name="ce29" office:value-type="string">
            <text:p>/bɨ̀hɨ́-/ $bɨ̀hɨ́$ (sonar) @intransitive verb@ {GI2015:88}</text:p>
          </table:table-cell>
          <table:table-cell table:style-name="ce27" office:value-type="string">
            <text:p>/bɨcɨ́-/ $bɨ̀t͜sɨ́$ (sonar)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adverbial:location</text:p>
          </table:table-cell>
          <table:table-cell table:style-name="ce27" office:value-type="float" office:value="249">
            <text:p>249</text:p>
          </table:table-cell>
          <table:table-cell table:style-name="ce33" office:value-type="string">
            <text:p>end/tip, relational N</text:p>
          </table:table-cell>
          <table:table-cell table:style-name="ce21" office:value-type="string">
            <text:p>punta</text:p>
          </table:table-cell>
          <table:table-cell table:style-name="ce23"/>
          <table:table-cell table:style-name="ce28"/>
          <table:table-cell table:style-name="ce29" office:value-type="string">
            <text:p>/ɟápà/ $ɟápà$ (fin, punta) @dependent noun, class is inanimate@ {GI2015:170}</text:p>
          </table:table-cell>
          <table:table-cell table:style-name="ce27" office:value-type="string">
            <text:p>/gahá/ $gàhá$ (punta)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250">
            <text:p>250</text:p>
          </table:table-cell>
          <table:table-cell table:style-name="ce21" office:value-type="string">
            <text:p>enter</text:p>
          </table:table-cell>
          <table:table-cell table:style-name="ce21" office:value-type="string">
            <text:p>entrar</text:p>
          </table:table-cell>
          <table:table-cell table:style-name="ce23"/>
          <table:table-cell table:style-name="ce28"/>
          <table:table-cell table:style-name="ce41" office:value-type="string">
            <text:p>ND?? {GI2015}</text:p>
          </table:table-cell>
          <table:table-cell table:style-name="ce27" office:value-type="string">
            <text:p>/oháL-/ $òhá$ (entrar al monte)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251">
            <text:p>251</text:p>
          </table:table-cell>
          <table:table-cell table:style-name="ce33" office:value-type="string">
            <text:p>enter (a closed space, telic V)</text:p>
          </table:table-cell>
          <table:table-cell table:style-name="ce21" office:value-type="string">
            <text:p>entrar</text:p>
          </table:table-cell>
          <table:table-cell table:style-name="ce23"/>
          <table:table-cell table:style-name="ce28"/>
          <table:table-cell table:style-name="ce29" office:value-type="string">
            <text:p>/~háà-/ $h̃ã́ã̀$ (entrar) @intransitive verb@ {GI2015:122}, /~hàá-/ $h̃ã̀ã́$ (poner adentro de un espacio cerrado) @transitive verb@ {GI2015:122}</text:p>
          </table:table-cell>
          <table:table-cell table:style-name="ce27" office:value-type="string">
            <text:p>/~caháL-/ $t͜sàhá$ (entrar ej. en maloca, meterse ej. una nigua en la pie) @intransitive verb@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252">
            <text:p>252</text:p>
          </table:table-cell>
          <table:table-cell table:style-name="ce33" office:value-type="string">
            <text:p>Erisma japura</text:p>
          </table:table-cell>
          <table:table-cell table:style-name="ce27" office:value-type="string">
            <text:p>yapurá</text:p>
          </table:table-cell>
          <table:table-cell table:style-name="ce23"/>
          <table:table-cell table:style-name="ce28"/>
          <table:table-cell table:style-name="ce29" office:value-type="string">
            <text:p>/báti/ $bátí$ (yapurá, Erisma japura) @class is inanimate@ {GI2015:67}</text:p>
          </table:table-cell>
          <table:table-cell table:style-name="ce29" office:value-type="string">
            <text:p>/badíL/ $bàdí$ (yapurá, Erisma japura) @class is inanimate@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253">
            <text:p>253</text:p>
          </table:table-cell>
          <table:table-cell table:style-name="ce33" office:value-type="string">
            <text:p>Erythroxylum coca</text:p>
          </table:table-cell>
          <table:table-cell table:style-name="ce21" office:value-type="string">
            <text:p>coca</text:p>
          </table:table-cell>
          <table:table-cell table:style-name="ce23"/>
          <table:table-cell table:style-name="ce28"/>
          <table:table-cell table:style-name="ce29" office:value-type="string">
            <text:p>/pátù/ $pátù$ (coca) @class is inanimate@ {GI2015:6}</text:p>
          </table:table-cell>
          <table:table-cell table:style-name="ce27" office:value-type="string">
            <text:p>/kahí/ $kàhí$ (coca, Banisteriopsis caapi) @class is inanimate@ {GI2015:3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254">
            <text:p>254</text:p>
          </table:table-cell>
          <table:table-cell table:style-name="ce33" office:value-type="string">
            <text:p>Euterpe precatoria</text:p>
          </table:table-cell>
          <table:table-cell table:style-name="ce21" office:value-type="string">
            <text:p>huasaí</text:p>
          </table:table-cell>
          <table:table-cell table:style-name="ce21" office:value-type="string">
            <text:p>açai</text:p>
          </table:table-cell>
          <table:table-cell table:style-name="ce28"/>
          <table:table-cell table:style-name="ce29" office:value-type="string">
            <text:p>/~bípi/ $mĩ́pĩ́$ (wasaí, asaí) @class is inanimate@ {GI2015:74}</text:p>
          </table:table-cell>
          <table:table-cell table:style-name="ce29" office:value-type="string">
            <text:p>/~bihí/ $mĩ̀h̃ĩ́$ (wasaí, asaí) @class is inanimate@ {GI2015:7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255">
            <text:p>255</text:p>
          </table:table-cell>
          <table:table-cell table:style-name="ce21" office:value-type="string">
            <text:p>existential verb</text:p>
          </table:table-cell>
          <table:table-cell table:style-name="ce21" office:value-type="string">
            <text:p>haber, existir</text:p>
          </table:table-cell>
          <table:table-cell table:style-name="ce23"/>
          <table:table-cell table:style-name="ce28"/>
          <table:table-cell table:style-name="ce29" office:value-type="string">
            <text:p>/~ádi-/ $ã́nĩ́$ (ser, existir, haber, vivir) @copula verb, allomorphs: ã́-, ã́nĩ́-, nĩ́-@ {GI2015:205}</text:p>
          </table:table-cell>
          <table:table-cell table:style-name="ce27" office:value-type="string">
            <text:p>/~ɟáa-/ $ɲã́ã́$ (ser, existir, haber, vivir) @copula verb, allomorphs ɲã́ã́ and ɲã́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256">
            <text:p>256</text:p>
          </table:table-cell>
          <table:table-cell table:style-name="ce21" office:value-type="string">
            <text:p>exit</text:p>
          </table:table-cell>
          <table:table-cell table:style-name="ce21" office:value-type="string">
            <text:p>salir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257">
            <text:p>257</text:p>
          </table:table-cell>
          <table:table-cell table:style-name="ce44" office:value-type="string">
            <text:p>exit (a closed space, telic motion verb)</text:p>
          </table:table-cell>
          <table:table-cell table:style-name="ce21" office:value-type="string">
            <text:p>salir</text:p>
          </table:table-cell>
          <table:table-cell table:style-name="ce23"/>
          <table:table-cell table:style-name="ce28"/>
          <table:table-cell table:style-name="ce29" office:value-type="string">
            <text:p>/bútì-/ $bútì$ (salir de la maloca) @intransitive verb@ {GI2015:86}</text:p>
          </table:table-cell>
          <table:table-cell table:style-name="ce29" office:value-type="string">
            <text:p>/budíL-/ $bùdí$ (salir de la maloca) @intransitive verb@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258">
            <text:p>258</text:p>
          </table:table-cell>
          <table:table-cell table:style-name="ce21" office:value-type="string">
            <text:p>expand, open, e.g of a flower or canoe, VI</text:p>
          </table:table-cell>
          <table:table-cell table:style-name="ce21" office:value-type="string">
            <text:p>reventar, abrirse</text:p>
          </table:table-cell>
          <table:table-cell table:style-name="ce23"/>
          <table:table-cell table:style-name="ce28"/>
          <table:table-cell table:style-name="ce29" office:value-type="string">
            <text:p>/páti-/ $pátí$ (abrirse, revantarse, hablando de un objeto de 3 dimensiones) {GI2015:5}</text:p>
          </table:table-cell>
          <table:table-cell table:style-name="ce27" office:value-type="string">
            <text:p>/hatíL-/ $hàtí$ (abrirse, reventarse)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59">
            <text:p>259</text:p>
          </table:table-cell>
          <table:table-cell table:style-name="ce21" office:value-type="string">
            <text:p>eye</text:p>
          </table:table-cell>
          <table:table-cell table:style-name="ce21" office:value-type="string">
            <text:p>ojo</text:p>
          </table:table-cell>
          <table:table-cell table:style-name="ce21" office:value-type="string">
            <text:p>olho</text:p>
          </table:table-cell>
          <table:table-cell table:style-name="ce28"/>
          <table:table-cell table:style-name="ce29" office:value-type="string">
            <text:p>/kápè-a/ $kápèà$ (ojo) @class is inanimate@ %complex: root-CL:round% {GI2015:48}</text:p>
          </table:table-cell>
          <table:table-cell table:style-name="ce29" office:value-type="string">
            <text:p>/kahé-a/ $kàhéá$ (ojo) @class is inanimate@ %complex: root-CL:round%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60">
            <text:p>260</text:p>
          </table:table-cell>
          <table:table-cell table:style-name="ce21" office:value-type="string">
            <text:p>face</text:p>
          </table:table-cell>
          <table:table-cell table:style-name="ce21" office:value-type="string">
            <text:p>cara</text:p>
          </table:table-cell>
          <table:table-cell table:style-name="ce23"/>
          <table:table-cell table:style-name="ce28"/>
          <table:table-cell table:style-name="ce29" office:value-type="string">
            <text:p>/rìɟa-a/ $rìjàà$ (cara) @dependent noun, inanimate@ %complex: face-CL:round% {GI2015:108}</text:p>
          </table:table-cell>
          <table:table-cell table:style-name="ce27" office:value-type="string">
            <text:p>/río-a/ $ríóá$ (cara) %complex: root-CL:round% %variant: ríwá%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261">
            <text:p>261</text:p>
          </table:table-cell>
          <table:table-cell table:style-name="ce21" office:value-type="string">
            <text:p>fall, NON-PLACT</text:p>
          </table:table-cell>
          <table:table-cell table:style-name="ce21" office:value-type="string">
            <text:p>caer</text:p>
          </table:table-cell>
          <table:table-cell table:style-name="ce21" office:value-type="string">
            <text:p>cair</text:p>
          </table:table-cell>
          <table:table-cell table:style-name="ce28"/>
          <table:table-cell table:style-name="ce29" office:value-type="string">
            <text:p>/~ɟáa-/ $ɲã́ã́$ (caer) {GI2015:166}</text:p>
          </table:table-cell>
          <table:table-cell table:style-name="ce37" office:value-type="string">
            <text:p>/kedíL-/ $kèdí$ (caer)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262">
            <text:p>262</text:p>
          </table:table-cell>
          <table:table-cell table:style-name="ce21" office:value-type="string">
            <text:p>fall, PLACT</text:p>
          </table:table-cell>
          <table:table-cell table:style-name="ce21" office:value-type="string">
            <text:p>cae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63">
            <text:p>263</text:p>
          </table:table-cell>
          <table:table-cell table:style-name="ce21" office:value-type="string">
            <text:p>fan</text:p>
          </table:table-cell>
          <table:table-cell table:style-name="ce21" office:value-type="string">
            <text:p>abanico</text:p>
          </table:table-cell>
          <table:table-cell table:style-name="ce23"/>
          <table:table-cell table:style-name="ce28"/>
          <table:table-cell table:style-name="ce29" office:value-type="string">
            <text:p>/~wèdí-ro/ $w̃ẽ̀nĩ́r̃ṍ$ (abanico) @class is inanimate@ %complex: root-CL:oblong% {GI2015:157}</text:p>
          </table:table-cell>
          <table:table-cell table:style-name="ce29" office:value-type="string">
            <text:p>/~wédi-ro/ $w̃ẽ́nĩ́r̃ṍ$ (abanico) @class is inanimate@ %complex: root-CL:oblong%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location</text:p>
          </table:table-cell>
          <table:table-cell table:style-name="ce27" office:value-type="float" office:value="264">
            <text:p>264</text:p>
          </table:table-cell>
          <table:table-cell table:style-name="ce21" office:value-type="string">
            <text:p>far</text:p>
          </table:table-cell>
          <table:table-cell table:style-name="ce21" office:value-type="string">
            <text:p>lejos</text:p>
          </table:table-cell>
          <table:table-cell table:style-name="ce21" office:value-type="string">
            <text:p>longe</text:p>
          </table:table-cell>
          <table:table-cell table:style-name="ce28"/>
          <table:table-cell table:style-name="ce29" office:value-type="string">
            <text:p>/ɟóa-/ $ɟóá$ (ser largo, lejos; durar) @stative verb@ {GI2015:177}</text:p>
          </table:table-cell>
          <table:table-cell table:style-name="ce37" office:value-type="string">
            <text:p>/ɟóà-/ $ɟóà$ (ser largo, lejos) @stative verb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manner</text:p>
          </table:table-cell>
          <table:table-cell table:style-name="ce27" office:value-type="float" office:value="265">
            <text:p>265</text:p>
          </table:table-cell>
          <table:table-cell table:style-name="ce21" office:value-type="string">
            <text:p>fast</text:p>
          </table:table-cell>
          <table:table-cell table:style-name="ce21" office:value-type="string">
            <text:p>rápido</text:p>
          </table:table-cell>
          <table:table-cell table:style-name="ce23"/>
          <table:table-cell table:style-name="ce28"/>
          <table:table-cell table:style-name="ce29" office:value-type="string">
            <text:p>/~tíba-/ $tĩ́mã́$ (ser rápido) @stative verb@ {GI2015:32}</text:p>
          </table:table-cell>
          <table:table-cell table:style-name="ce27" office:value-type="string">
            <text:p>/~tíbà/ $tĩ́mã̀$ (hacer rapido) %generally in second element of serial verb% {GI1997:2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66">
            <text:p>266</text:p>
          </table:table-cell>
          <table:table-cell table:style-name="ce21" office:value-type="string">
            <text:p>fat, grease</text:p>
          </table:table-cell>
          <table:table-cell table:style-name="ce21" office:value-type="string">
            <text:p>grasa, manteca</text:p>
          </table:table-cell>
          <table:table-cell table:style-name="ce21" office:value-type="string">
            <text:p>gordura</text:p>
          </table:table-cell>
          <table:table-cell table:style-name="ce28"/>
          <table:table-cell table:style-name="ce29" office:value-type="string">
            <text:p>/ɨ̀he/ $ɨ̀hè$ (grasa, aceite) @class is inanimate@ {GI2015:191}</text:p>
          </table:table-cell>
          <table:table-cell table:style-name="ce37" office:value-type="string">
            <text:p>/ɨɟé/ $ɨ̀ɟé$ (grasa, aceite) @class is inanimate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267">
            <text:p>267</text:p>
          </table:table-cell>
          <table:table-cell table:style-name="ce21" office:value-type="string">
            <text:p>father</text:p>
          </table:table-cell>
          <table:table-cell table:style-name="ce21" office:value-type="string">
            <text:p>padre</text:p>
          </table:table-cell>
          <table:table-cell table:style-name="ce21" office:value-type="string">
            <text:p>pai</text:p>
          </table:table-cell>
          <table:table-cell table:style-name="ce28"/>
          <table:table-cell table:style-name="ce37" office:value-type="string">
            <text:p>/pàk-ɨ/ $pàkɨ̀$ (padre biológico - no clasificatorio, termino referencial) @class is animate masculine@ %complex: parent-CL:masc% {GI2015:4}, /káà-kɨ/ $káàkɨ̀$ (padre biológico - no clasificatorio, termino referencial) {GI2015:9}</text:p>
          </table:table-cell>
          <table:table-cell table:style-name="ce37" office:value-type="string">
            <text:p>/hakH-ɨ/ $hàkɨ́$ (padre) @class is animate masculine@ %complex: root-CL:masc% {GI2015:9}, /káà-kɨ/ $káàkɨ̀$ (padre, termino referencial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268">
            <text:p>268</text:p>
          </table:table-cell>
          <table:table-cell table:style-name="ce21" office:value-type="string">
            <text:p>father-in-law</text:p>
          </table:table-cell>
          <table:table-cell table:style-name="ce21" office:value-type="string">
            <text:p>suegro</text:p>
          </table:table-cell>
          <table:table-cell table:style-name="ce23"/>
          <table:table-cell table:style-name="ce28"/>
          <table:table-cell table:style-name="ce29" office:value-type="string">
            <text:p>/~bàa-~ɟìk-ɨ/ $mã̀ã̀ɲĩ̀kɨ̃̀$ (suegro) @class is animate masculine@ %compound: feathers??-grandparent-CL:masc% {GI2015:60}</text:p>
          </table:table-cell>
          <table:table-cell table:style-name="ce27" office:value-type="string">
            <text:p>/~úba-~ɟɨkH-ɨ/ $ṹmã́ɲĩ́kɨ̃́$ (suegro, HF) %compound: ??-grandparent-CL:masc% @class is animate + CL M@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kinship</text:p>
          </table:table-cell>
          <table:table-cell table:style-name="ce27" office:value-type="float" office:value="269">
            <text:p>269</text:p>
          </table:table-cell>
          <table:table-cell table:style-name="ce33" office:value-type="string">
            <text:p>father's brother</text:p>
          </table:table-cell>
          <table:table-cell table:style-name="ce21" office:value-type="string">
            <text:p>tío, hermano del padre</text:p>
          </table:table-cell>
          <table:table-cell table:style-name="ce23"/>
          <table:table-cell table:style-name="ce22" office:value-type="string">
            <text:p>note if different from FATHER</text:p>
          </table:table-cell>
          <table:table-cell table:style-name="ce29" office:value-type="string">
            <text:p>/~bɨ́gL-ɨ/ $mɨ̃́ŋɨ̃̀$ (tío, FB; MZH; todos los tatuyos de la generacion del padre) @class is animate masculine@ %complex: root-CL:masc% {GI2015:88}</text:p>
          </table:table-cell>
          <table:table-cell table:style-name="ce27" office:value-type="string">
            <text:p>/bɨ́a-~bɨ̀/ $bɨ́ámɨ̃̀$ (tío, FB; MZH; hombre de misma generación y grupo como el padre; referencial y vocativo) @class is animate masculine@ %complex: root-singulative?%, /bɨ́a/ $bɨ́á$ (tío, FB, termino vocativo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gnition</text:p>
          </table:table-cell>
          <table:table-cell table:style-name="ce27" office:value-type="float" office:value="270">
            <text:p>270</text:p>
          </table:table-cell>
          <table:table-cell table:style-name="ce21" office:value-type="string">
            <text:p>fear</text:p>
          </table:table-cell>
          <table:table-cell table:style-name="ce21" office:value-type="string">
            <text:p>tener miedo</text:p>
          </table:table-cell>
          <table:table-cell table:style-name="ce21" office:value-type="string">
            <text:p>ter medo</text:p>
          </table:table-cell>
          <table:table-cell table:style-name="ce28"/>
          <table:table-cell table:style-name="ce29" office:value-type="string">
            <text:p>/úwi-/ $úwí$ (tener miedo) @intransitive verb@ {GI2015:190}</text:p>
          </table:table-cell>
          <table:table-cell table:style-name="ce37" office:value-type="string">
            <text:p>/gúì-/ $gúì$ (tener miedo) @intransitive verb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71">
            <text:p>271</text:p>
          </table:table-cell>
          <table:table-cell table:style-name="ce21" office:value-type="string">
            <text:p>feces</text:p>
          </table:table-cell>
          <table:table-cell table:style-name="ce21" office:value-type="string">
            <text:p>heces, excremento, materia fecal, mierda</text:p>
          </table:table-cell>
          <table:table-cell table:style-name="ce23"/>
          <table:table-cell table:style-name="ce28"/>
          <table:table-cell table:style-name="ce29" office:value-type="string">
            <text:p>/ɨ̀ta/ $ɨ̀tà$ (excremento) @class is inanimate@ {GI2015:193}</text:p>
          </table:table-cell>
          <table:table-cell table:style-name="ce27" office:value-type="string">
            <text:p>/gɨdá/ $gɨ̀dá$ (excremento) @class is inanimate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272">
            <text:p>272</text:p>
          </table:table-cell>
          <table:table-cell table:style-name="ce27" office:value-type="string">
            <text:p>feed, offer food (trans)</text:p>
          </table:table-cell>
          <table:table-cell table:style-name="ce21" office:value-type="string">
            <text:p>alimentar, dar de comer</text:p>
          </table:table-cell>
          <table:table-cell table:style-name="ce23"/>
          <table:table-cell table:style-name="ce28"/>
          <table:table-cell table:style-name="ce29" office:value-type="string">
            <text:p>/~dúu-/ $nṹṹ$ (alimentar) @transitive verb@ {GI2015:99}</text:p>
          </table:table-cell>
          <table:table-cell table:style-name="ce27" office:value-type="string">
            <text:p>/ekáL-/ $èká$ (alimentar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273">
            <text:p>273</text:p>
          </table:table-cell>
          <table:table-cell table:style-name="ce27" office:value-type="string">
            <text:p>feel hot, of person</text:p>
          </table:table-cell>
          <table:table-cell table:style-name="ce21" office:value-type="string">
            <text:p>tener calor</text:p>
          </table:table-cell>
          <table:table-cell table:style-name="ce21"/>
          <table:table-cell table:style-name="ce22"/>
          <table:table-cell table:style-name="ce29" office:value-type="string">
            <text:p>/áhì-/ $áhì$ (estar caliente, hacer calor) @stative verb@ {GI2015:197}</text:p>
          </table:table-cell>
          <table:table-cell table:style-name="ce27" office:value-type="string">
            <text:p>/acíL-/ $àt͜sí$ (estar caliente, hacer calor) @stative verb@ {GI2015:1}</text:p>
          </table:table-cell>
          <table:table-cell table:number-columns-repeated="2"/>
          <table:table-cell table:number-columns-repeated="17" table:style-name="ce23"/>
        </table:table-row>
        <table:table-row table:style-name="ro2">
          <table:table-cell table:style-name="ce21" office:value-type="string">
            <text:p>state change</text:p>
          </table:table-cell>
          <table:table-cell table:style-name="ce27" office:value-type="float" office:value="274">
            <text:p>274</text:p>
          </table:table-cell>
          <table:table-cell table:style-name="ce21" office:value-type="string">
            <text:p>ferment, become fermented/sour (VI)</text:p>
          </table:table-cell>
          <table:table-cell table:style-name="ce21" office:value-type="string">
            <text:p>fermentar</text:p>
          </table:table-cell>
          <table:table-cell table:style-name="ce23"/>
          <table:table-cell table:style-name="ce28"/>
          <table:table-cell table:style-name="ce29" office:value-type="string">
            <text:p>/~pábɨ-/ $pã́mɨ̃́$ (fermentar) @intransitive verb@ {GI2015:2}</text:p>
          </table:table-cell>
          <table:table-cell table:style-name="ce27" office:value-type="string">
            <text:p>/~habɨ́L-/ $h̃ã̀mɨ̃́$ (fermentar) @intransitive verb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275">
            <text:p>275</text:p>
          </table:table-cell>
          <table:table-cell table:style-name="ce21" office:value-type="string">
            <text:p>few</text:p>
          </table:table-cell>
          <table:table-cell table:style-name="ce21" office:value-type="string">
            <text:p>poco(s)</text:p>
          </table:table-cell>
          <table:table-cell table:style-name="ce21" office:value-type="string">
            <text:p>pouco(s)</text:p>
          </table:table-cell>
          <table:table-cell table:style-name="ce28"/>
          <table:table-cell table:style-name="ce29" office:value-type="string">
            <text:p>/~òkó-~àka/ $õ̀kṍã̀kà$ (pequeño, poco) @small-DIM, derived noun@ {GI2015:23}</text:p>
          </table:table-cell>
          <table:table-cell table:style-name="ce37" office:value-type="string">
            <text:p>/~bohóL-ro-ákà/ $mõ̀h̃ṍr̃õ̀ã̀kã̀$ %compound: small-CL:singl-DIM%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sociality</text:p>
          </table:table-cell>
          <table:table-cell table:style-name="ce27" office:value-type="float" office:value="276">
            <text:p>276</text:p>
          </table:table-cell>
          <table:table-cell table:style-name="ce21" office:value-type="string">
            <text:p>fight</text:p>
          </table:table-cell>
          <table:table-cell table:style-name="ce21" office:value-type="string">
            <text:p>pelear</text:p>
          </table:table-cell>
          <table:table-cell table:style-name="ce23"/>
          <table:table-cell table:style-name="ce28"/>
          <table:table-cell table:style-name="ce29" office:value-type="string">
            <text:p>/~kée-/ $kẽ́ẽ́$ (pegarle a alguien) {GI2015:51}, /~ábè-~kée-/ $ã́mẽ̀kẽ́ẽ́$ (pelear) %complex: RECIP-hit.person% {GI2015:204}</text:p>
          </table:table-cell>
          <table:table-cell table:style-name="ce37" office:value-type="string">
            <text:p>/~gábe(ri)-~kéà-/ $ŋã́mẽ́r̃ĩ́ kẽ́ã̀$ (pelear) %phrase, not compound: RECIP-NMLZ hit.person% @RECIP element is syntactically a verb but never appears alone as predicate@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277">
            <text:p>277</text:p>
          </table:table-cell>
          <table:table-cell table:style-name="ce21" office:value-type="string">
            <text:p>fill (VI)</text:p>
          </table:table-cell>
          <table:table-cell table:style-name="ce21" office:value-type="string">
            <text:p>llenar</text:p>
          </table:table-cell>
          <table:table-cell table:style-name="ce23"/>
          <table:table-cell table:style-name="ce28"/>
          <table:table-cell table:style-name="ce29" office:value-type="string">
            <text:p>/híraa-/ $híráá$ (estar lleno) @stative verb@ {GI2015:131}</text:p>
          </table:table-cell>
          <table:table-cell table:style-name="ce27" office:value-type="string">
            <text:p>/~hɨbɨ́L-/ $h̃ɨ̃mɨ̃$ (estar lleno) @stative verb@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278">
            <text:p>278</text:p>
          </table:table-cell>
          <table:table-cell table:style-name="ce21" office:value-type="string">
            <text:p>fill (VT)</text:p>
          </table:table-cell>
          <table:table-cell table:style-name="ce21" office:value-type="string">
            <text:p>llenar</text:p>
          </table:table-cell>
          <table:table-cell table:style-name="ce23"/>
          <table:table-cell table:style-name="ce28"/>
          <table:table-cell table:style-name="ce29" office:value-type="string">
            <text:p>/híraa-Hò/ $híróò$ (llenar) @transitive verb@ {GI2015:131}</text:p>
          </table:table-cell>
          <table:table-cell table:style-name="ce27" office:value-type="string">
            <text:p>/~hɨbɨ́-ò-/ $h̃ɨ̃̀mɨ̃́õ̀$ (llenar) @transitive verb@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erception</text:p>
          </table:table-cell>
          <table:table-cell table:style-name="ce27" office:value-type="float" office:value="279">
            <text:p>279</text:p>
          </table:table-cell>
          <table:table-cell table:style-name="ce21" office:value-type="string">
            <text:p>find object</text:p>
          </table:table-cell>
          <table:table-cell table:style-name="ce21" office:value-type="string">
            <text:p>encontrar, hallar</text:p>
          </table:table-cell>
          <table:table-cell table:style-name="ce21"/>
          <table:table-cell table:style-name="ce22"/>
          <table:table-cell table:style-name="ce29" office:value-type="string">
            <text:p>/bɨ́gà-/ $bɨ́gà$ (encontrar algo) @transitive verb@ {GI2015:87}</text:p>
          </table:table-cell>
          <table:table-cell table:style-name="ce27" office:value-type="string">
            <text:p>/bɨhá-/ $bɨ̀há$ (encontrar algo) @transitive verb@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sociality</text:p>
          </table:table-cell>
          <table:table-cell table:style-name="ce27" office:value-type="float" office:value="280">
            <text:p>280</text:p>
          </table:table-cell>
          <table:table-cell table:style-name="ce27" office:value-type="string">
            <text:p>find, meet person</text:p>
          </table:table-cell>
          <table:table-cell table:style-name="ce21" office:value-type="string">
            <text:p>reunir, encontrar, hallar, topar</text:p>
          </table:table-cell>
          <table:table-cell table:style-name="ce23"/>
          <table:table-cell table:style-name="ce28"/>
          <table:table-cell table:style-name="ce29" office:value-type="string">
            <text:p>/bòká-/ $bòká$ (encontrar, toparse con alguien, hacer algo simultaneamente) @transitive verb@ {GI2015:78}</text:p>
          </table:table-cell>
          <table:table-cell table:style-name="ce27" office:value-type="string">
            <text:p>/boká-/ $bòká$ (encontrar, toparse con alguien, hacer algo simultaneamente) @transitive verb@ {GI2015:7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81">
            <text:p>281</text:p>
          </table:table-cell>
          <table:table-cell table:style-name="ce21" office:value-type="string">
            <text:p>finger</text:p>
          </table:table-cell>
          <table:table-cell table:style-name="ce21" office:value-type="string">
            <text:p>dedo</text:p>
          </table:table-cell>
          <table:table-cell table:style-name="ce23"/>
          <table:table-cell table:style-name="ce28"/>
          <table:table-cell table:style-name="ce29" office:value-type="string">
            <text:p>/~wàbó-~húà/ $w̃̀ãmṍh̃ṹã̀$ (dedo) @class is inanimate@ %compound: hand-finger% {GI2015:136}</text:p>
          </table:table-cell>
          <table:table-cell table:style-name="ce27" office:value-type="string">
            <text:p>/~ábo-~wacoa/ $ã́mṍw̃ã́t͜sõ̀ã̀$ (dedo) @class is inanimate@ %compound: hand-??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82">
            <text:p>282</text:p>
          </table:table-cell>
          <table:table-cell table:style-name="ce21" office:value-type="string">
            <text:p>fingernail/toenail/claw</text:p>
          </table:table-cell>
          <table:table-cell table:style-name="ce21" office:value-type="string">
            <text:p>uña, garra</text:p>
          </table:table-cell>
          <table:table-cell table:style-name="ce23"/>
          <table:table-cell table:style-name="ce28"/>
          <table:table-cell table:style-name="ce29" office:value-type="string">
            <text:p>/~wàbó-áheL-ro/ $w̃ã̀mṍáhérò$ (uña, garra) @class is inanimate@ %compound: hand-skin-CL:oblong% {GI2015:15}</text:p>
          </table:table-cell>
          <table:table-cell table:style-name="ce27" office:value-type="string">
            <text:p>/~áboL-gacé-ro/ $ã́mṍgát͜sèrò$ (uña, garra) @class is inanimate@ %compound: hand-skin-CL:oblong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spectual</text:p>
          </table:table-cell>
          <table:table-cell table:style-name="ce27" office:value-type="float" office:value="283">
            <text:p>283</text:p>
          </table:table-cell>
          <table:table-cell table:style-name="ce21" office:value-type="string">
            <text:p>finish (VI)</text:p>
          </table:table-cell>
          <table:table-cell table:style-name="ce21" office:value-type="string">
            <text:p>acabar/terminar</text:p>
          </table:table-cell>
          <table:table-cell table:style-name="ce23"/>
          <table:table-cell table:style-name="ce28"/>
          <table:table-cell table:style-name="ce29" office:value-type="string">
            <text:p>/pétì-/ $pétì$ (acabarse, terminarse) @intransitive verb@ %means 'all S VERB' or 'A VERB all O' in serial verb% %synchronically unanalyzable% {GI2015:10}</text:p>
          </table:table-cell>
          <table:table-cell table:style-name="ce27" office:value-type="string">
            <text:p>/hedíL-/ $hèdí$ (acabarse, terminarse) @intransitive verb@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spectual</text:p>
          </table:table-cell>
          <table:table-cell table:style-name="ce27" office:value-type="float" office:value="284">
            <text:p>284</text:p>
          </table:table-cell>
          <table:table-cell table:style-name="ce21" office:value-type="string">
            <text:p>finish (VT)</text:p>
          </table:table-cell>
          <table:table-cell table:style-name="ce21" office:value-type="string">
            <text:p>acabar, terminar (completar)</text:p>
          </table:table-cell>
          <table:table-cell table:style-name="ce23"/>
          <table:table-cell table:style-name="ce28"/>
          <table:table-cell table:style-name="ce29" office:value-type="string">
            <text:p>/péò-/ $péò$ (acabar, terminar) @transitive verb@ %synchronically unanalyzable% {GI2015:8}</text:p>
          </table:table-cell>
          <table:table-cell table:style-name="ce27" office:value-type="string">
            <text:p>/heóL-/ $hèó$ (terminar, acabar) @transitive verb@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285">
            <text:p>285</text:p>
          </table:table-cell>
          <table:table-cell table:style-name="ce21" office:value-type="string">
            <text:p>fins</text:p>
          </table:table-cell>
          <table:table-cell table:style-name="ce21" office:value-type="string">
            <text:p>aleta (de pescado)</text:p>
          </table:table-cell>
          <table:table-cell table:style-name="ce23"/>
          <table:table-cell table:style-name="ce28"/>
          <table:table-cell table:style-name="ce29" office:value-type="string">
            <text:p>/áiri/ $áírí$ (aleta de pez; does not refer to buttress roots) @class is inanimate@ %synchronically unanalyzable% {GI2015:17}</text:p>
          </table:table-cell>
          <table:table-cell table:style-name="ce27" office:value-type="string">
            <text:p>/gaíri/ $gàírí$ (aleta) @class is inanimate@, /áwɨri/ $áwɨ́rí$ (aleta) @class is inanimate@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86">
            <text:p>286</text:p>
          </table:table-cell>
          <table:table-cell table:style-name="ce21" office:value-type="string">
            <text:p>fire</text:p>
          </table:table-cell>
          <table:table-cell table:style-name="ce21" office:value-type="string">
            <text:p>fuego</text:p>
          </table:table-cell>
          <table:table-cell table:style-name="ce21" office:value-type="string">
            <text:p>fogo</text:p>
          </table:table-cell>
          <table:table-cell table:style-name="ce28"/>
          <table:table-cell table:style-name="ce29" office:value-type="string">
            <text:p>/pèe/ $pèè$ (fuego, leña) @class is inanimate@, /pèe-ro/ $pèèrò$ (fogón) @class is inanimate@ %compound: fire/firewood-CL:place% {GI2015:6}</text:p>
          </table:table-cell>
          <table:table-cell table:style-name="ce37" office:value-type="string">
            <text:p>/héa/ $héá$ (fuego) @class is inanimate@, /héa-~be/ $héámẽ́$ (fogón, leña) @class is inanimate@ %compound: fire-CL, CL otherwise unattested%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287">
            <text:p>287</text:p>
          </table:table-cell>
          <table:table-cell table:style-name="ce21" office:value-type="string">
            <text:p>firefly, Lampyris sp.</text:p>
          </table:table-cell>
          <table:table-cell table:style-name="ce21" office:value-type="string">
            <text:p>luciérnaga</text:p>
          </table:table-cell>
          <table:table-cell table:style-name="ce23"/>
          <table:table-cell table:style-name="ce28"/>
          <table:table-cell table:style-name="ce29" office:value-type="string">
            <text:p>/kùtú-pèe/ $kùtúpèè$ (luciérnaga) @class is animate@ {GI2015:56}</text:p>
          </table:table-cell>
          <table:table-cell table:style-name="ce39" office:value-type="string">
            <text:p>/tukú-pèe/ $tùkúpèè$ (luciérnaga) @class is animate@, /~godé-~híko/ $ŋõ̀nẽ́hĩ́kṍ$ (luciérnaga) @class is animate@ %compound: urinate-grub% {GI2015:??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88">
            <text:p>288</text:p>
          </table:table-cell>
          <table:table-cell table:style-name="ce21" office:value-type="string">
            <text:p>firewood</text:p>
          </table:table-cell>
          <table:table-cell table:style-name="ce21" office:value-type="string">
            <text:p>leña</text:p>
          </table:table-cell>
          <table:table-cell table:style-name="ce23"/>
          <table:table-cell table:style-name="ce28"/>
          <table:table-cell table:style-name="ce29" office:value-type="string">
            <text:p>/pèe/ $pèè$ (fuego, leña) @class is inanimate@ {GI2015:6}</text:p>
          </table:table-cell>
          <table:table-cell table:style-name="ce37" office:value-type="string">
            <text:p>/héa/ $héá$ (fuego, leña) @class is inanimate@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289">
            <text:p>289</text:p>
          </table:table-cell>
          <table:table-cell table:style-name="ce21" office:value-type="string">
            <text:p>first</text:p>
          </table:table-cell>
          <table:table-cell table:style-name="ce21" office:value-type="string">
            <text:p>primero</text:p>
          </table:table-cell>
          <table:table-cell table:style-name="ce23"/>
          <table:table-cell table:style-name="ce28"/>
          <table:table-cell table:style-name="ce29" office:value-type="string">
            <text:p>/hɨ́gò-ɟe/ $hɨ́gòɟè$ (primero, antes) %complex: go.ahead.of.group-NMLZ% %root is also root of 'older.sibling'% {GI2015:138}</text:p>
          </table:table-cell>
          <table:table-cell table:style-name="ce27" office:value-type="string">
            <text:p>/~rihó-ro/ $rĩ̀hṍr̃ṍ$ (primero, antes) %compound: ??-CL:oblong% {GI2015:13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290">
            <text:p>290</text:p>
          </table:table-cell>
          <table:table-cell table:style-name="ce21" office:value-type="string">
            <text:p>fish (N)</text:p>
          </table:table-cell>
          <table:table-cell table:style-name="ce21" office:value-type="string">
            <text:p>pez</text:p>
          </table:table-cell>
          <table:table-cell table:style-name="ce21" office:value-type="string">
            <text:p>peixe</text:p>
          </table:table-cell>
          <table:table-cell table:style-name="ce28"/>
          <table:table-cell table:style-name="ce29" office:value-type="string">
            <text:p>/wài/ %wàì% (pez) @class is animate masculine@ {GI2015:145}</text:p>
          </table:table-cell>
          <table:table-cell table:style-name="ce37" office:value-type="string">
            <text:p>/waí/ $wàí$ (pez) @class is animate singular@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291">
            <text:p>291</text:p>
          </table:table-cell>
          <table:table-cell table:style-name="ce21" office:value-type="string">
            <text:p>fish (with barbasco)</text:p>
          </table:table-cell>
          <table:table-cell table:style-name="ce21" office:value-type="string">
            <text:p>barbasquear, pescar con veneno</text:p>
          </table:table-cell>
          <table:table-cell table:style-name="ce23"/>
          <table:table-cell table:style-name="ce28"/>
          <table:table-cell table:style-name="ce29" office:value-type="string">
            <text:p>/wài-púa-/ $wàìpúá$ (barbasquear) %complex with object incorporation: fish-fish.with.poison% {GI2015:145}</text:p>
          </table:table-cell>
          <table:table-cell table:style-name="ce27" office:value-type="string">
            <text:p>/húà-/ $húà$ (barbasquear) {GI2015:1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292">
            <text:p>292</text:p>
          </table:table-cell>
          <table:table-cell table:style-name="ce21" office:value-type="string">
            <text:p>fish (with line)</text:p>
          </table:table-cell>
          <table:table-cell table:style-name="ce21" office:value-type="string">
            <text:p>anzuelear, pescar con anzuelo, pescar con vara</text:p>
          </table:table-cell>
          <table:table-cell table:style-name="ce23"/>
          <table:table-cell table:style-name="ce28"/>
          <table:table-cell table:style-name="ce29" office:value-type="string">
            <text:p>/wài-wéè-/ $wàìwéè$ (pescar con anzuelo) %complex with object incorporation: fish-remove.with.hooked.instrument% %second element is homophonous?? with break.round.object.PLACT% {GI2015:146}</text:p>
          </table:table-cell>
          <table:table-cell table:style-name="ce27" office:value-type="string">
            <text:p>/waí wehéL-/ $wàí wèhé$ (pescar con anzuelo) %phrase, not compound: fish remove.with.hooked.instrument% %second element is homophonous? with break.round.obj.PLACT%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293">
            <text:p>293</text:p>
          </table:table-cell>
          <table:table-cell table:style-name="ce21" office:value-type="string">
            <text:p>fish (with net)</text:p>
          </table:table-cell>
          <table:table-cell table:style-name="ce21" office:value-type="string">
            <text:p>pescar (con red), trampear, enredar</text:p>
          </table:table-cell>
          <table:table-cell table:style-name="ce23"/>
          <table:table-cell table:style-name="ce28"/>
          <table:table-cell table:style-name="ce29" office:value-type="string">
            <text:p>/wài-wàhá-/ $wàìwàhá$ (pescar con red, con cedazo) %compound with object incorporation: fish-fish.with.net% {GI2015:147}</text:p>
          </table:table-cell>
          <table:table-cell table:style-name="ce27" office:value-type="string">
            <text:p>/waɟáL-/ $wàɟá$ (pescar con red, con cedazo)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94">
            <text:p>294</text:p>
          </table:table-cell>
          <table:table-cell table:style-name="ce21" office:value-type="string">
            <text:p>fish hook</text:p>
          </table:table-cell>
          <table:table-cell table:style-name="ce21" office:value-type="string">
            <text:p>anzuelo</text:p>
          </table:table-cell>
          <table:table-cell table:style-name="ce23"/>
          <table:table-cell table:style-name="ce28"/>
          <table:table-cell table:style-name="ce29" office:value-type="string">
            <text:p>/wài-wéè-rí-kà-a/ $wàìwéèríkàà$ (anzuelo) %compound: fish-remove.w.hooked.inst-NMLZR-NONSJ.REF-CL:round% {GI2015:147}</text:p>
          </table:table-cell>
          <table:table-cell table:style-name="ce27" office:value-type="string">
            <text:p>/waí H-wehéL-rí-a-a/ $wàí wèhéríàà$ (anzuelo)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295">
            <text:p>295</text:p>
          </table:table-cell>
          <table:table-cell table:style-name="ce21" office:value-type="string">
            <text:p>fish poison, Sp “barbasco”, Tephrosia sp.</text:p>
          </table:table-cell>
          <table:table-cell table:style-name="ce21" office:value-type="string">
            <text:p>barbasco</text:p>
          </table:table-cell>
          <table:table-cell table:style-name="ce23"/>
          <table:table-cell table:style-name="ce28"/>
          <table:table-cell table:style-name="ce29" office:value-type="string">
            <text:p>/èhú/ $èhú$ (barbasco) {GI2015:193}</text:p>
          </table:table-cell>
          <table:table-cell table:style-name="ce27" office:value-type="string">
            <text:p>/ehó/ $èhó$ (barbasco) {GI2015:3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96">
            <text:p>296</text:p>
          </table:table-cell>
          <table:table-cell table:style-name="ce21" office:value-type="string">
            <text:p>fishing net</text:p>
          </table:table-cell>
          <table:table-cell table:style-name="ce21" office:value-type="string">
            <text:p>red de pescar, tarrafa, atarraya</text:p>
          </table:table-cell>
          <table:table-cell table:style-name="ce23"/>
          <table:table-cell table:style-name="ce28"/>
          <table:table-cell table:style-name="ce29" office:value-type="string">
            <text:p>/bàpi-ɨ/ $bàpìì$ (red de pesca) %complex: fishing.net-CL:tree% {GI2015:66}</text:p>
          </table:table-cell>
          <table:table-cell table:style-name="ce29" office:value-type="string">
            <text:p>/bahí-ɨ/ $bàhíɨ́$ (red de pesca)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297">
            <text:p>297</text:p>
          </table:table-cell>
          <table:table-cell table:style-name="ce21" office:value-type="string">
            <text:p>fishing spear</text:p>
          </table:table-cell>
          <table:table-cell table:style-name="ce21" office:value-type="string">
            <text:p>arpón</text:p>
          </table:table-cell>
          <table:table-cell table:style-name="ce23"/>
          <table:table-cell table:style-name="ce28"/>
          <table:table-cell table:style-name="ce29" office:value-type="string">
            <text:p>/háre-rí-kà-~pái/ $háréríkàpã́ĩ́$ (arpón, lanza) %compound: make.hole-NMLZ-NONSJ.REF-CL:sheet% {GI2015:124}</text:p>
          </table:table-cell>
          <table:table-cell table:style-name="ce29" office:value-type="string">
            <text:p>/H-cárè-ri-a-~hai/ $t͡sáréríàhã̀ĩ̀$ (arpón, lanza) %compound: NMLZ-make.hole-NMLZ-NONSJ.REF-CL:sheet%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27"/>
          <table:table-cell table:style-name="ce27" office:value-type="string">
            <text:p>fishing spear-LAX</text:p>
          </table:table-cell>
          <table:table-cell table:style-name="ce21"/>
          <table:table-cell table:style-name="ce23"/>
          <table:table-cell table:style-name="ce28"/>
          <table:table-cell table:style-name="ce49" office:value-type="string">
            <text:p>/~ɟóhe-/ $ɲṍhẽ́$ (arponear, asestar un golpe) {GI2015:178}, /~ɟóhe-rí-kà-ro/ $ɲṍhẽ́rĩ́kã̀r̃õ̀$ (arpón) %compound: spear.VT-NMLZ-NONSJ.REF-CL:oblong% {GI2015:178}</text:p>
          </table:table-cell>
          <table:table-cell table:style-name="ce27" office:value-type="string">
            <text:p>/~ɟoséL-/ $ɲõ̀sẽ́$ (arponear, asestar un golpe) {GI2015:16}, /H-~ɟoséL-ri-a-ro/ $ɲõ̀sẽ́r̃ĩ́ã̀rõ̀$ (arpón) %compound: NMLZ-make.hole-NMLZ-NONSJ.REF-CL:oblong%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ire &amp; light</text:p>
          </table:table-cell>
          <table:table-cell table:style-name="ce27" office:value-type="float" office:value="298">
            <text:p>298</text:p>
          </table:table-cell>
          <table:table-cell table:style-name="ce21" office:value-type="string">
            <text:p>flame (VI)</text:p>
          </table:table-cell>
          <table:table-cell table:style-name="ce21" office:value-type="string">
            <text:p>arder</text:p>
          </table:table-cell>
          <table:table-cell table:style-name="ce23"/>
          <table:table-cell table:style-name="ce28"/>
          <table:table-cell table:style-name="ce29" office:value-type="string">
            <text:p>/~ɨ̀ɨ́-/ $ɨ̃̀ɨ̃́$ (arder) @intransitive verb@ {GI2015:196}</text:p>
          </table:table-cell>
          <table:table-cell table:style-name="ce27" office:value-type="string">
            <text:p>/~ɨhɨ́-/ $ɨ̃̀hɨ̃́$ (arder) @intransitive verb@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27" office:value-type="float" office:value="299">
            <text:p>299</text:p>
          </table:table-cell>
          <table:table-cell table:style-name="ce21" office:value-type="string">
            <text:p>flame (VI)-LAX</text:p>
          </table:table-cell>
          <table:table-cell table:style-name="ce21"/>
          <table:table-cell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00">
            <text:p>300</text:p>
          </table:table-cell>
          <table:table-cell table:style-name="ce21" office:value-type="string">
            <text:p>flesh</text:p>
          </table:table-cell>
          <table:table-cell table:style-name="ce21" office:value-type="string">
            <text:p>carne</text:p>
          </table:table-cell>
          <table:table-cell table:style-name="ce21"/>
          <table:table-cell table:style-name="ce50" office:value-type="string">
            <text:p>of living animal or person</text:p>
          </table:table-cell>
          <table:table-cell table:style-name="ce29" office:value-type="string">
            <text:p>/rìi/ $rìì$ (carne) @dependent noun; class is inanimate; minimal tone pair with BLOOD@ {GI2015:104}</text:p>
          </table:table-cell>
          <table:table-cell table:style-name="ce27" office:value-type="string">
            <text:p>/riíL/ $rìí$ (carne) @class is inanimate@ {GI2015:1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ositional</text:p>
          </table:table-cell>
          <table:table-cell table:style-name="ce27" office:value-type="float" office:value="301">
            <text:p>301</text:p>
          </table:table-cell>
          <table:table-cell table:style-name="ce21" office:value-type="string">
            <text:p>float</text:p>
          </table:table-cell>
          <table:table-cell table:style-name="ce21" office:value-type="string">
            <text:p>rebalsar, flotar</text:p>
          </table:table-cell>
          <table:table-cell table:style-name="ce21" office:value-type="string">
            <text:p>flutuar</text:p>
          </table:table-cell>
          <table:table-cell table:style-name="ce28"/>
          <table:table-cell table:style-name="ce29" office:value-type="string">
            <text:p>/pàhá-/ $pàhá$ (flotar) @intransitive verb@ {GI2015:4}</text:p>
          </table:table-cell>
          <table:table-cell table:style-name="ce37" office:value-type="string">
            <text:p>/haɟá-/ $hàɟá$ (flotar) @intransitive verb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natural world</text:p>
          </table:table-cell>
          <table:table-cell table:style-name="ce27" office:value-type="float" office:value="302">
            <text:p>302</text:p>
          </table:table-cell>
          <table:table-cell table:style-name="ce21" office:value-type="string">
            <text:p>flood (V)</text:p>
          </table:table-cell>
          <table:table-cell table:style-name="ce21" office:value-type="string">
            <text:p>inundar, desbordar</text:p>
          </table:table-cell>
          <table:table-cell table:style-name="ce23"/>
          <table:table-cell table:style-name="ce28"/>
          <table:table-cell table:style-name="ce29" office:value-type="string">
            <text:p>/bòpó-/ $bòpó$ (rebalsar río, crecer, de rio) @intransitive verb@ {GI2015:79}</text:p>
          </table:table-cell>
          <table:table-cell table:style-name="ce27" office:value-type="string">
            <text:p>/bohó-/ $bòhó$ (rebalsar río) @intransitive verb@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natural world</text:p>
          </table:table-cell>
          <table:table-cell table:style-name="ce27" office:value-type="float" office:value="303">
            <text:p>303</text:p>
          </table:table-cell>
          <table:table-cell table:style-name="ce21" office:value-type="string">
            <text:p>flow, of river, of water from source</text:p>
          </table:table-cell>
          <table:table-cell table:style-name="ce21" office:value-type="string">
            <text:p>correr</text:p>
          </table:table-cell>
          <table:table-cell table:style-name="ce21" office:value-type="string">
            <text:p>correr agua</text:p>
          </table:table-cell>
          <table:table-cell table:style-name="ce28"/>
          <table:table-cell table:style-name="ce29" office:value-type="string">
            <text:p>/ɟúa-/ $ɟúá$ (correr agua, bajar por el río, ir de centro de maloca hacia la puerta) @intransitive verb@ {GI2015:180}</text:p>
          </table:table-cell>
          <table:table-cell table:style-name="ce37" office:value-type="string">
            <text:p>/ɟuháL-/ $ɟùhá$ (correr agua, bajar por el río) @intransitive verb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304">
            <text:p>304</text:p>
          </table:table-cell>
          <table:table-cell table:style-name="ce21" office:value-type="string">
            <text:p>flower</text:p>
          </table:table-cell>
          <table:table-cell table:style-name="ce21" office:value-type="string">
            <text:p>flor</text:p>
          </table:table-cell>
          <table:table-cell table:style-name="ce51" office:value-type="string">
            <text:p>flor</text:p>
          </table:table-cell>
          <table:table-cell table:style-name="ce28"/>
          <table:table-cell table:style-name="ce52" office:value-type="string">
            <text:p>/òó-rò/ $òórò$ (flor) @class is inanimate@ %complex: root-CL:oblong% {GI2015:208}</text:p>
          </table:table-cell>
          <table:table-cell table:style-name="ce36" office:value-type="string">
            <text:p>/goóL-ro/ $gòórò$ @class is inanimate@ %complex: root-CL:oblong%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05">
            <text:p>305</text:p>
          </table:table-cell>
          <table:table-cell table:style-name="ce21" office:value-type="string">
            <text:p>flute</text:p>
          </table:table-cell>
          <table:table-cell table:style-name="ce21" office:value-type="string">
            <text:p>flauta</text:p>
          </table:table-cell>
          <table:table-cell table:style-name="ce23"/>
          <table:table-cell table:style-name="ce28"/>
          <table:table-cell table:style-name="ce29" office:value-type="string">
            <text:p>/~tórò-a/ $tṍr̃õ̀ã̀$ (flauta de hueso de venado) @class is inanimate@ %complex: root-CL:round%, /pérúù-bári/ $pérúùbárí$ (carrizo) @class is inanimate@ %complex: panpipe-CL:parallel.objs% {GI2015:6}</text:p>
          </table:table-cell>
          <table:table-cell table:style-name="ce29" office:value-type="string">
            <text:p>/~tóro-a/ $tṍr̃ṍã́$ (flauta de hueso de venado) @class is inanimate + CL ROUND@, /wéwo-bari/ $wéwóbárí% (flauta de Pan)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06">
            <text:p>306</text:p>
          </table:table-cell>
          <table:table-cell table:style-name="ce21" office:value-type="string">
            <text:p>fly</text:p>
          </table:table-cell>
          <table:table-cell table:style-name="ce21" office:value-type="string">
            <text:p>volar</text:p>
          </table:table-cell>
          <table:table-cell table:style-name="ce51" office:value-type="string">
            <text:p>voar</text:p>
          </table:table-cell>
          <table:table-cell table:style-name="ce31" office:value-type="string">
            <text:p> </text:p>
          </table:table-cell>
          <table:table-cell table:style-name="ce29" office:value-type="string">
            <text:p>/wɨ́ɨ̀-/ $wɨ́ɨ̀$ (volar) @intransitive verb@ {GI2015:162}</text:p>
          </table:table-cell>
          <table:table-cell table:style-name="ce29" office:value-type="string">
            <text:p>/wɨ́ɨ̀-/ $wɨ́ì$ (volar) @intransitive verb@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07">
            <text:p>307</text:p>
          </table:table-cell>
          <table:table-cell table:style-name="ce27" office:value-type="string">
            <text:p>follow person, follow group</text:p>
          </table:table-cell>
          <table:table-cell table:style-name="ce21" office:value-type="string">
            <text:p>seguir, atrasar</text:p>
          </table:table-cell>
          <table:table-cell table:style-name="ce21" office:value-type="string">
            <text:p>seguir, perseguir</text:p>
          </table:table-cell>
          <table:table-cell table:style-name="ce22"/>
          <table:table-cell table:style-name="ce29" office:value-type="string">
            <text:p>/ɨ̀há-/ $ɨ̀há$ (seguir, perseguir una presa, ir detrás) @transitive verb@ {GI2015:191}</text:p>
          </table:table-cell>
          <table:table-cell table:style-name="ce27" office:value-type="string">
            <text:p>/ciɟá-/ $t͜sìɟá$ (seguir, perseguir, ir detrás, rastrear) @transitive verb@ {GI2015: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08">
            <text:p>308</text:p>
          </table:table-cell>
          <table:table-cell table:style-name="ce21" office:value-type="string">
            <text:p>follow-LAX</text:p>
          </table:table-cell>
          <table:table-cell table:number-columns-repeated="2" table:style-name="ce21"/>
          <table:table-cell table:style-name="ce22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food</text:p>
          </table:table-cell>
          <table:table-cell table:style-name="ce27" office:value-type="float" office:value="309">
            <text:p>309</text:p>
          </table:table-cell>
          <table:table-cell table:style-name="ce27" office:value-type="string">
            <text:p>food</text:p>
          </table:table-cell>
          <table:table-cell table:style-name="ce21" office:value-type="string">
            <text:p>comida</text:p>
          </table:table-cell>
          <table:table-cell table:style-name="ce23"/>
          <table:table-cell table:style-name="ce28"/>
          <table:table-cell table:style-name="ce29" office:value-type="string">
            <text:p>/ɨ̀gá-rí-kà-e/ $ɨ̀gáríkè(è)$ (comida) %compound: eat-NMLZ-NONSJ.REF-CL:inam.nonsg% {GI2015:191}</text:p>
          </table:table-cell>
          <table:table-cell table:style-name="ce27" office:value-type="string">
            <text:p>/HL-baá-re/ $bàárè$ (comida) %compound:NMLZ-eat-NMLZ:inam.nonsg%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10">
            <text:p>310</text:p>
          </table:table-cell>
          <table:table-cell table:style-name="ce21" office:value-type="string">
            <text:p>foot</text:p>
          </table:table-cell>
          <table:table-cell table:style-name="ce21" office:value-type="string">
            <text:p>pie</text:p>
          </table:table-cell>
          <table:table-cell table:style-name="ce53" office:value-type="string">
            <text:p>pé</text:p>
          </table:table-cell>
          <table:table-cell table:style-name="ce28"/>
          <table:table-cell table:style-name="ce29" office:value-type="string">
            <text:p>/rɨ̀pó/ $rɨ̀pó$ (pié) @class is inanimate@ {GI2015:116}</text:p>
          </table:table-cell>
          <table:table-cell table:style-name="ce36" office:value-type="string">
            <text:p>/gɨbó/ $gɨ̀bó$ (pié) @class is inanimate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modal</text:p>
          </table:table-cell>
          <table:table-cell table:style-name="ce27" office:value-type="float" office:value="311">
            <text:p>311</text:p>
          </table:table-cell>
          <table:table-cell table:style-name="ce21" office:value-type="string">
            <text:p>for no good reason</text:p>
          </table:table-cell>
          <table:table-cell table:style-name="ce54" office:value-type="string">
            <text:p>por gusto (?)</text:p>
          </table:table-cell>
          <table:table-cell table:style-name="ce23"/>
          <table:table-cell table:style-name="ce28"/>
          <table:table-cell table:style-name="ce29" office:value-type="string">
            <text:p>/ká-wátóà/ $káwátóà$ @root wátóà is dependent noun meaning "in middle of, half, gift"@ %compound: DEFAULT.POSS-gift% {GI2015:155}</text:p>
          </table:table-cell>
          <table:table-cell table:style-name="ce27" office:value-type="string">
            <text:p>/watóhè/ $wàtóhè$ (en medio de, mitad, regalo)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12">
            <text:p>312</text:p>
          </table:table-cell>
          <table:table-cell table:style-name="ce21" office:value-type="string">
            <text:p>forehead</text:p>
          </table:table-cell>
          <table:table-cell table:style-name="ce21" office:value-type="string">
            <text:p>frente</text:p>
          </table:table-cell>
          <table:table-cell table:style-name="ce23"/>
          <table:table-cell table:style-name="ce28"/>
          <table:table-cell table:style-name="ce29" office:value-type="string">
            <text:p>/rìɟaa-~pái-ro/ $rìɟààpã́ĩ́r̃ṍ$ (frente) %compound: face-sheet-CL:oblong% {GI2015:109}</text:p>
          </table:table-cell>
          <table:table-cell table:style-name="ce29" office:value-type="string">
            <text:p>/río-~hai-ro/ $ríóh̃ã́ĩ́r̃́ṍ$ (frente) %compound: face-sheet-CL:oblong%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313">
            <text:p>313</text:p>
          </table:table-cell>
          <table:table-cell table:style-name="ce21" office:value-type="string">
            <text:p>forest</text:p>
          </table:table-cell>
          <table:table-cell table:style-name="ce21" office:value-type="string">
            <text:p>bosque</text:p>
          </table:table-cell>
          <table:table-cell table:style-name="ce23"/>
          <table:table-cell table:style-name="ce28"/>
          <table:table-cell table:style-name="ce29" office:value-type="string">
            <text:p>/~bàka-rókà/ $mã̀kã̀rókà$ (selva) @class is inanimate@ %compound: cleared.land-underside% {GI2015:21}</text:p>
          </table:table-cell>
          <table:table-cell table:style-name="ce29" office:value-type="string">
            <text:p>/~baká-roká/ $mã̀kã́róká$ (selva) @class is inanimate@ %compound: open.space-underside%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314">
            <text:p>314</text:p>
          </table:table-cell>
          <table:table-cell table:style-name="ce21" office:value-type="string">
            <text:p>friend, companion</text:p>
          </table:table-cell>
          <table:table-cell table:style-name="ce21" office:value-type="string">
            <text:p>amigo, compañero, paisano</text:p>
          </table:table-cell>
          <table:table-cell table:style-name="ce21"/>
          <table:table-cell table:style-name="ce22"/>
          <table:table-cell table:style-name="ce29" office:value-type="string">
            <text:p>/bàpa/ $bàpà$ (amigo, compañero) @dependent noun, class is animate singular with underspecified gender@ {GI2015:65}</text:p>
          </table:table-cell>
          <table:table-cell table:style-name="ce29" office:value-type="string">
            <text:p>/babá/ $bàbá$ (amigo, compañero) @dependent noun, class is animate singular with underspecified gender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herp</text:p>
          </table:table-cell>
          <table:table-cell table:style-name="ce27" office:value-type="float" office:value="315">
            <text:p>315</text:p>
          </table:table-cell>
          <table:table-cell table:style-name="ce21" office:value-type="string">
            <text:p>frog, toad</text:p>
          </table:table-cell>
          <table:table-cell table:style-name="ce21" office:value-type="string">
            <text:p>rana, sapo</text:p>
          </table:table-cell>
          <table:table-cell table:style-name="ce23"/>
          <table:table-cell table:style-name="ce28"/>
          <table:table-cell table:style-name="ce29" office:value-type="string">
            <text:p>DNE %no generic% {GI2015}</text:p>
          </table:table-cell>
          <table:table-cell table:style-name="ce29" office:value-type="string">
            <text:p>DNE %no generic%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27"/>
          <table:table-cell table:style-name="ce27" office:value-type="string">
            <text:p>frog, toad-LAX</text:p>
          </table:table-cell>
          <table:table-cell table:style-name="ce21"/>
          <table:table-cell table:style-name="ce53"/>
          <table:table-cell table:style-name="ce28"/>
          <table:table-cell table:style-name="ce29" office:value-type="string">
            <text:p>/tɨ́bɨ-ro/ $tɨ́bɨ́ró$ (esp de sapo venenoso) %possible compound: thick,coarse.of.cloth-CL:round% %alternative form: tìbɨ́ró% {GI2015:40}, /~bòbó-a/ $mõ̀mṍã́$ (sapos pequeños y deliciosos) %compound: root-CL:anim.coll% {GI2015:77}</text:p>
          </table:table-cell>
          <table:table-cell table:style-name="ce29" office:value-type="string">
            <text:p>/~bobó-a/ $mõ̀mṍã́$ (esp de sapos pequeños) %complex: root-COLL% {GI2015:32}, /taá-ro-bɨkɨ́L/ $tàáróbɨ́kɨ́$ (esp de sapo venenoso, misma esp como Tatuyo tɨ́bɨ́ró) %compound: root-CL:oblong-viejo% {GI2015:32} 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316">
            <text:p>316</text:p>
          </table:table-cell>
          <table:table-cell table:style-name="ce21" office:value-type="string">
            <text:p>fruit</text:p>
          </table:table-cell>
          <table:table-cell table:style-name="ce21" office:value-type="string">
            <text:p>fruta</text:p>
          </table:table-cell>
          <table:table-cell table:style-name="ce53" office:value-type="string">
            <text:p>fruta</text:p>
          </table:table-cell>
          <table:table-cell table:style-name="ce28"/>
          <table:table-cell table:style-name="ce29" office:value-type="string">
            <text:p>/rìka/ $rìkà$ (fruta) @dependent noun, class is inanimate@ {GI2015:107}</text:p>
          </table:table-cell>
          <table:table-cell table:style-name="ce29" office:value-type="string">
            <text:p>/rikáL/ $rìká$ (fruta) @dependent noun, class is inanimate@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317">
            <text:p>317</text:p>
          </table:table-cell>
          <table:table-cell table:style-name="ce21" office:value-type="string">
            <text:p>fruit of Astrocaryum chambira, "chambira huayo"</text:p>
          </table:table-cell>
          <table:table-cell table:style-name="ce21" office:value-type="string">
            <text:p>chambira huayo, huayo de cumare</text:p>
          </table:table-cell>
          <table:table-cell table:style-name="ce21"/>
          <table:table-cell table:style-name="ce22" office:value-type="string">
            <text:p>may be glossed as "coco"</text:p>
          </table:table-cell>
          <table:table-cell table:style-name="ce29" office:value-type="string">
            <text:p>/bètáà-a/ $bètáà$ (coroboro) %complex: Astrocaryum.chambira-CL:round% {GI2015:71}</text:p>
          </table:table-cell>
          <table:table-cell table:style-name="ce29" office:value-type="string">
            <text:p>/betáà-a/ $bètáà$ (coroboro) @class is inanimate@ %complex: Astrocaryum.chambira-CL:round% %~cáì sería el nombre antiguo, bètáà un préstamo al Bará%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318">
            <text:p>318</text:p>
          </table:table-cell>
          <table:table-cell table:style-name="ce21" office:value-type="string">
            <text:p>fruit sp, Pouteria caimito</text:p>
          </table:table-cell>
          <table:table-cell table:style-name="ce21" office:value-type="string">
            <text:p>caimo, caimito, fruta abi(y)u</text:p>
          </table:table-cell>
          <table:table-cell table:style-name="ce21"/>
          <table:table-cell table:style-name="ce22"/>
          <table:table-cell table:style-name="ce29" office:value-type="string">
            <text:p>/~kádeè/ $kã́nẽ́ẽ̀$ (caimito; Pouteria ucuqui) @class is inanimate@ {GI2015:47}</text:p>
          </table:table-cell>
          <table:table-cell table:style-name="ce29" office:value-type="string">
            <text:p>/~kadéè/ $kã̀nẽ́ẽ̀$ (caimito; Pouteria ucuqui) @class is inanimate@ {GI2015:3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 verb:consumption</text:p>
          </table:table-cell>
          <table:table-cell table:style-name="ce27" office:value-type="float" office:value="319">
            <text:p>319</text:p>
          </table:table-cell>
          <table:table-cell table:style-name="ce21" office:value-type="string">
            <text:p>fry (VT)</text:p>
          </table:table-cell>
          <table:table-cell table:style-name="ce21" office:value-type="string">
            <text:p>freír</text:p>
          </table:table-cell>
          <table:table-cell table:style-name="ce23"/>
          <table:table-cell table:style-name="ce28"/>
          <table:table-cell table:style-name="ce29" office:value-type="string">
            <text:p>/átè/ $átè$ (asar, tostar ej. fariña o coca) @transitive verb@ {GI2015:201}</text:p>
          </table:table-cell>
          <table:table-cell table:style-name="ce27" office:value-type="string">
            <text:p>/gatéL-/ $gàté% (tostar farinha o tabaco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20">
            <text:p>320</text:p>
          </table:table-cell>
          <table:table-cell table:style-name="ce21" office:value-type="string">
            <text:p>garbage</text:p>
          </table:table-cell>
          <table:table-cell table:style-name="ce21" office:value-type="string">
            <text:p>basura</text:p>
          </table:table-cell>
          <table:table-cell table:style-name="ce23"/>
          <table:table-cell table:style-name="ce28"/>
          <table:table-cell table:style-name="ce29" office:value-type="string">
            <text:p>/ká-rèe/ $kárèè$ (basura, desecho) @nominalization, class is inanimate@ %compound: NMLZ-discard-NMLZ.inam.sg% {GI2015:103}</text:p>
          </table:table-cell>
          <table:table-cell table:style-name="ce27" office:value-type="string">
            <text:p>/HL-réa-re/ $réàrè$ (basura, desecho) %compound: NMLZ-discard-NMLZ.inam.sg%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21">
            <text:p>321</text:p>
          </table:table-cell>
          <table:table-cell table:style-name="ce21" office:value-type="string">
            <text:p>garden</text:p>
          </table:table-cell>
          <table:table-cell table:style-name="ce21" office:value-type="string">
            <text:p>chacra</text:p>
          </table:table-cell>
          <table:table-cell table:style-name="ce23"/>
          <table:table-cell table:style-name="ce28"/>
          <table:table-cell table:style-name="ce29" office:value-type="string">
            <text:p>/wéhè/ $wéhè$ (chagra) @class is inanimate@ {GI2015:158}</text:p>
          </table:table-cell>
          <table:table-cell table:style-name="ce27" office:value-type="string">
            <text:p>/wecéL/ $wèt͜sé$ (chagra) @class is inanimate@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sociality</text:p>
          </table:table-cell>
          <table:table-cell table:style-name="ce27" office:value-type="float" office:value="322">
            <text:p>322</text:p>
          </table:table-cell>
          <table:table-cell table:style-name="ce21" office:value-type="string">
            <text:p>gather (many people, VI)</text:p>
          </table:table-cell>
          <table:table-cell table:style-name="ce21" office:value-type="string">
            <text:p>reunir</text:p>
          </table:table-cell>
          <table:table-cell table:style-name="ce23"/>
          <table:table-cell table:style-name="ce28"/>
          <table:table-cell table:style-name="ce29" office:value-type="string">
            <text:p>/~déʝaa-/ $nẽ́ɲã́ã́$ (reunirse) @intransitive verb@ {GI2015:96}</text:p>
          </table:table-cell>
          <table:table-cell table:style-name="ce27" office:value-type="string">
            <text:p>/~bidí-/ $mĩ̀nĩ́$ (reunirse) @intransitive verb@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 verb:consumption</text:p>
          </table:table-cell>
          <table:table-cell table:style-name="ce27" office:value-type="float" office:value="323">
            <text:p>323</text:p>
          </table:table-cell>
          <table:table-cell table:style-name="ce21" office:value-type="string">
            <text:p>gather, collect (VT)</text:p>
          </table:table-cell>
          <table:table-cell table:style-name="ce21" office:value-type="string">
            <text:p>cosechar, juntar</text:p>
          </table:table-cell>
          <table:table-cell table:style-name="ce23"/>
          <table:table-cell table:style-name="ce28"/>
          <table:table-cell table:style-name="ce29" office:value-type="string">
            <text:p>/rúa-/ $rúá$ (arrancar o cosechar yuca) {GI2015:112}, /héè-/ $héè$ (sacar, extraer productos) {GI2015:125}</text:p>
          </table:table-cell>
          <table:table-cell table:style-name="ce27" office:value-type="string">
            <text:p>/ruáL-/ $rùá$ (cosechar yuca) {GI2015:21}, /huáL-/ $hùá$ (extraer, sacar, de leña hasta otros productos) {GI2015:1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324">
            <text:p>324</text:p>
          </table:table-cell>
          <table:table-cell table:style-name="ce21" office:value-type="string">
            <text:p>genipa, noun:plant sp.</text:p>
          </table:table-cell>
          <table:table-cell table:style-name="ce21" office:value-type="string">
            <text:p>huito, jaɡua</text:p>
          </table:table-cell>
          <table:table-cell table:style-name="ce21" office:value-type="string">
            <text:p>jenipapo</text:p>
          </table:table-cell>
          <table:table-cell table:style-name="ce28"/>
          <table:table-cell table:style-name="ce29" office:value-type="string">
            <text:p>/wéè/ $wéè$ (genipa) @class is inanimate@ {GI2015:156}</text:p>
          </table:table-cell>
          <table:table-cell table:style-name="ce29" office:value-type="string">
            <text:p>/wéè/ $wéè$ (genipa) @class is inanimate@ {GI2015: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325">
            <text:p>325</text:p>
          </table:table-cell>
          <table:table-cell table:style-name="ce33" office:value-type="string">
            <text:p>Geonoma baculifera</text:p>
          </table:table-cell>
          <table:table-cell table:style-name="ce27" office:value-type="string">
            <text:p>caraná</text:p>
          </table:table-cell>
          <table:table-cell table:style-name="ce21" office:value-type="string">
            <text:p>ubím</text:p>
          </table:table-cell>
          <table:table-cell table:style-name="ce28"/>
          <table:table-cell table:style-name="ce29" office:value-type="string">
            <text:p>/~bùí/ $mũ̀ĩ́$ (caraná) @class is inanimate@ %we have two spp identified in Spanish as 'carana' but with different Tatuyo names; see M.CARANA for the other% {GI2015:82}</text:p>
          </table:table-cell>
          <table:table-cell table:style-name="ce29" office:value-type="string">
            <text:p>/~buhíi/ $mũ̀hĩ́ĩ́$ (caraná) @class is inanimate@ %we have two spp identified in Spanish as 'carana' but with different Barasana names; see M.CARANA for the other%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natural world</text:p>
          </table:table-cell>
          <table:table-cell table:style-name="ce27" office:value-type="float" office:value="326">
            <text:p>326</text:p>
          </table:table-cell>
          <table:table-cell table:style-name="ce27" office:value-type="string">
            <text:p>germinate, sprout, of plant or feathers</text:p>
          </table:table-cell>
          <table:table-cell table:style-name="ce21" office:value-type="string">
            <text:p>brotar, crecer, retoñar</text:p>
          </table:table-cell>
          <table:table-cell table:style-name="ce23"/>
          <table:table-cell table:style-name="ce28"/>
          <table:table-cell table:style-name="ce29" office:value-type="string">
            <text:p>/pùtí-/ $pùtí$ (retoñar, germinar, chuzarse) @intransitive verb@ %root of the word 'retoño'% {GI2015:20}</text:p>
          </table:table-cell>
          <table:table-cell table:style-name="ce29" office:value-type="string">
            <text:p>/hudíL-/ (retoñar, germinar) @intransitive verb@ {GI2015:12}, /hudí-/ (chuzarse con espina) {GI2015:1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27">
            <text:p>327</text:p>
          </table:table-cell>
          <table:table-cell table:style-name="ce21" office:value-type="string">
            <text:p>get in water, VI, telic, NON-PLACT</text:p>
          </table:table-cell>
          <table:table-cell table:style-name="ce21" office:value-type="string">
            <text:p>sumergirse, hundirse, sumirse</text:p>
          </table:table-cell>
          <table:table-cell table:style-name="ce23"/>
          <table:table-cell table:style-name="ce28"/>
          <table:table-cell table:style-name="ce29" office:value-type="string">
            <text:p>/rúaa-/ $rúáá$ (hundirse ahogarse) {GI2015:112}</text:p>
          </table:table-cell>
          <table:table-cell table:style-name="ce27" office:value-type="string">
            <text:p>/ruháà-/ $rùháà$ (hundirse ahogarse)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28">
            <text:p>328</text:p>
          </table:table-cell>
          <table:table-cell table:style-name="ce21" office:value-type="string">
            <text:p>get in water, VI, telic, PLACT</text:p>
          </table:table-cell>
          <table:table-cell table:style-name="ce21" office:value-type="string">
            <text:p>sumergirse, hundirse, sumirse</text:p>
          </table:table-cell>
          <table:table-cell table:style-name="ce21"/>
          <table:table-cell table:style-name="ce22"/>
          <table:table-cell table:style-name="ce29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sociality</text:p>
          </table:table-cell>
          <table:table-cell table:style-name="ce27" office:value-type="float" office:value="329">
            <text:p>329</text:p>
          </table:table-cell>
          <table:table-cell table:style-name="ce21" office:value-type="string">
            <text:p>get married</text:p>
          </table:table-cell>
          <table:table-cell table:style-name="ce21" office:value-type="string">
            <text:p>casarse</text:p>
          </table:table-cell>
          <table:table-cell table:style-name="ce23"/>
          <table:table-cell table:style-name="ce28"/>
          <table:table-cell table:style-name="ce29" office:value-type="string">
            <text:p>/~bàdapɨ-kɨ́ti-/ $mã̀nã̀pĩ̀kɨ́tí$ (casarse, tener esposo) %compound with object incorporation: husband-have.inalienable.possession%, /dɨ̀bo-kɨ́ti-/ $dɨ̀bòkɨ́tɨ́$ (casarse, tener esposa) %compound with object incorporation: husband-have.inalienable.possession% {GI2015:61}</text:p>
          </table:table-cell>
          <table:table-cell table:style-name="ce29" office:value-type="string">
            <text:p>/~bádahɨ kɨtíL-/ $mã́nã́h̃ɨ̃́ kɨ̀tí$ (casarse, tener esposo) %phrase of prosodically independent word: husband have.inalienable.possessum%, /~bádaho kɨtí-/ $mã́nã́h̃ṍkɨ̀tí$ (casarse, tener esposa) %phrase of prosodically independent word: wife have.inalienable.possessum%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30">
            <text:p>330</text:p>
          </table:table-cell>
          <table:table-cell table:style-name="ce21" office:value-type="string">
            <text:p>gills</text:p>
          </table:table-cell>
          <table:table-cell table:style-name="ce21" office:value-type="string">
            <text:p>agalla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331">
            <text:p>331</text:p>
          </table:table-cell>
          <table:table-cell table:style-name="ce21" office:value-type="string">
            <text:p>give</text:p>
          </table:table-cell>
          <table:table-cell table:style-name="ce21" office:value-type="string">
            <text:p>dar</text:p>
          </table:table-cell>
          <table:table-cell table:style-name="ce51" office:value-type="string">
            <text:p>dar</text:p>
          </table:table-cell>
          <table:table-cell table:style-name="ce28"/>
          <table:table-cell table:style-name="ce52" office:value-type="string">
            <text:p>/~dòdí-/ $nõ̀nĩ́$ (dar), /~dùdí-/ $nũ̀nĩ́$ (dar) @transitive verb@ {GI2015:98}</text:p>
          </table:table-cell>
          <table:table-cell table:style-name="ce36" office:value-type="string">
            <text:p>/~icíL-/ $ìt͜sí$ (dar) @transitive verb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32">
            <text:p>332</text:p>
          </table:table-cell>
          <table:table-cell table:style-name="ce21" office:value-type="string">
            <text:p>go</text:p>
          </table:table-cell>
          <table:table-cell table:style-name="ce21" office:value-type="string">
            <text:p>ir</text:p>
          </table:table-cell>
          <table:table-cell table:style-name="ce23"/>
          <table:table-cell table:style-name="ce28"/>
          <table:table-cell table:style-name="ce29" office:value-type="string">
            <text:p>/àá/ $àá$ (ir) @motion verb@ @one vowel can delete but no allomorph with -ti@ {GI2015:196}</text:p>
          </table:table-cell>
          <table:table-cell table:style-name="ce27" office:value-type="string">
            <text:p>/waá-/ $wàá$ (ir) @motion verb@ @one vowel can delete but no allomorph with ti@ {GI2015:2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33">
            <text:p>333</text:p>
          </table:table-cell>
          <table:table-cell table:style-name="ce21" office:value-type="string">
            <text:p>go down, vertical</text:p>
          </table:table-cell>
          <table:table-cell table:style-name="ce21" office:value-type="string">
            <text:p>bajar (descender)</text:p>
          </table:table-cell>
          <table:table-cell table:style-name="ce23"/>
          <table:table-cell table:style-name="ce28"/>
          <table:table-cell table:style-name="ce29" office:value-type="string">
            <text:p>/rúì-/ $rúì$ (bajar de árbol, de escalera) {GI2015:112}</text:p>
          </table:table-cell>
          <table:table-cell table:style-name="ce27" office:value-type="string">
            <text:p>/ruhíL-/ $rùhí$ (bajar de árbol o de escalera, aterrizar)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34">
            <text:p>334</text:p>
          </table:table-cell>
          <table:table-cell table:style-name="ce21" office:value-type="string">
            <text:p>go downriver</text:p>
          </table:table-cell>
          <table:table-cell table:style-name="ce21" office:value-type="string">
            <text:p>bajar (ir aguas abajo)</text:p>
          </table:table-cell>
          <table:table-cell table:style-name="ce23"/>
          <table:table-cell table:style-name="ce28"/>
          <table:table-cell table:style-name="ce29" office:value-type="string">
            <text:p>/ɟúa-/ $ɟúá$ (correr agua, bajar por el río, ir de centro de maloca hacia la puerta) @intransitive verb@ {GI2015:180}</text:p>
          </table:table-cell>
          <table:table-cell table:style-name="ce37" office:value-type="string">
            <text:p>/ɟuháL-/ $ɟùhá$ (correr agua, bajar por el río) @intransitive verb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35">
            <text:p>335</text:p>
          </table:table-cell>
          <table:table-cell table:style-name="ce21" office:value-type="string">
            <text:p>go up, vertical</text:p>
          </table:table-cell>
          <table:table-cell table:style-name="ce21" office:value-type="string">
            <text:p>subir</text:p>
          </table:table-cell>
          <table:table-cell table:style-name="ce23"/>
          <table:table-cell table:style-name="ce28"/>
          <table:table-cell table:style-name="ce29" office:value-type="string">
            <text:p>/~wàbɨ́-/ $w̃ã̀mɨ̃́$ (subir a árbol, escalera) @motion verb@ {GI2015:144}</text:p>
          </table:table-cell>
          <table:table-cell table:style-name="ce27" office:value-type="string">
            <text:p>/~bɨhá-/ $mɨ̃̀h̃ã́$ (subir a árbol, escalera) @motion verb@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336">
            <text:p>336</text:p>
          </table:table-cell>
          <table:table-cell table:style-name="ce21" office:value-type="string">
            <text:p>go upriver</text:p>
          </table:table-cell>
          <table:table-cell table:style-name="ce21" office:value-type="string">
            <text:p>surcar (ir aguas arriba)</text:p>
          </table:table-cell>
          <table:table-cell table:style-name="ce23"/>
          <table:table-cell table:style-name="ce28"/>
          <table:table-cell table:style-name="ce29" office:value-type="string">
            <text:p>/~wábɨ-/ $w̃ã́mɨ̃́$ (subir por el río) @motion verb@ {GI2015:143}</text:p>
          </table:table-cell>
          <table:table-cell table:style-name="ce27" office:value-type="string">
            <text:p>/~bɨ́di/ $mɨ̃́nĩ́$ (subir por el río) @motion verb@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37">
            <text:p>337</text:p>
          </table:table-cell>
          <table:table-cell table:style-name="ce21" office:value-type="string">
            <text:p>gourd vessel Sp “pate”</text:p>
          </table:table-cell>
          <table:table-cell table:style-name="ce27" office:value-type="string">
            <text:p>pate, totuma, calabaza</text:p>
          </table:table-cell>
          <table:table-cell table:style-name="ce23"/>
          <table:table-cell table:style-name="ce28"/>
          <table:table-cell table:style-name="ce29" office:value-type="string">
            <text:p>/wáà-ro/ $wáàrò$ (cuya, calabaza recipiente) @class is inanimate@ %complex: root-CL:oblong; root may be related to wáà 'split round object in two'% {GI2015:141}</text:p>
          </table:table-cell>
          <table:table-cell table:style-name="ce29" office:value-type="string">
            <text:p>/koáL-ro/ $kòárò$ (cuya, calabaza recipiente) @class is inanimate@ %compound: root-CL:oblong%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338">
            <text:p>338</text:p>
          </table:table-cell>
          <table:table-cell table:style-name="ce21" office:value-type="string">
            <text:p>grab, close the hand around sth, telic and punctual, NON-PLACT</text:p>
          </table:table-cell>
          <table:table-cell table:style-name="ce21" office:value-type="string">
            <text:p>agarrar, arrancar</text:p>
          </table:table-cell>
          <table:table-cell table:style-name="ce21"/>
          <table:table-cell table:style-name="ce22"/>
          <table:table-cell table:style-name="ce34" office:value-type="string">
            <text:p>/~ɟée-/ $ɲẽ́ẽ́$ (agarrar) @transitive verb@ {GI2015:171}</text:p>
          </table:table-cell>
          <table:table-cell table:style-name="ce35" office:value-type="string">
            <text:p>/~ɟeáL-/ $ɲẽ̀ã́$ (agarrar) @transitive verb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339">
            <text:p>339</text:p>
          </table:table-cell>
          <table:table-cell table:style-name="ce21" office:value-type="string">
            <text:p>grab, close the hand around sth, telic and punctual, PLACT</text:p>
          </table:table-cell>
          <table:table-cell table:style-name="ce21" office:value-type="string">
            <text:p>agarrar, arranca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340">
            <text:p>340</text:p>
          </table:table-cell>
          <table:table-cell table:style-name="ce27" office:value-type="string">
            <text:p>grab, get, make motion to take sth</text:p>
          </table:table-cell>
          <table:table-cell table:style-name="ce21" office:value-type="string">
            <text:p>agarrar, alcanzar, recoger</text:p>
          </table:table-cell>
          <table:table-cell table:style-name="ce23"/>
          <table:table-cell table:style-name="ce28"/>
          <table:table-cell table:style-name="ce34" office:value-type="string">
            <text:p>/~ɟée-/ $ɲẽ́ẽ́$ (agarrar) @transitive verb@ {GI2015:171}</text:p>
          </table:table-cell>
          <table:table-cell table:style-name="ce35" office:value-type="string">
            <text:p>/~ɟeáL-/ $ɲẽ̀ã́$ (agarrar) @transitive verb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341">
            <text:p>341</text:p>
          </table:table-cell>
          <table:table-cell table:style-name="ce21" office:value-type="string">
            <text:p>grandchild</text:p>
          </table:table-cell>
          <table:table-cell table:style-name="ce21" office:value-type="string">
            <text:p>nieto, nieta</text:p>
          </table:table-cell>
          <table:table-cell table:style-name="ce23"/>
          <table:table-cell table:style-name="ce26" office:value-type="string">
            <text:p>note if sex-specific terms not formed transparently from same root w/ CL</text:p>
          </table:table-cell>
          <table:table-cell table:style-name="ce34" office:value-type="string">
            <text:p>/~pàrabe-o/ $pã̀r̃ã̀mẽ̀õ̀$ (nieta, todas las mujeres de G-2+) @class is animate feminine@ %complex: root-CL:fem% {GI2015:4}, /~pàrabe-i/ $pã̀r̃ã̀mĩ́$ (nieto, todos los hombres de G-2+) @class is animate masculine@ %complex: root-CL:masc% {GI2015:5}</text:p>
          </table:table-cell>
          <table:table-cell table:style-name="ce34" office:value-type="string">
            <text:p>/~hádeɟo/ $h̃ã́nẽ́ɲṍ$ (nieta, todas las mujeres de G-2+) @class is animate feminine@, /~hádabi/ $h̃ã́nã́mĩ́$ (nieto, todos los hombres de G-2+) @class is animate masculine@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342">
            <text:p>342</text:p>
          </table:table-cell>
          <table:table-cell table:style-name="ce21" office:value-type="string">
            <text:p>grandparent</text:p>
          </table:table-cell>
          <table:table-cell table:style-name="ce21" office:value-type="string">
            <text:p>abuela, abuelo</text:p>
          </table:table-cell>
          <table:table-cell table:style-name="ce23"/>
          <table:table-cell table:style-name="ce26" office:value-type="string">
            <text:p>note if sex-specific terms not formed transparently from same root w/ CL</text:p>
          </table:table-cell>
          <table:table-cell table:style-name="ce34" office:value-type="string">
            <text:p>/~ɟìk-o/ $ɲĩ̀kõ̀$ (abuela, ancestro, todas las mujeres de G2+) @class is animate feminine@ %complex: root-CL:fem%, /~ɟìk-ɨ/ $ɲĩ̀kɨ̃̀$ (abuelo, ancestro, todos los hombres de G2+) @class is animate masculine@ %complex: root-CL:masc% {GI2015:176}</text:p>
          </table:table-cell>
          <table:table-cell table:style-name="ce34" office:value-type="string">
            <text:p>/~ɟikH-o/ (abuela, ancestro, todas las mujeres de G2+) @class is animate feminine@; /~ɟikH-ɨ/ (abuelo, ancestro, todos los hombres de G2+) @class is animate masculine@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343">
            <text:p>343</text:p>
          </table:table-cell>
          <table:table-cell table:style-name="ce21" office:value-type="string">
            <text:p>grass</text:p>
          </table:table-cell>
          <table:table-cell table:style-name="ce21" office:value-type="string">
            <text:p>hierba</text:p>
          </table:table-cell>
          <table:table-cell table:style-name="ce51" office:value-type="string">
            <text:p>grama</text:p>
          </table:table-cell>
          <table:table-cell table:style-name="ce23"/>
          <table:table-cell table:style-name="ce31" office:value-type="string">
            <text:p>/tàa/ $tàà$ (hierba) @class is inanimate@ {GI2015:28}</text:p>
          </table:table-cell>
          <table:table-cell table:style-name="ce55" office:value-type="string">
            <text:p>/táa/ $táá$ (hierba) @class is inanimate@ {GI2015:3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344">
            <text:p>344</text:p>
          </table:table-cell>
          <table:table-cell table:style-name="ce21" office:value-type="string">
            <text:p>green</text:p>
          </table:table-cell>
          <table:table-cell table:style-name="ce21" office:value-type="string">
            <text:p>verde</text:p>
          </table:table-cell>
          <table:table-cell table:style-name="ce51" office:value-type="string">
            <text:p>verde</text:p>
          </table:table-cell>
          <table:table-cell table:style-name="ce28"/>
          <table:table-cell table:style-name="ce34" office:value-type="string">
            <text:p>/~hɨ̀bé-/ $hɨ̃̀mẽ́$ (ser azul, verde) @stative verb, color only and not 'biche'@ {GI2015:137}</text:p>
          </table:table-cell>
          <table:table-cell table:style-name="ce56" office:value-type="string">
            <text:p>/~cɨbé-/ $t͜sɨ̃̀mẽ́$ (ser azul, verde) @stative verb, color only and not 'biche'@ {GI2015: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45">
            <text:p>345</text:p>
          </table:table-cell>
          <table:table-cell table:style-name="ce21" office:value-type="string">
            <text:p>grill, barbeque</text:p>
          </table:table-cell>
          <table:table-cell table:style-name="ce27" office:value-type="string">
            <text:p>parrilla, barbacoa</text:p>
          </table:table-cell>
          <table:table-cell table:style-name="ce23"/>
          <table:table-cell table:style-name="ce28"/>
          <table:table-cell table:style-name="ce34" office:value-type="string">
            <text:p>/kàha-wo/ $kàhàwò$ (gelao para moquear, gelao para canoa, estante para guardar cosas) %complex: root-CL:heap%, /kàha-wa/ $kàhàwà$ (gelao para moquear, gelao para canoa, estante para guardar cosas) %complex: root-CL:?; may be loan from Carapana% {GI2015:48}</text:p>
          </table:table-cell>
          <table:table-cell table:style-name="ce35" office:value-type="string">
            <text:p>/kacá-bo/ $kàt͜sábó$ (gelao para moquear) %complex: root-CL:heap%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346">
            <text:p>346</text:p>
          </table:table-cell>
          <table:table-cell table:style-name="ce21" office:value-type="string">
            <text:p>grind</text:p>
          </table:table-cell>
          <table:table-cell table:style-name="ce21" office:value-type="string">
            <text:p>moler</text:p>
          </table:table-cell>
          <table:table-cell table:style-name="ce23"/>
          <table:table-cell table:style-name="ce28"/>
          <table:table-cell table:style-name="ce34" office:value-type="string">
            <text:p>/~wáìá-/ $w̃ã́ĩ̀ã́$ (exprimir, torcer, moler) {GI2015:148}</text:p>
          </table:table-cell>
          <table:table-cell table:style-name="ce34" office:value-type="string">
            <text:p>/~waíà-/ $wàíà$ (exprimir, torcer, moler)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347">
            <text:p>347</text:p>
          </table:table-cell>
          <table:table-cell table:style-name="ce21" office:value-type="string">
            <text:p>grow, get fat, of animate</text:p>
          </table:table-cell>
          <table:table-cell table:style-name="ce21" office:value-type="string">
            <text:p>crecer, engordar</text:p>
          </table:table-cell>
          <table:table-cell table:style-name="ce23"/>
          <table:table-cell table:style-name="ce38"/>
          <table:table-cell table:style-name="ce35" office:value-type="string">
            <text:p>/bɨ̀kɨ́-a-/ $bɨ̀kɨ́á$ (crecer, madurar, endurecer) @intransitive verb@ %complex: old.person-VBLZR% {GI2015:5}</text:p>
          </table:table-cell>
          <table:table-cell table:style-name="ce35" office:value-type="string">
            <text:p>/bɨkɨ́-a-/ $bɨ̀kɨ́á$ (crecer, madurar, endurecer) @intransitive verb@ %complex: old.person-VBLZR%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noun:natural world</text:p>
          </table:table-cell>
          <table:table-cell table:style-name="ce27" office:value-type="float" office:value="348">
            <text:p>348</text:p>
          </table:table-cell>
          <table:table-cell table:style-name="ce27" office:value-type="string">
            <text:p>grow, of plant, NOT germinate, VI</text:p>
          </table:table-cell>
          <table:table-cell table:style-name="ce21" office:value-type="string">
            <text:p>crecer</text:p>
          </table:table-cell>
          <table:table-cell table:style-name="ce23"/>
          <table:table-cell table:style-name="ce28"/>
          <table:table-cell table:style-name="ce34" office:value-type="string">
            <text:p>/bɨ̀tí-/ $bɨ̀tí$ (crecer, aumentar) {GI2015:90}</text:p>
          </table:table-cell>
          <table:table-cell table:style-name="ce35" office:value-type="string">
            <text:p>/bɨkɨ́-a-/ $bɨ̀kɨ́á$ (crecer, madurar, endurecer) @intransitive verb@ %complex: old.person-VBLZR%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57"/>
          <table:table-cell table:style-name="ce27"/>
          <table:table-cell table:style-name="ce27" office:value-type="string">
            <text:p>grow, of plant, NOT germinate, VI-LAX</text:p>
          </table:table-cell>
          <table:table-cell table:style-name="ce57"/>
          <table:table-cell table:style-name="ce21"/>
          <table:table-cell table:style-name="ce22"/>
          <table:table-cell table:style-name="ce34"/>
          <table:table-cell table:style-name="ce35" office:value-type="string">
            <text:p>/bɨtí-/ $bɨ̀tí$ (ser duro, difícil) @intransitive verb@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57" office:value-type="string">
            <text:p>insect</text:p>
          </table:table-cell>
          <table:table-cell table:style-name="ce27" office:value-type="float" office:value="349">
            <text:p>349</text:p>
          </table:table-cell>
          <table:table-cell table:style-name="ce57" office:value-type="string">
            <text:p>grub, lives in palm wood</text:p>
          </table:table-cell>
          <table:table-cell table:style-name="ce57" office:value-type="string">
            <text:p>suri, mojojoy</text:p>
          </table:table-cell>
          <table:table-cell table:style-name="ce21"/>
          <table:table-cell table:style-name="ce22"/>
          <table:table-cell table:style-name="ce34" office:value-type="string">
            <text:p>/~píkoL-roa/ $pĩ́kṍr̃õ̀ã̀$ (mojojoy sp.) @class is animate plural; collective noun, singular derived with singulative@ %complex: grub-ANIM.COLL% {GI2015:12}, /wàra-a/ $wàràà$ (mojojoy sp.) @class is animate plural; collective noun, singular derived with singulative@ %complex: root-ANIM.COLL% {GI2015:152}</text:p>
          </table:table-cell>
          <table:table-cell table:style-name="ce34" office:value-type="string">
            <text:p>/~hikóL-roa/ $hĩ̀kṍròà$ (mojojoy sp.) @class is animate plural; collective noun, singular derived with singulative@ %complex: grub-ANIM.COLL% {GI2015:32}, /wadóL-a/ $wàdóà$ (mojojoy sp.) @class is animate plural; collective noun, singular derived with singulative@ %complex: grub-ANIM.COLL% {GI2015:3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350">
            <text:p>350</text:p>
          </table:table-cell>
          <table:table-cell table:style-name="ce21" office:value-type="string">
            <text:p>gut (animal)</text:p>
          </table:table-cell>
          <table:table-cell table:style-name="ce21" office:value-type="string">
            <text:p>destripar</text:p>
          </table:table-cell>
          <table:table-cell table:style-name="ce23"/>
          <table:table-cell table:style-name="ce28"/>
          <table:table-cell table:style-name="ce34" office:value-type="string">
            <text:p>/ɨ̀ta-hɨ́ga-/ $ɨtahɨ́gá$ (destripar pescado, animal) @transitive verb@ %NV compound: excrement-strain% {GI2015:194}</text:p>
          </table:table-cell>
          <table:table-cell table:style-name="ce34" office:value-type="string">
            <text:p>/gɨdá ~cíà/ $gɨ̀dá t͜síà$ (destripar pescado, animal) @transitive verb@ %phrase, prosodically independent words: excrement kill% {GI2015: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51">
            <text:p>351</text:p>
          </table:table-cell>
          <table:table-cell table:style-name="ce21" office:value-type="string">
            <text:p>hair</text:p>
          </table:table-cell>
          <table:table-cell table:style-name="ce21" office:value-type="string">
            <text:p>pelo, cabello</text:p>
          </table:table-cell>
          <table:table-cell table:style-name="ce51" office:value-type="string">
            <text:p>cabelo</text:p>
          </table:table-cell>
          <table:table-cell table:style-name="ce28"/>
          <table:table-cell table:style-name="ce34" office:value-type="string">
            <text:p>/pòa/ $pòà$ (pelos, plumas) @dependent noun, class is inanimate plural; collective noun, singular derived with singulative@ {GI2015:15}</text:p>
          </table:table-cell>
          <table:table-cell table:style-name="ce58" office:value-type="string">
            <text:p>/hóa/ $hóá$ (pelo, pluma) @dependent noun, class is animate plural; collective noun, singular derived with singulative@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52">
            <text:p>352</text:p>
          </table:table-cell>
          <table:table-cell table:style-name="ce21" office:value-type="string">
            <text:p>hammock</text:p>
          </table:table-cell>
          <table:table-cell table:style-name="ce21" office:value-type="string">
            <text:p>hamaca</text:p>
          </table:table-cell>
          <table:table-cell table:style-name="ce23"/>
          <table:table-cell table:style-name="ce28"/>
          <table:table-cell table:style-name="ce34" office:value-type="string">
            <text:p>/~púɨ̀-ɨ/ $pṹɨ̃̀ɨ̃̀$ (hamaca) @class is inanimate@ %complex: root-CL:cylinder% {GI2015:21}</text:p>
          </table:table-cell>
          <table:table-cell table:style-name="ce35" office:value-type="string">
            <text:p>/~húɨ̀-ɨ/ $hṹɨ̃̀ɨ̃̀$ (hamaca) @class is inanimate@ %complex: root-CL:cylinder% {GI2015: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53">
            <text:p>353</text:p>
          </table:table-cell>
          <table:table-cell table:style-name="ce21" office:value-type="string">
            <text:p>hand</text:p>
          </table:table-cell>
          <table:table-cell table:style-name="ce21" office:value-type="string">
            <text:p>mano</text:p>
          </table:table-cell>
          <table:table-cell table:style-name="ce51" office:value-type="string">
            <text:p>mão</text:p>
          </table:table-cell>
          <table:table-cell table:style-name="ce28"/>
          <table:table-cell table:style-name="ce34" office:value-type="string">
            <text:p>/~wàbó/ $w̃ã̀mṍ$ (mano) @class is inanimate@ {GI2015:142}</text:p>
          </table:table-cell>
          <table:table-cell table:style-name="ce58" office:value-type="string">
            <text:p>/~ábo/ $ã́mṍ$ (mano) @class is inanimate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54">
            <text:p>354</text:p>
          </table:table-cell>
          <table:table-cell table:style-name="ce21" office:value-type="string">
            <text:p>hand-LAX</text:p>
          </table:table-cell>
          <table:table-cell table:style-name="ce21"/>
          <table:table-cell table:style-name="ce23"/>
          <table:table-cell table:style-name="ce28"/>
          <table:table-cell table:style-name="ce23"/>
          <table:table-cell table:style-name="ce54"/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355">
            <text:p>355</text:p>
          </table:table-cell>
          <table:table-cell table:style-name="ce21" office:value-type="string">
            <text:p>hang up (VT, punctual), NON-PLACT</text:p>
          </table:table-cell>
          <table:table-cell table:style-name="ce21" office:value-type="string">
            <text:p>colgar</text:p>
          </table:table-cell>
          <table:table-cell table:style-name="ce23"/>
          <table:table-cell table:style-name="ce28"/>
          <table:table-cell table:style-name="ce34" office:value-type="string">
            <text:p>/ɟòó-/ $ɟòó$ (colgar) @transitive verb@ {GI2015:177}</text:p>
          </table:table-cell>
          <table:table-cell table:style-name="ce35" office:value-type="string">
            <text:p>/ɟóò-/ $ɟóò$ (colgar) @transitive verb@, /ɟóo-/ $ɟóó$ (colgar) @transitive verb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356">
            <text:p>356</text:p>
          </table:table-cell>
          <table:table-cell table:style-name="ce21" office:value-type="string">
            <text:p>hang up, (VT, punctual), PLACT</text:p>
          </table:table-cell>
          <table:table-cell table:style-name="ce21" office:value-type="string">
            <text:p>colga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357">
            <text:p>357</text:p>
          </table:table-cell>
          <table:table-cell table:style-name="ce21" office:value-type="string">
            <text:p>have a fever</text:p>
          </table:table-cell>
          <table:table-cell table:style-name="ce21" office:value-type="string">
            <text:p>tener fiebre</text:p>
          </table:table-cell>
          <table:table-cell table:style-name="ce23"/>
          <table:table-cell table:style-name="ce28"/>
          <table:table-cell table:style-name="ce34" office:value-type="string">
            <text:p>/bɨ́goò-/ $bɨ́góò$ (tener fiebre) @intransitive verb@ {GI2015:88}</text:p>
          </table:table-cell>
          <table:table-cell table:style-name="ce35" office:value-type="string">
            <text:p>/bɨbɨ́-ri bɨhá-/ $bɨ̀bɨ́rí bɨ̀há$ (tener fiebre) %phrase: have.fever-NMLZR find% {GI2015:88, 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358">
            <text:p>358</text:p>
          </table:table-cell>
          <table:table-cell table:style-name="ce21" office:value-type="string">
            <text:p>have diarrhea</text:p>
          </table:table-cell>
          <table:table-cell table:style-name="ce21" office:value-type="string">
            <text:p>tener diarrea</text:p>
          </table:table-cell>
          <table:table-cell table:style-name="ce23"/>
          <table:table-cell table:style-name="ce28"/>
          <table:table-cell table:style-name="ce34" office:value-type="string">
            <text:p>/tùú-~híà-/ $tùúh̃ĩ́ã̀$ (tener diarrea) @intransitive verb@ %compound: 'lift'-be.sick% {GI2015:36}</text:p>
          </table:table-cell>
          <table:table-cell table:style-name="ce35" office:value-type="string">
            <text:p>/túu-~cíà-/ $túút͜síà$ (tener diarrea) @intransitive verb@ %complex: 'lift'-be.sick% {GI2015:2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359">
            <text:p>359</text:p>
          </table:table-cell>
          <table:table-cell table:style-name="ce21" office:value-type="string">
            <text:p>have in noun:kinship relation</text:p>
          </table:table-cell>
          <table:table-cell table:style-name="ce21" office:value-type="string">
            <text:p>tener (pariente)</text:p>
          </table:table-cell>
          <table:table-cell table:style-name="ce23"/>
          <table:table-cell table:style-name="ce28"/>
          <table:table-cell table:style-name="ce34" office:value-type="string">
            <text:p>/kɨ́ti-/ $kɨ́tɨ́$ (tener pariente) @must incorporate a dependent noun before V@ @allomorphs /kɨ́ti-/ and /kɨ́-/@ {GI2015:56}</text:p>
          </table:table-cell>
          <table:table-cell table:style-name="ce34" office:value-type="string">
            <text:p>/kɨtíL-/ $kɨ̀tí$ (tener pariente) @must incorporate dependent noun before V@ @allomorphs /kɨtí-/ and /kɨ-/@ {GI2015:5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360">
            <text:p>360</text:p>
          </table:table-cell>
          <table:table-cell table:style-name="ce21" office:value-type="string">
            <text:p>have object</text:p>
          </table:table-cell>
          <table:table-cell table:style-name="ce21" office:value-type="string">
            <text:p>tener</text:p>
          </table:table-cell>
          <table:table-cell table:style-name="ce51" office:value-type="string">
            <text:p>ter</text:p>
          </table:table-cell>
          <table:table-cell table:style-name="ce28"/>
          <table:table-cell table:style-name="ce34" office:value-type="string">
            <text:p>/kɨ́go-/ $kɨ́gó$ (poseer algo) @can only take alienable noun object@ @transitive verb@ {GI2015:57}</text:p>
          </table:table-cell>
          <table:table-cell table:style-name="ce34" office:value-type="string">
            <text:p>/kɨ́ò-/ $kɨ́ò$ (tener, poseer algo) @can only take alienable noun object@ @transitive verb@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61">
            <text:p>361</text:p>
          </table:table-cell>
          <table:table-cell table:style-name="ce21" office:value-type="string">
            <text:p>head</text:p>
          </table:table-cell>
          <table:table-cell table:style-name="ce21" office:value-type="string">
            <text:p>cabeza</text:p>
          </table:table-cell>
          <table:table-cell table:style-name="ce51" office:value-type="string">
            <text:p>cabeça</text:p>
          </table:table-cell>
          <table:table-cell table:style-name="ce28"/>
          <table:table-cell table:style-name="ce34" office:value-type="string">
            <text:p>/rɨ̀po-a/ $rɨ̀pòa$ (cabeza) @class is inanimate@ %complex: root-CL:round% {GI2015:118}</text:p>
          </table:table-cell>
          <table:table-cell table:style-name="ce34" office:value-type="string">
            <text:p>/rihó-a/ $rìhóá$ (cabeza) @class is inanimate@ %complex: root-CL:round%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362">
            <text:p>362</text:p>
          </table:table-cell>
          <table:table-cell table:style-name="ce21" office:value-type="string">
            <text:p>headwater</text:p>
          </table:table-cell>
          <table:table-cell table:style-name="ce21" office:value-type="string">
            <text:p>cabeceras</text:p>
          </table:table-cell>
          <table:table-cell table:style-name="ce23"/>
          <table:table-cell table:style-name="ce28"/>
          <table:table-cell table:style-name="ce34" office:value-type="string">
            <text:p>/pòté/ $pòté$ (cabecera, nacimiento del río) @dependent noun, class is inanimate@ {GI2015:17}</text:p>
          </table:table-cell>
          <table:table-cell table:style-name="ce35" office:value-type="string">
            <text:p>/hodé/ $hòdé$ (cabecera, nacimiento del río) @dependent noun, class is inanimate@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healing &amp; spirituality</text:p>
          </table:table-cell>
          <table:table-cell table:style-name="ce27" office:value-type="float" office:value="363">
            <text:p>363</text:p>
          </table:table-cell>
          <table:table-cell table:style-name="ce21" office:value-type="string">
            <text:p>heal (VT) with medicine</text:p>
          </table:table-cell>
          <table:table-cell table:style-name="ce21" office:value-type="string">
            <text:p>tratar con medicina, dar remedio, curar</text:p>
          </table:table-cell>
          <table:table-cell table:style-name="ce23"/>
          <table:table-cell table:style-name="ce28"/>
          <table:table-cell table:style-name="ce34" office:value-type="string">
            <text:p>/ɨ̀kó-ɟée-/ $ɨ̀kóɟéé$ (dar remedio, curar) %compound with noun incorporation: medicine-tie, 'medicina-ligar'% {GI2015:171}</text:p>
          </table:table-cell>
          <table:table-cell table:style-name="ce34" office:value-type="string">
            <text:p>/ɨkó ɟíL-/ $ɨ̀kó ɟí$ (dar remedio, curar) %phrase of prosodically independent words: medicine-do% {GI2015:17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healing &amp; spirituality</text:p>
          </table:table-cell>
          <table:table-cell table:style-name="ce27" office:value-type="float" office:value="364">
            <text:p>364</text:p>
          </table:table-cell>
          <table:table-cell table:style-name="ce21" office:value-type="string">
            <text:p>heal (VT) with tobacco smoke, etc.</text:p>
          </table:table-cell>
          <table:table-cell table:style-name="ce21" office:value-type="string">
            <text:p>curar, soplar, rezar sobre alguien, etc.</text:p>
          </table:table-cell>
          <table:table-cell table:style-name="ce23"/>
          <table:table-cell table:style-name="ce28"/>
          <table:table-cell table:style-name="ce34" office:value-type="string">
            <text:p>/báhè-/ $báhè$ (soplar, curar con soplo) @transitive verb@ {GI2015:63}</text:p>
          </table:table-cell>
          <table:table-cell table:style-name="ce35" office:value-type="string">
            <text:p>/bacéL-/ $bàt͜sé$ (soplar, curar con soplo) @transitive verb@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erception</text:p>
          </table:table-cell>
          <table:table-cell table:style-name="ce27" office:value-type="float" office:value="365">
            <text:p>365</text:p>
          </table:table-cell>
          <table:table-cell table:style-name="ce21" office:value-type="string">
            <text:p>hear</text:p>
          </table:table-cell>
          <table:table-cell table:style-name="ce21" office:value-type="string">
            <text:p>escuchar</text:p>
          </table:table-cell>
          <table:table-cell table:style-name="ce51" office:value-type="string">
            <text:p>escutar; ouvir</text:p>
          </table:table-cell>
          <table:table-cell table:style-name="ce28"/>
          <table:table-cell table:style-name="ce34" office:value-type="string">
            <text:p>/ápi-/ $ápí$ (oir, entender) @transitive verb@ {GI2015:200}</text:p>
          </table:table-cell>
          <table:table-cell table:style-name="ce56" office:value-type="string">
            <text:p>/ahíL-/ $àhí$ (oir, entender) @transitive verb@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66">
            <text:p>366</text:p>
          </table:table-cell>
          <table:table-cell table:style-name="ce21" office:value-type="string">
            <text:p>heart (internal organ)</text:p>
          </table:table-cell>
          <table:table-cell table:style-name="ce21" office:value-type="string">
            <text:p>corazón</text:p>
          </table:table-cell>
          <table:table-cell table:style-name="ce23"/>
          <table:table-cell table:style-name="ce28"/>
          <table:table-cell table:style-name="ce34" office:value-type="string">
            <text:p>/ɟèé-rí-ka/ $ɟèéríká$ (corazón) %lexicalized nominalization: fall.short.of.goal-NMLZ-CL:round% {GI2015:173}</text:p>
          </table:table-cell>
          <table:table-cell table:style-name="ce35" office:value-type="string">
            <text:p>/ɨcɨ́-a/ $ɨ̀t͜síá$ (corazón) @class is inanimate@ %complex: root-CL:round%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67">
            <text:p>367</text:p>
          </table:table-cell>
          <table:table-cell table:style-name="ce21" office:value-type="string">
            <text:p>heel</text:p>
          </table:table-cell>
          <table:table-cell table:style-name="ce21" office:value-type="string">
            <text:p>talón</text:p>
          </table:table-cell>
          <table:table-cell table:style-name="ce23"/>
          <table:table-cell table:style-name="ce28"/>
          <table:table-cell table:style-name="ce34" office:value-type="string">
            <text:p>/rɨ̀pó-ìhíL-a/ $rɨ̀póìhíà$ (talón, calcañal) @class is inanimate@ %compound: foot-buttocks-CL:round% {GI2015:116}</text:p>
          </table:table-cell>
          <table:table-cell table:style-name="ce34" office:value-type="string">
            <text:p>/gɨbó-icí-a/ $gɨ̀bóìt͜síá$ (talón, calcañal) @class is inanimate@ %complex: foot-buttocks-CL:round%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sociality</text:p>
          </table:table-cell>
          <table:table-cell table:style-name="ce27" office:value-type="float" office:value="368">
            <text:p>368</text:p>
          </table:table-cell>
          <table:table-cell table:style-name="ce21" office:value-type="string">
            <text:p>help (V)</text:p>
          </table:table-cell>
          <table:table-cell table:style-name="ce21" office:value-type="string">
            <text:p>ayudar</text:p>
          </table:table-cell>
          <table:table-cell table:style-name="ce23"/>
          <table:table-cell table:style-name="ce38"/>
          <table:table-cell table:style-name="ce34" office:value-type="string">
            <text:p>/átì-~dèbóò-/ $átìnẽ̀mṍõ̀$ (ayudar) @transitive verb@ %compound: do-help; second element also means 'add'%, /átì-bòhá-/ $átìbòhá$ %complex: do-BENEFACTIVE; second element is a suffix% {GI2015:201}</text:p>
          </table:table-cell>
          <table:table-cell table:style-name="ce35" office:value-type="string">
            <text:p>/ɟíL-~reboo-/ $ɟí-r̃ẽ̀mõ̀õ̀$ (ayudar) @transitive verb@ %compound: do-help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369">
            <text:p>369</text:p>
          </table:table-cell>
          <table:table-cell table:style-name="ce33" office:value-type="string">
            <text:p>Herrania spp.</text:p>
          </table:table-cell>
          <table:table-cell table:style-name="ce21" office:value-type="string">
            <text:p>cacao</text:p>
          </table:table-cell>
          <table:table-cell table:style-name="ce23"/>
          <table:table-cell table:style-name="ce28"/>
          <table:table-cell table:style-name="ce29" office:value-type="string">
            <text:p>/pùhu/ $pùhù$ (cacao) @class is inanimate@ {GI2015:20}</text:p>
          </table:table-cell>
          <table:table-cell table:style-name="ce27" office:value-type="string">
            <text:p>/ebékara/ $èbékárá$ (cacao) @class is inanimate@ %appears to be compound, but meanings of components unknown% {GI2015:3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 other</text:p>
          </table:table-cell>
          <table:table-cell table:style-name="ce27" office:value-type="float" office:value="370">
            <text:p>370</text:p>
          </table:table-cell>
          <table:table-cell table:style-name="ce21" office:value-type="string">
            <text:p>hide (VI)</text:p>
          </table:table-cell>
          <table:table-cell table:style-name="ce21" office:value-type="string">
            <text:p>esconderse</text:p>
          </table:table-cell>
          <table:table-cell table:style-name="ce23"/>
          <table:table-cell table:style-name="ce28"/>
          <table:table-cell table:style-name="ce29" office:value-type="string">
            <text:p>/ɟáhì-/ $ɟáhì$ (desaparecer, esconderse, perderse) @intransitive verb@ {GI2015:169}, /rútì-/ $rútì$ (esconderse, huir) {GI2015:115}</text:p>
          </table:table-cell>
          <table:table-cell table:style-name="ce27" office:value-type="string">
            <text:p>/ɟaɟíL-/ $ɟàɟí$ (desaparecer) @intransitive verb@ {GI2015:14}, /rudíL-/ $rùdí$ (escaparse, esconderse)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 other</text:p>
          </table:table-cell>
          <table:table-cell table:style-name="ce27" office:value-type="float" office:value="371">
            <text:p>371</text:p>
          </table:table-cell>
          <table:table-cell table:style-name="ce21" office:value-type="string">
            <text:p>hide (VT)</text:p>
          </table:table-cell>
          <table:table-cell table:style-name="ce21" office:value-type="string">
            <text:p>esconder</text:p>
          </table:table-cell>
          <table:table-cell table:style-name="ce23"/>
          <table:table-cell table:style-name="ce28"/>
          <table:table-cell table:style-name="ce29" office:value-type="string">
            <text:p>/ɟáhì-Hò-/ $ɟáhíò$ (esconder, hacer desaparecer) @transitive verb@ %complex: hide.VI-CAUS% {GI2015:169}</text:p>
          </table:table-cell>
          <table:table-cell table:style-name="ce27" office:value-type="string">
            <text:p>/ɟaɟíL-o/ $ɟàɟíò$ (esconder, hacer desaparecer) @transitive verb@ %complex: hide.VI-CAUS%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372">
            <text:p>372</text:p>
          </table:table-cell>
          <table:table-cell table:style-name="ce21" office:value-type="string">
            <text:p>high, tall</text:p>
          </table:table-cell>
          <table:table-cell table:style-name="ce21" office:value-type="string">
            <text:p>alto</text:p>
          </table:table-cell>
          <table:table-cell table:style-name="ce21"/>
          <table:table-cell table:style-name="ce22"/>
          <table:table-cell table:style-name="ce29" office:value-type="string">
            <text:p>/~ɨ́bɨ-à-/ $ɨ̃́mɨ̃́ã̀$ (ser alto) @stative verb@ %complex: man/tall.N?-VBLZR% {GI2015:196}</text:p>
          </table:table-cell>
          <table:table-cell table:style-name="ce27" office:value-type="string">
            <text:p>/~ɨ́bɨ̀-a-/ $ɨ̃́mɨ̃̀ã̀$ (ser alto) @stative verb@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373">
            <text:p>373</text:p>
          </table:table-cell>
          <table:table-cell table:style-name="ce21" office:value-type="string">
            <text:p>hill, mountain, upland forest</text:p>
          </table:table-cell>
          <table:table-cell table:style-name="ce21" office:value-type="string">
            <text:p>loma, altura</text:p>
          </table:table-cell>
          <table:table-cell table:style-name="ce23"/>
          <table:table-cell table:style-name="ce28"/>
          <table:table-cell table:style-name="ce27" office:value-type="string">
            <text:p>/b̀uu-ro/ $bùùrò$ (colina) %complex: root-CL:place% {GI2015:21}</text:p>
          </table:table-cell>
          <table:table-cell table:style-name="ce27" office:value-type="string">
            <text:p>/buúL-ro/ $bùúrò$ (colina) %complex: root-CL:place%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374">
            <text:p>374</text:p>
          </table:table-cell>
          <table:table-cell table:style-name="ce21" office:value-type="string">
            <text:p>hit</text:p>
          </table:table-cell>
          <table:table-cell table:style-name="ce21" office:value-type="string">
            <text:p>golpear</text:p>
          </table:table-cell>
          <table:table-cell table:style-name="ce51" office:value-type="string">
            <text:p>bater</text:p>
          </table:table-cell>
          <table:table-cell table:style-name="ce28"/>
          <table:table-cell table:style-name="ce29" office:value-type="string">
            <text:p>/páa-/ $páá$ (golpear) @transitive verb@ %in minimal tone pair with páà- 'manipular, trabajar con las manos'% {GI2015:1}</text:p>
          </table:table-cell>
          <table:table-cell table:style-name="ce36" office:value-type="string">
            <text:p>/háà-/ $háà$ (golpear) @transitive verb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375">
            <text:p>375</text:p>
          </table:table-cell>
          <table:table-cell table:style-name="ce21" office:value-type="string">
            <text:p>hold sth in the hands</text:p>
          </table:table-cell>
          <table:table-cell table:style-name="ce21" office:value-type="string">
            <text:p>agarrar, tener en la mano</text:p>
          </table:table-cell>
          <table:table-cell table:style-name="ce59" office:value-type="string">
            <text:p>ter na mão</text:p>
          </table:table-cell>
          <table:table-cell table:style-name="ce22"/>
          <table:table-cell table:style-name="ce29" office:value-type="string">
            <text:p>/~ɟée-/ $ɲẽ́ẽ́$ (agarrar) @transitive verb, no telicity distinction@ {GI2015:171}</text:p>
          </table:table-cell>
          <table:table-cell table:style-name="ce29" office:value-type="string">
            <text:p>/~ɟeáL-/ $ɲẽ̀ã́$ (agarrar) @transitive verb, no telicity distinction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376">
            <text:p>376</text:p>
          </table:table-cell>
          <table:table-cell table:style-name="ce21" office:value-type="string">
            <text:p>hole</text:p>
          </table:table-cell>
          <table:table-cell table:style-name="ce21" office:value-type="string">
            <text:p>hueco</text:p>
          </table:table-cell>
          <table:table-cell table:style-name="ce23"/>
          <table:table-cell table:style-name="ce28"/>
          <table:table-cell table:style-name="ce29" office:value-type="string">
            <text:p>/òpe/ $òpè$ (hueco) @class is inanimate@ {GI2015:210}</text:p>
          </table:table-cell>
          <table:table-cell table:style-name="ce27" office:value-type="string">
            <text:p>/gohé/ $gòhé$ (hueco) @class is inanimate@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food</text:p>
          </table:table-cell>
          <table:table-cell table:style-name="ce27" office:value-type="float" office:value="377">
            <text:p>377</text:p>
          </table:table-cell>
          <table:table-cell table:style-name="ce21" office:value-type="string">
            <text:p>honey</text:p>
          </table:table-cell>
          <table:table-cell table:style-name="ce21" office:value-type="string">
            <text:p>miel</text:p>
          </table:table-cell>
          <table:table-cell table:style-name="ce23"/>
          <table:table-cell table:style-name="ce28"/>
          <table:table-cell table:style-name="ce29" office:value-type="string">
            <text:p>/béroà-ókò/ $béróàókò$ (miel) %complex: bee-water/liquid% {GI2015:71}</text:p>
          </table:table-cell>
          <table:table-cell table:style-name="ce52" office:value-type="string">
            <text:p>/béròa-okó/ $béròàòkò$ (miel) %complex: bee-water/liquid%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78">
            <text:p>378</text:p>
          </table:table-cell>
          <table:table-cell table:style-name="ce21" office:value-type="string">
            <text:p>horn</text:p>
          </table:table-cell>
          <table:table-cell table:style-name="ce21" office:value-type="string">
            <text:p>cuerno (cacho)</text:p>
          </table:table-cell>
          <table:table-cell table:style-name="ce23"/>
          <table:table-cell table:style-name="ce28"/>
          <table:table-cell table:style-name="ce29" office:value-type="string">
            <text:p>/pòta/ $pòtà$ (espinas, cuernos) @dependent noun@ {GI2015}</text:p>
          </table:table-cell>
          <table:table-cell table:style-name="ce27" office:value-type="string">
            <text:p>/hotá/ $hòtá$ (espinas, cuernos) {Jones:40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379">
            <text:p>379</text:p>
          </table:table-cell>
          <table:table-cell table:style-name="ce21" office:value-type="string">
            <text:p>horsefly</text:p>
          </table:table-cell>
          <table:table-cell table:style-name="ce21" office:value-type="string">
            <text:p>tábano</text:p>
          </table:table-cell>
          <table:table-cell table:style-name="ce21"/>
          <table:table-cell table:style-name="ce22" office:value-type="string">
            <text:p>need sciname</text:p>
          </table:table-cell>
          <table:table-cell table:style-name="ce29" office:value-type="string">
            <text:p>/~dúdua-ro/ $nṹnṹã́r̃ṍ$ (tábano) %compuesto: root-CL:oblong% {GI2015:99}, /~dɨ́dua-ro/ $nɨ̃́nṹã́r̃ṍ$ %compuesto: root-CL:oblong% (tábano) {GI2015:99}</text:p>
          </table:table-cell>
          <table:table-cell table:style-name="ce27" office:value-type="string">
            <text:p>/~dúdù-ro/ $nṹnũ̀r̃õ̀$ (tábano) @class is animate masculine@ %compuesto: root-CL:oblong% {GI2015:3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80">
            <text:p>380</text:p>
          </table:table-cell>
          <table:table-cell table:style-name="ce21" office:value-type="string">
            <text:p>house</text:p>
          </table:table-cell>
          <table:table-cell table:style-name="ce21" office:value-type="string">
            <text:p>casa</text:p>
          </table:table-cell>
          <table:table-cell table:style-name="ce23"/>
          <table:table-cell table:style-name="ce28"/>
          <table:table-cell table:style-name="ce29" office:value-type="string">
            <text:p>/wíì/ $wíì$ (maloca, casa) @class is inanimate@ {GI2015:159}</text:p>
          </table:table-cell>
          <table:table-cell table:style-name="ce27" office:value-type="string">
            <text:p>/wiíL/ $wìí$ (maloca, casa) @class is inanimate@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381">
            <text:p>381</text:p>
          </table:table-cell>
          <table:table-cell table:style-name="ce21" office:value-type="string">
            <text:p>howler monkey, Alouatta sp.</text:p>
          </table:table-cell>
          <table:table-cell table:style-name="ce21" office:value-type="string">
            <text:p>mono aullador, mono coto</text:p>
          </table:table-cell>
          <table:table-cell table:style-name="ce23"/>
          <table:table-cell table:style-name="ce28"/>
          <table:table-cell table:style-name="ce29" office:value-type="string">
            <text:p>/úkɨ̀/ $úkɨ̀$ (araguato, mono aullador) @class is animate M@ {GI2015:199}</text:p>
          </table:table-cell>
          <table:table-cell table:style-name="ce29" office:value-type="string">
            <text:p>/ugɨ́/ $ùgɨ́$ (araguato, mono aullador) @class is animate M@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animal:bird</text:p>
          </table:table-cell>
          <table:table-cell table:style-name="ce27" office:value-type="float" office:value="382">
            <text:p>382</text:p>
          </table:table-cell>
          <table:table-cell table:style-name="ce21" office:value-type="string">
            <text:p>humminɡnoun:animal:bird (general)</text:p>
          </table:table-cell>
          <table:table-cell table:style-name="ce21" office:value-type="string">
            <text:p>picaflor, colibri</text:p>
          </table:table-cell>
          <table:table-cell table:style-name="ce23"/>
          <table:table-cell table:style-name="ce28"/>
          <table:table-cell table:style-name="ce29" office:value-type="string">
            <text:p>/~bìbi/ $mĩ̀mĩ̀$ (colibrí) @class is animate M@ {GI2015:72}</text:p>
          </table:table-cell>
          <table:table-cell table:style-name="ce27" office:value-type="string">
            <text:p>/~bíbi/ $mĩ́mĩ́$ (colibrí) @class is animate M@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383">
            <text:p>383</text:p>
          </table:table-cell>
          <table:table-cell table:style-name="ce21" office:value-type="string">
            <text:p>verb:hunting basket Sp. “capillejo”</text:p>
          </table:table-cell>
          <table:table-cell table:style-name="ce21" office:value-type="string">
            <text:p>capillejo</text:p>
          </table:table-cell>
          <table:table-cell table:style-name="ce23"/>
          <table:table-cell table:style-name="ce28"/>
          <table:table-cell table:style-name="ce29" office:value-type="string">
            <text:p>/pàta-pìí/ $pàtàpìí$ (catarijana) %compound: box-basket% {GI2015:3}</text:p>
          </table:table-cell>
          <table:table-cell table:style-name="ce27" office:value-type="string">
            <text:p>/hatá-hia/ $hàtáhíá$ (catarijana) %compound: box-basket%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384">
            <text:p>384</text:p>
          </table:table-cell>
          <table:table-cell table:style-name="ce21" office:value-type="string">
            <text:p>hurt oneself, injure oneself, VI, punctual</text:p>
          </table:table-cell>
          <table:table-cell table:style-name="ce21" office:value-type="string">
            <text:p>herir(se), lastimar(se)</text:p>
          </table:table-cell>
          <table:table-cell table:style-name="ce23"/>
          <table:table-cell table:style-name="ce28"/>
          <table:table-cell table:style-name="ce29" office:value-type="string">
            <text:p>/~kàbi-ro/ $kã̀mĩ̀r̃õ̀$ (herida) @alienable noun but can be possessed with kɨ́tɨ-@ %compound: root-CL:oblong% {GI2015:46}</text:p>
          </table:table-cell>
          <table:table-cell table:style-name="ce27" office:value-type="string">
            <text:p>/~kámi-ro/ $kã́mĩ́r̃ṍ$ (herida)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385">
            <text:p>385</text:p>
          </table:table-cell>
          <table:table-cell table:style-name="ce21" office:value-type="string">
            <text:p>hurt, be painful, VI, durative</text:p>
          </table:table-cell>
          <table:table-cell table:style-name="ce21" office:value-type="string">
            <text:p>doler</text:p>
          </table:table-cell>
          <table:table-cell table:style-name="ce23"/>
          <table:table-cell table:style-name="ce28"/>
          <table:table-cell table:style-name="ce29" office:value-type="string">
            <text:p>/~púdi-/ $pṹdí$ (doler, un dolor preciso) @intransitive verb@ {GI2015:19}, /~wɨ̀gá/ $w̃ɨ̃ŋã$ (doler, un dolor difuso ej. dolor de cabeza) {GI2015:163}</text:p>
          </table:table-cell>
          <table:table-cell table:style-name="ce27" office:value-type="string">
            <text:p>/~húdì-/ $h̃ṹnĩ̀$ (doler) @intransitive verb@ {GI2015:13}, /~wɨáa/ $w̃ɨ̃̀ã́ã́$ (doler, un dolor difuso, ej de cabeza)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386">
            <text:p>386</text:p>
          </table:table-cell>
          <table:table-cell table:style-name="ce21" office:value-type="string">
            <text:p>hurt, injure, VT</text:p>
          </table:table-cell>
          <table:table-cell table:style-name="ce21" office:value-type="string">
            <text:p>herir, lastimar</text:p>
          </table:table-cell>
          <table:table-cell table:style-name="ce23"/>
          <table:table-cell table:style-name="ce28"/>
          <table:table-cell table:style-name="ce49" office:value-type="string">
            <text:p>/wìhí-Hò/ $wìhíó$ (causar enfermar por violación de un tabú) {GI2015:161}</text:p>
          </table:table-cell>
          <table:table-cell table:style-name="ce29" office:value-type="string">
            <text:p>/wicíL-o/ $wìt͜síò$ (causar enfermar por violación de un tabú)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387">
            <text:p>387</text:p>
          </table:table-cell>
          <table:table-cell table:style-name="ce21" office:value-type="string">
            <text:p>husband</text:p>
          </table:table-cell>
          <table:table-cell table:style-name="ce21" office:value-type="string">
            <text:p>marido, esposo</text:p>
          </table:table-cell>
          <table:table-cell table:style-name="ce51" office:value-type="string">
            <text:p>marido</text:p>
          </table:table-cell>
          <table:table-cell table:style-name="ce28"/>
          <table:table-cell table:style-name="ce29" office:value-type="string">
            <text:p>/~bàdap-ɨ/ $mã̀nã̀pɨ̃̀$ (esposo) @class is animate masculine@ %complex: spouse-CL:masc% {GI2015:61}</text:p>
          </table:table-cell>
          <table:table-cell table:style-name="ce36" office:value-type="string">
            <text:p>/~bádah-ɨ/ $mã́nã́h̃ɨ̃́$ (esposo) @class is animate masculine@ %complex: root-CL:masc%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ire &amp; light</text:p>
          </table:table-cell>
          <table:table-cell table:style-name="ce27" office:value-type="float" office:value="388">
            <text:p>388</text:p>
          </table:table-cell>
          <table:table-cell table:style-name="ce21" office:value-type="string">
            <text:p>illuminate sth, shine light on sth (VT)</text:p>
          </table:table-cell>
          <table:table-cell table:style-name="ce21" office:value-type="string">
            <text:p>iluminar</text:p>
          </table:table-cell>
          <table:table-cell table:style-name="ce21" office:value-type="string">
            <text:p>iluminar</text:p>
          </table:table-cell>
          <table:table-cell table:style-name="ce28"/>
          <table:table-cell table:style-name="ce29" office:value-type="string">
            <text:p>/bùhú/ $bùhú$ (alumbrar sol o luna) %'shine light on sth' formed with serial verb kill-bùhú-CAUS% {GI2015:84,127}</text:p>
          </table:table-cell>
          <table:table-cell table:style-name="ce27" office:value-type="string">
            <text:p>/bucú/ $bùt͜sú$ (alumbrar sol o luna) {GI2015:8)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389">
            <text:p>389</text:p>
          </table:table-cell>
          <table:table-cell table:style-name="ce27" office:value-type="string">
            <text:p>imitate (animal cry, person)</text:p>
          </table:table-cell>
          <table:table-cell table:style-name="ce21" office:value-type="string">
            <text:p>remedar, imitar, reparar</text:p>
          </table:table-cell>
          <table:table-cell table:style-name="ce21"/>
          <table:table-cell table:style-name="ce22"/>
          <table:table-cell table:style-name="ce29" office:value-type="string">
            <text:p>/kíhiò-/ $kíhíò$ (imitar) @transitive verb@ %used to mean 'speak lg other than one's father's lg'% {GI2015:53}</text:p>
          </table:table-cell>
          <table:table-cell table:style-name="ce27" office:value-type="string">
            <text:p>/kecóL-/ $kèt͜só$ (imitar) @transitive verb@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390">
            <text:p>390</text:p>
          </table:table-cell>
          <table:table-cell table:style-name="ce21" office:value-type="string">
            <text:p>infant</text:p>
          </table:table-cell>
          <table:table-cell table:style-name="ce21" office:value-type="string">
            <text:p>bebé, infante, nené, llullu, criatura, etc.</text:p>
          </table:table-cell>
          <table:table-cell table:style-name="ce23"/>
          <table:table-cell table:style-name="ce28"/>
          <table:table-cell table:style-name="ce29" office:value-type="string">
            <text:p>/~cùá-~àka/ $cũ̀ã́ã̀kã̀$ (nené) @class is animate@ %may be related to 'be.red'% {GI2015:186}</text:p>
          </table:table-cell>
          <table:table-cell table:style-name="ce29" office:value-type="string">
            <text:p>/~cuá/ $͜tsũ̀ã́$ (nené) @class is animate@, /~cuákà-ákà/ $t͜sũ̀ã́kã̀ã̀kã̀$ (nené) @class is animate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391">
            <text:p>391</text:p>
          </table:table-cell>
          <table:table-cell table:style-name="ce21" office:value-type="string">
            <text:p>Inga sp., general</text:p>
          </table:table-cell>
          <table:table-cell table:style-name="ce21" office:value-type="string">
            <text:p>guaba, guama</text:p>
          </table:table-cell>
          <table:table-cell table:style-name="ce23"/>
          <table:table-cell table:style-name="ce28"/>
          <table:table-cell table:style-name="ce29" office:value-type="string">
            <text:p>/~bède/ $mẽ̀nẽ̀$ (guama, Inga sp.) %fruit is -ro% {GI2015:68}</text:p>
          </table:table-cell>
          <table:table-cell table:style-name="ce27" office:value-type="string">
            <text:p>/~béde/ $mẽ́nẽ́$ (guama, Inga sp.) %fruit is -ro%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392">
            <text:p>392</text:p>
          </table:table-cell>
          <table:table-cell table:style-name="ce21" office:value-type="string">
            <text:p>intestines, guts</text:p>
          </table:table-cell>
          <table:table-cell table:style-name="ce21" office:value-type="string">
            <text:p>intestino (entrañas)</text:p>
          </table:table-cell>
          <table:table-cell table:style-name="ce23"/>
          <table:table-cell table:style-name="ce28"/>
          <table:table-cell table:style-name="ce29" office:value-type="string">
            <text:p>/ɨ̀ta-~bìhi-~we/ $ɨ̀tàmĩ̀h̃ĩ̀w̃ẽ̀$ (intestino, tripas) %compound: excrement-liana-CL:filiform% {GI2015:193}</text:p>
          </table:table-cell>
          <table:table-cell table:style-name="ce29" office:value-type="string">
            <text:p>/gɨdá-~bicí-~ba/ $gɨ̀dámĩ́t͜sĩ́mã́$ (intestino, tripas) %compound: excrement-liana-CL:filiform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393">
            <text:p>393</text:p>
          </table:table-cell>
          <table:table-cell table:style-name="ce33" office:value-type="string">
            <text:p>Iriartea deltoidea</text:p>
          </table:table-cell>
          <table:table-cell table:style-name="ce21" office:value-type="string">
            <text:p>huacrapona</text:p>
          </table:table-cell>
          <table:table-cell table:style-name="ce21" office:value-type="string">
            <text:p>paxiúba</text:p>
          </table:table-cell>
          <table:table-cell table:style-name="ce28"/>
          <table:table-cell table:style-name="ce29" office:value-type="string">
            <text:p>/bèhú/ $bèhú$ (pachuba) {GI2015:69}</text:p>
          </table:table-cell>
          <table:table-cell table:style-name="ce29" office:value-type="string">
            <text:p>/becú/ $bèt͜sú$ (pachuba)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394">
            <text:p>394</text:p>
          </table:table-cell>
          <table:table-cell table:style-name="ce33" office:value-type="string">
            <text:p>Iriartella setigera</text:p>
          </table:table-cell>
          <table:table-cell table:style-name="ce21" office:value-type="string">
            <text:p>mabe, cola de pava</text:p>
          </table:table-cell>
          <table:table-cell table:style-name="ce21" office:value-type="string">
            <text:p>paxiúbinha</text:p>
          </table:table-cell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395">
            <text:p>395</text:p>
          </table:table-cell>
          <table:table-cell table:style-name="ce21" office:value-type="string">
            <text:p>island</text:p>
          </table:table-cell>
          <table:table-cell table:style-name="ce21" office:value-type="string">
            <text:p>isla</text:p>
          </table:table-cell>
          <table:table-cell table:style-name="ce23"/>
          <table:table-cell table:style-name="ce28"/>
          <table:table-cell table:style-name="ce41" office:value-type="string">
            <text:p>/ɟúkɨ-pòa/ (isla) %árboles-bolsa%</text:p>
          </table:table-cell>
          <table:table-cell table:style-name="ce60"/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rocess</text:p>
          </table:table-cell>
          <table:table-cell table:style-name="ce27" office:value-type="float" office:value="396">
            <text:p>396</text:p>
          </table:table-cell>
          <table:table-cell table:style-name="ce21" office:value-type="string">
            <text:p>issue fruit, issue flowers, of noun:plant</text:p>
          </table:table-cell>
          <table:table-cell table:style-name="ce21" office:value-type="string">
            <text:p>echar fruta/flor, frutar, florear</text:p>
          </table:table-cell>
          <table:table-cell table:style-name="ce23"/>
          <table:table-cell table:style-name="ce28"/>
          <table:table-cell table:style-name="ce29" office:value-type="string">
            <text:p>/rìka-kɨ́ti-/ $rìkàkɨ́tí$ (echar fruta) %compound with object incorporation: fruit-have.inalienable% {GI2015:107}</text:p>
          </table:table-cell>
          <table:table-cell table:style-name="ce27" office:value-type="string">
            <text:p>/riká kɨtíL-/ $rìká kɨ̀tí-$ (tener fruta) %phrase of prosodically independent words: fruit have.inal-%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ire &amp; light</text:p>
          </table:table-cell>
          <table:table-cell table:style-name="ce27" office:value-type="float" office:value="397">
            <text:p>397</text:p>
          </table:table-cell>
          <table:table-cell table:style-name="ce21" office:value-type="string">
            <text:p>issue light, shine light (VI)</text:p>
          </table:table-cell>
          <table:table-cell table:style-name="ce21" office:value-type="string">
            <text:p>alumbrar</text:p>
          </table:table-cell>
          <table:table-cell table:style-name="ce21"/>
          <table:table-cell table:style-name="ce22" office:value-type="string">
            <text:p>brilhar</text:p>
          </table:table-cell>
          <table:table-cell table:style-name="ce29" office:value-type="string">
            <text:p>/bùhú-/ $bùhú$ (amanecer, alumbrar, brillar de luna) @intransitive verb; causative = pasar la noche en vela@ {GI2015:84}</text:p>
          </table:table-cell>
          <table:table-cell table:style-name="ce27" office:value-type="string">
            <text:p>/bucú-/ $bùt͜sú$ (amanecer) @intransitive verb@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27" office:value-type="float" office:value="398">
            <text:p>398</text:p>
          </table:table-cell>
          <table:table-cell table:style-name="ce21" office:value-type="string">
            <text:p>issue light, shine light (VI)-LAX</text:p>
          </table:table-cell>
          <table:table-cell table:number-columns-repeated="2" table:style-name="ce21"/>
          <table:table-cell table:style-name="ce22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399">
            <text:p>399</text:p>
          </table:table-cell>
          <table:table-cell table:style-name="ce21" office:value-type="string">
            <text:p>itch</text:p>
          </table:table-cell>
          <table:table-cell table:style-name="ce21" office:value-type="string">
            <text:p>dar comezon</text:p>
          </table:table-cell>
          <table:table-cell table:style-name="ce23"/>
          <table:table-cell table:style-name="ce28"/>
          <table:table-cell table:style-name="ce29" office:value-type="string">
            <text:p>/~wáki-/ $w̃ã́kĩ́$ (rascar, picar) {GI2015:150}</text:p>
          </table:table-cell>
          <table:table-cell table:style-name="ce27" office:value-type="string">
            <text:p>/~wakíL-/ $wã̀kĩ́$ (rascar, picar)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400">
            <text:p>400</text:p>
          </table:table-cell>
          <table:table-cell table:style-name="ce21" office:value-type="string">
            <text:p>jaguar</text:p>
          </table:table-cell>
          <table:table-cell table:style-name="ce21" office:value-type="string">
            <text:p>tigre, jaguar</text:p>
          </table:table-cell>
          <table:table-cell table:style-name="ce23"/>
          <table:table-cell table:style-name="ce28"/>
          <table:table-cell table:style-name="ce29" office:value-type="string">
            <text:p>/ɟài/ $ɟàì$ (jaguar, chamán) @class is animate M@ {GI2015:167}</text:p>
          </table:table-cell>
          <table:table-cell table:style-name="ce27" office:value-type="string">
            <text:p>/ɟái/ $ɟáí$ (jaguar) @class is animate M@ {GI2015:3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401">
            <text:p>401</text:p>
          </table:table-cell>
          <table:table-cell table:style-name="ce21" office:value-type="string">
            <text:p>jaw</text:p>
          </table:table-cell>
          <table:table-cell table:style-name="ce21" office:value-type="string">
            <text:p>mandíbula, quijada, cachete</text:p>
          </table:table-cell>
          <table:table-cell table:style-name="ce23"/>
          <table:table-cell table:style-name="ce28"/>
          <table:table-cell table:style-name="ce29" office:value-type="string">
            <text:p>/pútì-a/ $pútìà$ (mentón) %complex: root-CL:round% {GI2015:21}</text:p>
          </table:table-cell>
          <table:table-cell table:style-name="ce27" office:value-type="string">
            <text:p>/oká-a/ $òkáá$ (mentón) %complex: tongue/language?-CL:round%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402">
            <text:p>402</text:p>
          </table:table-cell>
          <table:table-cell table:style-name="ce21" office:value-type="string">
            <text:p>jump, NON-PLACT</text:p>
          </table:table-cell>
          <table:table-cell table:style-name="ce21" office:value-type="string">
            <text:p>saltar (brincar)</text:p>
          </table:table-cell>
          <table:table-cell table:style-name="ce23"/>
          <table:table-cell table:style-name="ce28"/>
          <table:table-cell table:style-name="ce29" office:value-type="string">
            <text:p>/bápà-/ $bápà$ (saltar) {GI2015:65}</text:p>
          </table:table-cell>
          <table:table-cell table:style-name="ce27" office:value-type="string">
            <text:p>/hatíL-/ $hàtí$ (saltar)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403">
            <text:p>403</text:p>
          </table:table-cell>
          <table:table-cell table:style-name="ce21" office:value-type="string">
            <text:p>jump, PLACT</text:p>
          </table:table-cell>
          <table:table-cell table:style-name="ce21" office:value-type="string">
            <text:p>saltar (brincar)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7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404">
            <text:p>404</text:p>
          </table:table-cell>
          <table:table-cell table:style-name="ce33" office:value-type="string">
            <text:p>kapok, Ceiba pentandra</text:p>
          </table:table-cell>
          <table:table-cell table:style-name="ce21" office:value-type="string">
            <text:p>algodón (silvestre)</text:p>
          </table:table-cell>
          <table:table-cell table:style-name="ce23"/>
          <table:table-cell table:style-name="ce28"/>
          <table:table-cell table:style-name="ce29" office:value-type="string">
            <text:p>/búhà/ $búhà$ (algodón) {GI2015:83}</text:p>
          </table:table-cell>
          <table:table-cell table:style-name="ce27" office:value-type="string">
            <text:p>/buɟá/ $bùɟá$ (algodón)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405">
            <text:p>405</text:p>
          </table:table-cell>
          <table:table-cell table:style-name="ce21" office:value-type="string">
            <text:p>kick, NON-PLACT</text:p>
          </table:table-cell>
          <table:table-cell table:style-name="ce21" office:value-type="string">
            <text:p>patear/dar patadas</text:p>
          </table:table-cell>
          <table:table-cell table:style-name="ce23"/>
          <table:table-cell table:style-name="ce28"/>
          <table:table-cell table:style-name="ce29" office:value-type="string">
            <text:p>/~dátè/ $nã́tẽ̀$ (patear, dar patadas) {GI2015:97}</text:p>
          </table:table-cell>
          <table:table-cell table:style-name="ce27" office:value-type="string">
            <text:p>/~ratéL-/ $r̃ã̀tẽ́$ (patear, dar patadas)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406">
            <text:p>406</text:p>
          </table:table-cell>
          <table:table-cell table:style-name="ce21" office:value-type="string">
            <text:p>kick, PLACT</text:p>
          </table:table-cell>
          <table:table-cell table:style-name="ce21" office:value-type="string">
            <text:p>patear/dar patadas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7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407">
            <text:p>407</text:p>
          </table:table-cell>
          <table:table-cell table:style-name="ce21" office:value-type="string">
            <text:p>kidney</text:p>
          </table:table-cell>
          <table:table-cell table:style-name="ce21" office:value-type="string">
            <text:p>riñon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408">
            <text:p>408</text:p>
          </table:table-cell>
          <table:table-cell table:style-name="ce21" office:value-type="string">
            <text:p>kill</text:p>
          </table:table-cell>
          <table:table-cell table:style-name="ce21" office:value-type="string">
            <text:p>matar</text:p>
          </table:table-cell>
          <table:table-cell table:style-name="ce23"/>
          <table:table-cell table:style-name="ce28"/>
          <table:table-cell table:style-name="ce29" office:value-type="string">
            <text:p>/~híà-/ $h̃ĩ́ã̀$ (matar) {GI2015:127}</text:p>
          </table:table-cell>
          <table:table-cell table:style-name="ce27" office:value-type="string">
            <text:p>/~cíà-/ $t͜sĩ́ã̀$ (matar) {GI2015: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61"/>
          <table:table-cell table:style-name="ce59" office:value-type="string">
            <text:p>kill LAX</text:p>
          </table:table-cell>
          <table:table-cell table:number-columns-repeated="2" table:style-name="ce21"/>
          <table:table-cell/>
          <table:table-cell table:style-name="ce29" office:value-type="string">
            <text:p>/~híà-rókà/ $h̃ĩ́ã̀rókà$ (matar) %compound: kill-discard% {GI2015:127}</text:p>
          </table:table-cell>
          <table:table-cell table:style-name="ce36" office:value-type="string">
            <text:p>/~cíà-rokáL-/ $t͡sĩ́ã̀ròkà$ (matar) %compound: kill-discard% {GI2015:7}</text:p>
          </table:table-cell>
          <table:table-cell table:number-columns-repeated="19" table:style-name="ce21"/>
        </table:table-row>
        <table:table-row table:style-name="ro2">
          <table:table-cell table:style-name="ce21" office:value-type="string">
            <text:p>noun:animal:bird</text:p>
          </table:table-cell>
          <table:table-cell table:style-name="ce27" office:value-type="float" office:value="409">
            <text:p>409</text:p>
          </table:table-cell>
          <table:table-cell table:style-name="ce21" office:value-type="string">
            <text:p>kinɡfisher</text:p>
          </table:table-cell>
          <table:table-cell table:style-name="ce21" office:value-type="string">
            <text:p>martin pescador</text:p>
          </table:table-cell>
          <table:table-cell table:style-name="ce23"/>
          <table:table-cell table:style-name="ce28"/>
          <table:table-cell table:style-name="ce27" office:value-type="string">
            <text:p>/~ɟáha/ $ɲã́h̃ã́$ (martín pescador) @class is animate masculine@ {GI2015:168}</text:p>
          </table:table-cell>
          <table:table-cell table:style-name="ce27" office:value-type="string">
            <text:p>/~ɟacá/ $ɲã̀t͜sã́$ (martín pescador) @class is animate masculine@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410">
            <text:p>410</text:p>
          </table:table-cell>
          <table:table-cell table:style-name="ce21" office:value-type="string">
            <text:p>knee</text:p>
          </table:table-cell>
          <table:table-cell table:style-name="ce21" office:value-type="string">
            <text:p>rodilla</text:p>
          </table:table-cell>
          <table:table-cell table:style-name="ce23"/>
          <table:table-cell table:style-name="ce28"/>
          <table:table-cell table:style-name="ce29" office:value-type="string">
            <text:p>/rɨ̀po-pàtúL-a/ $rɨ̀pòpàtúà$ (rodilla) %complex: foot-??-CL:round, meaning of second element unclear% {GI2015:117}</text:p>
          </table:table-cell>
          <table:table-cell table:style-name="ce29" office:value-type="string">
            <text:p>/gɨcó-~budia/ $gɨ̀t͜sómṹnĩ́ã́$ (rodilla) %complex: caiman-??, meaning of second element unknown%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411">
            <text:p>411</text:p>
          </table:table-cell>
          <table:table-cell table:style-name="ce21" office:value-type="string">
            <text:p>knife</text:p>
          </table:table-cell>
          <table:table-cell table:style-name="ce21" office:value-type="string">
            <text:p>cuchillo</text:p>
          </table:table-cell>
          <table:table-cell table:style-name="ce23"/>
          <table:table-cell table:style-name="ce28"/>
          <table:table-cell table:style-name="ce29" office:value-type="string">
            <text:p>/ɟìhé-rí-kà-~pái/ $ɟìhéríkàpã́ĩ́$ (cuchillo) %complex: cut-NMLZ-NONSJ.REF-CL:sheet% {GI2015:175}</text:p>
          </table:table-cell>
          <table:table-cell table:style-name="ce27" office:value-type="string">
            <text:p>/~kóbe-~hai-ákà/ $kṍmẽ́h̃ã́ĩ́ã́kã̀$ (cuchillo) %complex: metal-CL:sheet-DIM%, /~kóbe/ $kṍmẽ́$ (metal), /~kóba/ $kṍmã́$ (metal) %dialect variant in vowel%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gnition</text:p>
          </table:table-cell>
          <table:table-cell table:style-name="ce27" office:value-type="float" office:value="412">
            <text:p>412</text:p>
          </table:table-cell>
          <table:table-cell table:style-name="ce21" office:value-type="string">
            <text:p>know</text:p>
          </table:table-cell>
          <table:table-cell table:style-name="ce21" office:value-type="string">
            <text:p>saber</text:p>
          </table:table-cell>
          <table:table-cell table:style-name="ce23"/>
          <table:table-cell table:style-name="ce28"/>
          <table:table-cell table:style-name="ce29" office:value-type="string">
            <text:p>/~bàhí-/ $mã̀h̃ĩ́$ (saber, poder) {GI2015:63}</text:p>
          </table:table-cell>
          <table:table-cell table:style-name="ce27" office:value-type="string">
            <text:p>/~bací-/ $mã̀t͜sĩ́$ (saber, poder)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413">
            <text:p>413</text:p>
          </table:table-cell>
          <table:table-cell table:style-name="ce21" office:value-type="string">
            <text:p>lake</text:p>
          </table:table-cell>
          <table:table-cell table:style-name="ce21" office:value-type="string">
            <text:p>lago, cocha</text:p>
          </table:table-cell>
          <table:table-cell table:style-name="ce23"/>
          <table:table-cell table:style-name="ce28"/>
          <table:table-cell table:style-name="ce29" office:value-type="string">
            <text:p>/ɨ̀ta-bɨ̀kɨ́-rá(á)/ $ɨ̀tàbɨ̀kɨ́rá(á)$ (laguna) %compound: ??-old.person-CL:body.of.water, meaning of first element unclear% {GI2015:21}, /árɨa/ $árɨ́á$ (laguna) {GI2015:21}</text:p>
          </table:table-cell>
          <table:table-cell table:style-name="ce27" office:value-type="string">
            <text:p>/ɨtá-bɨkɨ́L-raa/ $ɨ̀tábɨ́kɨ́ráá$ (laguna) %compound: ??-old.person-CL:body.of.water, meaning of first element unknown%, /árɨa/ $árɨ́á$ (laguna)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vertebrate</text:p>
          </table:table-cell>
          <table:table-cell table:style-name="ce27" office:value-type="float" office:value="414">
            <text:p>414</text:p>
          </table:table-cell>
          <table:table-cell table:style-name="ce21" office:value-type="string">
            <text:p>land snail (edible)</text:p>
          </table:table-cell>
          <table:table-cell table:style-name="ce21" office:value-type="string">
            <text:p>caracol</text:p>
          </table:table-cell>
          <table:table-cell table:style-name="ce23"/>
          <table:table-cell table:style-name="ce28"/>
          <table:table-cell table:style-name="ce29" office:value-type="string">
            <text:p>/~hɨ̀ɨ/ $h̃ɨ̃̀ɨ̃̀$ (caracol) @class is animate masculine@ {GI2015:137}</text:p>
          </table:table-cell>
          <table:table-cell table:style-name="ce27" office:value-type="string">
            <text:p>/~cɨhɨ́/ $t͜sɨ̃̀hɨ̃́$ (caracol) {GI2015:3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temporal</text:p>
          </table:table-cell>
          <table:table-cell table:style-name="ce27" office:value-type="float" office:value="415">
            <text:p>415</text:p>
          </table:table-cell>
          <table:table-cell table:style-name="ce21" office:value-type="string">
            <text:p>later</text:p>
          </table:table-cell>
          <table:table-cell table:style-name="ce21" office:value-type="string">
            <text:p>más tarde</text:p>
          </table:table-cell>
          <table:table-cell table:style-name="ce23"/>
          <table:table-cell table:style-name="ce28"/>
          <table:table-cell table:style-name="ce41" office:value-type="string">
            <text:p>/ká-bée-rò/ $kábéérò$ (más tarde, después) %complex: DEFAULT.POSS-space.behind??-CL:place/time% {GI2015:}</text:p>
          </table:table-cell>
          <table:table-cell table:style-name="ce42" office:value-type="string">
            <text:p>/hɨdó/ $hɨ̀dó$ (después) {GI2015: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416">
            <text:p>416</text:p>
          </table:table-cell>
          <table:table-cell table:style-name="ce21" office:value-type="string">
            <text:p>laugh</text:p>
          </table:table-cell>
          <table:table-cell table:style-name="ce21" office:value-type="string">
            <text:p>reír</text:p>
          </table:table-cell>
          <table:table-cell table:style-name="ce23"/>
          <table:table-cell table:style-name="ce28"/>
          <table:table-cell table:style-name="ce29" office:value-type="string">
            <text:p>/épè-/ $épè$ (reír) %in minimal pair with épé- 'jugar'% {GI2015:193}</text:p>
          </table:table-cell>
          <table:table-cell table:style-name="ce27" office:value-type="string">
            <text:p>/aháL-/ $àhá$ (reír)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417">
            <text:p>417</text:p>
          </table:table-cell>
          <table:table-cell table:style-name="ce21" office:value-type="string">
            <text:p>lay down (tr.)</text:p>
          </table:table-cell>
          <table:table-cell table:style-name="ce21" office:value-type="string">
            <text:p>poner/colocar</text:p>
          </table:table-cell>
          <table:table-cell table:style-name="ce23"/>
          <table:table-cell table:style-name="ce28"/>
          <table:table-cell table:style-name="ce29" office:value-type="string">
            <text:p>/~kúu-/ $kṹṹ$ (poner, colocar) {GI2015:54}</text:p>
          </table:table-cell>
          <table:table-cell table:style-name="ce27" office:value-type="string">
            <text:p>/~kúù-/ $kṹũ̀$ (poner)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418">
            <text:p>418</text:p>
          </table:table-cell>
          <table:table-cell table:style-name="ce21" office:value-type="string">
            <text:p>leaf</text:p>
          </table:table-cell>
          <table:table-cell table:style-name="ce21" office:value-type="string">
            <text:p>hoja</text:p>
          </table:table-cell>
          <table:table-cell table:style-name="ce23"/>
          <table:table-cell table:style-name="ce28"/>
          <table:table-cell table:style-name="ce29" office:value-type="string">
            <text:p>/~pùu/ $pũũ$ (hoja) @collective noun, singular derived with CL:oblong -ro@ {GI2015:18}</text:p>
          </table:table-cell>
          <table:table-cell table:style-name="ce27" office:value-type="string">
            <text:p>/~húu/ $hṹṹ$ (hoja) @collective noun, singular derived with CL -ro@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419">
            <text:p>419</text:p>
          </table:table-cell>
          <table:table-cell table:style-name="ce21" office:value-type="string">
            <text:p>leafcutter ant</text:p>
          </table:table-cell>
          <table:table-cell table:style-name="ce21" office:value-type="string">
            <text:p>curhuince, arriera</text:p>
          </table:table-cell>
          <table:table-cell table:style-name="ce21"/>
          <table:table-cell table:style-name="ce22"/>
          <table:table-cell table:style-name="ce29" office:value-type="string">
            <text:p>/bìa-~pùdá/ $bìàpṹnã́ (hormigas arrieras) %compound: Capsicum-line.of.animate.beings??; second element has same segments but diff tones from 'line' N% {GI2015:72}</text:p>
          </table:table-cell>
          <table:table-cell table:style-name="ce27" office:value-type="string">
            <text:p>/bía-~húda/ $bíáh̃ṹnã́$ (hormigas arrieras) %compound: Capsicum-??, meaning of second element unknown% {GI2015:3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location</text:p>
          </table:table-cell>
          <table:table-cell table:style-name="ce27" office:value-type="float" office:value="420">
            <text:p>420</text:p>
          </table:table-cell>
          <table:table-cell table:style-name="ce21" office:value-type="string">
            <text:p>left</text:p>
          </table:table-cell>
          <table:table-cell table:style-name="ce21" office:value-type="string">
            <text:p>izquierdo</text:p>
          </table:table-cell>
          <table:table-cell table:style-name="ce23"/>
          <table:table-cell table:style-name="ce28"/>
          <table:table-cell table:style-name="ce29" office:value-type="string">
            <text:p>/~áko/ $ã́kṍ$ (izquierdo) @dependent noun@ {GI2015:18}</text:p>
          </table:table-cell>
          <table:table-cell table:style-name="ce27" office:value-type="string">
            <text:p>/~gakó-/ $ŋã̀kṍ$ (izquierdo)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421">
            <text:p>421</text:p>
          </table:table-cell>
          <table:table-cell table:style-name="ce21" office:value-type="string">
            <text:p>leg</text:p>
          </table:table-cell>
          <table:table-cell table:style-name="ce21" office:value-type="string">
            <text:p>pierna</text:p>
          </table:table-cell>
          <table:table-cell table:style-name="ce23"/>
          <table:table-cell table:style-name="ce28"/>
          <table:table-cell table:style-name="ce29" office:value-type="string">
            <text:p>/~ɟìká-à/ $ɲĩ̀kã́ã̀$ (pierna, pata de un objeto) %compound: root-CL:round% {GI2015:176}</text:p>
          </table:table-cell>
          <table:table-cell table:style-name="ce29" office:value-type="string">
            <text:p>/~ɟikɨ́-ɨ/ $ɲĩ̀kɨ̃́ɨ̃́$ (pierna) %compound: leg-CL:cylinder%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422">
            <text:p>422</text:p>
          </table:table-cell>
          <table:table-cell table:style-name="ce21" office:value-type="string">
            <text:p>let go of sth, let go of animal/noun:person</text:p>
          </table:table-cell>
          <table:table-cell table:style-name="ce21" office:value-type="string">
            <text:p>soltar</text:p>
          </table:table-cell>
          <table:table-cell table:style-name="ce23"/>
          <table:table-cell table:style-name="ce28"/>
          <table:table-cell table:style-name="ce29" office:value-type="string">
            <text:p>/pítì-/ $pítì$ (soltar) {GI2015:13}</text:p>
          </table:table-cell>
          <table:table-cell table:style-name="ce27" office:value-type="string">
            <text:p>/hidíL-/ $hìdí$ (soltar)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423">
            <text:p>423</text:p>
          </table:table-cell>
          <table:table-cell table:style-name="ce21" office:value-type="string">
            <text:p>letʼs ɡo</text:p>
          </table:table-cell>
          <table:table-cell table:style-name="ce21" office:value-type="string">
            <text:p>vamos</text:p>
          </table:table-cell>
          <table:table-cell table:style-name="ce23"/>
          <table:table-cell table:style-name="ce28"/>
          <table:table-cell table:style-name="ce29" office:value-type="string">
            <text:p>/hìtá/ $hìtá$ (vamos) @interjection@ {GI2015:132}</text:p>
          </table:table-cell>
          <table:table-cell table:style-name="ce42" office:value-type="string">
            <text:p>/itá/ $ìtá$ (vamos) {GI2015: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424">
            <text:p>424</text:p>
          </table:table-cell>
          <table:table-cell table:style-name="ce21" office:value-type="string">
            <text:p>liana sp.</text:p>
          </table:table-cell>
          <table:table-cell table:style-name="ce21" office:value-type="string">
            <text:p>tamshi, yaré</text:p>
          </table:table-cell>
          <table:table-cell table:style-name="ce21"/>
          <table:table-cell table:style-name="ce22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425">
            <text:p>425</text:p>
          </table:table-cell>
          <table:table-cell table:style-name="ce21" office:value-type="string">
            <text:p>liana, general</text:p>
          </table:table-cell>
          <table:table-cell table:style-name="ce21" office:value-type="string">
            <text:p>bejuco, soga del monte</text:p>
          </table:table-cell>
          <table:table-cell table:style-name="ce23"/>
          <table:table-cell table:style-name="ce28"/>
          <table:table-cell table:style-name="ce34" office:value-type="string">
            <text:p>/~bìhi/ $mĩ̀hĩ̀$ (liana, bejuco, genérico) @class is inanimate@ {GI2015:73}</text:p>
          </table:table-cell>
          <table:table-cell table:style-name="ce35" office:value-type="string">
            <text:p>/~bicí/ $mĩ̀t͜sĩ́$ (liana, genérico) @class is inanimate@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27" office:value-type="float" office:value="426">
            <text:p>426</text:p>
          </table:table-cell>
          <table:table-cell table:style-name="ce21" office:value-type="string">
            <text:p>liana.general-LAX</text:p>
          </table:table-cell>
          <table:table-cell table:style-name="ce21"/>
          <table:table-cell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427">
            <text:p>427</text:p>
          </table:table-cell>
          <table:table-cell table:style-name="ce21" office:value-type="string">
            <text:p>lick</text:p>
          </table:table-cell>
          <table:table-cell table:style-name="ce21" office:value-type="string">
            <text:p>lamer</text:p>
          </table:table-cell>
          <table:table-cell table:style-name="ce23"/>
          <table:table-cell table:style-name="ce28"/>
          <table:table-cell table:style-name="ce29" office:value-type="string">
            <text:p>/wèró-/ $wèró$ (lamer) {GI2015:159}</text:p>
          </table:table-cell>
          <table:table-cell table:style-name="ce27" office:value-type="string">
            <text:p>/wérò-/ $wérò$ (lamer)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verb:positional</text:p>
          </table:table-cell>
          <table:table-cell table:style-name="ce27" office:value-type="float" office:value="428">
            <text:p>428</text:p>
          </table:table-cell>
          <table:table-cell table:style-name="ce33" office:value-type="string">
            <text:p>lie down (telic, VI)</text:p>
          </table:table-cell>
          <table:table-cell table:style-name="ce21" office:value-type="string">
            <text:p>echarse</text:p>
          </table:table-cell>
          <table:table-cell table:style-name="ce23"/>
          <table:table-cell table:style-name="ce28"/>
          <table:table-cell table:style-name="ce29" office:value-type="string">
            <text:p>/~kúɟa-/ $kṹɲã́$ (echarse en el suelo o en una superficie rigida) {GI2015:56}</text:p>
          </table:table-cell>
          <table:table-cell table:style-name="ce27" office:value-type="string">
            <text:p>/~kúɟà-/ $kṹɲã̀$ (lamer)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429">
            <text:p>429</text:p>
          </table:table-cell>
          <table:table-cell table:style-name="ce21" office:value-type="string">
            <text:p>lift (VT)</text:p>
          </table:table-cell>
          <table:table-cell table:style-name="ce21" office:value-type="string">
            <text:p>levantar (alzar)</text:p>
          </table:table-cell>
          <table:table-cell table:style-name="ce23"/>
          <table:table-cell table:style-name="ce28"/>
          <table:table-cell table:style-name="ce29" office:value-type="string">
            <text:p>/~wábɨ-Hò-/ $w̃ã́mɨ̃́õ̀$ (levantar) %complex: go.up.vertical-CAUS% {GI2015:143}</text:p>
          </table:table-cell>
          <table:table-cell table:style-name="ce27" office:value-type="string">
            <text:p>/~wɨ́bɨ̀-o-/ $w̃ɨ̃́mɨ̃̀õ̀$ (levantar) %complex: get.up.VI-CAUS%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ire &amp; light</text:p>
          </table:table-cell>
          <table:table-cell table:style-name="ce27" office:value-type="float" office:value="430">
            <text:p>430</text:p>
          </table:table-cell>
          <table:table-cell table:style-name="ce21" office:value-type="string">
            <text:p>light a fire (VT)</text:p>
          </table:table-cell>
          <table:table-cell table:style-name="ce21" office:value-type="string">
            <text:p>prender fuego, encender</text:p>
          </table:table-cell>
          <table:table-cell table:style-name="ce23"/>
          <table:table-cell table:style-name="ce28"/>
          <table:table-cell table:style-name="ce29" office:value-type="string">
            <text:p>/ríò-/ $ríò$ (prender fuego) {GI2015:108}</text:p>
          </table:table-cell>
          <table:table-cell table:style-name="ce27" office:value-type="string">
            <text:p>/rióL-/ $rìó$ (prender fuego) %alternate form ríò HL%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431">
            <text:p>431</text:p>
          </table:table-cell>
          <table:table-cell table:style-name="ce21" office:value-type="string">
            <text:p>lightning (N)</text:p>
          </table:table-cell>
          <table:table-cell table:style-name="ce21" office:value-type="string">
            <text:p>relámpago</text:p>
          </table:table-cell>
          <table:table-cell table:style-name="ce23"/>
          <table:table-cell table:style-name="ce28"/>
          <table:table-cell table:style-name="ce29" office:value-type="string">
            <text:p>/bɨ̀pó ɟábe-rò/ $bɨ̀pó ɟábérò$ (trueno relampaguea) %phrase of independent words: thunder flash.of.lightning-NMLZR% {GI2015:166}</text:p>
          </table:table-cell>
          <table:table-cell table:style-name="ce27" office:value-type="string">
            <text:p>/ɟábè-/ $ɟábè$ (relampaguear)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432">
            <text:p>432</text:p>
          </table:table-cell>
          <table:table-cell table:style-name="ce21" office:value-type="string">
            <text:p>limp, sneak around (VI)</text:p>
          </table:table-cell>
          <table:table-cell table:style-name="ce21" office:value-type="string">
            <text:p>cojear</text:p>
          </table:table-cell>
          <table:table-cell table:style-name="ce21" office:value-type="string">
            <text:p>mancar</text:p>
          </table:table-cell>
          <table:table-cell table:style-name="ce22"/>
          <table:table-cell table:style-name="ce29" office:value-type="string">
            <text:p>/túa-túù-/ $túáꜜtúù$ (andar cojeando) {GI2015:37}</text:p>
          </table:table-cell>
          <table:table-cell table:style-name="ce42" office:value-type="string">
            <text:p>/kaci kaci waá-/ $kàt͜sì kàt͜sì wàá$ (cojear) %phrase: IDEO IDEO go% {GI1997:}, /teka teka waá-/ $tèkà tèkà wàá$ (cojear) {GI1997:23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433">
            <text:p>433</text:p>
          </table:table-cell>
          <table:table-cell table:style-name="ce21" office:value-type="string">
            <text:p>live</text:p>
          </table:table-cell>
          <table:table-cell table:style-name="ce21" office:value-type="string">
            <text:p>vivir</text:p>
          </table:table-cell>
          <table:table-cell table:style-name="ce23"/>
          <table:table-cell table:style-name="ce28"/>
          <table:table-cell table:style-name="ce29" office:value-type="string">
            <text:p>/~ádi-/ $ã́nĩ́$ (ser, existir, haber, vivir) @copula verb, allomorphs: ã́-, ã́nĩ́-, nĩ́-@ {GI2015:205}</text:p>
          </table:table-cell>
          <table:table-cell table:style-name="ce27" office:value-type="string">
            <text:p>/~ɟáa-/ $ɲã́ã́$ (ser, existir, haber, vivir) @copula verb, allomorphs ɲã́ã́ and ɲã́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434">
            <text:p>434</text:p>
          </table:table-cell>
          <table:table-cell table:style-name="ce21" office:value-type="string">
            <text:p>liver</text:p>
          </table:table-cell>
          <table:table-cell table:style-name="ce21" office:value-type="string">
            <text:p>higado</text:p>
          </table:table-cell>
          <table:table-cell table:style-name="ce21"/>
          <table:table-cell table:style-name="ce22" office:value-type="string">
            <text:p>note if diff from TONGUE</text:p>
          </table:table-cell>
          <table:table-cell table:style-name="ce29" office:value-type="string">
            <text:p>/~ɟèbe-ríti/ $ɲẽ̀mẽ̀rítí$ (hígado) %compound: tongue-??, meaning of second element unknown% {GI2015:172}</text:p>
          </table:table-cell>
          <table:table-cell table:style-name="ce27" office:value-type="string">
            <text:p>/~ɟebé-ríti-ro/ $ɲẽ̀mẽ́rítíró$ (hígado) %compound: tongue-??-CL:oblong, meaning of second element unknown%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435">
            <text:p>435</text:p>
          </table:table-cell>
          <table:table-cell table:style-name="ce21" office:value-type="string">
            <text:p>lizard, generic</text:p>
          </table:table-cell>
          <table:table-cell table:style-name="ce21" office:value-type="string">
            <text:p>lagarto, lagartija</text:p>
          </table:table-cell>
          <table:table-cell table:style-name="ce21"/>
          <table:table-cell table:style-name="ce22"/>
          <table:table-cell table:style-name="ce29" office:value-type="string">
            <text:p>/ɟúà/ $ɟúà$ (lagarto) {GI2015:180}</text:p>
          </table:table-cell>
          <table:table-cell table:style-name="ce29" office:value-type="string">
            <text:p>/ɟúa/ $ɟúá$ (lagarto)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erception</text:p>
          </table:table-cell>
          <table:table-cell table:style-name="ce27" office:value-type="float" office:value="436">
            <text:p>436</text:p>
          </table:table-cell>
          <table:table-cell table:style-name="ce21" office:value-type="string">
            <text:p>look for</text:p>
          </table:table-cell>
          <table:table-cell table:style-name="ce21" office:value-type="string">
            <text:p>buscar</text:p>
          </table:table-cell>
          <table:table-cell table:style-name="ce23"/>
          <table:table-cell table:style-name="ce28"/>
          <table:table-cell table:style-name="ce29" office:value-type="string">
            <text:p>/~bàká-/ $mã̀kã́$ (buscar) {GI2015:64}</text:p>
          </table:table-cell>
          <table:table-cell table:style-name="ce27" office:value-type="string">
            <text:p>/~baká-/ $mã̀kã́$ (buscar)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437">
            <text:p>437</text:p>
          </table:table-cell>
          <table:table-cell table:style-name="ce21" office:value-type="string">
            <text:p>lose object (VT)</text:p>
          </table:table-cell>
          <table:table-cell table:style-name="ce21" office:value-type="string">
            <text:p>perder</text:p>
          </table:table-cell>
          <table:table-cell table:style-name="ce23"/>
          <table:table-cell table:style-name="ce28"/>
          <table:table-cell table:style-name="ce29" office:value-type="string">
            <text:p>DNE %causative form of 'disappear'% {GI2015:196}</text:p>
          </table:table-cell>
          <table:table-cell table:style-name="ce29" office:value-type="string">
            <text:p>DNE %causative form of 'disappear'% {GI2015:19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438">
            <text:p>438</text:p>
          </table:table-cell>
          <table:table-cell table:style-name="ce21" office:value-type="string">
            <text:p>louse</text:p>
          </table:table-cell>
          <table:table-cell table:style-name="ce21" office:value-type="string">
            <text:p>piojo</text:p>
          </table:table-cell>
          <table:table-cell table:style-name="ce23"/>
          <table:table-cell table:style-name="ce28"/>
          <table:table-cell table:style-name="ce29" office:value-type="string">
            <text:p>/ìa-a-~bɨ/ $ìààmɨ̃̀$ (piojo) @collective noun, singular derived with singulatie; root 'louse' may be simply ìi@ %complex: louse-ANIM.COLL-SINGL% {GI2015:187}</text:p>
          </table:table-cell>
          <table:table-cell table:style-name="ce29" office:value-type="string">
            <text:p>/giá-~bɨ/ $gìámɨ̃́$ (piojo) @collective noun, singular derived with singulative; root may be simply gií@ %complex: louse-ANIM.COLL-SINGL% {GI2015:3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gnition</text:p>
          </table:table-cell>
          <table:table-cell table:style-name="ce27" office:value-type="float" office:value="439">
            <text:p>439</text:p>
          </table:table-cell>
          <table:table-cell table:style-name="ce21" office:value-type="string">
            <text:p>love</text:p>
          </table:table-cell>
          <table:table-cell table:style-name="ce21" office:value-type="string">
            <text:p>amar</text:p>
          </table:table-cell>
          <table:table-cell table:style-name="ce23"/>
          <table:table-cell table:style-name="ce28"/>
          <table:table-cell table:style-name="ce29" office:value-type="string">
            <text:p>/~báì-/ $mã́ĩ̀$ (amar, mezquinar) {GI2015:62}</text:p>
          </table:table-cell>
          <table:table-cell table:style-name="ce27" office:value-type="string">
            <text:p>/~baíL-/ $mã̀ĩ́$ (amar, mezquinar}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440">
            <text:p>440</text:p>
          </table:table-cell>
          <table:table-cell table:style-name="ce21" office:value-type="string">
            <text:p>lung</text:p>
          </table:table-cell>
          <table:table-cell table:style-name="ce21" office:value-type="string">
            <text:p>pulmón</text:p>
          </table:table-cell>
          <table:table-cell table:style-name="ce23"/>
          <table:table-cell table:style-name="ce28"/>
          <table:table-cell table:style-name="ce27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animal:bird</text:p>
          </table:table-cell>
          <table:table-cell table:style-name="ce27" office:value-type="float" office:value="441">
            <text:p>441</text:p>
          </table:table-cell>
          <table:table-cell table:style-name="ce21" office:value-type="string">
            <text:p>macaw</text:p>
          </table:table-cell>
          <table:table-cell table:style-name="ce21" office:value-type="string">
            <text:p>guacamayo</text:p>
          </table:table-cell>
          <table:table-cell table:style-name="ce23"/>
          <table:table-cell table:style-name="ce28"/>
          <table:table-cell table:style-name="ce29" office:value-type="string">
            <text:p>/~bàa/ $mã̀ã̀$ (guacamayo) {GI2015:60}</text:p>
          </table:table-cell>
          <table:table-cell table:style-name="ce27" office:value-type="string">
            <text:p>/~bahá/ $mã̀h̃ã́$ (guacamayo)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442">
            <text:p>442</text:p>
          </table:table-cell>
          <table:table-cell table:style-name="ce21" office:value-type="string">
            <text:p>make dam</text:p>
          </table:table-cell>
          <table:table-cell table:style-name="ce21" office:value-type="string">
            <text:p>hacer presa</text:p>
          </table:table-cell>
          <table:table-cell table:style-name="ce23"/>
          <table:table-cell table:style-name="ce28"/>
          <table:table-cell table:style-name="ce29" office:value-type="string">
            <text:p>/rìa-táa-/ $rìàtáá$ (hacer presa) %compound with object incorporation: river-cut.threadlike.into.sections% {GI2015:106} </text:p>
          </table:table-cell>
          <table:table-cell table:style-name="ce27" office:value-type="string">
            <text:p>/ría-ga taáL-/ $ríágá tàá$ (hacer presa) %phrase: river-CL:?? cut.threadlike.into.sections; -ga is a loan Tanimuka CL:inam &gt; Barasana and Macuna%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443">
            <text:p>443</text:p>
          </table:table-cell>
          <table:table-cell table:style-name="ce21" office:value-type="string">
            <text:p>make someone/sth fall (from standing verb:positional), push someone over</text:p>
          </table:table-cell>
          <table:table-cell table:style-name="ce21" office:value-type="string">
            <text:p>hacer caer</text:p>
          </table:table-cell>
          <table:table-cell table:style-name="ce23"/>
          <table:table-cell table:style-name="ce28"/>
          <table:table-cell table:style-name="ce29" office:value-type="string">
            <text:p>/átì-~ɟáa-Hò-/ $átìɲṍõ̀$ (hacer caer) %compound: do-fall.VI-CAUS% {GI2015:177}</text:p>
          </table:table-cell>
          <table:table-cell table:style-name="ce27" office:value-type="string">
            <text:p>/keóL-/ $kèó$ (hacer caer)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e change</text:p>
          </table:table-cell>
          <table:table-cell table:style-name="ce27" office:value-type="float" office:value="444">
            <text:p>444</text:p>
          </table:table-cell>
          <table:table-cell table:style-name="ce21" office:value-type="string">
            <text:p>make wet</text:p>
          </table:table-cell>
          <table:table-cell table:style-name="ce21" office:value-type="string">
            <text:p>mojar</text:p>
          </table:table-cell>
          <table:table-cell table:style-name="ce23"/>
          <table:table-cell table:style-name="ce28"/>
          <table:table-cell table:style-name="ce29" office:value-type="string">
            <text:p>/wéɟaa-Hò-/ $wéɟóò$ (mojar) %complex: be.wet-CAUS% {GI2015:159}</text:p>
          </table:table-cell>
          <table:table-cell table:style-name="ce27" office:value-type="string">
            <text:p>/wéɟò-/ $wéɟò$ (mojar)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445">
            <text:p>445</text:p>
          </table:table-cell>
          <table:table-cell table:style-name="ce21" office:value-type="string">
            <text:p>make, manufacture, prepare</text:p>
          </table:table-cell>
          <table:table-cell table:style-name="ce21" office:value-type="string">
            <text:p>hacer, confeccionar</text:p>
          </table:table-cell>
          <table:table-cell table:style-name="ce23"/>
          <table:table-cell table:style-name="ce28"/>
          <table:table-cell table:style-name="ce29" office:value-type="string">
            <text:p>/~kèdóò/ $kẽ̀nṍõ̀$ (fabricar, confeccionar) %historically from kẽ̀nã̀-o, be.good-CAUS, but opaque bc of change in 'good' lexeme$ {GI2015:51}</text:p>
          </table:table-cell>
          <table:table-cell table:style-name="ce29" office:value-type="string">
            <text:p>/~kedáL-o-/ $kẽ̀nṍõ̀$ (fabricar, confeccionar) %complex: be.good-CAUS; formed on 0HL stem rather than 0H stem of 'be good'%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446">
            <text:p>446</text:p>
          </table:table-cell>
          <table:table-cell table:style-name="ce21" office:value-type="string">
            <text:p>man</text:p>
          </table:table-cell>
          <table:table-cell table:style-name="ce21" office:value-type="string">
            <text:p>hombre</text:p>
          </table:table-cell>
          <table:table-cell table:style-name="ce23"/>
          <table:table-cell table:style-name="ce28"/>
          <table:table-cell table:style-name="ce29" office:value-type="string">
            <text:p>/ká-~ɨ́bɨL-ɨ/ $káɨ̃́mɨ̃́ɨ̃̀$ (hombre) %complex: DEFAULT.POSS-high/tall-CL:masc% {GI2015:196}</text:p>
          </table:table-cell>
          <table:table-cell table:style-name="ce27" office:value-type="string">
            <text:p>/~ɨ́bɨ-ɨ/ $ɨ̃́mĩ̀ɨ̃̀$ (hombre) %complex: high/tall-CL:masc%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447">
            <text:p>447</text:p>
          </table:table-cell>
          <table:table-cell table:style-name="ce33" office:value-type="string">
            <text:p>Manicaria saccifera</text:p>
          </table:table-cell>
          <table:table-cell table:style-name="ce21" office:value-type="string">
            <text:p>napa, cabecinegro, jicra, ubí</text:p>
          </table:table-cell>
          <table:table-cell table:style-name="ce33" office:value-type="string">
            <text:p>ubuçu, buçu</text:p>
          </table:table-cell>
          <table:table-cell table:style-name="ce28"/>
          <table:table-cell table:style-name="ce29" office:value-type="string">
            <text:p>/~bòa-kàpe/ $mõ̀ã̀kàpè$ ('los antiguos hacian sal con esta palmita que crecia en las cachiveras') %complex: salt-CL:palm.with.branches.at.bottom% {GI2015a}</text:p>
          </table:table-cell>
          <table:table-cell table:style-name="ce27" office:value-type="string">
            <text:p>/~bóa-kahe/ $mṍã́káhé$ ('los antiguos hacian sal con esta palmita que crecia en las cachiveras') %complex: salt-CL:palm.with.branches.at.bottom% {GI2015a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food</text:p>
          </table:table-cell>
          <table:table-cell table:style-name="ce27" office:value-type="float" office:value="448">
            <text:p>448</text:p>
          </table:table-cell>
          <table:table-cell table:style-name="ce21" office:value-type="string">
            <text:p>manioc beer</text:p>
          </table:table-cell>
          <table:table-cell table:style-name="ce21" office:value-type="string">
            <text:p>masato (chicha)</text:p>
          </table:table-cell>
          <table:table-cell table:style-name="ce23"/>
          <table:table-cell table:style-name="ce28"/>
          <table:table-cell table:style-name="ce29" office:value-type="string">
            <text:p>/étèhe/ $étèhè$ (chicha) {GI2015:194}</text:p>
          </table:table-cell>
          <table:table-cell table:style-name="ce27" office:value-type="string">
            <text:p>/H-idí-ré/ $ídíré$ (bebida, chicha) %complex: drink-NMLZ.inam.gen% {GI2015:19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food</text:p>
          </table:table-cell>
          <table:table-cell table:style-name="ce27" office:value-type="float" office:value="449">
            <text:p>449</text:p>
          </table:table-cell>
          <table:table-cell table:style-name="ce21" office:value-type="string">
            <text:p>manioc bread</text:p>
          </table:table-cell>
          <table:table-cell table:style-name="ce21" office:value-type="string">
            <text:p>casabe</text:p>
          </table:table-cell>
          <table:table-cell table:style-name="ce23"/>
          <table:table-cell table:style-name="ce28"/>
          <table:table-cell table:style-name="ce29" office:value-type="string">
            <text:p>/~dàú/ $nã̀ṹ$ (casabe) {GI2015:97}</text:p>
          </table:table-cell>
          <table:table-cell table:style-name="ce27" office:value-type="string">
            <text:p>/~dahú/ $nã̀h̃ṹ$ (casabe)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material culture</text:p>
          </table:table-cell>
          <table:table-cell table:style-name="ce27" office:value-type="float" office:value="450">
            <text:p>450</text:p>
          </table:table-cell>
          <table:table-cell table:style-name="ce33" office:value-type="string">
            <text:p>manioc grater</text:p>
          </table:table-cell>
          <table:table-cell table:style-name="ce21" office:value-type="string">
            <text:p>rallador (de yuca)</text:p>
          </table:table-cell>
          <table:table-cell table:style-name="ce23"/>
          <table:table-cell table:style-name="ce28"/>
          <table:table-cell table:style-name="ce29" office:value-type="string">
            <text:p>/~hóko-rò/ $hṍkṍr̃õ̀$ (rallo) %compound: root-CL:oblong% {GI2015:134}</text:p>
          </table:table-cell>
          <table:table-cell table:style-name="ce27" office:value-type="string">
            <text:p>/~cogó-ro/ $t͜sõ̀ŋṍr̃ṍ$ (rallo) %compound: root-CL:oblong%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material culture</text:p>
          </table:table-cell>
          <table:table-cell table:style-name="ce27" office:value-type="float" office:value="451">
            <text:p>451</text:p>
          </table:table-cell>
          <table:table-cell table:style-name="ce33" office:value-type="string">
            <text:p>manioc griddle/stove</text:p>
          </table:table-cell>
          <table:table-cell table:style-name="ce21" office:value-type="string">
            <text:p>tiesto</text:p>
          </table:table-cell>
          <table:table-cell table:style-name="ce23"/>
          <table:table-cell table:style-name="ce28"/>
          <table:table-cell table:style-name="ce29" office:value-type="string">
            <text:p>/áta-rò/ $átárò$ (tiesto) %compound: root-CL:oblong% {GI2015:201}</text:p>
          </table:table-cell>
          <table:table-cell table:style-name="ce27" office:value-type="string">
            <text:p>/gatá-ro/ $gàtáró$ (tiesto) %compound: root-CL:oblong%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food</text:p>
          </table:table-cell>
          <table:table-cell table:style-name="ce27" office:value-type="float" office:value="452">
            <text:p>452</text:p>
          </table:table-cell>
          <table:table-cell table:style-name="ce33" office:value-type="string">
            <text:p>manioc liquid</text:p>
          </table:table-cell>
          <table:table-cell table:style-name="ce21" office:value-type="string">
            <text:p>manicuera</text:p>
          </table:table-cell>
          <table:table-cell table:style-name="ce23"/>
          <table:table-cell table:style-name="ce28"/>
          <table:table-cell table:style-name="ce27" office:value-type="string">
            <text:p>/~ɟùka/ $ɲũ̀kã̀$ (manicuera) {GI2015:181}</text:p>
          </table:table-cell>
          <table:table-cell table:style-name="ce27" office:value-type="string">
            <text:p>/~ɟuká/ $ɲũ̀kã́$ (manicuera)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food</text:p>
          </table:table-cell>
          <table:table-cell table:style-name="ce27" office:value-type="float" office:value="453">
            <text:p>453</text:p>
          </table:table-cell>
          <table:table-cell table:style-name="ce21" office:value-type="string">
            <text:p>manioc meal, manioc flour</text:p>
          </table:table-cell>
          <table:table-cell table:style-name="ce21" office:value-type="string">
            <text:p>fariña</text:p>
          </table:table-cell>
          <table:table-cell table:style-name="ce23"/>
          <table:table-cell table:style-name="ce28"/>
          <table:table-cell table:style-name="ce29" office:value-type="string">
            <text:p>/pòka/ $pòkà$ (fariña) {GI2015:16}</text:p>
          </table:table-cell>
          <table:table-cell table:style-name="ce27" office:value-type="string">
            <text:p>/~dahú-gatéL-ré/ $nã̀h̃ṹgátéré$ (fariña) %compound: manioc.bread-toast-NMLZ.inam.gen%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food</text:p>
          </table:table-cell>
          <table:table-cell table:style-name="ce27" office:value-type="float" office:value="454">
            <text:p>454</text:p>
          </table:table-cell>
          <table:table-cell table:style-name="ce33" office:value-type="string">
            <text:p>manioc meal, raw material used in making manioc bread</text:p>
          </table:table-cell>
          <table:table-cell table:style-name="ce21" office:value-type="string">
            <text:p>masa de yuca</text:p>
          </table:table-cell>
          <table:table-cell table:style-name="ce21" office:value-type="string">
            <text:p>massa</text:p>
          </table:table-cell>
          <table:table-cell table:style-name="ce28"/>
          <table:table-cell table:style-name="ce29" office:value-type="string">
            <text:p>/kɨ́pòa/ $kɨ́pòà$ (fibra de yuca) %not synchronically complex% {GI2015:57}</text:p>
          </table:table-cell>
          <table:table-cell table:style-name="ce27" office:value-type="string">
            <text:p>/kɨhá/ $kɨ̀há$ (fibra de yuca)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food</text:p>
          </table:table-cell>
          <table:table-cell table:style-name="ce27" office:value-type="float" office:value="455">
            <text:p>455</text:p>
          </table:table-cell>
          <table:table-cell table:style-name="ce33" office:value-type="string">
            <text:p>manioc porridge, mixture of water and manioc starch</text:p>
          </table:table-cell>
          <table:table-cell table:style-name="ce21" office:value-type="string">
            <text:p>??</text:p>
          </table:table-cell>
          <table:table-cell table:style-name="ce21" office:value-type="string">
            <text:p>mingau</text:p>
          </table:table-cell>
          <table:table-cell table:style-name="ce28"/>
          <table:table-cell table:style-name="ce29" office:value-type="string">
            <text:p>/ókò-báà-rí-kà-e/ $ókòbáàríkè(è)$ (mingao) %compound: water/liquid-stir-NMLZR-NONSJ.REF-CL:inam.gen% {GI2015:209}</text:p>
          </table:table-cell>
          <table:table-cell table:style-name="ce27" office:value-type="string">
            <text:p>/okóL-~kabú/ $òkókã̀mũ̀$ (mingau), /~kabú/ $kã̀mṹ$ (mingau)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456">
            <text:p>456</text:p>
          </table:table-cell>
          <table:table-cell table:style-name="ce21" office:value-type="string">
            <text:p>manioc press</text:p>
          </table:table-cell>
          <table:table-cell table:style-name="ce21" office:value-type="string">
            <text:p>matafrio, sebucan, tipiti</text:p>
          </table:table-cell>
          <table:table-cell table:style-name="ce23"/>
          <table:table-cell table:style-name="ce28"/>
          <table:table-cell table:style-name="ce29" office:value-type="string">
            <text:p>/~pído-wɨ/ $pĩ́nṍwɨ́$ (tipití) @class is inanimate; nb CL:tub does not become nasal@ %compound: anaconda-CL:tub% {GI2015:3}</text:p>
          </table:table-cell>
          <table:table-cell table:style-name="ce27" office:value-type="string">
            <text:p>/~hídò-bɨ/ $hĩ́nõ̀bɨ̀$ (tipití) @class is inanimate; nb CL:tub does not nasalize@ %complex: anaconda-CL:tub%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food</text:p>
          </table:table-cell>
          <table:table-cell table:style-name="ce27" office:value-type="float" office:value="457">
            <text:p>457</text:p>
          </table:table-cell>
          <table:table-cell table:style-name="ce21" office:value-type="string">
            <text:p>manioc starch</text:p>
          </table:table-cell>
          <table:table-cell table:style-name="ce21" office:value-type="string">
            <text:p>almidón</text:p>
          </table:table-cell>
          <table:table-cell table:style-name="ce29"/>
          <table:table-cell table:style-name="ce28"/>
          <table:table-cell table:style-name="ce29" office:value-type="string">
            <text:p>/wéta/ $wétá$ (almidón) {GI2015:159}</text:p>
          </table:table-cell>
          <table:table-cell table:style-name="ce27" office:value-type="string">
            <text:p>/wetá/ $wètá$ (almidón)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458">
            <text:p>458</text:p>
          </table:table-cell>
          <table:table-cell table:style-name="ce21" office:value-type="string">
            <text:p>manioc, bitter</text:p>
          </table:table-cell>
          <table:table-cell table:style-name="ce21" office:value-type="string">
            <text:p>yuca brava</text:p>
          </table:table-cell>
          <table:table-cell table:style-name="ce23"/>
          <table:table-cell table:style-name="ce28"/>
          <table:table-cell table:style-name="ce29" office:value-type="string">
            <text:p>/~kíì/ $kĩ́ĩ̀$ $kíì$ (yuca amarga) {GI2015:52}</text:p>
          </table:table-cell>
          <table:table-cell table:style-name="ce29" office:value-type="string">
            <text:p>/~kíì/ $kĩ́ĩ̀$ (yuca amarga) {GI2015:3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459">
            <text:p>459</text:p>
          </table:table-cell>
          <table:table-cell table:style-name="ce21" office:value-type="string">
            <text:p>manioc, sweet</text:p>
          </table:table-cell>
          <table:table-cell table:style-name="ce21" office:value-type="string">
            <text:p>yuca dulce</text:p>
          </table:table-cell>
          <table:table-cell table:style-name="ce23"/>
          <table:table-cell table:style-name="ce28"/>
          <table:table-cell table:style-name="ce29" office:value-type="string">
            <text:p>/~kíì/ $kĩ́ĩ̀$ (yuca dulce) {GI2015:52}</text:p>
          </table:table-cell>
          <table:table-cell table:style-name="ce29" office:value-type="string">
            <text:p>/~kíì/ $kĩ́ĩ̀$ (yuca amarga) {GI2015:3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460">
            <text:p>460</text:p>
          </table:table-cell>
          <table:table-cell table:style-name="ce21" office:value-type="string">
            <text:p>many, ANIM</text:p>
          </table:table-cell>
          <table:table-cell table:style-name="ce21" office:value-type="string">
            <text:p>mucho</text:p>
          </table:table-cell>
          <table:table-cell table:style-name="ce23"/>
          <table:table-cell table:style-name="ce28"/>
          <table:table-cell table:style-name="ce29" office:value-type="string">
            <text:p>/kápáa-~ra/ $kápáár̃ã́$ (muchos animados) %complex: root-CL:anim.pl% {GI2015:48}</text:p>
          </table:table-cell>
          <table:table-cell table:style-name="ce39" office:value-type="string">
            <text:p>/háa-~ra/ $hã́ã́r̃ã́$ (muchos animados)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461">
            <text:p>461</text:p>
          </table:table-cell>
          <table:table-cell table:style-name="ce21" office:value-type="string">
            <text:p>many, INAM</text:p>
          </table:table-cell>
          <table:table-cell table:style-name="ce21" office:value-type="string">
            <text:p>mucho</text:p>
          </table:table-cell>
          <table:table-cell table:style-name="ce21"/>
          <table:table-cell table:style-name="ce22" office:value-type="string">
            <text:p>Count inanimates</text:p>
          </table:table-cell>
          <table:table-cell table:style-name="ce29" office:value-type="string">
            <text:p>/pàí-rò/ $pàírò$ (mucho) @count and mass nouns@ %complex: be.big-CL:inam.sg; nb no overt nominalizer% {GI2015:4}</text:p>
          </table:table-cell>
          <table:table-cell table:style-name="ce27" office:value-type="string">
            <text:p>/hái-ro/ $háíró$ (mucho) @count and mass nouns@ %complex: big-CL:inam.sg%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462">
            <text:p>462</text:p>
          </table:table-cell>
          <table:table-cell table:style-name="ce21" office:value-type="string">
            <text:p>mature garden</text:p>
          </table:table-cell>
          <table:table-cell table:style-name="ce21" office:value-type="string">
            <text:p>purma</text:p>
          </table:table-cell>
          <table:table-cell table:style-name="ce23"/>
          <table:table-cell table:style-name="ce28"/>
          <table:table-cell table:style-name="ce29" office:value-type="string">
            <text:p>/wéhè-wíì-ro/ $wéhèwíìrò$ (rastrojo) %compound: garden-clearing/negative.space-CL:place% {GI2015:159}</text:p>
          </table:table-cell>
          <table:table-cell table:style-name="ce27" office:value-type="string">
            <text:p>/wecéL-godó/ $wèt͜ségòdò$ (rastrojo de chagra o maloca)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463">
            <text:p>463</text:p>
          </table:table-cell>
          <table:table-cell table:style-name="ce33" office:value-type="string">
            <text:p>Mauritia aculeata (aka M. gracilis)</text:p>
          </table:table-cell>
          <table:table-cell table:style-name="ce21" office:value-type="string">
            <text:p>??</text:p>
          </table:table-cell>
          <table:table-cell table:style-name="ce23"/>
          <table:table-cell table:style-name="ce28"/>
          <table:table-cell table:style-name="ce29" office:value-type="string">
            <text:p>/~kòá/ $kõ̀ã́$ (Mauritia gracilis) {GI2015:53}</text:p>
          </table:table-cell>
          <table:table-cell table:style-name="ce29" office:value-type="string">
            <text:p>/~kohá/ $kõ̀hã́$ (Mauritia gracilis) {GI2015:3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464">
            <text:p>464</text:p>
          </table:table-cell>
          <table:table-cell table:style-name="ce21" office:value-type="string">
            <text:p>Mauritia carana</text:p>
          </table:table-cell>
          <table:table-cell table:style-name="ce21" office:value-type="string">
            <text:p>carana</text:p>
          </table:table-cell>
          <table:table-cell table:style-name="ce21" office:value-type="string">
            <text:p>caraná</text:p>
          </table:table-cell>
          <table:table-cell table:style-name="ce28"/>
          <table:table-cell table:style-name="ce29" office:value-type="string">
            <text:p>/íi-wákà/ $ííwàká$ (carana) %we have two spp identified in Spanish as 'carana' but with different Tatuyo names; see GEONOMA for the other% %compound, both elements unclear; wákà HL means 'central vein of palm leaf'% {GI2015:187}</text:p>
          </table:table-cell>
          <table:table-cell table:style-name="ce29" office:value-type="string">
            <text:p>/giíL-waka/ $gìíwàkà$ (carana) %we have two spp identified in Spanish as 'carana' but with different Barasana names; see GEONOMA for the other% {GI2015:3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465">
            <text:p>465</text:p>
          </table:table-cell>
          <table:table-cell table:style-name="ce21" office:value-type="string">
            <text:p>Mauritia flexuosa</text:p>
          </table:table-cell>
          <table:table-cell table:style-name="ce27" office:value-type="string">
            <text:p>aguaje, canangucha, moriche, miriti</text:p>
          </table:table-cell>
          <table:table-cell table:style-name="ce23"/>
          <table:table-cell table:style-name="ce28"/>
          <table:table-cell table:style-name="ce29" office:value-type="string">
            <text:p>/~dèe/ $nẽ̀ẽ̀$ (palma de miriti) {GI2015:95}</text:p>
          </table:table-cell>
          <table:table-cell table:style-name="ce27" office:value-type="string">
            <text:p>/~reé/ $r̃ẽ̀ẽ́$ (miriti) {GI2015:3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food</text:p>
          </table:table-cell>
          <table:table-cell table:style-name="ce27" office:value-type="float" office:value="466">
            <text:p>466</text:p>
          </table:table-cell>
          <table:table-cell table:style-name="ce21" office:value-type="string">
            <text:p>meat</text:p>
          </table:table-cell>
          <table:table-cell table:style-name="ce21" office:value-type="string">
            <text:p>carne</text:p>
          </table:table-cell>
          <table:table-cell table:style-name="ce23"/>
          <table:table-cell table:style-name="ce28"/>
          <table:table-cell table:style-name="ce29" office:value-type="string">
            <text:p>/rìi/ $rìì$ (carne) @dependent noun@ {GI2015:104}</text:p>
          </table:table-cell>
          <table:table-cell table:style-name="ce27" office:value-type="string">
            <text:p>/riíL/ $rìí$ (carne)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healing &amp; spirituality</text:p>
          </table:table-cell>
          <table:table-cell table:style-name="ce27" office:value-type="float" office:value="467">
            <text:p>467</text:p>
          </table:table-cell>
          <table:table-cell table:style-name="ce21" office:value-type="string">
            <text:p>medicine</text:p>
          </table:table-cell>
          <table:table-cell table:style-name="ce21" office:value-type="string">
            <text:p>remedio, medicina, droga</text:p>
          </table:table-cell>
          <table:table-cell table:style-name="ce23"/>
          <table:table-cell table:style-name="ce28"/>
          <table:table-cell table:style-name="ce29" office:value-type="string">
            <text:p>/ɨ̀kó/ $ɨ̀kó$ (medicina, catalizador, ingrediente que se mezcla con otro para hacer eficaz la preparación) {GI2015:192}</text:p>
          </table:table-cell>
          <table:table-cell table:style-name="ce29" office:value-type="string">
            <text:p>/ɨkó/ $ɨ̀kó$ (medicina, catalizador, ingrediente que se mezcla con otro para hacer eficaz la preparación)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468">
            <text:p>468</text:p>
          </table:table-cell>
          <table:table-cell table:style-name="ce21" office:value-type="string">
            <text:p>menstruate</text:p>
          </table:table-cell>
          <table:table-cell table:style-name="ce21" office:value-type="string">
            <text:p>menstruar, tener (la) regla</text:p>
          </table:table-cell>
          <table:table-cell table:style-name="ce23"/>
          <table:table-cell table:style-name="ce28"/>
          <table:table-cell table:style-name="ce29" office:value-type="string">
            <text:p>/~ábò-/ $ã́mõ̀$ (menstruar) {GI2015:205}</text:p>
          </table:table-cell>
          <table:table-cell table:style-name="ce27" office:value-type="string">
            <text:p>/~gamó-/ $ŋã̀mṍ$ (mensturar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adverbial:location</text:p>
          </table:table-cell>
          <table:table-cell table:style-name="ce27" office:value-type="float" office:value="469">
            <text:p>469</text:p>
          </table:table-cell>
          <table:table-cell table:style-name="ce33" office:value-type="string">
            <text:p>middle (relational N)</text:p>
          </table:table-cell>
          <table:table-cell table:style-name="ce21" office:value-type="string">
            <text:p>medio</text:p>
          </table:table-cell>
          <table:table-cell table:style-name="ce23"/>
          <table:table-cell table:style-name="ce28"/>
          <table:table-cell table:style-name="ce29" office:value-type="string">
            <text:p>/rékò/ $rékò$ (medio, mitad) @dependent noun@ {GI2015:104}</text:p>
          </table:table-cell>
          <table:table-cell table:style-name="ce27" office:value-type="string">
            <text:p>/gɨdáL-reko/ $gɨ̀dárèkò$ (medio, mitad) %compound but meaning of first element unclear; second element probably relational noun 'middle'%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470">
            <text:p>470</text:p>
          </table:table-cell>
          <table:table-cell table:style-name="ce21" office:value-type="string">
            <text:p>millipede</text:p>
          </table:table-cell>
          <table:table-cell table:style-name="ce21" office:value-type="string">
            <text:p>milpiés</text:p>
          </table:table-cell>
          <table:table-cell table:style-name="ce23"/>
          <table:table-cell table:style-name="ce28"/>
          <table:table-cell table:style-name="ce29" office:value-type="string">
            <text:p>/~búdì/ $mṹnĩ̀$ (ciempiés) {GI2015:35}</text:p>
          </table:table-cell>
          <table:table-cell table:style-name="ce27" office:value-type="string">
            <text:p>/~budí/ $mũ̀nĩ́$ (ciempiés) {GI2015:3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471">
            <text:p>471</text:p>
          </table:table-cell>
          <table:table-cell table:style-name="ce21" office:value-type="string">
            <text:p>mix, mix sth with sth else, NOT stir</text:p>
          </table:table-cell>
          <table:table-cell table:style-name="ce21" office:value-type="string">
            <text:p>mezclar</text:p>
          </table:table-cell>
          <table:table-cell table:style-name="ce23"/>
          <table:table-cell table:style-name="ce28"/>
          <table:table-cell table:style-name="ce29" office:value-type="string">
            <text:p>/àhúù-/ $àhúù$ (mezclar) {GI2015:198}</text:p>
          </table:table-cell>
          <table:table-cell table:style-name="ce27" office:value-type="string">
            <text:p>/wɨ́ò-/ $wɨ́ò$ (mezclar)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472">
            <text:p>472</text:p>
          </table:table-cell>
          <table:table-cell table:style-name="ce21" office:value-type="string">
            <text:p>mix, stir liquid, with spoon or other utensil</text:p>
          </table:table-cell>
          <table:table-cell table:style-name="ce21" office:value-type="string">
            <text:p>mezclar</text:p>
          </table:table-cell>
          <table:table-cell table:style-name="ce23"/>
          <table:table-cell table:style-name="ce28"/>
          <table:table-cell table:style-name="ce29" office:value-type="string">
            <text:p>/ókò-báà-/ $ókòbáà$ (batir ej con cuchara) %compound: water/liquid-stir$ {GI2015:209}</text:p>
          </table:table-cell>
          <table:table-cell table:style-name="ce27" office:value-type="string">
            <text:p>/okóL baháL-/ $òkó bàhá-$ (batir ej con cuchara) %phrase of prosodically independent words: water/liquid stir%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473">
            <text:p>473</text:p>
          </table:table-cell>
          <table:table-cell table:style-name="ce21" office:value-type="string">
            <text:p>mock, make fun of, laugh at</text:p>
          </table:table-cell>
          <table:table-cell table:style-name="ce21" office:value-type="string">
            <text:p>burlar(se de)</text:p>
          </table:table-cell>
          <table:table-cell table:style-name="ce23"/>
          <table:table-cell table:style-name="ce28"/>
          <table:table-cell table:style-name="ce29" office:value-type="string">
            <text:p>/rɨ̀gó-/ $rɨ̀gó$ (bromear, molestar) {GI2015:116}, /éò-/ $éò$ (divertirse, burlarse) {GI2015:193}</text:p>
          </table:table-cell>
          <table:table-cell table:style-name="ce27" office:value-type="string">
            <text:p>/rɨó-/ $rɨ̀ó$ (bromear, molestar) {GI2015:22}, /ceɟóL-/ $t͜sèɟó$ (divertirse) {GI2015:6} 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474">
            <text:p>474</text:p>
          </table:table-cell>
          <table:table-cell table:style-name="ce33" office:value-type="string">
            <text:p>Monopteryx angustifolia</text:p>
          </table:table-cell>
          <table:table-cell table:style-name="ce21" office:value-type="string">
            <text:p>??</text:p>
          </table:table-cell>
          <table:table-cell table:style-name="ce23"/>
          <table:table-cell table:style-name="ce28"/>
          <table:table-cell table:style-name="ce29" office:value-type="string">
            <text:p>/~hìbíò/ $h̃ĩ̀mĩ́õ̀$ (Monopteryx angustifolia) {GI2015:128,GI2015b}</text:p>
          </table:table-cell>
          <table:table-cell table:style-name="ce27" office:value-type="string">
            <text:p>/~cibíò/ $t͜sĩ̀mĩ́õ̀$ (Monopteryx angustifolia), /cawéò/ $t͜sàwéò$ (Monopteryx angustifolia, nombre antiguo) %archaic variant% {GI2015:36,2015b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475">
            <text:p>475</text:p>
          </table:table-cell>
          <table:table-cell table:style-name="ce21" office:value-type="string">
            <text:p>moon</text:p>
          </table:table-cell>
          <table:table-cell table:style-name="ce21" office:value-type="string">
            <text:p>luna</text:p>
          </table:table-cell>
          <table:table-cell table:style-name="ce23"/>
          <table:table-cell table:style-name="ce28"/>
          <table:table-cell table:style-name="ce29" office:value-type="string">
            <text:p>/~bùípɨ̀/ $mũ̀ĩ́pɨ̃̀$ (sol, luna, mes) @class is animate masculine@ {GI2015:43}</text:p>
          </table:table-cell>
          <table:table-cell table:style-name="ce27" office:value-type="string">
            <text:p>/~buhíhu/ $mũ̀h̃ĩ́h̃ũ̀$ (sol, luna)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temporal</text:p>
          </table:table-cell>
          <table:table-cell table:style-name="ce27" office:value-type="float" office:value="476">
            <text:p>476</text:p>
          </table:table-cell>
          <table:table-cell table:style-name="ce21" office:value-type="string">
            <text:p>morning</text:p>
          </table:table-cell>
          <table:table-cell table:style-name="ce21" office:value-type="string">
            <text:p>mañana</text:p>
          </table:table-cell>
          <table:table-cell table:style-name="ce21"/>
          <table:table-cell table:style-name="ce22"/>
          <table:table-cell table:style-name="ce29" office:value-type="string">
            <text:p>/ká-bùhú-rí-páɨ̀/ $kábùhúrípáɨ̀$ (amanecer, mañana) %compound: NMLZ?-illuminate-NMLZ-CL:place% {GI2015:84}</text:p>
          </table:table-cell>
          <table:table-cell table:style-name="ce29" office:value-type="string">
            <text:p>/bucúL-ri-hàɨ/ $bùt͜súrìhàɨ̀$ (amanecer, mañana)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477">
            <text:p>477</text:p>
          </table:table-cell>
          <table:table-cell table:style-name="ce21" office:value-type="string">
            <text:p>mosquito</text:p>
          </table:table-cell>
          <table:table-cell table:style-name="ce21" office:value-type="string">
            <text:p>zancudo</text:p>
          </table:table-cell>
          <table:table-cell table:style-name="ce23"/>
          <table:table-cell table:style-name="ce28"/>
          <table:table-cell table:style-name="ce29" office:value-type="string">
            <text:p>/~bɨ̀te/ $mɨ̃̀tẽ̀$ (zancudo, persona carapana) @class is animate masculine@ {GI2015:90}</text:p>
          </table:table-cell>
          <table:table-cell table:style-name="ce27" office:value-type="string">
            <text:p>/~bɨté/ $mɨ̃̀tẽ́$ (zancudo, persona carapana) {GI2015:3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478">
            <text:p>478</text:p>
          </table:table-cell>
          <table:table-cell table:style-name="ce21" office:value-type="string">
            <text:p>mother-in-law</text:p>
          </table:table-cell>
          <table:table-cell table:style-name="ce21" office:value-type="string">
            <text:p>suegra</text:p>
          </table:table-cell>
          <table:table-cell table:style-name="ce23"/>
          <table:table-cell table:style-name="ce28"/>
          <table:table-cell table:style-name="ce29" office:value-type="string">
            <text:p>/~bàa-~ɟìk-o/ $mã̀ã̀ɲĩ̀kõ̀$ (suegra WM, HM) %compound: feathers??-grandparent-CL:fem% {GI2015:9}</text:p>
          </table:table-cell>
          <table:table-cell table:style-name="ce27" office:value-type="string">
            <text:p>/~úba-~ɟikH-o/ $ṹmã́ɲĩ́kṍ$ (suegra WM, HM) %compound: ??-grandparent-CL:fem%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479">
            <text:p>479</text:p>
          </table:table-cell>
          <table:table-cell table:style-name="ce33" office:value-type="string">
            <text:p>mother's sister</text:p>
          </table:table-cell>
          <table:table-cell table:style-name="ce21" office:value-type="string">
            <text:p>tía, hermana de la madre</text:p>
          </table:table-cell>
          <table:table-cell table:style-name="ce23"/>
          <table:table-cell table:style-name="ce28"/>
          <table:table-cell table:style-name="ce29" office:value-type="string">
            <text:p>/~bɨ́gL-o/ $mɨ̃́ŋõ̀$ (tia MZ, FBW A+R) %complex: root-CL:fem% {GI2015:9}</text:p>
          </table:table-cell>
          <table:table-cell table:style-name="ce29" office:value-type="string">
            <text:p>/bɨ́a-~bɨ̀/ $bɨ́ámɨ̃̀$ (tia MZ, FBW A+R) %complex: root-CL:singl%, /bɨa/ $bɨ́á$ (tia MZ, FBW, vocativo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480">
            <text:p>480</text:p>
          </table:table-cell>
          <table:table-cell table:style-name="ce21" office:value-type="string">
            <text:p>mouth</text:p>
          </table:table-cell>
          <table:table-cell table:style-name="ce21" office:value-type="string">
            <text:p>boca</text:p>
          </table:table-cell>
          <table:table-cell table:style-name="ce23"/>
          <table:table-cell table:style-name="ce28"/>
          <table:table-cell table:style-name="ce29" office:value-type="string">
            <text:p>/rìhé-rò/ $rìhérò$ (boca) %complex: root-CL:oblong% {GI2015:13}</text:p>
          </table:table-cell>
          <table:table-cell table:style-name="ce27" office:value-type="string">
            <text:p>/ricé/ $rìt͜sé$ (boca)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481">
            <text:p>481</text:p>
          </table:table-cell>
          <table:table-cell table:style-name="ce21" office:value-type="string">
            <text:p>much, INAM</text:p>
          </table:table-cell>
          <table:table-cell table:style-name="ce21" office:value-type="string">
            <text:p>mucho</text:p>
          </table:table-cell>
          <table:table-cell table:style-name="ce21"/>
          <table:table-cell table:style-name="ce22" office:value-type="string">
            <text:p>Non-count inanimates</text:p>
          </table:table-cell>
          <table:table-cell table:style-name="ce29" office:value-type="string">
            <text:p>/pàí-rò/ $pàírò$ (mucho) @count and mass nouns@ %complex: be.big-CL:inam.sg; nb no overt nominalizer% {GI2015:4}</text:p>
          </table:table-cell>
          <table:table-cell table:style-name="ce27" office:value-type="string">
            <text:p>/hái-ro/ $háíró$ (mucho) @count and mass nouns@ %complex: big-CL:inam.sg%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482">
            <text:p>482</text:p>
          </table:table-cell>
          <table:table-cell table:style-name="ce21" office:value-type="string">
            <text:p>name</text:p>
          </table:table-cell>
          <table:table-cell table:style-name="ce21" office:value-type="string">
            <text:p>nombre</text:p>
          </table:table-cell>
          <table:table-cell table:style-name="ce23"/>
          <table:table-cell table:style-name="ce28"/>
          <table:table-cell table:style-name="ce29" office:value-type="string">
            <text:p>/~wàbe/ $w̃ã̀mẽ̀$ (nombre, designación) @dependent noun@ {GI2015:142}</text:p>
          </table:table-cell>
          <table:table-cell table:style-name="ce39" office:value-type="string">
            <text:p>/~wábe/ $w̃ã́mẽ́$ (nombre) {GI2015: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location</text:p>
          </table:table-cell>
          <table:table-cell table:style-name="ce27" office:value-type="float" office:value="483">
            <text:p>483</text:p>
          </table:table-cell>
          <table:table-cell table:style-name="ce21" office:value-type="string">
            <text:p>near</text:p>
          </table:table-cell>
          <table:table-cell table:style-name="ce21" office:value-type="string">
            <text:p>cerca</text:p>
          </table:table-cell>
          <table:table-cell table:style-name="ce23"/>
          <table:table-cell table:style-name="ce28"/>
          <table:table-cell table:style-name="ce29" office:value-type="string">
            <text:p>/tɨ́ɨ/ $tɨ́ɨ́$ (orilla, cerca de) @dependent noun@ {GI2015:nombres.barasana.penult}</text:p>
          </table:table-cell>
          <table:table-cell table:style-name="ce27" office:value-type="string">
            <text:p>/tɨɨ́-/ $tɨ̀ɨ́$ (orilla, cerca de) {GI2015:nombres.barasana.penult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484">
            <text:p>484</text:p>
          </table:table-cell>
          <table:table-cell table:style-name="ce21" office:value-type="string">
            <text:p>neck</text:p>
          </table:table-cell>
          <table:table-cell table:style-name="ce21" office:value-type="string">
            <text:p>cuello</text:p>
          </table:table-cell>
          <table:table-cell table:style-name="ce23"/>
          <table:table-cell table:style-name="ce28"/>
          <table:table-cell table:style-name="ce29" office:value-type="string">
            <text:p>/~wábɨ-tùtu/ $wã́mɨ̃́tútù$ (cuello) %compound: get.up.VI-upright.tree% {GI2015:143}</text:p>
          </table:table-cell>
          <table:table-cell table:style-name="ce29" office:value-type="string">
            <text:p>/~ábɨ-tutú/ $ã́mɨ̃́tútù$ (cuello)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485">
            <text:p>485</text:p>
          </table:table-cell>
          <table:table-cell table:style-name="ce21" office:value-type="string">
            <text:p>necklace/neck adornment</text:p>
          </table:table-cell>
          <table:table-cell table:style-name="ce21" office:value-type="string">
            <text:p>collar</text:p>
          </table:table-cell>
          <table:table-cell table:style-name="ce23"/>
          <table:table-cell table:style-name="ce28"/>
          <table:table-cell table:style-name="ce29" office:value-type="string">
            <text:p>/bɨ̀gó-/ $bɨ̀gó$ (poner collares a alguien) {GI2015:88}</text:p>
          </table:table-cell>
          <table:table-cell table:style-name="ce27" office:value-type="string">
            <text:p>/~ɟaké-riho-~ba/ $ɲã̀kẽ́ríhómã́$ (collar) %compound: bead-head-CL:liana% {GI2015:7}, /bɨ́o-/ $bɨ́ó$ (poner collares a alguien)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486">
            <text:p>486</text:p>
          </table:table-cell>
          <table:table-cell table:style-name="ce21" office:value-type="string">
            <text:p>negative existential</text:p>
          </table:table-cell>
          <table:table-cell table:style-name="ce21" office:value-type="string">
            <text:p>no haber</text:p>
          </table:table-cell>
          <table:table-cell table:style-name="ce23"/>
          <table:table-cell table:style-name="ce28"/>
          <table:table-cell table:style-name="ce29" office:value-type="string">
            <text:p>/~bádì-/ $mã́nĩ̀$ (no haber) %not synchronically derived from copula% {GI2015:2}</text:p>
          </table:table-cell>
          <table:table-cell table:style-name="ce27" office:value-type="string">
            <text:p>/~badi-/ $mã́nĩ̀$ (no haber) %not synchronically derived from copula%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487">
            <text:p>487</text:p>
          </table:table-cell>
          <table:table-cell table:style-name="ce21" office:value-type="string">
            <text:p>nephew/niece</text:p>
          </table:table-cell>
          <table:table-cell table:style-name="ce21" office:value-type="string">
            <text:p>sobrino, sobrina</text:p>
          </table:table-cell>
          <table:table-cell table:style-name="ce21"/>
          <table:table-cell table:style-name="ce26" office:value-type="string">
            <text:p>please note if sex-specific terms not formed transparently w/ CL; please also note if different terms for cross and parallel (esp if parallel =/ CHILD)</text:p>
          </table:table-cell>
          <table:table-cell table:style-name="ce29" office:value-type="string">
            <text:p>/~pàabo-kɨ/ $pã̀ã̀mõ̀kɨ̃̀$ (sobrino, ZS, DS, DH, A+R, ego masculino o feminino) %complex: root-CL:masc%, /~pàabo-ko/ $pã̀ã̀mõ̀kõ̀$ (sobrina, ZD, BD, SW, A+R, ego masculino o femenino) %complex: root-CL:fem% {GI2015:9}</text:p>
          </table:table-cell>
          <table:table-cell table:style-name="ce29" office:value-type="string">
            <text:p>/hároa-gɨ/ $háróágɨ́$ (sobrino, ZS, DH, A+R) %complex: root-CL:masc%, /hároa-go/ $háróágó$ (sobrina, ZD, SW, A+R) %complex: root-CL:fem%, /~hábo-kɨ/ $h̃ã́mṍkɨ̃́$ (sobrino, BS, DH, A+R, ego F) %complex: root-CL:masc%, /hároa-go/ $háróágó$ (sobrina, BD, SW, A+R, ego F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488">
            <text:p>488</text:p>
          </table:table-cell>
          <table:table-cell table:style-name="ce21" office:value-type="string">
            <text:p>nettle</text:p>
          </table:table-cell>
          <table:table-cell table:style-name="ce21" office:value-type="string">
            <text:p>ortiga, ishango, pringamoza</text:p>
          </table:table-cell>
          <table:table-cell table:style-name="ce21"/>
          <table:table-cell table:style-name="ce22"/>
          <table:table-cell table:style-name="ce29" office:value-type="string">
            <text:p>/~ɟàa/ $ɲã̀ã̀$ (ortiga, nombre personal masculino) {GI2015:166}</text:p>
          </table:table-cell>
          <table:table-cell table:style-name="ce27" office:value-type="string">
            <text:p>/ɟucíL-/ $ɟùt͜sí$ (ortiga) {GI2015:166} 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89">
            <text:p>489</text:p>
          </table:table-cell>
          <table:table-cell table:style-name="ce21" office:value-type="string">
            <text:p>new</text:p>
          </table:table-cell>
          <table:table-cell table:style-name="ce21" office:value-type="string">
            <text:p>nuevo</text:p>
          </table:table-cell>
          <table:table-cell table:style-name="ce23"/>
          <table:table-cell table:style-name="ce28"/>
          <table:table-cell table:style-name="ce29" office:value-type="string">
            <text:p>/~wàbá-/ $w̃ã̀mã́$ (nuevo, joven) @dependent noun, must have classifier@ {GI2015:142}</text:p>
          </table:table-cell>
          <table:table-cell table:style-name="ce27" office:value-type="string">
            <text:p>/~bába-/ $mã́mã́$ (nuevo, joven) @must have classifier@ {GI2015:14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temporal</text:p>
          </table:table-cell>
          <table:table-cell table:style-name="ce27" office:value-type="float" office:value="490">
            <text:p>490</text:p>
          </table:table-cell>
          <table:table-cell table:style-name="ce21" office:value-type="string">
            <text:p>night</text:p>
          </table:table-cell>
          <table:table-cell table:style-name="ce21" office:value-type="string">
            <text:p>noche</text:p>
          </table:table-cell>
          <table:table-cell table:style-name="ce23"/>
          <table:table-cell table:style-name="ce28"/>
          <table:table-cell table:style-name="ce29" office:value-type="string">
            <text:p>/~ɟàbi/ $ɲã̀mĩ̀$ (noche) {GI2015:166}</text:p>
          </table:table-cell>
          <table:table-cell table:style-name="ce27" office:value-type="string">
            <text:p>/~ɟábi/ $ɲã́mĩ́$ (noche)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491">
            <text:p>491</text:p>
          </table:table-cell>
          <table:table-cell table:style-name="ce21" office:value-type="string">
            <text:p>non-indigenous noun:person, white noun:person</text:p>
          </table:table-cell>
          <table:table-cell table:style-name="ce27" office:value-type="string">
            <text:p>persona blanca, blanco, extranjero, foráneo, gringo</text:p>
          </table:table-cell>
          <table:table-cell table:style-name="ce23"/>
          <table:table-cell table:style-name="ce28"/>
          <table:table-cell table:style-name="ce29" office:value-type="string">
            <text:p>/àwa/ $àwà$ (blancos, no indígenas) @collective noun@ %loan from Tupi-Guarani lg% {GI2015:202}</text:p>
          </table:table-cell>
          <table:table-cell table:style-name="ce27" office:value-type="string">
            <text:p>/gáwa/ $gáwá$ (blancos, no indígenas) @collective noun@ %loan from Tupi-Guarani language%, /héè-~watí-a/ $héèw̃ã̀tĩ̀ã̀$ (blancos) %complex: Yurupary-spirit-ANIM.COLL% %archaic expression%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492">
            <text:p>492</text:p>
          </table:table-cell>
          <table:table-cell table:style-name="ce21" office:value-type="string">
            <text:p>nose</text:p>
          </table:table-cell>
          <table:table-cell table:style-name="ce21" office:value-type="string">
            <text:p>nariz</text:p>
          </table:table-cell>
          <table:table-cell table:style-name="ce23"/>
          <table:table-cell table:style-name="ce28"/>
          <table:table-cell table:style-name="ce29" office:value-type="string">
            <text:p>/~ɨ́ké-à/ $ɨ̃́kẽ́ã̀$ (nariz) %complex: root-CL:round%, /~íki-à/ $ĩ́kĩ́ã̀$ (nariz) %compound: root-CL:round, dialect variant, possibly also the variant in Carapana% {GI2015:197}</text:p>
          </table:table-cell>
          <table:table-cell table:style-name="ce27" office:value-type="string">
            <text:p>/~igé-a/ $ĩ̀ŋẽ́ã́$ (nariz) %complex: root-CL:round% {GI199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gnition</text:p>
          </table:table-cell>
          <table:table-cell table:style-name="ce27" office:value-type="float" office:value="493">
            <text:p>493</text:p>
          </table:table-cell>
          <table:table-cell table:style-name="ce21" office:value-type="string">
            <text:p>not know / I.don't.know</text:p>
          </table:table-cell>
          <table:table-cell table:style-name="ce21" office:value-type="string">
            <text:p>no sabe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494">
            <text:p>494</text:p>
          </table:table-cell>
          <table:table-cell table:style-name="ce21" office:value-type="string">
            <text:p>obtain</text:p>
          </table:table-cell>
          <table:table-cell table:style-name="ce21" office:value-type="string">
            <text:p>conseguir, obtener</text:p>
          </table:table-cell>
          <table:table-cell table:style-name="ce23"/>
          <table:table-cell table:style-name="ce28"/>
          <table:table-cell table:style-name="ce29" office:value-type="string">
            <text:p>/héè-/ $héè$ (sacar, recoger) {GI2015:125}</text:p>
          </table:table-cell>
          <table:table-cell table:style-name="ce27" office:value-type="string">
            <text:p>/huáL-/ $hùá$ (sacar, extraer) {GI2015:1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495">
            <text:p>495</text:p>
          </table:table-cell>
          <table:table-cell table:style-name="ce21" office:value-type="string">
            <text:p>Oenocarpus bataua, Jessenia bataua</text:p>
          </table:table-cell>
          <table:table-cell table:style-name="ce21" office:value-type="string">
            <text:p>(h)ungurahui, milpesos</text:p>
          </table:table-cell>
          <table:table-cell table:style-name="ce23"/>
          <table:table-cell table:style-name="ce28"/>
          <table:table-cell table:style-name="ce29" office:value-type="string">
            <text:p>/~ɟòbɨ/ $ɲõ̀mɨ̃̀$ (Jessenia bataua, patabá) {GI2015a}</text:p>
          </table:table-cell>
          <table:table-cell table:style-name="ce27" office:value-type="string">
            <text:p>/~ɟóbɨ/ $ɲṍmɨ̃́$ (Jessenia bataua, patabá) {GI2015a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496">
            <text:p>496</text:p>
          </table:table-cell>
          <table:table-cell table:style-name="ce33" office:value-type="string">
            <text:p>Oenocarpus mapora</text:p>
          </table:table-cell>
          <table:table-cell table:style-name="ce62" office:value-type="string">
            <text:p>pusuy, ciamba, camba, sinamillo, milpesillo</text:p>
          </table:table-cell>
          <table:table-cell table:style-name="ce33" office:value-type="string">
            <text:p>bacabinha</text:p>
          </table:table-cell>
          <table:table-cell table:style-name="ce28"/>
          <table:table-cell table:style-name="ce29" office:value-type="string">
            <text:p>/~ɟòbɨ-hìa/ $ɲõ̀mɨ̃̀hìà$ (ibacaba, patabá pequeña) %compound: J.bataua-small% {GI2015a}</text:p>
          </table:table-cell>
          <table:table-cell table:style-name="ce27" office:value-type="string">
            <text:p>/~ɟóbɨ-cia/ $ɲṍmɨ̃́t͜síá$ (ibacaba, patabá pequeña) %compound: J.bataua-small% {GI2015a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497">
            <text:p>497</text:p>
          </table:table-cell>
          <table:table-cell table:style-name="ce21" office:value-type="string">
            <text:p>old</text:p>
          </table:table-cell>
          <table:table-cell table:style-name="ce21" office:value-type="string">
            <text:p>viejo</text:p>
          </table:table-cell>
          <table:table-cell table:style-name="ce23"/>
          <table:table-cell table:style-name="ce28"/>
          <table:table-cell table:style-name="ce29" office:value-type="string">
            <text:p>/bɨ̀kɨ́-/ $bɨ̀kɨ́-$ (viejo, maduro) @dependent noun, must have classifier@ {GI2015:89}</text:p>
          </table:table-cell>
          <table:table-cell table:style-name="ce27" office:value-type="string">
            <text:p>/bɨkɨ́L-/ $bɨ̀kɨ́-$ (viejo, maduro) @may be dependent noun, must have classifier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498">
            <text:p>498</text:p>
          </table:table-cell>
          <table:table-cell table:style-name="ce21" office:value-type="string">
            <text:p>older sibling (older brother, older sister)</text:p>
          </table:table-cell>
          <table:table-cell table:style-name="ce21" office:value-type="string">
            <text:p>hermano, hermana mayor</text:p>
          </table:table-cell>
          <table:table-cell table:style-name="ce23"/>
          <table:table-cell table:style-name="ce22" office:value-type="string">
            <text:p>please note if sex-specific terms not formed transparently w/ CL</text:p>
          </table:table-cell>
          <table:table-cell table:style-name="ce29" office:value-type="string">
            <text:p>/hɨ́gò-kɨ/ (hermano mayor, pariente collateral de misma generación y perteneciente al mismo segmento, hijo de hermano mayor del padre) @dependent noun@ %complex: precede.in.order-CL:masc% {GI2015:139}, /hɨ́gò-ko/ (hermana mayor) (hermana mayor, pariente collateral de misma generación y perteneciente al mismo segmento, hija de hermano mayor del padre) @dependent noun@ %complex: precede.in.order-CL:fem% {GI2015:139}</text:p>
          </table:table-cell>
          <table:table-cell table:style-name="ce27" office:value-type="string">
            <text:p>/gagH-ɨ/ $gàgɨ́$ (hermano mayor A+R, hombre de la misma generación del ego y perteneciente al mismo segmento) %complex: root-CL:masc% {GI2015:9}, /gagH-o/ $gàgó$ (hermana mayor A+R, mujer de la misma generación del ego y perteneciente al mismo segmento) %complex: root-CL:fem%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499">
            <text:p>499</text:p>
          </table:table-cell>
          <table:table-cell table:style-name="ce21" office:value-type="string">
            <text:p>one</text:p>
          </table:table-cell>
          <table:table-cell table:style-name="ce21" office:value-type="string">
            <text:p>uno</text:p>
          </table:table-cell>
          <table:table-cell table:style-name="ce23"/>
          <table:table-cell table:style-name="ce28"/>
          <table:table-cell table:style-name="ce29" office:value-type="string">
            <text:p>/~híka-/ $h̃ĩ́kã́$ (uno) @must have classifier@ {GI2015:130}</text:p>
          </table:table-cell>
          <table:table-cell table:style-name="ce27" office:value-type="string">
            <text:p>/~cigá-/ $t͜sĩ̀ŋã́$ (uno) @quantifies animate nouns; must have animate classifier@, /kohó-/ $kòhó$ (uno) @quantifies inanimate nouns; must have inanimate classifier@ {GI1997:7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00">
            <text:p>500</text:p>
          </table:table-cell>
          <table:table-cell table:style-name="ce21" office:value-type="string">
            <text:p>open cap, open sth perpendicular to rest of surface, VT</text:p>
          </table:table-cell>
          <table:table-cell table:style-name="ce21" office:value-type="string">
            <text:p>abrir</text:p>
          </table:table-cell>
          <table:table-cell table:style-name="ce21"/>
          <table:table-cell table:style-name="ce22"/>
          <table:table-cell table:style-name="ce29" office:value-type="string">
            <text:p>/~páa-/ $pã́ã́$ (abrir) {GI2015:2}</text:p>
          </table:table-cell>
          <table:table-cell table:style-name="ce27" office:value-type="string">
            <text:p>/~hadáL-/ $hã̀nã́$ (abrir la puerta, abrir un baúl, etc)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01">
            <text:p>501</text:p>
          </table:table-cell>
          <table:table-cell table:style-name="ce21" office:value-type="string">
            <text:p>open door, open sth parallel to rest of surface, VT</text:p>
          </table:table-cell>
          <table:table-cell table:style-name="ce21" office:value-type="string">
            <text:p>abrir</text:p>
          </table:table-cell>
          <table:table-cell table:style-name="ce21"/>
          <table:table-cell table:style-name="ce22"/>
          <table:table-cell table:style-name="ce29" office:value-type="string">
            <text:p>/~páa-/ $pã́ã́$ (abrir) {GI2015:2}</text:p>
          </table:table-cell>
          <table:table-cell table:style-name="ce27" office:value-type="string">
            <text:p>/~hadáL-/ $hã̀nã́$ (abrir la puerta, abrir un baúl, etc)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502">
            <text:p>502</text:p>
          </table:table-cell>
          <table:table-cell table:style-name="ce21" office:value-type="string">
            <text:p>open the mouth</text:p>
          </table:table-cell>
          <table:table-cell table:style-name="ce21" office:value-type="string">
            <text:p>abrir la boca, bostezar</text:p>
          </table:table-cell>
          <table:table-cell table:style-name="ce21"/>
          <table:table-cell table:style-name="ce22"/>
          <table:table-cell table:style-name="ce29" office:value-type="string">
            <text:p>/ɟáà-/ $ɟáà$ (abrir la boca), /ɟáà-wɨ́ɨ̀-/ $ɟáàwɨ́ɨ̀$ (bostezar) %compound: open.mouth-fly% {GI2015:166}</text:p>
          </table:table-cell>
          <table:table-cell table:style-name="ce27" office:value-type="string">
            <text:p>/ɟaáL-/ $ɟàá$ (abrir la boca), /ɟaáL-wɨa/ $ɟàáwɨ̀à$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03">
            <text:p>503</text:p>
          </table:table-cell>
          <table:table-cell table:style-name="ce21" office:value-type="string">
            <text:p>open, VT</text:p>
          </table:table-cell>
          <table:table-cell table:style-name="ce21" office:value-type="string">
            <text:p>abrir</text:p>
          </table:table-cell>
          <table:table-cell table:style-name="ce21"/>
          <table:table-cell table:style-name="ce22"/>
          <table:table-cell table:style-name="ce29" office:value-type="string">
            <text:p>/~páa-/ $pã́ã́$ (abrir) {GI2015:2}</text:p>
          </table:table-cell>
          <table:table-cell table:style-name="ce27" office:value-type="string">
            <text:p>/~hadáL-/ $hã̀nã́$ (abrir la puerta, abrir un baúl, etc)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504">
            <text:p>504</text:p>
          </table:table-cell>
          <table:table-cell table:style-name="ce21" office:value-type="string">
            <text:p>order, command</text:p>
          </table:table-cell>
          <table:table-cell table:style-name="ce27" office:value-type="string">
            <text:p>ordenar, mandar (a una persona)</text:p>
          </table:table-cell>
          <table:table-cell table:style-name="ce23"/>
          <table:table-cell table:style-name="ce28"/>
          <table:table-cell table:style-name="ce29" office:value-type="string">
            <text:p>/ròtí-/ $ròtí$ (mandar, ordenar) {GI2015:111}</text:p>
          </table:table-cell>
          <table:table-cell table:style-name="ce27" office:value-type="string">
            <text:p>/rotí-/ $ròtí$ (mandar, ordenar) %alternative melody 0HL, ròtí, possibly archaic% {GI2015: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505">
            <text:p>505</text:p>
          </table:table-cell>
          <table:table-cell table:style-name="ce21" office:value-type="string">
            <text:p>orphan</text:p>
          </table:table-cell>
          <table:table-cell table:style-name="ce21" office:value-type="string">
            <text:p>huérfano</text:p>
          </table:table-cell>
          <table:table-cell table:style-name="ce23"/>
          <table:table-cell table:style-name="ce28"/>
          <table:table-cell table:style-name="ce30" office:value-type="string">
            <text:p>/pàko-~bá-kɨ/ $pàkòmã́kɨ̃́$ (huérfano, sin madre), /pàkɨ-~bá-ko/ $pàkɨ̀mã́kṍ$ (huérfana, sin padre)</text:p>
          </table:table-cell>
          <table:table-cell table:style-name="ce30" office:value-type="string">
            <text:p>/hakó-~bá-kɨ/ $hàkómã́kɨ̃́$ (huérfano, sin madre), /hakɨ́-~bá-ko/ $hàkɨ́mã́kṍ$ (huérfana, sin padre)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506">
            <text:p>506</text:p>
          </table:table-cell>
          <table:table-cell table:style-name="ce21" office:value-type="string">
            <text:p>other</text:p>
          </table:table-cell>
          <table:table-cell table:style-name="ce21" office:value-type="string">
            <text:p>otro</text:p>
          </table:table-cell>
          <table:table-cell table:style-name="ce23"/>
          <table:table-cell table:style-name="ce38"/>
          <table:table-cell table:style-name="ce29" office:value-type="string">
            <text:p>/ápè-/ $ápè$ (otro) @requires classifier following@ {GI2015:199}</text:p>
          </table:table-cell>
          <table:table-cell table:style-name="ce27" office:value-type="string">
            <text:p>/gahéL-/ $gàhé$ (otro) @requires classifier following@ {GI1997:6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location</text:p>
          </table:table-cell>
          <table:table-cell table:style-name="ce27" office:value-type="float" office:value="507">
            <text:p>507</text:p>
          </table:table-cell>
          <table:table-cell table:style-name="ce21" office:value-type="string">
            <text:p>other side of river</text:p>
          </table:table-cell>
          <table:table-cell table:style-name="ce21" office:value-type="string">
            <text:p>otro lado</text:p>
          </table:table-cell>
          <table:table-cell table:style-name="ce23"/>
          <table:table-cell table:style-name="ce28"/>
          <table:table-cell table:style-name="ce29" office:value-type="string">
            <text:p>/ápè-~dɨ̀góa/ $ápènɨ̃̀ŋṍã́$ (otro lado del rio) %complex: other-side.INAL% {GI2015:18}</text:p>
          </table:table-cell>
          <table:table-cell table:style-name="ce27" office:value-type="string">
            <text:p>/gahéL-katɨ́a/ $gàhékàtɨ̀à$ (otro lado del rio) %complex: other-side%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location</text:p>
          </table:table-cell>
          <table:table-cell table:style-name="ce27" office:value-type="float" office:value="508">
            <text:p>508</text:p>
          </table:table-cell>
          <table:table-cell table:style-name="ce21" office:value-type="string">
            <text:p>outside</text:p>
          </table:table-cell>
          <table:table-cell table:style-name="ce21" office:value-type="string">
            <text:p>afuera</text:p>
          </table:table-cell>
          <table:table-cell table:style-name="ce23"/>
          <table:table-cell table:style-name="ce28"/>
          <table:table-cell table:style-name="ce29" office:value-type="string">
            <text:p>/ká-wátóà/ $káwátóà$ @root wátóà is dependent noun meaning "in middle of, half, gift"@ %compound: DEFAULT.POSS-gift% {GI2015:155}</text:p>
          </table:table-cell>
          <table:table-cell table:style-name="ce27" office:value-type="string">
            <text:p>/watóhè/ $wàtóhè$ (en medio de, mitad, regalo)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509">
            <text:p>509</text:p>
          </table:table-cell>
          <table:table-cell table:style-name="ce21" office:value-type="string">
            <text:p>paca, Agouti paca</text:p>
          </table:table-cell>
          <table:table-cell table:style-name="ce21" office:value-type="string">
            <text:p>boruga, paca, majas, lapa</text:p>
          </table:table-cell>
          <table:table-cell table:style-name="ce23"/>
          <table:table-cell table:style-name="ce28"/>
          <table:table-cell table:style-name="ce29" office:value-type="string">
            <text:p>/~hèbe/ $h̃ẽ̀mẽ̀$ (paca) {GI2015:126}</text:p>
          </table:table-cell>
          <table:table-cell table:style-name="ce29" office:value-type="string">
            <text:p>/~cébe/ $t͜sẽ́mẽ́$ (paca)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10">
            <text:p>510</text:p>
          </table:table-cell>
          <table:table-cell table:style-name="ce21" office:value-type="string">
            <text:p>paddle</text:p>
          </table:table-cell>
          <table:table-cell table:style-name="ce21" office:value-type="string">
            <text:p>remo</text:p>
          </table:table-cell>
          <table:table-cell table:style-name="ce23"/>
          <table:table-cell table:style-name="ce28"/>
          <table:table-cell table:style-name="ce29" office:value-type="string">
            <text:p>/wáio-rò/ $wáíórò$ (remo) %complex: root-CL:oblong% {GI2015:148}</text:p>
          </table:table-cell>
          <table:table-cell table:style-name="ce27" office:value-type="string">
            <text:p>/weá-ri-to/ $wèárìtò$ (remo) %complex: row-NMLZ-CL:oblong% @-to is an allomorph of CL:oblong -ro@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511">
            <text:p>511</text:p>
          </table:table-cell>
          <table:table-cell table:style-name="ce21" office:value-type="string">
            <text:p>paddle (V)</text:p>
          </table:table-cell>
          <table:table-cell table:style-name="ce21" office:value-type="string">
            <text:p>bogar, remar</text:p>
          </table:table-cell>
          <table:table-cell table:style-name="ce23"/>
          <table:table-cell table:style-name="ce28"/>
          <table:table-cell table:style-name="ce29" office:value-type="string">
            <text:p>/wée-/ $wéé$ (remar) {GI2015:156}</text:p>
          </table:table-cell>
          <table:table-cell table:style-name="ce27" office:value-type="string">
            <text:p>/weáL-/ $wéà$ (remar)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512">
            <text:p>512</text:p>
          </table:table-cell>
          <table:table-cell table:style-name="ce21" office:value-type="string">
            <text:p>paint (V)</text:p>
          </table:table-cell>
          <table:table-cell table:style-name="ce21" office:value-type="string">
            <text:p>pintar</text:p>
          </table:table-cell>
          <table:table-cell table:style-name="ce23"/>
          <table:table-cell table:style-name="ce28"/>
          <table:table-cell table:style-name="ce29" office:value-type="string">
            <text:p>/ùká-/ $ùká$ (dibujar, escribir) {GI2015:198}, /dòróa-/ (hacer dibujo corporal) {GI2015:98}</text:p>
          </table:table-cell>
          <table:table-cell table:style-name="ce27" office:value-type="string">
            <text:p>/uká-/ $ùká$ (dibujar, escribir) {GI2015:2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513">
            <text:p>513</text:p>
          </table:table-cell>
          <table:table-cell table:style-name="ce21" office:value-type="string">
            <text:p>painted (spotted)</text:p>
          </table:table-cell>
          <table:table-cell table:style-name="ce21" office:value-type="string">
            <text:p>pintado</text:p>
          </table:table-cell>
          <table:table-cell table:style-name="ce23"/>
          <table:table-cell table:style-name="ce28"/>
          <table:table-cell table:style-name="ce29" office:value-type="string">
            <text:p>/ká-dòró-ɨ/ $kádòróɨ́$ (el pintado, ej jaguar) {GI2015:31}</text:p>
          </table:table-cell>
          <table:table-cell table:style-name="ce27" office:value-type="string">
            <text:p>/doróL-gɨ/ $dòrógɨ̀$ (el pintado, ej jaguar) {GI2015:9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514">
            <text:p>514</text:p>
          </table:table-cell>
          <table:table-cell table:style-name="ce21" office:value-type="string">
            <text:p>parallel cousin (female or male)</text:p>
          </table:table-cell>
          <table:table-cell table:style-name="ce21" office:value-type="string">
            <text:p>prima (hermana), primo (hermano)</text:p>
          </table:table-cell>
          <table:table-cell table:style-name="ce23"/>
          <table:table-cell table:style-name="ce26" office:value-type="string">
            <text:p>note if male and female kin terms are not transparently formed from same root w/ CL</text:p>
          </table:table-cell>
          <table:table-cell table:style-name="ce29" office:value-type="string">
            <text:p>/~bèkápo ~bàko/ $mẽ̀kã́pṍ mã̀kõ̀$ (prima FZD A, ego M) %phrase: cross.aunt daughter%, /~bèkápo ~bàkɨ/ $mẽ̀kã́pṍ mã̀kɨ̃̀$ (FZS A, ego F) %phrase: cross.aunt son% %parallel cousin = BROTHER, SISTER% {GI2015:9}</text:p>
          </table:table-cell>
          <table:table-cell table:style-name="ce27" office:value-type="string">
            <text:p>/~bekáho ~bakó/ (prima FZD A, ego M) %phrase: cross.aunt daughter%, /~bekáho ~bakɨ́/ (primo FZS A, ego F) %phrase: cross.aunt son% %parallel cousin = BROTHER, SISTER%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515">
            <text:p>515</text:p>
          </table:table-cell>
          <table:table-cell table:style-name="ce21" office:value-type="string">
            <text:p>parent</text:p>
          </table:table-cell>
          <table:table-cell table:style-name="ce21" office:value-type="string">
            <text:p>madre, padre</text:p>
          </table:table-cell>
          <table:table-cell table:style-name="ce23"/>
          <table:table-cell table:style-name="ce26" office:value-type="string">
            <text:p>note if MOTHER and FATHER not formed transparently from same root w/ CL</text:p>
          </table:table-cell>
          <table:table-cell table:style-name="ce29" office:value-type="string">
            <text:p>/pàk-o/ $pàkò$ (madre, referencial) @dependent noun@, /káà-ko/ $káàkò$ (madre, referencial y vocativo), /pàk-ɨ/ $pàkɨ̀$ (padre biológico - no clasificatorio, termino referencial) @class is animate masculine@ %complex: parent-CL:masc% {GI2015:4}, /káà-kɨ/ $káàkɨ̀$ (padre biológico - no clasificatorio, termino referencial) {GI2015:9}</text:p>
          </table:table-cell>
          <table:table-cell table:style-name="ce27" office:value-type="string">
            <text:p>/hakH-o/ $hàkò$ (madre, referencial), /káà-ko/ $káàkò$ (madre, referencial y vocativo), /hakH-ɨ/ (padre A); /káà-kɨ/ (padre A+R), /hakH-ɨ/ $hàkɨ́$ (padre) @class is animate masculine@ %complex: root-CL:masc% {GI2015:9}, /káà-kɨ/ $káàkɨ̀$ (padre, termino referencial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animal:bird</text:p>
          </table:table-cell>
          <table:table-cell table:style-name="ce27" office:value-type="float" office:value="516">
            <text:p>516</text:p>
          </table:table-cell>
          <table:table-cell table:style-name="ce21" office:value-type="string">
            <text:p>parrot, Amazona spp., generic or particular</text:p>
          </table:table-cell>
          <table:table-cell table:style-name="ce21" office:value-type="string">
            <text:p>loro</text:p>
          </table:table-cell>
          <table:table-cell table:style-name="ce21"/>
          <table:table-cell table:style-name="ce22"/>
          <table:table-cell table:style-name="ce29" office:value-type="string">
            <text:p>/wékò/ $wékò$ (loro) {GI2015:158}</text:p>
          </table:table-cell>
          <table:table-cell table:style-name="ce27" office:value-type="string">
            <text:p>/wekóL/ $wèkó$ (loro)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517">
            <text:p>517</text:p>
          </table:table-cell>
          <table:table-cell table:style-name="ce21" office:value-type="string">
            <text:p>pass (VI)</text:p>
          </table:table-cell>
          <table:table-cell table:style-name="ce21" office:value-type="string">
            <text:p>pasar</text:p>
          </table:table-cell>
          <table:table-cell table:style-name="ce23"/>
          <table:table-cell table:style-name="ce28"/>
          <table:table-cell table:style-name="ce29" office:value-type="string">
            <text:p>/~déto-/ $nẽ́tṍ$ (pasar) {GI2014:96}</text:p>
          </table:table-cell>
          <table:table-cell table:style-name="ce27" office:value-type="string">
            <text:p>/~retó-/ $r̃ẽ̀tṍ$ (pasar)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18">
            <text:p>518</text:p>
          </table:table-cell>
          <table:table-cell table:style-name="ce21" office:value-type="string">
            <text:p>path</text:p>
          </table:table-cell>
          <table:table-cell table:style-name="ce21" office:value-type="string">
            <text:p>camino</text:p>
          </table:table-cell>
          <table:table-cell table:style-name="ce23"/>
          <table:table-cell table:style-name="ce28"/>
          <table:table-cell table:style-name="ce29" office:value-type="string">
            <text:p>/~bàa/ $mã̀ã̀$ (camino) {GI2015:60}</text:p>
          </table:table-cell>
          <table:table-cell table:style-name="ce27" office:value-type="string">
            <text:p>/~baá/ $mã̀ã́$ (camino)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519">
            <text:p>519</text:p>
          </table:table-cell>
          <table:table-cell table:style-name="ce21" office:value-type="string">
            <text:p>peach palm, Bactris gasipaes</text:p>
          </table:table-cell>
          <table:table-cell table:style-name="ce21" office:value-type="string">
            <text:p>pupuna, chontaduro, pijuayo</text:p>
          </table:table-cell>
          <table:table-cell table:style-name="ce23"/>
          <table:table-cell table:style-name="ce28"/>
          <table:table-cell table:style-name="ce29" office:value-type="string">
            <text:p>/~ɨ̀de/ $ɨ̃̀nẽ̀$ (pupuña, B. gasipaes) {GI2015a}</text:p>
          </table:table-cell>
          <table:table-cell table:style-name="ce27" office:value-type="string">
            <text:p>/~ɨ́de/ $ɨ̃́nẽ́$ (pupuña, B. gasipaes) {GI2015a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520">
            <text:p>520</text:p>
          </table:table-cell>
          <table:table-cell table:style-name="ce21" office:value-type="string">
            <text:p>peccary, collared, Tayassu tajacu</text:p>
          </table:table-cell>
          <table:table-cell table:style-name="ce21" office:value-type="string">
            <text:p>sajino, saíno, cerrillo, pecarí de collar</text:p>
          </table:table-cell>
          <table:table-cell table:style-name="ce21"/>
          <table:table-cell table:style-name="ce22"/>
          <table:table-cell table:style-name="ce29" office:value-type="string">
            <text:p>/ɟèhe/ $ɟèhè$ (cerrillo), /~kíi ɟèhe/ $kĩ́ĩ́ ɟèhè$ (cerrillo de yuca) %complex: manioc peccary% {GI2015:172}</text:p>
          </table:table-cell>
          <table:table-cell table:style-name="ce27" office:value-type="string">
            <text:p>/ɟecé/ $ɟèt͜sé$ (cerrillo), /~kíì-ɟecé/ $kĩ́ĩ̀ɟèt͜sè$ (cerrillo de yuca) %complex: manioc-peccary%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521">
            <text:p>521</text:p>
          </table:table-cell>
          <table:table-cell table:style-name="ce21" office:value-type="string">
            <text:p>peccary, white-lipped, Tayassu pecari</text:p>
          </table:table-cell>
          <table:table-cell table:style-name="ce21" office:value-type="string">
            <text:p>huangana, puerco</text:p>
          </table:table-cell>
          <table:table-cell table:style-name="ce23"/>
          <table:table-cell table:style-name="ce28"/>
          <table:table-cell table:style-name="ce29" office:value-type="string">
            <text:p>/kápáà-~ra-ɟèhe/ $kápáàr̃ã̀ɟèhè$ (cafuche) %compound: many.ANIM-CL:anim.pl-peccary% {GI2015:30}</text:p>
          </table:table-cell>
          <table:table-cell table:style-name="ce27" office:value-type="string">
            <text:p>/háà-~ra-ɟecé/ $háàr̃ã̀ɟèt͜sé$ (cafuche)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522">
            <text:p>522</text:p>
          </table:table-cell>
          <table:table-cell table:style-name="ce21" office:value-type="string">
            <text:p>peck</text:p>
          </table:table-cell>
          <table:table-cell table:style-name="ce21" office:value-type="string">
            <text:p>picotear</text:p>
          </table:table-cell>
          <table:table-cell table:style-name="ce23"/>
          <table:table-cell table:style-name="ce28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523">
            <text:p>523</text:p>
          </table:table-cell>
          <table:table-cell table:style-name="ce21" office:value-type="string">
            <text:p>peel fruit, skin animal, remove skin/peel that closely adheres to sth</text:p>
          </table:table-cell>
          <table:table-cell table:style-name="ce21" office:value-type="string">
            <text:p>pelar</text:p>
          </table:table-cell>
          <table:table-cell table:style-name="ce23"/>
          <table:table-cell table:style-name="ce28"/>
          <table:table-cell table:style-name="ce29" office:value-type="string">
            <text:p>/pére-/ $péré$ (pelar rascando, ej yuca o platáno; pelar una paca) {GI2015:9}</text:p>
          </table:table-cell>
          <table:table-cell table:style-name="ce27" office:value-type="string">
            <text:p>/wɨráL-/ $wɨ̀rá$ (pelar)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524">
            <text:p>524</text:p>
          </table:table-cell>
          <table:table-cell table:style-name="ce21" office:value-type="string">
            <text:p>penis</text:p>
          </table:table-cell>
          <table:table-cell table:style-name="ce21" office:value-type="string">
            <text:p>pene</text:p>
          </table:table-cell>
          <table:table-cell table:style-name="ce23"/>
          <table:table-cell table:style-name="ce28"/>
          <table:table-cell table:style-name="ce29" office:value-type="string">
            <text:p>/~dúdì-a/ $nṹnĩ̀ã̀$ (pene) %complex: root-CL:round% {GI2015:99}</text:p>
          </table:table-cell>
          <table:table-cell table:style-name="ce27" office:value-type="string">
            <text:p>/ahé-a/ $àhéá$ (pene) %complex: seed-CL:round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525">
            <text:p>525</text:p>
          </table:table-cell>
          <table:table-cell table:style-name="ce21" office:value-type="string">
            <text:p>people</text:p>
          </table:table-cell>
          <table:table-cell table:style-name="ce21" office:value-type="string">
            <text:p>gente</text:p>
          </table:table-cell>
          <table:table-cell table:style-name="ce23"/>
          <table:table-cell table:style-name="ce28"/>
          <table:table-cell table:style-name="ce29" office:value-type="string">
            <text:p>/~bàhá/ $mã̀h̃ã́$ (gente) @class is animate collective; singular derived with CL; tends to have DEFAULT.POSS prefix ka- when not incorporated@ {GI2015:62}</text:p>
          </table:table-cell>
          <table:table-cell table:style-name="ce29" office:value-type="string">
            <text:p>/~bacá/ $mã̀t͜sã́$ (gente) @class is animate collective; singular derived with CL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526">
            <text:p>526</text:p>
          </table:table-cell>
          <table:table-cell table:style-name="ce21" office:value-type="string">
            <text:p>pineapple</text:p>
          </table:table-cell>
          <table:table-cell table:style-name="ce21" office:value-type="string">
            <text:p>piña</text:p>
          </table:table-cell>
          <table:table-cell table:style-name="ce23"/>
          <table:table-cell table:style-name="ce28"/>
          <table:table-cell table:style-name="ce29" office:value-type="string">
            <text:p>/~héda/ $h̃ẽ́nã́$ (piña) @class is inanimate@ {GI2015:126}</text:p>
          </table:table-cell>
          <table:table-cell table:style-name="ce29" office:value-type="string">
            <text:p>/~cédà/ $t͜sẽ́nã̀$ (piña) @class is inanimate@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fish</text:p>
          </table:table-cell>
          <table:table-cell table:style-name="ce27" office:value-type="float" office:value="527">
            <text:p>527</text:p>
          </table:table-cell>
          <table:table-cell table:style-name="ce21" office:value-type="string">
            <text:p>piranha</text:p>
          </table:table-cell>
          <table:table-cell table:style-name="ce21" office:value-type="string">
            <text:p>piraña, paña, palometa</text:p>
          </table:table-cell>
          <table:table-cell table:style-name="ce23"/>
          <table:table-cell table:style-name="ce28"/>
          <table:table-cell table:style-name="ce29" office:value-type="string">
            <text:p>/bɨ̀ɨ/ $bɨ̀ɨ̀$ (pez caribe), /bɨ̀ɨ-ɟài/ $bɨ̀ɨ̀ɟàì$ (piraña) {GI2015:86}</text:p>
          </table:table-cell>
          <table:table-cell table:style-name="ce27" office:value-type="string">
            <text:p>/~buɟú/ $mũ̀ɲṹ$ (pez caribe), /~bɨhɨ́-ɟái/ $bɨ̀hɨ́ɟáí$ (piraña)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28">
            <text:p>528</text:p>
          </table:table-cell>
          <table:table-cell table:style-name="ce21" office:value-type="string">
            <text:p>pitch</text:p>
          </table:table-cell>
          <table:table-cell table:style-name="ce21" office:value-type="string">
            <text:p>brea</text:p>
          </table:table-cell>
          <table:table-cell table:style-name="ce23"/>
          <table:table-cell table:style-name="ce28"/>
          <table:table-cell table:style-name="ce29" office:value-type="string">
            <text:p>/ɨ́pe/ $ɨ́pé$ (breo) {GI2015:193}</text:p>
          </table:table-cell>
          <table:table-cell table:style-name="ce27" office:value-type="string">
            <text:p>/gɨhéL/ (breo) {GI2015:3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529">
            <text:p>529</text:p>
          </table:table-cell>
          <table:table-cell table:style-name="ce21" office:value-type="string">
            <text:p>noun:plant (seed)</text:p>
          </table:table-cell>
          <table:table-cell table:style-name="ce21" office:value-type="string">
            <text:p>sembrar semilla</text:p>
          </table:table-cell>
          <table:table-cell table:style-name="ce21"/>
          <table:table-cell table:style-name="ce22"/>
          <table:table-cell table:style-name="ce29" office:value-type="string">
            <text:p>/òté-/ $òté$ (sembrar semilla) {GI2015:210}</text:p>
          </table:table-cell>
          <table:table-cell table:style-name="ce27" office:value-type="string">
            <text:p>/otéL-/ $òté$ (sembrar semilla)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530">
            <text:p>530</text:p>
          </table:table-cell>
          <table:table-cell table:style-name="ce21" office:value-type="string">
            <text:p>noun:plantain</text:p>
          </table:table-cell>
          <table:table-cell table:style-name="ce21" office:value-type="string">
            <text:p>plátano</text:p>
          </table:table-cell>
          <table:table-cell table:style-name="ce23"/>
          <table:table-cell table:style-name="ce28"/>
          <table:table-cell table:style-name="ce29" office:value-type="string">
            <text:p>/óo/ $óó$ (plátano) {GI2015:208}</text:p>
          </table:table-cell>
          <table:table-cell table:style-name="ce27" office:value-type="string">
            <text:p>/ohóL/ $òhó$ (plátano) {GI2015:3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sociality</text:p>
          </table:table-cell>
          <table:table-cell table:style-name="ce27" office:value-type="float" office:value="531">
            <text:p>531</text:p>
          </table:table-cell>
          <table:table-cell table:style-name="ce21" office:value-type="string">
            <text:p>play</text:p>
          </table:table-cell>
          <table:table-cell table:style-name="ce21" office:value-type="string">
            <text:p>jugar</text:p>
          </table:table-cell>
          <table:table-cell table:style-name="ce23"/>
          <table:table-cell table:style-name="ce28"/>
          <table:table-cell table:style-name="ce29" office:value-type="string">
            <text:p>/épe-/ $épé$ (jugar) {GI2015:193}</text:p>
          </table:table-cell>
          <table:table-cell table:style-name="ce27" office:value-type="string">
            <text:p>/ahéL-/ (jugar)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532">
            <text:p>532</text:p>
          </table:table-cell>
          <table:table-cell table:style-name="ce21" office:value-type="string">
            <text:p>Pleiades</text:p>
          </table:table-cell>
          <table:table-cell table:style-name="ce21" office:value-type="string">
            <text:p>Pléyades</text:p>
          </table:table-cell>
          <table:table-cell table:style-name="ce23"/>
          <table:table-cell table:style-name="ce28"/>
          <table:table-cell table:style-name="ce29" office:value-type="string">
            <text:p>/~ɟókò-a-rò púe/ $ɲṍkõ̀ã̀rõ̀ púé$ (Pleyades) %phrase of prosodically independent words: star-ANIM.COLL-CL:oblong winter% {GI2015:23}</text:p>
          </table:table-cell>
          <table:table-cell table:style-name="ce27" office:value-type="string">
            <text:p>/~ɟokó-a-ro huéL/ $ɲõ̀kṍã́r̃ó hùé$ (Pleyades) %phrase of prosodically independent words: star-ANIM.COLL-CL:oblong winter%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533">
            <text:p>533</text:p>
          </table:table-cell>
          <table:table-cell table:style-name="ce21" office:value-type="string">
            <text:p>point (finger)</text:p>
          </table:table-cell>
          <table:table-cell table:style-name="ce21" office:value-type="string">
            <text:p>señalar con el dedo, apuntar</text:p>
          </table:table-cell>
          <table:table-cell table:style-name="ce23"/>
          <table:table-cell table:style-name="ce28"/>
          <table:table-cell table:style-name="ce29" office:value-type="string">
            <text:p>/~ɟùú-/ $ɲũ̀ṹ$ (apuntar), /~ɟùú-pùá-/ $ɲũ̀ṹpùá$ (mostrar con el dedo) %complex: 'apuntar-chuzar'% {GI2015:179}</text:p>
          </table:table-cell>
          <table:table-cell table:style-name="ce27" office:value-type="string">
            <text:p>/~ɟúu-/ $ɲṹṹ$ (apuntar), /~cóa húu-/ $t͜sṍã́ húú% (apuntar con el dedo) %phrase of prosodically independent words: finger chuzar??% {GI2015:17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34">
            <text:p>534</text:p>
          </table:table-cell>
          <table:table-cell table:style-name="ce21" office:value-type="string">
            <text:p>poison, for weapons (N)</text:p>
          </table:table-cell>
          <table:table-cell table:style-name="ce21" office:value-type="string">
            <text:p>curare, veneno</text:p>
          </table:table-cell>
          <table:table-cell table:style-name="ce23"/>
          <table:table-cell table:style-name="ce28"/>
          <table:table-cell table:style-name="ce29" office:value-type="string">
            <text:p>/~dìba/ $nĩ̀mã̀$ (veneno, curare) {GI2015:97}</text:p>
          </table:table-cell>
          <table:table-cell table:style-name="ce27" office:value-type="string">
            <text:p>/~ríba/ $r̃ĩ́mã́$ (veneno, curare) {GI2015:9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535">
            <text:p>535</text:p>
          </table:table-cell>
          <table:table-cell table:style-name="ce33" office:value-type="string">
            <text:p>Poraqueiba sericea</text:p>
          </table:table-cell>
          <table:table-cell table:style-name="ce21" office:value-type="string">
            <text:p>umarí</text:p>
          </table:table-cell>
          <table:table-cell table:style-name="ce23"/>
          <table:table-cell table:style-name="ce28"/>
          <table:table-cell table:style-name="ce29" office:value-type="string">
            <text:p>/~wàbɨ/ $w̃ã̀mɨ̃̀$ (umarí, Poraqueiba sericea) {GI2015:143}</text:p>
          </table:table-cell>
          <table:table-cell table:style-name="ce29" office:value-type="string">
            <text:p>/~wábɨ/ $w̃ã́mɨ̃́$ (umarí, Poraqueiba sericea) {GI2015:3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36">
            <text:p>536</text:p>
          </table:table-cell>
          <table:table-cell table:style-name="ce21" office:value-type="string">
            <text:p>port</text:p>
          </table:table-cell>
          <table:table-cell table:style-name="ce21" office:value-type="string">
            <text:p>puerto</text:p>
          </table:table-cell>
          <table:table-cell table:style-name="ce23"/>
          <table:table-cell table:style-name="ce28"/>
          <table:table-cell table:style-name="ce29" office:value-type="string">
            <text:p>/pèta/ $pètà$ (puerto) {GI2015:9}</text:p>
          </table:table-cell>
          <table:table-cell table:style-name="ce27" office:value-type="string">
            <text:p>/hetá-ga/ $hètágá$ (puerto) %quasi-complex: root-CL:??, CL probably borrowed from Tanimuca%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37">
            <text:p>537</text:p>
          </table:table-cell>
          <table:table-cell table:style-name="ce21" office:value-type="string">
            <text:p>pot</text:p>
          </table:table-cell>
          <table:table-cell table:style-name="ce21" office:value-type="string">
            <text:p>olla</text:p>
          </table:table-cell>
          <table:table-cell table:style-name="ce23"/>
          <table:table-cell table:style-name="ce28"/>
          <table:table-cell table:style-name="ce29" office:value-type="string">
            <text:p>/hòtɨ́/ $hòtɨ́$ (olla) {GI2015:136}</text:p>
          </table:table-cell>
          <table:table-cell table:style-name="ce27" office:value-type="string">
            <text:p>/cotɨ́/ $t͜sòtɨ́$ (olla)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38">
            <text:p>538</text:p>
          </table:table-cell>
          <table:table-cell table:style-name="ce21" office:value-type="string">
            <text:p>pour liquid from vessel, empty liquid, NON-PLACT</text:p>
          </table:table-cell>
          <table:table-cell table:style-name="ce21" office:value-type="string">
            <text:p>vaciar</text:p>
          </table:table-cell>
          <table:table-cell table:style-name="ce23"/>
          <table:table-cell table:style-name="ce28"/>
          <table:table-cell table:style-name="ce29" office:value-type="string">
            <text:p>/pío-/ $píó$ (verter), /póò-/ $póò$ (verter, hablando de nasas) {GI2015:12}</text:p>
          </table:table-cell>
          <table:table-cell table:style-name="ce27" office:value-type="string">
            <text:p>/híò-/ $híò$ (verter)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39">
            <text:p>539</text:p>
          </table:table-cell>
          <table:table-cell table:style-name="ce21" office:value-type="string">
            <text:p>pour liquid from vessel, empty liquid, PLACT</text:p>
          </table:table-cell>
          <table:table-cell table:style-name="ce21" office:value-type="string">
            <text:p>vacia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62" office:value-type="string">
            <text:p>noun:plant</text:p>
          </table:table-cell>
          <table:table-cell table:style-name="ce27" office:value-type="float" office:value="540">
            <text:p>540</text:p>
          </table:table-cell>
          <table:table-cell table:style-name="ce63" office:value-type="string">
            <text:p>Pourouma cecropiafoliae</text:p>
          </table:table-cell>
          <table:table-cell table:style-name="ce21" office:value-type="string">
            <text:p>caimarón, uvilla, guarumo</text:p>
          </table:table-cell>
          <table:table-cell table:style-name="ce23"/>
          <table:table-cell table:style-name="ce28"/>
          <table:table-cell table:style-name="ce29" office:value-type="string">
            <text:p>/ɨ̀he/ $ɨ̀hè$ (caimarón) {GI2015:192}</text:p>
          </table:table-cell>
          <table:table-cell table:style-name="ce27" office:value-type="string">
            <text:p>/ɨɟé/ $ɨ̀ɟé$ (caimarón) {GI2015:4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541">
            <text:p>541</text:p>
          </table:table-cell>
          <table:table-cell table:style-name="ce33" office:value-type="string">
            <text:p>Pouteria ucuqui</text:p>
          </table:table-cell>
          <table:table-cell table:style-name="ce21" office:value-type="string">
            <text:p>ucuqui, yugo, yucú</text:p>
          </table:table-cell>
          <table:table-cell table:style-name="ce23"/>
          <table:table-cell table:style-name="ce28"/>
          <table:table-cell table:style-name="ce29" office:value-type="string">
            <text:p>/pópi/ $pópí$ (ucuquí) {GI2015:16}</text:p>
          </table:table-cell>
          <table:table-cell table:style-name="ce27" office:value-type="string">
            <text:p>/hohíL/ $hòhí$ (ucuquí) {GI2015:3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42">
            <text:p>542</text:p>
          </table:table-cell>
          <table:table-cell table:style-name="ce21" office:value-type="string">
            <text:p>powder</text:p>
          </table:table-cell>
          <table:table-cell table:style-name="ce21" office:value-type="string">
            <text:p>polvo</text:p>
          </table:table-cell>
          <table:table-cell table:style-name="ce23"/>
          <table:table-cell table:style-name="ce28"/>
          <table:table-cell table:style-name="ce29" office:value-type="string">
            <text:p>/hìta-wéta/ $hìtàwétá$ (polvo) %compound: earth.soil-almidón% {GI2015:132}</text:p>
          </table:table-cell>
          <table:table-cell table:style-name="ce27" office:value-type="string">
            <text:p>/citá-wetá/ $t͜sìtáwétá$ (polvo) %compound: earth.soil-almidón%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43">
            <text:p>543</text:p>
          </table:table-cell>
          <table:table-cell table:style-name="ce21" office:value-type="string">
            <text:p>prow</text:p>
          </table:table-cell>
          <table:table-cell table:style-name="ce21" office:value-type="string">
            <text:p>proa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7" office:value-type="string">
            <text:p>/~igé-waká-ɨ/ $ĩ̀ŋéwákàɨ̀$ (proa de la canoa) %compound: nose-arrow-CL:tree.trunk%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44">
            <text:p>544</text:p>
          </table:table-cell>
          <table:table-cell table:style-name="ce21" office:value-type="string">
            <text:p>pull</text:p>
          </table:table-cell>
          <table:table-cell table:style-name="ce21" office:value-type="string">
            <text:p>jalar</text:p>
          </table:table-cell>
          <table:table-cell table:style-name="ce23"/>
          <table:table-cell table:style-name="ce28"/>
          <table:table-cell table:style-name="ce29" office:value-type="string">
            <text:p>/~tɨ́gà-/ $tɨ̃́ŋã́$ (jalar con fuerza, empujar) %usually appears as first element in serial verb% {GI2015:41}</text:p>
          </table:table-cell>
          <table:table-cell table:style-name="ce27" office:value-type="string">
            <text:p>/~tɨ́à-/ $tɨ̃́ã̀$ (jalar) {GI2015:2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45">
            <text:p>545</text:p>
          </table:table-cell>
          <table:table-cell table:style-name="ce21" office:value-type="string">
            <text:p>push</text:p>
          </table:table-cell>
          <table:table-cell table:style-name="ce21" office:value-type="string">
            <text:p>empujar</text:p>
          </table:table-cell>
          <table:table-cell table:style-name="ce23"/>
          <table:table-cell table:style-name="ce28"/>
          <table:table-cell table:style-name="ce29" office:value-type="string">
            <text:p>/tùú-hòó-/ $tùúhòó$ (empujar) %compound: 'lift'-send.far.away% {GI2015:36}</text:p>
          </table:table-cell>
          <table:table-cell table:style-name="ce27" office:value-type="string">
            <text:p>/túu-~koáL-/ $túúkṍã́$ (empujar) %complex: 'lift'-send.far.away% {GI2015:2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46">
            <text:p>546</text:p>
          </table:table-cell>
          <table:table-cell table:style-name="ce27" office:value-type="string">
            <text:p>put down, put sth in position such that a small surface fully contacts the ground, NON-PLACT</text:p>
          </table:table-cell>
          <table:table-cell table:style-name="ce21" office:value-type="string">
            <text:p>poner (colocar), hacer sentar</text:p>
          </table:table-cell>
          <table:table-cell table:style-name="ce23"/>
          <table:table-cell table:style-name="ce28"/>
          <table:table-cell table:style-name="ce29" office:value-type="string">
            <text:p>/pèó-/ $pèó$ (poner encima de algo), /pèá-/ $pèá$ (encarramarse a un tronco, a un gelao) {GI2015:8}</text:p>
          </table:table-cell>
          <table:table-cell table:style-name="ce27" office:value-type="string">
            <text:p>/héo-/ $héó$ (poner encima de algo)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47">
            <text:p>547</text:p>
          </table:table-cell>
          <table:table-cell table:style-name="ce27" office:value-type="string">
            <text:p>put down, put sth in position such that a small surface fully contacts the ground, PLACT</text:p>
          </table:table-cell>
          <table:table-cell table:style-name="ce21" office:value-type="string">
            <text:p>poner (colocar), hacer senta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48">
            <text:p>548</text:p>
          </table:table-cell>
          <table:table-cell table:style-name="ce21" office:value-type="string">
            <text:p>put in water, VT</text:p>
          </table:table-cell>
          <table:table-cell table:style-name="ce21" office:value-type="string">
            <text:p>sumergir, hundir, sumir</text:p>
          </table:table-cell>
          <table:table-cell table:style-name="ce23"/>
          <table:table-cell table:style-name="ce28"/>
          <table:table-cell table:style-name="ce29" office:value-type="string">
            <text:p>/~ɟùá-/ $ɲũ̀ã́$ (poner a macerar en agua, yuca, cuyas) {GI2015:180}</text:p>
          </table:table-cell>
          <table:table-cell table:style-name="ce27" office:value-type="string">
            <text:p>/~ɟúa-/ $ɲṹã́$ (poner a macerar) %alternative melody: HL ɲṹã̀%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49">
            <text:p>549</text:p>
          </table:table-cell>
          <table:table-cell table:style-name="ce21" office:value-type="string">
            <text:p>put on garment (of oneself), get dressed</text:p>
          </table:table-cell>
          <table:table-cell table:style-name="ce21" office:value-type="string">
            <text:p>ponerse (ropa), vestirse, mudar ropa</text:p>
          </table:table-cell>
          <table:table-cell table:style-name="ce21"/>
          <table:table-cell table:style-name="ce50" office:value-type="string">
            <text:p>not "dress another person"</text:p>
          </table:table-cell>
          <table:table-cell table:style-name="ce29" office:value-type="string">
            <text:p>/~hàɟá-/ $h̃ã̀ɲã́$ (vestirse, estar dentro) {GI2015:124}</text:p>
          </table:table-cell>
          <table:table-cell table:style-name="ce27" office:value-type="string">
            <text:p>/~cáɟa-/ $t͜sã́ɲã́$ (vestirse)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550">
            <text:p>550</text:p>
          </table:table-cell>
          <table:table-cell table:style-name="ce21" office:value-type="string">
            <text:p>rain</text:p>
          </table:table-cell>
          <table:table-cell table:style-name="ce21" office:value-type="string">
            <text:p>llover</text:p>
          </table:table-cell>
          <table:table-cell table:style-name="ce23"/>
          <table:table-cell table:style-name="ce28"/>
          <table:table-cell table:style-name="ce29" office:value-type="string">
            <text:p>/óka-/ $óká$ (llover) {GI2015:208}</text:p>
          </table:table-cell>
          <table:table-cell table:style-name="ce27" office:value-type="string">
            <text:p>/okó kedíL-/ $òkó kèdí$ (caer agua) %phrase of prosodically independent words: water fall% {GI2015:10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551">
            <text:p>551</text:p>
          </table:table-cell>
          <table:table-cell table:style-name="ce21" office:value-type="string">
            <text:p>rainbow</text:p>
          </table:table-cell>
          <table:table-cell table:style-name="ce21" office:value-type="string">
            <text:p>arco iris</text:p>
          </table:table-cell>
          <table:table-cell table:style-name="ce23"/>
          <table:table-cell table:style-name="ce28"/>
          <table:table-cell table:style-name="ce29" office:value-type="string">
            <text:p>/bùe-~dìba-a-~bɨ/ $bùènĩ̀mã̀ã̀mɨ̃̀$ (arco iris de oriente) %complex, possibly: ??-arrow.poison-??-CL:singl%, /~ùbátì/ $ũ̀mã́tĩ̀$ (arco iris de occidente, nombre propio de un personaje mítico) @class is animate masculine@ {GI2015:22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re</text:p>
          </table:table-cell>
          <table:table-cell table:style-name="ce27" office:value-type="float" office:value="552">
            <text:p>552</text:p>
          </table:table-cell>
          <table:table-cell table:style-name="ce21" office:value-type="string">
            <text:p>raise pet/domestic animal</text:p>
          </table:table-cell>
          <table:table-cell table:style-name="ce21" office:value-type="string">
            <text:p>criar</text:p>
          </table:table-cell>
          <table:table-cell table:style-name="ce23"/>
          <table:table-cell table:style-name="ce28"/>
          <table:table-cell table:style-name="ce29" office:value-type="string">
            <text:p>/bɨ̀kɨ́-Hò-/ $bɨ̀kɨ́ò$ (criar, envejecerse, volverse duro de cerámica) %complex: old.person-CAUS% {GI2015:89}</text:p>
          </table:table-cell>
          <table:table-cell table:style-name="ce27" office:value-type="string">
            <text:p>/bɨkɨ́L-o-/ $bɨ̀kɨ́ò$ (criar) %complex: old.person-CAUS%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553">
            <text:p>553</text:p>
          </table:table-cell>
          <table:table-cell table:style-name="ce21" office:value-type="string">
            <text:p>rat, generic</text:p>
          </table:table-cell>
          <table:table-cell table:style-name="ce21" office:value-type="string">
            <text:p>ratón</text:p>
          </table:table-cell>
          <table:table-cell table:style-name="ce23"/>
          <table:table-cell table:style-name="ce28"/>
          <table:table-cell table:style-name="ce29" office:value-type="string">
            <text:p>/bìi/ $bìì$ (ratón) {GI2015:71}</text:p>
          </table:table-cell>
          <table:table-cell table:style-name="ce27" office:value-type="string">
            <text:p>/bií/ $bìí$ (ratón) {GI2015:7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54">
            <text:p>554</text:p>
          </table:table-cell>
          <table:table-cell table:style-name="ce21" office:value-type="string">
            <text:p>rattle, maraca</text:p>
          </table:table-cell>
          <table:table-cell table:style-name="ce21" office:value-type="string">
            <text:p>maraca, sonaja, sonajero</text:p>
          </table:table-cell>
          <table:table-cell table:style-name="ce23"/>
          <table:table-cell table:style-name="ce28"/>
          <table:table-cell table:style-name="ce29" office:value-type="string">
            <text:p>/~ɟáha/ $ɲã́hã́$ (maraca ceremonial) %also morph base of name for plant which yields rattle gourds% {GI2015:168}</text:p>
          </table:table-cell>
          <table:table-cell table:style-name="ce27" office:value-type="string">
            <text:p>/~ɟacáL/ $ɲã́t͜sã́$ (maraca ceremonial) {GI2015: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555">
            <text:p>555</text:p>
          </table:table-cell>
          <table:table-cell table:style-name="ce21" office:value-type="string">
            <text:p>raw</text:p>
          </table:table-cell>
          <table:table-cell table:style-name="ce21" office:value-type="string">
            <text:p>crudo</text:p>
          </table:table-cell>
          <table:table-cell table:style-name="ce23"/>
          <table:table-cell table:style-name="ce28"/>
          <table:table-cell table:style-name="ce29" office:value-type="string">
            <text:p>/kàtí-/ $kàtí$ (vivo, crudo) @stative verb@ {GI2015:51}</text:p>
          </table:table-cell>
          <table:table-cell table:style-name="ce27" office:value-type="string">
            <text:p>/katí-/ $kàtí$ (crudo, vivo) @stative verb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556">
            <text:p>556</text:p>
          </table:table-cell>
          <table:table-cell table:style-name="ce21" office:value-type="string">
            <text:p>reach goal (VT)</text:p>
          </table:table-cell>
          <table:table-cell table:style-name="ce21" office:value-type="string">
            <text:p>alcanzar</text:p>
          </table:table-cell>
          <table:table-cell table:style-name="ce23"/>
          <table:table-cell table:style-name="ce28"/>
          <table:table-cell table:style-name="ce29" office:value-type="string">
            <text:p>/~ébɨ̀-/ $ẽ́mɨ̃̀$ (alcanzar, alcanzar a coger algo, alcanzar a alguien por el camino) {GI2015:195}</text:p>
          </table:table-cell>
          <table:table-cell table:style-name="ce27" office:value-type="string">
            <text:p>/~ébɨ-/ $ẽ́mɨ̃́$ (alcanzar) {GI2015: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557">
            <text:p>557</text:p>
          </table:table-cell>
          <table:table-cell table:style-name="ce21" office:value-type="string">
            <text:p>red</text:p>
          </table:table-cell>
          <table:table-cell table:style-name="ce21" office:value-type="string">
            <text:p>rojo</text:p>
          </table:table-cell>
          <table:table-cell table:style-name="ce23"/>
          <table:table-cell table:style-name="ce28"/>
          <table:table-cell table:style-name="ce29" office:value-type="string">
            <text:p>/~hùá-/ $hũ̀ã́$ (ser rojo) @stative verb@ {GI2015:136}</text:p>
          </table:table-cell>
          <table:table-cell table:style-name="ce64" office:value-type="string">
            <text:p>/~cúà/ $t͜sṹã̀$ (estar rojo, maduro) {GI2015: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58">
            <text:p>558</text:p>
          </table:table-cell>
          <table:table-cell table:style-name="ce21" office:value-type="string">
            <text:p>remove sth from closed space (VT), NON-PLACT</text:p>
          </table:table-cell>
          <table:table-cell table:style-name="ce21" office:value-type="string">
            <text:p>sacar</text:p>
          </table:table-cell>
          <table:table-cell table:style-name="ce23"/>
          <table:table-cell table:style-name="ce28"/>
          <table:table-cell table:style-name="ce29" office:value-type="string">
            <text:p>/héè-/ $héè$ (sacar, recoger) {GI2015:125}</text:p>
          </table:table-cell>
          <table:table-cell table:style-name="ce27" office:value-type="string">
            <text:p>/huáL-/ $hùá$ (sacar, extraer) {GI2015:1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59">
            <text:p>559</text:p>
          </table:table-cell>
          <table:table-cell table:style-name="ce21" office:value-type="string">
            <text:p>remove sth from closed space (VT), PLACT</text:p>
          </table:table-cell>
          <table:table-cell table:style-name="ce21" office:value-type="string">
            <text:p>saca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560">
            <text:p>560</text:p>
          </table:table-cell>
          <table:table-cell table:style-name="ce21" office:value-type="string">
            <text:p>reply</text:p>
          </table:table-cell>
          <table:table-cell table:style-name="ce21" office:value-type="string">
            <text:p>responder</text:p>
          </table:table-cell>
          <table:table-cell table:style-name="ce23"/>
          <table:table-cell table:style-name="ce28"/>
          <table:table-cell table:style-name="ce29" office:value-type="string">
            <text:p>/ɟɨ́ɨ-/ $ɟɨ́ɨ́$ (contestar) {GI2015:183}</text:p>
          </table:table-cell>
          <table:table-cell table:style-name="ce27" office:value-type="string">
            <text:p>/kɨdíL-/ $kɨ̀dí$ (contestar)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561">
            <text:p>561</text:p>
          </table:table-cell>
          <table:table-cell table:style-name="ce21" office:value-type="string">
            <text:p>resin, sap</text:p>
          </table:table-cell>
          <table:table-cell table:style-name="ce21" office:value-type="string">
            <text:p>resina</text:p>
          </table:table-cell>
          <table:table-cell table:style-name="ce21"/>
          <table:table-cell table:style-name="ce22" office:value-type="string">
            <text:p>Often = BLOOD</text:p>
          </table:table-cell>
          <table:table-cell table:style-name="ce37" office:value-type="string">
            <text:p>/rìí/ $rìí$ (sangre, savia) @class is inanimate@ {GI2015:16}</text:p>
          </table:table-cell>
          <table:table-cell table:style-name="ce37" office:value-type="string">
            <text:p>/ríi/ $ríí$ (sangre, savia) @class is inanimate@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562">
            <text:p>562</text:p>
          </table:table-cell>
          <table:table-cell table:style-name="ce21" office:value-type="string">
            <text:p>rest (VI)</text:p>
          </table:table-cell>
          <table:table-cell table:style-name="ce21" office:value-type="string">
            <text:p>descansar</text:p>
          </table:table-cell>
          <table:table-cell table:style-name="ce23"/>
          <table:table-cell table:style-name="ce28"/>
          <table:table-cell table:style-name="ce29" office:value-type="string">
            <text:p>/ɟèé-rí-~háà-/ $ɟèérí hã́ã̀$ (descansar) %compound: breathe-NMLZR-enter% {GI2015:173}</text:p>
          </table:table-cell>
          <table:table-cell table:style-name="ce27" office:value-type="string">
            <text:p>/ɨcɨ́-hea/ $ɨ̀t͜sɨ́héá$ (descansar) %NV compound: heart-??, meaning of second element, verb, unclear%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563">
            <text:p>563</text:p>
          </table:table-cell>
          <table:table-cell table:style-name="ce21" office:value-type="string">
            <text:p>return, give sth back to its owner</text:p>
          </table:table-cell>
          <table:table-cell table:style-name="ce21" office:value-type="string">
            <text:p>devolver</text:p>
          </table:table-cell>
          <table:table-cell table:style-name="ce23"/>
          <table:table-cell table:style-name="ce28"/>
          <table:table-cell table:style-name="ce29" office:value-type="string">
            <text:p>/~túdù-Hò-/ $tṹnṹõ̀$ (devolver, hacer volver) %complex: return.VI-CAUS% {GI2015:38}</text:p>
          </table:table-cell>
          <table:table-cell table:style-name="ce42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564">
            <text:p>564</text:p>
          </table:table-cell>
          <table:table-cell table:style-name="ce21" office:value-type="string">
            <text:p>return, go back to point of origin</text:p>
          </table:table-cell>
          <table:table-cell table:style-name="ce21" office:value-type="string">
            <text:p>volver</text:p>
          </table:table-cell>
          <table:table-cell table:style-name="ce21"/>
          <table:table-cell table:style-name="ce22"/>
          <table:table-cell table:style-name="ce29" office:value-type="string">
            <text:p>/~túdù-/ $tṹnũ̀$ (volver) {GI2015:38}</text:p>
          </table:table-cell>
          <table:table-cell table:style-name="ce27" office:value-type="string">
            <text:p>/tudíL-/ $tùdí$ (volver)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565">
            <text:p>565</text:p>
          </table:table-cell>
          <table:table-cell table:style-name="ce21" office:value-type="string">
            <text:p>rib</text:p>
          </table:table-cell>
          <table:table-cell table:style-name="ce21" office:value-type="string">
            <text:p>costilla</text:p>
          </table:table-cell>
          <table:table-cell table:style-name="ce23"/>
          <table:table-cell table:style-name="ce28"/>
          <table:table-cell table:style-name="ce29" office:value-type="string">
            <text:p>/wàrúù/ $wàrúù$ (costilla) {GI2015:153}</text:p>
          </table:table-cell>
          <table:table-cell table:style-name="ce27" office:value-type="string">
            <text:p>/warú-bɨ/ $wàrúbɨ́$ (costilla) %complex: root-CL:tubular%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location</text:p>
          </table:table-cell>
          <table:table-cell table:style-name="ce27" office:value-type="float" office:value="566">
            <text:p>566</text:p>
          </table:table-cell>
          <table:table-cell table:style-name="ce21" office:value-type="string">
            <text:p>right (side)</text:p>
          </table:table-cell>
          <table:table-cell table:style-name="ce21" office:value-type="string">
            <text:p>derecho</text:p>
          </table:table-cell>
          <table:table-cell table:style-name="ce23"/>
          <table:table-cell table:style-name="ce28"/>
          <table:table-cell table:style-name="ce29" office:value-type="string">
            <text:p>/ríàpe/ $ríàpè$ (derecho, en sentido del lado derecho; hacia el frente) @dependent noun@ {GI2015:106}</text:p>
          </table:table-cell>
          <table:table-cell table:style-name="ce27" office:value-type="string">
            <text:p>/ríòho/ $ríòhò$ (derecho, en sentido del lado derecho; hacia frente)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567">
            <text:p>567</text:p>
          </table:table-cell>
          <table:table-cell table:style-name="ce21" office:value-type="string">
            <text:p>ritual tassel</text:p>
          </table:table-cell>
          <table:table-cell table:style-name="ce21" office:value-type="string">
            <text:p>shacapa</text:p>
          </table:table-cell>
          <table:table-cell table:style-name="ce23"/>
          <table:table-cell table:style-name="ce28"/>
          <table:table-cell table:style-name="ce29" office:value-type="string">
            <text:p>/bùha-bɨ̀kɨ́-béto/ $bùhàbɨ̀kɨ́bétó$ (corona de plumas) %compound: cotton-old.person-CL:bow% {GI2015:6}</text:p>
          </table:table-cell>
          <table:table-cell table:style-name="ce27" office:value-type="string">
            <text:p>/buɟá-bɨkɨ́L-bedo/ $bùɟábɨ́kɨ́bèdò$ (corona de plumas) %compound: cotton-old.person-CL:bow$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568">
            <text:p>568</text:p>
          </table:table-cell>
          <table:table-cell table:style-name="ce21" office:value-type="string">
            <text:p>river</text:p>
          </table:table-cell>
          <table:table-cell table:style-name="ce21" office:value-type="string">
            <text:p>río</text:p>
          </table:table-cell>
          <table:table-cell table:style-name="ce23"/>
          <table:table-cell table:style-name="ce28"/>
          <table:table-cell table:style-name="ce29" office:value-type="string">
            <text:p>/rìa/ $rìà$ (río) {GI2015:105}</text:p>
          </table:table-cell>
          <table:table-cell table:style-name="ce27" office:value-type="string">
            <text:p>/ría-ga/ $ríágá$ (río) %complex: root-CL:??, CL borrowed from Tanimuka%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569">
            <text:p>569</text:p>
          </table:table-cell>
          <table:table-cell table:style-name="ce21" office:value-type="string">
            <text:p>river otter, Lutra sp.</text:p>
          </table:table-cell>
          <table:table-cell table:style-name="ce21" office:value-type="string">
            <text:p>nutria, lobo del rio</text:p>
          </table:table-cell>
          <table:table-cell table:style-name="ce21"/>
          <table:table-cell table:style-name="ce22"/>
          <table:table-cell table:style-name="ce29" office:value-type="string">
            <text:p>/~tíbì/ $tĩ́mĩ̀$ (nutria, prob. Pteronura sp), /rìa-ɟóò/ $rìàɟóò$ (nutria, aguaperro, yabacacá, prob. Lutra sp), /~jáboa/ $ɲã́mṍã́$ (nutria, prob. Lutra sp) {GI2015:30,167}</text:p>
          </table:table-cell>
          <table:table-cell table:style-name="ce27" office:value-type="string">
            <text:p>/~tíbi háì-gɨ/ $tĩ́mĩ́ háìgɨ̀$ (nutria, prob Pteronura), /~tíbi/ $tĩ́mĩ́$ (nutria, prob Lutra), /~jabóà/ $ɲã̀mṍã̀$ (nutria pequeña y no gregaria, prob Lutra) {GI2015:30,16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570">
            <text:p>570</text:p>
          </table:table-cell>
          <table:table-cell table:style-name="ce21" office:value-type="string">
            <text:p>roll, make obj revolve on the ground</text:p>
          </table:table-cell>
          <table:table-cell table:style-name="ce21" office:value-type="string">
            <text:p>hacer rodar, revolcar</text:p>
          </table:table-cell>
          <table:table-cell table:style-name="ce23"/>
          <table:table-cell table:style-name="ce28"/>
          <table:table-cell table:style-name="ce29" office:value-type="string">
            <text:p>/~túdù-Hò/ $tṹnṹõ̀$ (rodar) %complex: roll.about.VI-CAUS% {GI2015:23}</text:p>
          </table:table-cell>
          <table:table-cell table:style-name="ce27" office:value-type="string">
            <text:p>/~túdù-o-/ $tṹnũ̀õ̀$ (rodar) %complex: roll.about.VI-CAUS%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571">
            <text:p>571</text:p>
          </table:table-cell>
          <table:table-cell table:style-name="ce21" office:value-type="string">
            <text:p>root</text:p>
          </table:table-cell>
          <table:table-cell table:style-name="ce21" office:value-type="string">
            <text:p>raiz</text:p>
          </table:table-cell>
          <table:table-cell table:style-name="ce23"/>
          <table:table-cell table:style-name="ce28"/>
          <table:table-cell table:style-name="ce29" office:value-type="string">
            <text:p>/~dɨ̀kó/ $nɨ̃̀kṍ$ (raíz) {GI2015:18}</text:p>
          </table:table-cell>
          <table:table-cell table:style-name="ce27" office:value-type="string">
            <text:p>/~ɟée-~ba/ $ɲẽ́ẽ́mã́$ (raíz) %complex: root-CL:filiform%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572">
            <text:p>572</text:p>
          </table:table-cell>
          <table:table-cell table:style-name="ce21" office:value-type="string">
            <text:p>rot</text:p>
          </table:table-cell>
          <table:table-cell table:style-name="ce21" office:value-type="string">
            <text:p>pudrirse</text:p>
          </table:table-cell>
          <table:table-cell table:style-name="ce23"/>
          <table:table-cell table:style-name="ce28"/>
          <table:table-cell table:style-name="ce29" office:value-type="string">
            <text:p>/bòá-/ $bòá$ (pudrirse) {GI2015:76}</text:p>
          </table:table-cell>
          <table:table-cell table:style-name="ce27" office:value-type="string">
            <text:p>/hoá-/ $hòá$ (pudrirse) {GI2015:1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73">
            <text:p>573</text:p>
          </table:table-cell>
          <table:table-cell table:style-name="ce21" office:value-type="string">
            <text:p>rub obj down with sth, smear sth across obj, as grease or paint</text:p>
          </table:table-cell>
          <table:table-cell table:style-name="ce21" office:value-type="string">
            <text:p>frotar, untar, sobar</text:p>
          </table:table-cell>
          <table:table-cell table:style-name="ce23"/>
          <table:table-cell table:style-name="ce28"/>
          <table:table-cell table:style-name="ce29" office:value-type="string">
            <text:p>/túù-/ $túù$ (untar) {GI2015:35}</text:p>
          </table:table-cell>
          <table:table-cell table:style-name="ce27" office:value-type="string">
            <text:p>/tuúL-/ $tùú$ (untar)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574">
            <text:p>574</text:p>
          </table:table-cell>
          <table:table-cell table:style-name="ce21" office:value-type="string">
            <text:p>rub obj with obj</text:p>
          </table:table-cell>
          <table:table-cell table:style-name="ce21" office:value-type="string">
            <text:p>frotar</text:p>
          </table:table-cell>
          <table:table-cell table:style-name="ce23"/>
          <table:table-cell table:style-name="ce28"/>
          <table:table-cell table:style-name="ce29" office:value-type="string">
            <text:p>/wáre-/ $wáré$ (frotar suavemente, acariciar) {GI2015:152}</text:p>
          </table:table-cell>
          <table:table-cell table:style-name="ce27" office:value-type="string">
            <text:p>/wárè-/ $wárè$ (frotar)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575">
            <text:p>575</text:p>
          </table:table-cell>
          <table:table-cell table:style-name="ce21" office:value-type="string">
            <text:p>run</text:p>
          </table:table-cell>
          <table:table-cell table:style-name="ce21" office:value-type="string">
            <text:p>correr</text:p>
          </table:table-cell>
          <table:table-cell table:style-name="ce23"/>
          <table:table-cell table:style-name="ce28"/>
          <table:table-cell table:style-name="ce29" office:value-type="string">
            <text:p>/átɨ̀-/ $átɨ̀$ (correr) {GI2015:202}</text:p>
          </table:table-cell>
          <table:table-cell table:style-name="ce27" office:value-type="string">
            <text:p>/~úbà-/ $ṹmã̀$ (correr) %alternative melody HH ṹmã́% {GI2015:2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food</text:p>
          </table:table-cell>
          <table:table-cell table:style-name="ce27" office:value-type="float" office:value="576">
            <text:p>576</text:p>
          </table:table-cell>
          <table:table-cell table:style-name="ce21" office:value-type="string">
            <text:p>salt</text:p>
          </table:table-cell>
          <table:table-cell table:style-name="ce21" office:value-type="string">
            <text:p>sal</text:p>
          </table:table-cell>
          <table:table-cell table:style-name="ce23"/>
          <table:table-cell table:style-name="ce28"/>
          <table:table-cell table:style-name="ce29" office:value-type="string">
            <text:p>/~bòa/ $mõ̀ã̀$ (sal) {GI2015:76}</text:p>
          </table:table-cell>
          <table:table-cell table:style-name="ce27" office:value-type="string">
            <text:p>/~bóa/ $mṍã́$ (sal) {GI2015a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577">
            <text:p>577</text:p>
          </table:table-cell>
          <table:table-cell table:style-name="ce21" office:value-type="string">
            <text:p>sand</text:p>
          </table:table-cell>
          <table:table-cell table:style-name="ce21" office:value-type="string">
            <text:p>arena</text:p>
          </table:table-cell>
          <table:table-cell table:style-name="ce23"/>
          <table:table-cell table:style-name="ce28"/>
          <table:table-cell table:style-name="ce29" office:value-type="string">
            <text:p>/pàá/ $pàá$ (arena) {GI2015:2}</text:p>
          </table:table-cell>
          <table:table-cell table:style-name="ce27" office:value-type="string">
            <text:p>/háa/ $háá$ (area)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578">
            <text:p>578</text:p>
          </table:table-cell>
          <table:table-cell table:style-name="ce21" office:value-type="string">
            <text:p>sandfly</text:p>
          </table:table-cell>
          <table:table-cell table:style-name="ce21" office:value-type="string">
            <text:p>manta blanca, many other regionalisms</text:p>
          </table:table-cell>
          <table:table-cell table:style-name="ce21" office:value-type="string">
            <text:p>mutuca?</text:p>
          </table:table-cell>
          <table:table-cell table:style-name="ce26" office:value-type="string">
            <text:p>near-invisible biting fly that leaves little/no bite mark</text:p>
          </table:table-cell>
          <table:table-cell table:style-name="ce29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579">
            <text:p>579</text:p>
          </table:table-cell>
          <table:table-cell table:style-name="ce21" office:value-type="string">
            <text:p>say</text:p>
          </table:table-cell>
          <table:table-cell table:style-name="ce21" office:value-type="string">
            <text:p>decir</text:p>
          </table:table-cell>
          <table:table-cell table:style-name="ce23"/>
          <table:table-cell table:style-name="ce28"/>
          <table:table-cell table:style-name="ce29" office:value-type="string">
            <text:p>/~í-/ $ĩ́$ (decir) %monomoraic% {GI2015:189}</text:p>
          </table:table-cell>
          <table:table-cell table:style-name="ce27" office:value-type="string">
            <text:p>/ɟíL-/ $ɟí$ (hacer, decir) @transitive verb@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580">
            <text:p>580</text:p>
          </table:table-cell>
          <table:table-cell table:style-name="ce21" office:value-type="string">
            <text:p>scales</text:p>
          </table:table-cell>
          <table:table-cell table:style-name="ce21" office:value-type="string">
            <text:p>escama</text:p>
          </table:table-cell>
          <table:table-cell table:style-name="ce23"/>
          <table:table-cell table:style-name="ce28"/>
          <table:table-cell table:style-name="ce29" office:value-type="string">
            <text:p>/~dɨ̀tɨ/ $nɨ̃̀tɨ̃̀$ (escama de pez o fruta) @singular with CL:oblong -ro@ {GI2015:16}</text:p>
          </table:table-cell>
          <table:table-cell table:style-name="ce27" office:value-type="string">
            <text:p>/~rɨtɨ́/ $r̃ɨ̃̀tɨ̃́$ (escama de pez o fruta)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581">
            <text:p>581</text:p>
          </table:table-cell>
          <table:table-cell table:style-name="ce21" office:value-type="string">
            <text:p>sverb:care (VT)</text:p>
          </table:table-cell>
          <table:table-cell table:style-name="ce21" office:value-type="string">
            <text:p>asustar (espantar)</text:p>
          </table:table-cell>
          <table:table-cell table:style-name="ce23"/>
          <table:table-cell table:style-name="ce28"/>
          <table:table-cell table:style-name="ce29" office:value-type="string">
            <text:p>/ákɨ-Hò-/ $ákɨ́ò$ (asustar a alguien) %complex: be.afraid-CAUS% {GI2015:199}</text:p>
          </table:table-cell>
          <table:table-cell table:style-name="ce27" office:value-type="string">
            <text:p>/ɨkó-o/ $ɨ̀kóò$ (asustar a alguien) %complex: be.afraid-CAUS; alternative melody LHH%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582">
            <text:p>582</text:p>
          </table:table-cell>
          <table:table-cell table:style-name="ce21" office:value-type="string">
            <text:p>scold</text:p>
          </table:table-cell>
          <table:table-cell table:style-name="ce21" office:value-type="string">
            <text:p>regañar</text:p>
          </table:table-cell>
          <table:table-cell table:style-name="ce23"/>
          <table:table-cell table:style-name="ce28"/>
          <table:table-cell table:style-name="ce29" office:value-type="string">
            <text:p>/tùtí-/ $tùtí$ (regañar) {GI2015:39}</text:p>
          </table:table-cell>
          <table:table-cell table:style-name="ce27" office:value-type="string">
            <text:p>/tudí-/ $tùdí$ (regañar)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583">
            <text:p>583</text:p>
          </table:table-cell>
          <table:table-cell table:style-name="ce21" office:value-type="string">
            <text:p>scorpion</text:p>
          </table:table-cell>
          <table:table-cell table:style-name="ce21" office:value-type="string">
            <text:p>alacrán</text:p>
          </table:table-cell>
          <table:table-cell table:style-name="ce23"/>
          <table:table-cell table:style-name="ce28"/>
          <table:table-cell table:style-name="ce29" office:value-type="string">
            <text:p>/kòtápà/ $kòtápà$ (escorpión, alacrán) {GI2015:34}</text:p>
          </table:table-cell>
          <table:table-cell table:style-name="ce29" office:value-type="string">
            <text:p>/kotíbaha/ $kòtíbáhá$ (escorpión, alacrán) %compound: meaning of parts unknown% {GI2015:3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584">
            <text:p>584</text:p>
          </table:table-cell>
          <table:table-cell table:style-name="ce21" office:value-type="string">
            <text:p>scrape (sth off of obj)</text:p>
          </table:table-cell>
          <table:table-cell table:style-name="ce21" office:value-type="string">
            <text:p>raspar</text:p>
          </table:table-cell>
          <table:table-cell table:style-name="ce23"/>
          <table:table-cell table:style-name="ce28"/>
          <table:table-cell table:style-name="ce29" office:value-type="string">
            <text:p>/pére-/ $péré$ (pelar rascando, ej yuca o platáno; pelar una paca) {GI2015:9}</text:p>
          </table:table-cell>
          <table:table-cell table:style-name="ce27" office:value-type="string">
            <text:p>/wɨráL-/ $wɨ̀rá$ (pelar)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585">
            <text:p>585</text:p>
          </table:table-cell>
          <table:table-cell table:style-name="ce21" office:value-type="string">
            <text:p>scratch (itch)</text:p>
          </table:table-cell>
          <table:table-cell table:style-name="ce21" office:value-type="string">
            <text:p>raspar, arañar</text:p>
          </table:table-cell>
          <table:table-cell table:style-name="ce23"/>
          <table:table-cell table:style-name="ce28"/>
          <table:table-cell table:style-name="ce29" office:value-type="string">
            <text:p>/~ɟákè-/ $ɲã́kẽ̀$ (arañarse) {GI2015:169}</text:p>
          </table:table-cell>
          <table:table-cell table:style-name="ce29" office:value-type="string">
            <text:p>/~ɟàgé-/ $ɲã̀ŋẽ́$ (arañarse)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586">
            <text:p>586</text:p>
          </table:table-cell>
          <table:table-cell table:style-name="ce21" office:value-type="string">
            <text:p>scratch ground, scrape ground, make shallow depression/hole (as chickens)</text:p>
          </table:table-cell>
          <table:table-cell table:style-name="ce21" office:value-type="string">
            <text:p>escarbar</text:p>
          </table:table-cell>
          <table:table-cell table:style-name="ce23"/>
          <table:table-cell table:style-name="ce28"/>
          <table:table-cell table:style-name="ce29" office:value-type="string">
            <text:p>/ɟéheà/ $ɟéhéà$ (escarbar, enterrrar) {GI2015:172}</text:p>
          </table:table-cell>
          <table:table-cell table:style-name="ce27" office:value-type="string">
            <text:p>/kóà-/ $kóà$ (escarbar, desenterrar)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587">
            <text:p>587</text:p>
          </table:table-cell>
          <table:table-cell table:style-name="ce21" office:value-type="string">
            <text:p>sedge</text:p>
          </table:table-cell>
          <table:table-cell table:style-name="ce21" office:value-type="string">
            <text:p>piripiri</text:p>
          </table:table-cell>
          <table:table-cell table:style-name="ce21"/>
          <table:table-cell table:style-name="ce22"/>
          <table:table-cell table:style-name="ce29" office:value-type="string">
            <text:p>ND {GI2015}</text:p>
          </table:table-cell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erception</text:p>
          </table:table-cell>
          <table:table-cell table:style-name="ce27" office:value-type="float" office:value="588">
            <text:p>588</text:p>
          </table:table-cell>
          <table:table-cell table:style-name="ce21" office:value-type="string">
            <text:p>see</text:p>
          </table:table-cell>
          <table:table-cell table:style-name="ce21" office:value-type="string">
            <text:p>ver</text:p>
          </table:table-cell>
          <table:table-cell table:style-name="ce23"/>
          <table:table-cell table:style-name="ce28"/>
          <table:table-cell table:style-name="ce29" office:value-type="string">
            <text:p>/tɨ́hɨ-/ $tɨ́hɨ́$ (ver) {GI2015:13}</text:p>
          </table:table-cell>
          <table:table-cell table:style-name="ce27" office:value-type="string">
            <text:p>/~iáL-/ $ĩ̀ã́$ (ver)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589">
            <text:p>589</text:p>
          </table:table-cell>
          <table:table-cell table:style-name="ce21" office:value-type="string">
            <text:p>seed</text:p>
          </table:table-cell>
          <table:table-cell table:style-name="ce21" office:value-type="string">
            <text:p>semilla</text:p>
          </table:table-cell>
          <table:table-cell table:style-name="ce23"/>
          <table:table-cell table:style-name="ce28"/>
          <table:table-cell table:style-name="ce29" office:value-type="string">
            <text:p>/àpe/ $àpè$ (semillas) @singular with CL:round@ {GI2015:18}</text:p>
          </table:table-cell>
          <table:table-cell table:style-name="ce27" office:value-type="string">
            <text:p>/ahéL-/ $àhé$ (semillas) @singular with CL:round@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590">
            <text:p>590</text:p>
          </table:table-cell>
          <table:table-cell table:style-name="ce21" office:value-type="string">
            <text:p>separate oneself from group (VI), become separate, of obj (VI), NON-PLACT</text:p>
          </table:table-cell>
          <table:table-cell table:style-name="ce21" office:value-type="string">
            <text:p>separarse</text:p>
          </table:table-cell>
          <table:table-cell table:style-name="ce21"/>
          <table:table-cell table:style-name="ce22"/>
          <table:table-cell table:style-name="ce29" office:value-type="string">
            <text:p>/ríkàtí/ $ríkàtí$ (separadamente, aparte, diferente) {GI2015:107}</text:p>
          </table:table-cell>
          <table:table-cell table:style-name="ce27" office:value-type="string">
            <text:p>/rikátì/ $rìkátì$ (separadamente, aparte) {GI2015:10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591">
            <text:p>591</text:p>
          </table:table-cell>
          <table:table-cell table:style-name="ce21" office:value-type="string">
            <text:p>separate oneself from group (VI), become separate, of obj (VI), PLACT</text:p>
          </table:table-cell>
          <table:table-cell table:style-name="ce21" office:value-type="string">
            <text:p>separarse</text:p>
          </table:table-cell>
          <table:table-cell table:style-name="ce21"/>
          <table:table-cell table:style-name="ce22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592">
            <text:p>592</text:p>
          </table:table-cell>
          <table:table-cell table:style-name="ce21" office:value-type="string">
            <text:p>separate sth from group (VT), confiscate obj (VT), NON-PLACT</text:p>
          </table:table-cell>
          <table:table-cell table:style-name="ce21" office:value-type="string">
            <text:p>quitar</text:p>
          </table:table-cell>
          <table:table-cell table:style-name="ce21"/>
          <table:table-cell table:style-name="ce22"/>
          <table:table-cell table:style-name="ce29" office:value-type="string">
            <text:p>/~éba-/ $ẽ́mã́$ (quitar) {GI2015:195}</text:p>
          </table:table-cell>
          <table:table-cell table:style-name="ce27" office:value-type="string">
            <text:p>/~ebáL-/ $ẽ̀mã́$ (quitar) {GI2015: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593">
            <text:p>593</text:p>
          </table:table-cell>
          <table:table-cell table:style-name="ce21" office:value-type="string">
            <text:p>separate sth from group (VT), confiscate obj (VT), PLACT</text:p>
          </table:table-cell>
          <table:table-cell table:style-name="ce21" office:value-type="string">
            <text:p>quita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594">
            <text:p>594</text:p>
          </table:table-cell>
          <table:table-cell table:style-name="ce21" office:value-type="string">
            <text:p>shadow, shade</text:p>
          </table:table-cell>
          <table:table-cell table:style-name="ce21" office:value-type="string">
            <text:p>sombra</text:p>
          </table:table-cell>
          <table:table-cell table:style-name="ce23"/>
          <table:table-cell table:style-name="ce28"/>
          <table:table-cell table:style-name="ce29" office:value-type="string">
            <text:p>/ká-ɟɨ́hɨ̀-ro/ $káɟɨ́hɨ̀rò$ (sombra, shade) %complex: NMLZ-be.cool.temperature-NMLZ.inam% {GI2015:183}, /~wàtí/ $w̃ã̀tĩ́$ (espíritu maléfico, alma, sombra, reflejo) @class is animate masculine@ {GI2015:154}</text:p>
          </table:table-cell>
          <table:table-cell table:style-name="ce29" office:value-type="string">
            <text:p>/ɟɨcɨ́L-ro/ $ɟɨ̀t͜sɨ́rò$ (sombra, shade) %complex: be.cool.temperature-NMLZ.inam% {GI2015:183, 17}, /~watí/ $w̃ã̀tĩ́$ (espíritu maléfico, alma, sombra, reflejo) @class is animate masculine@ {GI2015:10}</text:p>
          </table:table-cell>
          <table:table-cell table:style-name="ce29"/>
          <table:table-cell table:style-name="ce29" office:value-type="string">
            <text:p>/~watí/ $w̃ã̀tĩ́$ (espíritu maléfico, alma, sombra, reflejo) @class is animate masculine@ {GI2015:10}</text:p>
          </table:table-cell>
          <table:table-cell table:number-columns-repeated="17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595">
            <text:p>595</text:p>
          </table:table-cell>
          <table:table-cell table:style-name="ce21" office:value-type="string">
            <text:p>sharpen (VT)</text:p>
          </table:table-cell>
          <table:table-cell table:style-name="ce21" office:value-type="string">
            <text:p>afilar</text:p>
          </table:table-cell>
          <table:table-cell table:style-name="ce23"/>
          <table:table-cell table:style-name="ce28"/>
          <table:table-cell table:style-name="ce29" office:value-type="string">
            <text:p>/ípíhíó-/ $ípíhíò$ (afilar) %synchronically unanalyzable% {GI2015:187}</text:p>
          </table:table-cell>
          <table:table-cell table:style-name="ce27" office:value-type="string">
            <text:p>/bɨhóo-/ $bɨ̀hóó$ (afilar)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596">
            <text:p>596</text:p>
          </table:table-cell>
          <table:table-cell table:style-name="ce21" office:value-type="string">
            <text:p>shell, hard shell as of turtle</text:p>
          </table:table-cell>
          <table:table-cell table:style-name="ce21" office:value-type="string">
            <text:p>cascara</text:p>
          </table:table-cell>
          <table:table-cell table:style-name="ce21"/>
          <table:table-cell table:style-name="ce22"/>
          <table:table-cell table:style-name="ce29" office:value-type="string">
            <text:p>/kóo/ $kóó$ (caparazón, escama de serpiente) @singular with CL:oblong@ {GI2015:17}</text:p>
          </table:table-cell>
          <table:table-cell table:style-name="ce35" office:value-type="string">
            <text:p>/koó/ $kòó$ (caparazón)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597">
            <text:p>597</text:p>
          </table:table-cell>
          <table:table-cell table:style-name="ce21" office:value-type="string">
            <text:p>shin</text:p>
          </table:table-cell>
          <table:table-cell table:style-name="ce27" office:value-type="string">
            <text:p>canilla, tibia</text:p>
          </table:table-cell>
          <table:table-cell table:style-name="ce23"/>
          <table:table-cell table:style-name="ce28"/>
          <table:table-cell table:style-name="ce29" office:value-type="string">
            <text:p>/~ɟìká-~òwa-ro/ $ɲĩ̀kã́õ̀w̃ã̀r̃õ̀$ (espinilla) %compound: leg-bone-CL:oblong% {GI2015:16}</text:p>
          </table:table-cell>
          <table:table-cell table:style-name="ce34" office:value-type="string">
            <text:p>/~ɟikɨ́-~goá-ro/ $ɲĩ̀kɨ̃́ŋṍã́r̃ṍ$ (espinilla) %compound: leg-bone-CL:oblong%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hunting</text:p>
          </table:table-cell>
          <table:table-cell table:style-name="ce27" office:value-type="float" office:value="598">
            <text:p>598</text:p>
          </table:table-cell>
          <table:table-cell table:style-name="ce21" office:value-type="string">
            <text:p>shoot arrow or blowgun dart, NON-PLACT</text:p>
          </table:table-cell>
          <table:table-cell table:style-name="ce21" office:value-type="string">
            <text:p>disparar, flechar, pucunear</text:p>
          </table:table-cell>
          <table:table-cell table:style-name="ce23"/>
          <table:table-cell table:style-name="ce28"/>
          <table:table-cell table:style-name="ce29" office:value-type="string">
            <text:p>/búpù-/ $búpù$ (flechar con serbatana) {GI2015:85}</text:p>
          </table:table-cell>
          <table:table-cell table:style-name="ce27" office:value-type="string">
            <text:p>/bupúL-/ $bùpú$ (soplar)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hunting</text:p>
          </table:table-cell>
          <table:table-cell table:style-name="ce27" office:value-type="float" office:value="599">
            <text:p>599</text:p>
          </table:table-cell>
          <table:table-cell table:style-name="ce21" office:value-type="string">
            <text:p>shoot arrow, PLACT</text:p>
          </table:table-cell>
          <table:table-cell table:style-name="ce21" office:value-type="string">
            <text:p>disparar, flechar, pucunea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600">
            <text:p>600</text:p>
          </table:table-cell>
          <table:table-cell table:style-name="ce21" office:value-type="string">
            <text:p>shore, bank</text:p>
          </table:table-cell>
          <table:table-cell table:style-name="ce21" office:value-type="string">
            <text:p>orilla (banda, margen)</text:p>
          </table:table-cell>
          <table:table-cell table:style-name="ce23"/>
          <table:table-cell table:style-name="ce28"/>
          <table:table-cell table:style-name="ce29" office:value-type="string">
            <text:p>/tɨ́ɨ/ $tɨ́ɨ́$ (orilla, cerca de) @dependent noun@ {GI2015:nombres.barasana.penult}</text:p>
          </table:table-cell>
          <table:table-cell table:style-name="ce27" office:value-type="string">
            <text:p>/tɨɨ́-/ $tɨ̀ɨ́$ (orilla, cerca de) {GI2015:nombres.barasana.penult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01">
            <text:p>601</text:p>
          </table:table-cell>
          <table:table-cell table:style-name="ce21" office:value-type="string">
            <text:p>short</text:p>
          </table:table-cell>
          <table:table-cell table:style-name="ce21" office:value-type="string">
            <text:p>corto, bajo</text:p>
          </table:table-cell>
          <table:table-cell table:style-name="ce23"/>
          <table:table-cell table:style-name="ce28"/>
          <table:table-cell table:style-name="ce29" office:value-type="string">
            <text:p>/ɟèé-/ $ɟèé$ (ser corto, bajo), /ɟèpáa/ $ɟèpáá$ (ser corto, bajo) %complex: earth.land-VBLZR?% {GI2015:171,173}</text:p>
          </table:table-cell>
          <table:table-cell table:style-name="ce27" office:value-type="string">
            <text:p>/ɟeéL-/ $ɟèé$ (ser corto)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602">
            <text:p>602</text:p>
          </table:table-cell>
          <table:table-cell table:style-name="ce21" office:value-type="string">
            <text:p>shoulder</text:p>
          </table:table-cell>
          <table:table-cell table:style-name="ce21" office:value-type="string">
            <text:p>hombro</text:p>
          </table:table-cell>
          <table:table-cell table:style-name="ce23"/>
          <table:table-cell table:style-name="ce28"/>
          <table:table-cell table:style-name="ce29" office:value-type="string">
            <text:p>/rìká-pɨ̀to/ $rìkápɨ́tò$ (hombro) %compound: arm-beginning.rel.N; second element is a dependent noun% {GI2015:14}</text:p>
          </table:table-cell>
          <table:table-cell table:style-name="ce27" office:value-type="string">
            <text:p>/riká-hɨdó/ $rìkáhɨ́dó$ (hombro) %compound: arm-space.behind.rel.N?%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603">
            <text:p>603</text:p>
          </table:table-cell>
          <table:table-cell table:style-name="ce21" office:value-type="string">
            <text:p>shout, yell</text:p>
          </table:table-cell>
          <table:table-cell table:style-name="ce21" office:value-type="string">
            <text:p>gritar</text:p>
          </table:table-cell>
          <table:table-cell table:style-name="ce23"/>
          <table:table-cell table:style-name="ce28"/>
          <table:table-cell table:style-name="ce29" office:value-type="string">
            <text:p>/áwàhá-/ $áwàhá$ (gritar) {GI2015:202}</text:p>
          </table:table-cell>
          <table:table-cell table:style-name="ce27" office:value-type="string">
            <text:p>/áwà-~cáa/ $áwàt͜sã̀ã̀$ (gritar) %compound: ??-put.inside%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location</text:p>
          </table:table-cell>
          <table:table-cell table:style-name="ce27" office:value-type="float" office:value="604">
            <text:p>604</text:p>
          </table:table-cell>
          <table:table-cell table:style-name="ce21" office:value-type="string">
            <text:p>side</text:p>
          </table:table-cell>
          <table:table-cell table:style-name="ce21" office:value-type="string">
            <text:p>lado</text:p>
          </table:table-cell>
          <table:table-cell table:style-name="ce23"/>
          <table:table-cell table:style-name="ce28"/>
          <table:table-cell table:style-name="ce29" office:value-type="string">
            <text:p>/~dɨ̀góa/ $nɨ̃̀ŋṍã́$ (lado) @dependent noun, generally appears compounded with 'rightside' and 'leftside', does not appear with DEFAULT.POSS prefix@ {GI2015:100}</text:p>
          </table:table-cell>
          <table:table-cell table:style-name="ce27" office:value-type="string">
            <text:p>/katɨ́a/ $kàtɨ́á$ (lado) @dependent noun, generally compounded with possessor@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605">
            <text:p>605</text:p>
          </table:table-cell>
          <table:table-cell table:style-name="ce21" office:value-type="string">
            <text:p>sieve (strainer)</text:p>
          </table:table-cell>
          <table:table-cell table:style-name="ce21" office:value-type="string">
            <text:p>cernidor, colador, cedazo</text:p>
          </table:table-cell>
          <table:table-cell table:style-name="ce23"/>
          <table:table-cell table:style-name="ce28"/>
          <table:table-cell table:style-name="ce29" office:value-type="string">
            <text:p>/hɨ́ga-rí-kà/ $hɨ́gáríkà$ (cernidor) %complex: strain.VT-NMLZ-CL:rounded% {GI2015:138}, /hètá-rìpa/ $hètárìpà$ (cernidor) %consultants judge archaic% %appears to be compound but meanings of components unknown% {GI2015:126}, /bìpé-rí-kà-wo/ $bìpéríkàwò$ (colador) %complex: press.manioc-NMLZ-NONSJ.REF-CL:heap% {GI2015:74}</text:p>
          </table:table-cell>
          <table:table-cell table:style-name="ce29" office:value-type="string">
            <text:p>/H-bihé-ri-bo/ $bìhéríbó$ (colador) %compound: press.manioc-NMLZ-CL:heap% {GI2015:5}, /H-bihé-ri-ho/ $bìhéríhó$ (colador, variante) %compound: press.manioc-NMLZ-CL:heap.var% {GI2015:5}, /H-cɨáL-ri-a/ $t͜sɨ̀áríà$ (cernidor) %compound: strain-NMLZ-CL:round% {GI2015:13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606">
            <text:p>606</text:p>
          </table:table-cell>
          <table:table-cell table:style-name="ce21" office:value-type="string">
            <text:p>sing</text:p>
          </table:table-cell>
          <table:table-cell table:style-name="ce21" office:value-type="string">
            <text:p>cantar</text:p>
          </table:table-cell>
          <table:table-cell table:style-name="ce23"/>
          <table:table-cell table:style-name="ce28"/>
          <table:table-cell table:style-name="ce29" office:value-type="string">
            <text:p>/bàhá-/ $bàhá$ (cantar, bailar) {GI2015:62}</text:p>
          </table:table-cell>
          <table:table-cell table:style-name="ce27" office:value-type="string">
            <text:p>/bacá-/ $bàt͜sá$ (cantar, bailar) {GI2015: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607">
            <text:p>607</text:p>
          </table:table-cell>
          <table:table-cell table:style-name="ce33" office:value-type="string">
            <text:p>sing, of noun:animal:bird</text:p>
          </table:table-cell>
          <table:table-cell table:style-name="ce21" office:value-type="string">
            <text:p>cantar, gritar (de ave)</text:p>
          </table:table-cell>
          <table:table-cell table:style-name="ce23"/>
          <table:table-cell table:style-name="ce28"/>
          <table:table-cell table:style-name="ce29" office:value-type="string">
            <text:p>/wáda-/ $wádá$ (hablar) %no lexeme specialized to animals% {GI2015:144}</text:p>
          </table:table-cell>
          <table:table-cell table:style-name="ce27" office:value-type="string">
            <text:p>/~ɟagó-/ $ɲã̀ŋṍ$ (hablar) %no lexeme specialized to animals%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608">
            <text:p>608</text:p>
          </table:table-cell>
          <table:table-cell table:style-name="ce21" office:value-type="string">
            <text:p>singe hair off of</text:p>
          </table:table-cell>
          <table:table-cell table:style-name="ce21" office:value-type="string">
            <text:p>chamuscar</text:p>
          </table:table-cell>
          <table:table-cell table:style-name="ce23"/>
          <table:table-cell table:style-name="ce28"/>
          <table:table-cell table:style-name="ce29" office:value-type="string">
            <text:p>/hóe-/ $hóé$ (quemar la canoa, quemar hojas para mezclar con coca) {GI2015:134}</text:p>
          </table:table-cell>
          <table:table-cell table:style-name="ce27" office:value-type="string">
            <text:p>/cóè-/ $t͜sóè$ (quemar canoa) {GI2015: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609">
            <text:p>609</text:p>
          </table:table-cell>
          <table:table-cell table:style-name="ce21" office:value-type="string">
            <text:p>sister-in-law</text:p>
          </table:table-cell>
          <table:table-cell table:style-name="ce21" office:value-type="string">
            <text:p>cuñada</text:p>
          </table:table-cell>
          <table:table-cell table:style-name="ce21"/>
          <table:table-cell table:style-name="ce26" office:value-type="string">
            <text:p>note if man's or woman's or 1 term</text:p>
          </table:table-cell>
          <table:table-cell table:style-name="ce29" office:value-type="string">
            <text:p>/búia-ko/ $búíákó$ (cuñada WZ, BW A+R ego F, M) %unclear if also HZ% {GI2015:10}</text:p>
          </table:table-cell>
          <table:table-cell table:style-name="ce29" office:value-type="string">
            <text:p>/buhí-báà-ko/ (cuñada WZ, BW A+R) %not HZ%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ositionalal</text:p>
          </table:table-cell>
          <table:table-cell table:style-name="ce27" office:value-type="float" office:value="610">
            <text:p>610</text:p>
          </table:table-cell>
          <table:table-cell table:style-name="ce21" office:value-type="string">
            <text:p>sit</text:p>
          </table:table-cell>
          <table:table-cell table:style-name="ce21" office:value-type="string">
            <text:p>sentar</text:p>
          </table:table-cell>
          <table:table-cell table:style-name="ce23"/>
          <table:table-cell table:style-name="ce28"/>
          <table:table-cell table:style-name="ce29" office:value-type="string">
            <text:p>/rùí-/ $rùí$ (sentarse, estar sentado) {GI2015:112}</text:p>
          </table:table-cell>
          <table:table-cell table:style-name="ce27" office:value-type="string">
            <text:p>/huɟá-/ $hùɟá$ (sentarse, estar sentado)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611">
            <text:p>611</text:p>
          </table:table-cell>
          <table:table-cell table:style-name="ce21" office:value-type="string">
            <text:p>skin</text:p>
          </table:table-cell>
          <table:table-cell table:style-name="ce21" office:value-type="string">
            <text:p>piel</text:p>
          </table:table-cell>
          <table:table-cell table:style-name="ce23"/>
          <table:table-cell table:style-name="ce28"/>
          <table:table-cell table:style-name="ce29" office:value-type="string">
            <text:p>/áhe-rò/ $áhérò$ (piel, corteza) %complex: root-CL:oblong% {GI2015:197}</text:p>
          </table:table-cell>
          <table:table-cell table:style-name="ce27" office:value-type="string">
            <text:p>/gacé-ro/ $gàt͜séró$ (piel, corteza) %complex: root-CL:oblong% {GI2015:19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612">
            <text:p>612</text:p>
          </table:table-cell>
          <table:table-cell table:style-name="ce21" office:value-type="string">
            <text:p>sky</text:p>
          </table:table-cell>
          <table:table-cell table:style-name="ce21" office:value-type="string">
            <text:p>cielo</text:p>
          </table:table-cell>
          <table:table-cell table:style-name="ce23"/>
          <table:table-cell table:style-name="ce28"/>
          <table:table-cell table:style-name="ce29" office:value-type="string">
            <text:p>/~ɨ̀bɨ-áhe-rò/ $ɨ̃̀mɨ̃̀áhérò$ (cielo) %compound: high/tall??-skin-CL:oblong, but tones of first component are not same as tones of high/tall% {GI2015:196}, /~ɨ̀bɨ-rèkóò/ $ɨ̃̀mɨ̃̀rèkóò$ (cielo) %compound: high/tall??-half??, but tones not same as those items% {GI2015:196}</text:p>
          </table:table-cell>
          <table:table-cell table:style-name="ce27" office:value-type="string">
            <text:p>/~ɨ́bɨa gacé-ro/ $ɨ̃́mɨ̃́ã́ gàt͜séró$ (cielo) %phrase of prosodically independent words: high,tall.N skin-CL:oblong%, /~íbɨ-gace-ro/ $ɨ̃́mɨ̃́gát͜sèrò (cielo) %compound: high,tall.N-skin-CL:oblong%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613">
            <text:p>613</text:p>
          </table:table-cell>
          <table:table-cell table:style-name="ce21" office:value-type="string">
            <text:p>sleep</text:p>
          </table:table-cell>
          <table:table-cell table:style-name="ce21" office:value-type="string">
            <text:p>dormir</text:p>
          </table:table-cell>
          <table:table-cell table:style-name="ce23"/>
          <table:table-cell table:style-name="ce28"/>
          <table:table-cell table:style-name="ce29" office:value-type="string">
            <text:p>/~kádì-/ $kã́nĩ̀$ (dormir) {GI2015:47}</text:p>
          </table:table-cell>
          <table:table-cell table:style-name="ce29" office:value-type="string">
            <text:p>/~kádì-/ $kã́nĩ̀$ (dormir)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14">
            <text:p>614</text:p>
          </table:table-cell>
          <table:table-cell table:style-name="ce21" office:value-type="string">
            <text:p>sloth, general</text:p>
          </table:table-cell>
          <table:table-cell table:style-name="ce21" office:value-type="string">
            <text:p>pelejo, perezoso</text:p>
          </table:table-cell>
          <table:table-cell table:style-name="ce23"/>
          <table:table-cell table:style-name="ce28"/>
          <table:table-cell table:style-name="ce29" office:value-type="string">
            <text:p>/~wɨ̀dɨ́/ $w̃ɨ̃̀nɨ̃́$ (pelejo, tridactylo) %Choloepus does not occur in region% {GI2015:163}</text:p>
          </table:table-cell>
          <table:table-cell table:style-name="ce27" office:value-type="string">
            <text:p>/kérea/ $kéréá$ (pelejo, tridactylo) %Choloepus does not occur in region%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15">
            <text:p>615</text:p>
          </table:table-cell>
          <table:table-cell table:style-name="ce21" office:value-type="string">
            <text:p>smell (VI, issue a smell)</text:p>
          </table:table-cell>
          <table:table-cell table:style-name="ce21" office:value-type="string">
            <text:p>oler, tener olor</text:p>
          </table:table-cell>
          <table:table-cell table:style-name="ce23"/>
          <table:table-cell table:style-name="ce28"/>
          <table:table-cell table:style-name="ce29" office:value-type="string">
            <text:p>/hɨ̀tí-/ $hɨ̀tí$ (oler, tener olor) {GI2015:139}</text:p>
          </table:table-cell>
          <table:table-cell table:style-name="ce27" office:value-type="string">
            <text:p>/cɨtí-/ $t͜sɨ̀tí$ (oler, tener olor) {GI2015: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erception</text:p>
          </table:table-cell>
          <table:table-cell table:style-name="ce27" office:value-type="float" office:value="616">
            <text:p>616</text:p>
          </table:table-cell>
          <table:table-cell table:style-name="ce21" office:value-type="string">
            <text:p>smell (VT, perceive a smell)</text:p>
          </table:table-cell>
          <table:table-cell table:style-name="ce21" office:value-type="string">
            <text:p>oler, olfatear</text:p>
          </table:table-cell>
          <table:table-cell table:style-name="ce23"/>
          <table:table-cell table:style-name="ce28"/>
          <table:table-cell table:style-name="ce29" office:value-type="string">
            <text:p>/~wídi-/ $w̃ĩ́nĩ́$ (olfatear, seguir rastros de un animal, aspirar tabaco) {GI2015:160}, /~wíò-/ $w̃ĩ́õ̀$ (aspirar tabaco) %synchronically unanalyzable% {GI2015:161}</text:p>
          </table:table-cell>
          <table:table-cell table:style-name="ce27" office:value-type="string">
            <text:p>/~widíL-/ $w̃ĩ̀nĩ́$ (olfatear), /~wióL-/ $w̃ĩ̀ṍ$ (aspirar tabaco)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617">
            <text:p>617</text:p>
          </table:table-cell>
          <table:table-cell table:style-name="ce21" office:value-type="string">
            <text:p>smoke (consume sth by smoking)</text:p>
          </table:table-cell>
          <table:table-cell table:style-name="ce21" office:value-type="string">
            <text:p>fumar (tabaco)</text:p>
          </table:table-cell>
          <table:table-cell table:style-name="ce23"/>
          <table:table-cell table:style-name="ce28"/>
          <table:table-cell table:style-name="ce29" office:value-type="string">
            <text:p>/úu-/ $úú$ (fumar o aspirar tabaco) {GI2015:25}</text:p>
          </table:table-cell>
          <table:table-cell table:style-name="ce27" office:value-type="string">
            <text:p>/udíL-/ $ùdí$ (fumar o aspirar tabaco) {GI2015:2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618">
            <text:p>618</text:p>
          </table:table-cell>
          <table:table-cell table:style-name="ce21" office:value-type="string">
            <text:p>smoke (N), steam, fog, mist</text:p>
          </table:table-cell>
          <table:table-cell table:style-name="ce21" office:value-type="string">
            <text:p>humo, vapor, neblina</text:p>
          </table:table-cell>
          <table:table-cell table:style-name="ce23"/>
          <table:table-cell table:style-name="ce28"/>
          <table:table-cell table:style-name="ce29" office:value-type="string">
            <text:p>/bùhée-ri/ $bùhéérí$ (humo, nubes) %complex: fire.pottery-NMLZ% {GI2015:84}</text:p>
          </table:table-cell>
          <table:table-cell table:style-name="ce27" office:value-type="string">
            <text:p>/búe-ri/ $búérí$ (humo, nubes) %complex: fire.pottery-NMLZ% {GI2015:3,8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ood preparation</text:p>
          </table:table-cell>
          <table:table-cell table:style-name="ce27" office:value-type="float" office:value="619">
            <text:p>619</text:p>
          </table:table-cell>
          <table:table-cell table:style-name="ce27" office:value-type="string">
            <text:p>smoke food</text:p>
          </table:table-cell>
          <table:table-cell table:style-name="ce21" office:value-type="string">
            <text:p>ahumar</text:p>
          </table:table-cell>
          <table:table-cell table:style-name="ce23"/>
          <table:table-cell table:style-name="ce28"/>
          <table:table-cell table:style-name="ce29" office:value-type="string">
            <text:p>/~áhɨ-/ $ã́h̃ɨ̃́$ (moquear) {GI2015:6}</text:p>
          </table:table-cell>
          <table:table-cell table:style-name="ce27" office:value-type="string">
            <text:p>/cecóL-/ $t͜sèt͜só$ (moquear)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20">
            <text:p>620</text:p>
          </table:table-cell>
          <table:table-cell table:style-name="ce21" office:value-type="string">
            <text:p>snake</text:p>
          </table:table-cell>
          <table:table-cell table:style-name="ce21" office:value-type="string">
            <text:p>culebra, víbora</text:p>
          </table:table-cell>
          <table:table-cell table:style-name="ce23"/>
          <table:table-cell table:style-name="ce28"/>
          <table:table-cell table:style-name="ce29" office:value-type="string">
            <text:p>/~àɟa/ $ã̀ɲã̀$ (culebra, generico) {GI2015:31}</text:p>
          </table:table-cell>
          <table:table-cell table:style-name="ce27" office:value-type="string">
            <text:p>/~áɟa/ $ã́ɲã́$ (culebra, generico) {GI2015:3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621">
            <text:p>621</text:p>
          </table:table-cell>
          <table:table-cell table:style-name="ce21" office:value-type="string">
            <text:p>sneeze</text:p>
          </table:table-cell>
          <table:table-cell table:style-name="ce21" office:value-type="string">
            <text:p>estornudar</text:p>
          </table:table-cell>
          <table:table-cell table:style-name="ce23"/>
          <table:table-cell table:style-name="ce28"/>
          <table:table-cell table:style-name="ce29" office:value-type="string">
            <text:p>/àcɨ́-~í-/ (estornudar) %complex: IDEO-say% {GI2015:1}</text:p>
          </table:table-cell>
          <table:table-cell table:style-name="ce27" office:value-type="string">
            <text:p>/~atíà-/ $ã̀tĩ́ã̀$ (estornudar)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622">
            <text:p>622</text:p>
          </table:table-cell>
          <table:table-cell table:style-name="ce33" office:value-type="string">
            <text:p>Socratea exorrhiza</text:p>
          </table:table-cell>
          <table:table-cell table:style-name="ce21" office:value-type="string">
            <text:p>cashapona, araco, chuapo, zancona</text:p>
          </table:table-cell>
          <table:table-cell table:style-name="ce21" office:value-type="string">
            <text:p>paxiúba</text:p>
          </table:table-cell>
          <table:table-cell table:style-name="ce28"/>
          <table:table-cell table:style-name="ce34" office:value-type="string">
            <text:p>/bèhú/ $bèhú$ (pachiuba) %morph base of manufacured object terms% {GI2015a}</text:p>
          </table:table-cell>
          <table:table-cell table:style-name="ce35" office:value-type="string">
            <text:p>/becú/ $bèt͜sú$ (pachiuba) {GI2015a)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623">
            <text:p>623</text:p>
          </table:table-cell>
          <table:table-cell table:style-name="ce33" office:value-type="string">
            <text:p>Solanum quitoense</text:p>
          </table:table-cell>
          <table:table-cell table:style-name="ce21" office:value-type="string">
            <text:p>naranjilla, lulo</text:p>
          </table:table-cell>
          <table:table-cell table:style-name="ce23"/>
          <table:table-cell table:style-name="ce28"/>
          <table:table-cell table:style-name="ce29" office:value-type="string">
            <text:p>/réto/ $rétó$ (lulo) {GI2015:107}</text:p>
          </table:table-cell>
          <table:table-cell table:style-name="ce35" office:value-type="string">
            <text:p>/retó/ $rètó$ (lulo) {GI2015:3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noun:plant</text:p>
          </table:table-cell>
          <table:table-cell table:style-name="ce27" office:value-type="float" office:value="624">
            <text:p>624</text:p>
          </table:table-cell>
          <table:table-cell table:style-name="ce33" office:value-type="string">
            <text:p>Solanum sessiflorum</text:p>
          </table:table-cell>
          <table:table-cell table:style-name="ce21" office:value-type="string">
            <text:p>cocona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625">
            <text:p>625</text:p>
          </table:table-cell>
          <table:table-cell table:style-name="ce21" office:value-type="string">
            <text:p>son</text:p>
          </table:table-cell>
          <table:table-cell table:style-name="ce21" office:value-type="string">
            <text:p>hijo</text:p>
          </table:table-cell>
          <table:table-cell table:style-name="ce23"/>
          <table:table-cell table:style-name="ce28"/>
          <table:table-cell table:style-name="ce29" office:value-type="string">
            <text:p>/~bàk-ɨ/ $mã̀kɨ̃̀$ (DH, ZS), $mã̀kɨ̃̀$ (hijo A) {GI2015:9}</text:p>
          </table:table-cell>
          <table:table-cell table:style-name="ce34" office:value-type="string">
            <text:p>/~bakH-ɨ/ $mã̀kɨ̃́$ (hijo A+R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626">
            <text:p>626</text:p>
          </table:table-cell>
          <table:table-cell table:style-name="ce21" office:value-type="string">
            <text:p>son-in-law</text:p>
          </table:table-cell>
          <table:table-cell table:style-name="ce21" office:value-type="string">
            <text:p>yerno</text:p>
          </table:table-cell>
          <table:table-cell table:style-name="ce23"/>
          <table:table-cell table:style-name="ce28"/>
          <table:table-cell table:style-name="ce29" office:value-type="string">
            <text:p>/pàáro-kɨ/ $pàárókɨ́$ (ZS, DH, de ego M) {GI2015:5}</text:p>
          </table:table-cell>
          <table:table-cell table:style-name="ce29" office:value-type="string">
            <text:p>/hároa-gɨ/ $háróágɨ́$ (ZS, DH, de ego M y F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627">
            <text:p>627</text:p>
          </table:table-cell>
          <table:table-cell table:style-name="ce21" office:value-type="string">
            <text:p>speak</text:p>
          </table:table-cell>
          <table:table-cell table:style-name="ce21" office:value-type="string">
            <text:p>hablar</text:p>
          </table:table-cell>
          <table:table-cell table:style-name="ce21"/>
          <table:table-cell table:style-name="ce26" office:value-type="string">
            <text:p>if source distinguishes between complement and non-complement-taking verbs, enter non-comp-taking here</text:p>
          </table:table-cell>
          <table:table-cell table:style-name="ce29" office:value-type="string">
            <text:p>/wáda-/ $wádá$ (hablar) {GI2015:144}</text:p>
          </table:table-cell>
          <table:table-cell table:style-name="ce27" office:value-type="string">
            <text:p>/~ɟagó-/ $ɲã̀ŋṍ$ (hablar)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628">
            <text:p>628</text:p>
          </table:table-cell>
          <table:table-cell table:style-name="ce21" office:value-type="string">
            <text:p>spear</text:p>
          </table:table-cell>
          <table:table-cell table:style-name="ce21" office:value-type="string">
            <text:p>lanza</text:p>
          </table:table-cell>
          <table:table-cell table:style-name="ce23"/>
          <table:table-cell table:style-name="ce28"/>
          <table:table-cell table:style-name="ce29" office:value-type="string">
            <text:p>/bèhú-ɨ/ $bèhúɨ́$ (bastón ceremonial) %complex: Socratea.exorrhiza-CL:cylinder% %not a spear, but other 'spear' expressions are nominalizations or loans% {GI2015:69}</text:p>
          </table:table-cell>
          <table:table-cell table:style-name="ce27" office:value-type="string">
            <text:p>/becú-ɨ/ $bèt͜súɨ́$ (bastón ceremonial) %complex: Socratea.exorrhiza-CL:cylinder%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629">
            <text:p>629</text:p>
          </table:table-cell>
          <table:table-cell table:style-name="ce21" office:value-type="string">
            <text:p>spider</text:p>
          </table:table-cell>
          <table:table-cell table:style-name="ce21" office:value-type="string">
            <text:p>araña</text:p>
          </table:table-cell>
          <table:table-cell table:style-name="ce23"/>
          <table:table-cell table:style-name="ce28"/>
          <table:table-cell table:style-name="ce29" office:value-type="string">
            <text:p>/bɨ̀pɨ/ $bɨ̀pɨ̀$ (araña de monte), /wàbú/ $wàbú$ (araña casera) {GI2015:34}</text:p>
          </table:table-cell>
          <table:table-cell table:style-name="ce27" office:value-type="string">
            <text:p>/bɨhɨ́/ (araña de monte), /wábu/ $wábú$ (araña casera) {GI2015:3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30">
            <text:p>630</text:p>
          </table:table-cell>
          <table:table-cell table:style-name="ce21" office:value-type="string">
            <text:p>spider monkey, Ateles sp</text:p>
          </table:table-cell>
          <table:table-cell table:style-name="ce21" office:value-type="string">
            <text:p>maquizapa</text:p>
          </table:table-cell>
          <table:table-cell table:style-name="ce23"/>
          <table:table-cell table:style-name="ce28"/>
          <table:table-cell table:style-name="ce29" office:value-type="string">
            <text:p>/wàú/ $wàú$ (waicoco) {GI2015:29}</text:p>
          </table:table-cell>
          <table:table-cell table:style-name="ce29" office:value-type="string">
            <text:p>/wàú/ $wàú$ (waicoco)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631">
            <text:p>631</text:p>
          </table:table-cell>
          <table:table-cell table:style-name="ce21" office:value-type="string">
            <text:p>spiderweb</text:p>
          </table:table-cell>
          <table:table-cell table:style-name="ce21" office:value-type="string">
            <text:p>telaraña</text:p>
          </table:table-cell>
          <table:table-cell table:style-name="ce23"/>
          <table:table-cell table:style-name="ce28"/>
          <table:table-cell table:style-name="ce29" office:value-type="string">
            <text:p>/bɨ̀pɨ-wáa-wo/ $bɨ̀pɨ̀wááwó$ (telaraña) %compound: spider-??-CL:heap, meaning of second element unknown% {GI2015:89}</text:p>
          </table:table-cell>
          <table:table-cell table:style-name="ce27" office:value-type="string">
            <text:p>/bɨhɨ́-wáa-bo/ $bɨ̀hɨ́wáábó$ (telaraña) %compound: spider-??-CL:heap, meaning of second element unknown% {GI2015:8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632">
            <text:p>632</text:p>
          </table:table-cell>
          <table:table-cell table:style-name="ce21" office:value-type="string">
            <text:p>spine</text:p>
          </table:table-cell>
          <table:table-cell table:style-name="ce21" office:value-type="string">
            <text:p>columna vertebral, espinazo</text:p>
          </table:table-cell>
          <table:table-cell table:style-name="ce23"/>
          <table:table-cell table:style-name="ce28"/>
          <table:table-cell table:style-name="ce29" office:value-type="string">
            <text:p>/~hókɨ-rɨ̀ka/ $hṍkɨ̃́rɨ́kà$ (espinazo) %complex: back-CL:cylinder.cut.ends% {GI2015:14}</text:p>
          </table:table-cell>
          <table:table-cell table:style-name="ce27" office:value-type="string">
            <text:p>/hɨdó-huria/ $hɨ̀dóhúríá$ (espinazo) %compound: back-CL:cylinder.cut.ends%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 healing &amp; spirituality</text:p>
          </table:table-cell>
          <table:table-cell table:style-name="ce27" office:value-type="float" office:value="633">
            <text:p>633</text:p>
          </table:table-cell>
          <table:table-cell table:style-name="ce27" office:value-type="string">
            <text:p>spirit, ghost, of dead person</text:p>
          </table:table-cell>
          <table:table-cell table:style-name="ce21" office:value-type="string">
            <text:p>alma</text:p>
          </table:table-cell>
          <table:table-cell table:style-name="ce23"/>
          <table:table-cell table:style-name="ce28"/>
          <table:table-cell table:style-name="ce29" office:value-type="string">
            <text:p>/~wàtí/ $w̃ã̀tĩ́$ (espíritu maléfico, alma, sombra, reflejo) @class is animate masculine@ {GI2015:154}</text:p>
          </table:table-cell>
          <table:table-cell table:style-name="ce29" office:value-type="string">
            <text:p>/~watí/ $w̃ã̀tĩ́$ (espíritu maléfico, alma, sombra, reflejo) @class is animate masculine@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 healing &amp; spirituality</text:p>
          </table:table-cell>
          <table:table-cell table:style-name="ce27" office:value-type="float" office:value="634">
            <text:p>634</text:p>
          </table:table-cell>
          <table:table-cell table:style-name="ce27" office:value-type="string">
            <text:p>spirit, soul, of live person/animal</text:p>
          </table:table-cell>
          <table:table-cell table:style-name="ce21" office:value-type="string">
            <text:p>alma</text:p>
          </table:table-cell>
          <table:table-cell table:style-name="ce23"/>
          <table:table-cell table:style-name="ce28"/>
          <table:table-cell table:style-name="ce29" office:value-type="string">
            <text:p>/ɟèéri/ $ɟèérí$ (respiración, principio vital) %synchronically unanalyzable% {GI2015:173}</text:p>
          </table:table-cell>
          <table:table-cell table:style-name="ce35" office:value-type="string">
            <text:p>/ɨcɨ́/ $ɨ̀t͜sí$ (espiritu, alma) @class is inanimate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635">
            <text:p>635</text:p>
          </table:table-cell>
          <table:table-cell table:style-name="ce21" office:value-type="string">
            <text:p>spit (N)</text:p>
          </table:table-cell>
          <table:table-cell table:style-name="ce21" office:value-type="string">
            <text:p>saliva</text:p>
          </table:table-cell>
          <table:table-cell table:style-name="ce23"/>
          <table:table-cell table:style-name="ce28"/>
          <table:table-cell table:style-name="ce29" office:value-type="string">
            <text:p>/ɨ̀kóò/ $ɨ̀kóò$ (saliva) {GI2015:192}</text:p>
          </table:table-cell>
          <table:table-cell table:style-name="ce27" office:value-type="string">
            <text:p>/goókò/ $gòókò$ (saliva) {GI2015:19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636">
            <text:p>636</text:p>
          </table:table-cell>
          <table:table-cell table:style-name="ce21" office:value-type="string">
            <text:p>spit (V)</text:p>
          </table:table-cell>
          <table:table-cell table:style-name="ce21" office:value-type="string">
            <text:p>escupir</text:p>
          </table:table-cell>
          <table:table-cell table:style-name="ce23"/>
          <table:table-cell table:style-name="ce28"/>
          <table:table-cell table:style-name="ce29" office:value-type="string">
            <text:p>/~éo-rèé/ $ẽ́ṍrèé$ (escupir, tener gripe) %complex with object incorporation: respiratory.disease/mucus discard% {GI2015:195}, /púpu-rèé/ $púpúrèé$ (escupir pepas de algo) %complex: IDEO-discard% {GI2015:20}</text:p>
          </table:table-cell>
          <table:table-cell table:style-name="ce27" office:value-type="string">
            <text:p>/~eó-réa/ $ẽ̀ṍrèà$ (escupir) %NV compound: respiratory.disease/mucus discard% {GI2015:9}, /purú réa-/ $pùrúréá$ (escupir pepas de algo)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637">
            <text:p>637</text:p>
          </table:table-cell>
          <table:table-cell table:style-name="ce21" office:value-type="string">
            <text:p>split (VI), develop crack and separate down crack, of rigid obj such as plate or wood</text:p>
          </table:table-cell>
          <table:table-cell table:style-name="ce21" office:value-type="string">
            <text:p>partir(se)</text:p>
          </table:table-cell>
          <table:table-cell table:style-name="ce21"/>
          <table:table-cell table:style-name="ce22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638">
            <text:p>638</text:p>
          </table:table-cell>
          <table:table-cell table:style-name="ce21" office:value-type="string">
            <text:p>split (VT), cut or break down central axis and force apart, e.g. split a log or open belly of carcass</text:p>
          </table:table-cell>
          <table:table-cell table:style-name="ce21" office:value-type="string">
            <text:p>rajar, partir (leña)</text:p>
          </table:table-cell>
          <table:table-cell table:style-name="ce21"/>
          <table:table-cell table:style-name="ce22"/>
          <table:table-cell table:style-name="ce29" office:value-type="string">
            <text:p>/bópe-/ $bópé$ (partir leña) %one of EGI's documents has HL melody% {GI2015:78}</text:p>
          </table:table-cell>
          <table:table-cell table:style-name="ce27" office:value-type="string">
            <text:p>/bohé-/ $bòhé$ (partir leña)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639">
            <text:p>639</text:p>
          </table:table-cell>
          <table:table-cell table:style-name="ce21" office:value-type="string">
            <text:p>squeeze (VT)</text:p>
          </table:table-cell>
          <table:table-cell table:style-name="ce21" office:value-type="string">
            <text:p>apretar</text:p>
          </table:table-cell>
          <table:table-cell table:style-name="ce23"/>
          <table:table-cell table:style-name="ce28"/>
          <table:table-cell table:style-name="ce29" office:value-type="string">
            <text:p>/bìó-/ $bìó$ (trenzar, apretar, sellar boca de cerbatana con breo) {GI2015:74}</text:p>
          </table:table-cell>
          <table:table-cell table:style-name="ce27" office:value-type="string">
            <text:p>/bió-/ $bìó$ (apretar) %probably 0HL but do not have diagnostic form%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ood preparation</text:p>
          </table:table-cell>
          <table:table-cell table:style-name="ce27" office:value-type="float" office:value="640">
            <text:p>640</text:p>
          </table:table-cell>
          <table:table-cell table:style-name="ce21" office:value-type="string">
            <text:p>squeeze to juice, express a liquid (VT)</text:p>
          </table:table-cell>
          <table:table-cell table:style-name="ce21" office:value-type="string">
            <text:p>exprimir</text:p>
          </table:table-cell>
          <table:table-cell table:style-name="ce23"/>
          <table:table-cell table:style-name="ce28"/>
          <table:table-cell table:style-name="ce29" office:value-type="string">
            <text:p>/bípè-/ (exprimir yuca) {GI2015:74}, /~wáìá-/ $w̃ã́ĩ̀ã́$ (moler, exprimir liquido) {GI2015:26}</text:p>
          </table:table-cell>
          <table:table-cell table:style-name="ce49" office:value-type="string">
            <text:p>/bihé-/ $bìhé$ (exprimir yuca) {GI2015:5}, /~waíà/ $w̃ã̀ĩ́ã̀$ (exprimir liquido, moler)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41">
            <text:p>641</text:p>
          </table:table-cell>
          <table:table-cell table:style-name="ce21" office:value-type="string">
            <text:p>squirrel</text:p>
          </table:table-cell>
          <table:table-cell table:style-name="ce21" office:value-type="string">
            <text:p>ardilla</text:p>
          </table:table-cell>
          <table:table-cell table:style-name="ce23"/>
          <table:table-cell table:style-name="ce28"/>
          <table:table-cell table:style-name="ce27" office:value-type="string">
            <text:p>/~wìhóka/ $w̃ĩ̀h̃ṍkã́$ (ardilla) {GI2015:161}</text:p>
          </table:table-cell>
          <table:table-cell table:style-name="ce29" office:value-type="string">
            <text:p>/~tibókà/ $tĩ̀mṍkã̀$ (ardilla)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42">
            <text:p>642</text:p>
          </table:table-cell>
          <table:table-cell table:style-name="ce21" office:value-type="string">
            <text:p>squirrel monkey, Saimiri spp.</text:p>
          </table:table-cell>
          <table:table-cell table:style-name="ce21" office:value-type="string">
            <text:p>(mono) fraile, frailecito</text:p>
          </table:table-cell>
          <table:table-cell table:style-name="ce23"/>
          <table:table-cell table:style-name="ce28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643">
            <text:p>643</text:p>
          </table:table-cell>
          <table:table-cell table:style-name="ce21" office:value-type="string">
            <text:p>stab, general</text:p>
          </table:table-cell>
          <table:table-cell table:style-name="ce21" office:value-type="string">
            <text:p>picar, puñalar, chuzar, lanzar, acuchillar</text:p>
          </table:table-cell>
          <table:table-cell table:style-name="ce23"/>
          <table:table-cell table:style-name="ce28"/>
          <table:table-cell table:style-name="ce29" office:value-type="string">
            <text:p>/pùtí-/ $pùtí$ (espinarse, VI) {GI2015:20}</text:p>
          </table:table-cell>
          <table:table-cell table:style-name="ce27" office:value-type="string">
            <text:p>/hudí-/ $hùdí (espinarse, VI) {GI2015:1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644">
            <text:p>644</text:p>
          </table:table-cell>
          <table:table-cell table:style-name="ce21" office:value-type="string">
            <text:p>stab, put sth straight in ground and at least partially within ground, e.g. in noun:planting manioc, VT, NON-PLACT</text:p>
          </table:table-cell>
          <table:table-cell table:style-name="ce21" office:value-type="string">
            <text:p>chuzar, meter, inyectar</text:p>
          </table:table-cell>
          <table:table-cell table:style-name="ce23"/>
          <table:table-cell table:style-name="ce28"/>
          <table:table-cell table:style-name="ce29" office:value-type="string">
            <text:p>/túa-pùá-/ $túápùá$ (chuzar) {GI2015:37}, /pùá-/ $pùá$ (plantar coca, chuzar, enterrarse en el barro} {GI2015:18}</text:p>
          </table:table-cell>
          <table:table-cell table:style-name="ce27" office:value-type="string">
            <text:p>/túà-huu-/ $túàhùù$ (chuzar) %second element does not appear alone or first in source, tones unknown%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645">
            <text:p>645</text:p>
          </table:table-cell>
          <table:table-cell table:style-name="ce21" office:value-type="string">
            <text:p>stab, put sth straight in ground and at least partially within ground, VT, PLACT</text:p>
          </table:table-cell>
          <table:table-cell table:style-name="ce21" office:value-type="string">
            <text:p>chuzar, meter, inyecta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33" office:value-type="string">
            <text:p>verb:motion</text:p>
          </table:table-cell>
          <table:table-cell table:style-name="ce27" office:value-type="float" office:value="646">
            <text:p>646</text:p>
          </table:table-cell>
          <table:table-cell table:style-name="ce33" office:value-type="string">
            <text:p>stand up (telic VI)</text:p>
          </table:table-cell>
          <table:table-cell table:style-name="ce21" office:value-type="string">
            <text:p>pararse</text:p>
          </table:table-cell>
          <table:table-cell table:style-name="ce23"/>
          <table:table-cell/>
          <table:table-cell table:style-name="ce29" office:value-type="string">
            <text:p>/tɨ́hɨ-~dòkú/ $tɨ́hɨ́nõ̀kṹ$ (estar parado, pararse) @positional verb@ %complex: SEE-HABITUAL, second element is suffix rather than verb root% {GI2015:22}</text:p>
          </table:table-cell>
          <table:table-cell table:style-name="ce27" office:value-type="string">
            <text:p>/~rɨgóL-/ $ɾ̃ɨ̃̀ŋṍ$ (estar parado, pararse) @positional verb; with causative, means 'cause to stand'@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27"/>
          <table:table-cell table:style-name="ce65" office:value-type="string">
            <text:p>stand up (telic VI)-LAX</text:p>
          </table:table-cell>
          <table:table-cell table:style-name="ce21"/>
          <table:table-cell table:style-name="ce23"/>
          <table:table-cell/>
          <table:table-cell table:style-name="ce29" office:value-type="string">
            <text:p>/~dɨ́kò-/ $nɨ̃́kõ̀$ (parar algo, tenerlo algo parado) {GI2015:21}</text:p>
          </table:table-cell>
          <table:table-cell table:style-name="ce29"/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647">
            <text:p>647</text:p>
          </table:table-cell>
          <table:table-cell table:style-name="ce21" office:value-type="string">
            <text:p>star</text:p>
          </table:table-cell>
          <table:table-cell table:style-name="ce21" office:value-type="string">
            <text:p>estrella</text:p>
          </table:table-cell>
          <table:table-cell table:style-name="ce23"/>
          <table:table-cell table:style-name="ce28"/>
          <table:table-cell table:style-name="ce29" office:value-type="string">
            <text:p>/~ɟókò/ $ɲṍkõ̀$ (estrella) @class is animate masculine@ {GI2015:22}</text:p>
          </table:table-cell>
          <table:table-cell table:style-name="ce29" office:value-type="string">
            <text:p>/~ɟokó/ (estrella) @class is animate masculine@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648">
            <text:p>648</text:p>
          </table:table-cell>
          <table:table-cell table:style-name="ce21" office:value-type="string">
            <text:p>steal</text:p>
          </table:table-cell>
          <table:table-cell table:style-name="ce21" office:value-type="string">
            <text:p>robar</text:p>
          </table:table-cell>
          <table:table-cell table:style-name="ce23"/>
          <table:table-cell table:style-name="ce28"/>
          <table:table-cell table:style-name="ce29" office:value-type="string">
            <text:p>/héè-rútì-/ $héèrútì$ (robar) %compound: remove-flee,escape, second root is ambitransitive% {GI2015:125}</text:p>
          </table:table-cell>
          <table:table-cell table:style-name="ce27" office:value-type="string">
            <text:p>/huáL-rudíL-/ $hùárùdì$ (robar) %compound: remove-flee,escape% {GI2015:1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649">
            <text:p>649</text:p>
          </table:table-cell>
          <table:table-cell table:style-name="ce21" office:value-type="string">
            <text:p>stick</text:p>
          </table:table-cell>
          <table:table-cell table:style-name="ce21" office:value-type="string">
            <text:p>palo, palito</text:p>
          </table:table-cell>
          <table:table-cell table:style-name="ce23"/>
          <table:table-cell table:style-name="ce28"/>
          <table:table-cell table:style-name="ce29" office:value-type="string">
            <text:p>/ɟúkɨL-/ $ɟúkɨ́$ (palo, bastón, árbol) @singular formed with CL; root itself is plural of cylinder classifer -ɨ@ {GI2015:182}</text:p>
          </table:table-cell>
          <table:table-cell table:style-name="ce29" office:value-type="string">
            <text:p>/ɟukɨ́L-/ $ɟùkɨ́$ (palo, bastón, árbol) @singular formed with CL; root itself is plural of cylinder classifer -ɨ@ {GI2015:4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650">
            <text:p>650</text:p>
          </table:table-cell>
          <table:table-cell table:style-name="ce21" office:value-type="string">
            <text:p>stick sth to surface (VT), NON-PLACT</text:p>
          </table:table-cell>
          <table:table-cell table:style-name="ce21" office:value-type="string">
            <text:p>apegar</text:p>
          </table:table-cell>
          <table:table-cell table:style-name="ce23"/>
          <table:table-cell table:style-name="ce28"/>
          <table:table-cell table:style-name="ce29" office:value-type="string">
            <text:p>/hɨ̀gáa-Hò-/ $hɨ̀góò$ (pegar a) %complex: stick.to.VI-CAUS% {GI2015:138}</text:p>
          </table:table-cell>
          <table:table-cell table:style-name="ce27" office:value-type="string">
            <text:p>/cɨgóL-o-/ $t͜sɨ̀góò$ (pegar a) {GI2015: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651">
            <text:p>651</text:p>
          </table:table-cell>
          <table:table-cell table:style-name="ce21" office:value-type="string">
            <text:p>stick sth to surface (VT), PLACT</text:p>
          </table:table-cell>
          <table:table-cell table:style-name="ce21" office:value-type="string">
            <text:p>apegar</text:p>
          </table:table-cell>
          <table:table-cell table:style-name="ce23"/>
          <table:table-cell table:style-name="ce28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positionalal</text:p>
          </table:table-cell>
          <table:table-cell table:style-name="ce27" office:value-type="float" office:value="652">
            <text:p>652</text:p>
          </table:table-cell>
          <table:table-cell table:style-name="ce21" office:value-type="string">
            <text:p>stick to (VI)</text:p>
          </table:table-cell>
          <table:table-cell table:style-name="ce21" office:value-type="string">
            <text:p>apegarse</text:p>
          </table:table-cell>
          <table:table-cell table:style-name="ce23"/>
          <table:table-cell table:style-name="ce28"/>
          <table:table-cell table:style-name="ce29" office:value-type="string">
            <text:p>/hɨ̀gáa-/ $hɨ̀gáá$ (estar pegado a) %synchronically unanalyzable% {GI2015:138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fish</text:p>
          </table:table-cell>
          <table:table-cell table:style-name="ce27" office:value-type="float" office:value="653">
            <text:p>653</text:p>
          </table:table-cell>
          <table:table-cell table:style-name="ce21" office:value-type="string">
            <text:p>stinɡray</text:p>
          </table:table-cell>
          <table:table-cell table:style-name="ce21" office:value-type="string">
            <text:p>raya</text:p>
          </table:table-cell>
          <table:table-cell table:style-name="ce23"/>
          <table:table-cell table:style-name="ce28"/>
          <table:table-cell table:style-name="ce29" office:value-type="string">
            <text:p>ND {GI2015}</text:p>
          </table:table-cell>
          <table:table-cell table:style-name="ce29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654">
            <text:p>654</text:p>
          </table:table-cell>
          <table:table-cell table:style-name="ce21" office:value-type="string">
            <text:p>stir, twirl stick by rubbing palms together, as in starting fire or stirring/whipping a liquid</text:p>
          </table:table-cell>
          <table:table-cell table:style-name="ce21" office:value-type="string">
            <text:p>batir, rodar utensilio</text:p>
          </table:table-cell>
          <table:table-cell table:style-name="ce23"/>
          <table:table-cell table:style-name="ce28"/>
          <table:table-cell table:style-name="ce29" office:value-type="string">
            <text:p>/pɨ́gò-/ $pɨ́gò$ (rebullir, batir por rodar un molinillo entre las palmas de las manos) {GI2015:22}</text:p>
          </table:table-cell>
          <table:table-cell table:style-name="ce27" office:value-type="string">
            <text:p>/hɨóL-/ $hɨ̀ó$ (rebullir) {GI2015:1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655">
            <text:p>655</text:p>
          </table:table-cell>
          <table:table-cell table:style-name="ce21" office:value-type="string">
            <text:p>stone</text:p>
          </table:table-cell>
          <table:table-cell table:style-name="ce21" office:value-type="string">
            <text:p>piedra</text:p>
          </table:table-cell>
          <table:table-cell table:style-name="ce23"/>
          <table:table-cell table:style-name="ce28"/>
          <table:table-cell table:style-name="ce29" office:value-type="string">
            <text:p>/~ɨ́táL/ $ɨ̃́tã́$ (piedra) @singular 'stone' or 'hill' derived with CL@ {GI2015:197} </text:p>
          </table:table-cell>
          <table:table-cell table:style-name="ce49" office:value-type="string">
            <text:p>/~gɨtáL/ $ŋɨ̃̀tã́$ (cerro) @sinulgar derived with CL@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656">
            <text:p>656</text:p>
          </table:table-cell>
          <table:table-cell table:style-name="ce21" office:value-type="string">
            <text:p>stop (VI)</text:p>
          </table:table-cell>
          <table:table-cell table:style-name="ce21" office:value-type="string">
            <text:p>parar, cesar</text:p>
          </table:table-cell>
          <table:table-cell table:style-name="ce23"/>
          <table:table-cell table:style-name="ce28"/>
          <table:table-cell table:style-name="ce29" office:value-type="string">
            <text:p>/~háda-/ $hã́nã́$ (parar de hacer algo; calmar, de un fiebre) {GI2015:123}, /ɟápà-róo-/ $ɟápàróó$ (ir hasta el fin de lo que uno está haciendo, parar en caminar) %compound with object corporation: end.rel.N-??, meaning of second, verbal element unclear% %source has alternate form ɟápà-ró-% {GI2015:170}</text:p>
          </table:table-cell>
          <table:table-cell table:style-name="ce27" office:value-type="string">
            <text:p>/tɨháL-/ $tɨ̀há$ (parar de hacer algo; pasar, de dolor or fiebre) {GI2015:24}, /gahá-~doo-/ $gàhánṍṍ$ (acabar de, terminar de hacer algo) %NV compound: end.rel.N-??, meaning of second, verbal element unclear%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57">
            <text:p>657</text:p>
          </table:table-cell>
          <table:table-cell table:style-name="ce21" office:value-type="string">
            <text:p>straight (of path)</text:p>
          </table:table-cell>
          <table:table-cell table:style-name="ce21" office:value-type="string">
            <text:p>derecho</text:p>
          </table:table-cell>
          <table:table-cell table:style-name="ce23"/>
          <table:table-cell table:style-name="ce28"/>
          <table:table-cell table:style-name="ce29" office:value-type="string">
            <text:p>/ríàpe/ $ríàpè$ (derecho, en sentido del lado derecho; hacia el frente) @dependent noun@ {GI2015:106}</text:p>
          </table:table-cell>
          <table:table-cell table:style-name="ce27" office:value-type="string">
            <text:p>/ríòho/ $ríòhò$ (derecho, en sentido del lado derecho; hacia frente)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food preparation</text:p>
          </table:table-cell>
          <table:table-cell table:style-name="ce27" office:value-type="float" office:value="658">
            <text:p>658</text:p>
          </table:table-cell>
          <table:table-cell table:style-name="ce21" office:value-type="string">
            <text:p>strain liquid (VT)</text:p>
          </table:table-cell>
          <table:table-cell table:style-name="ce21" office:value-type="string">
            <text:p>colar (cernir)</text:p>
          </table:table-cell>
          <table:table-cell table:style-name="ce23"/>
          <table:table-cell table:style-name="ce28"/>
          <table:table-cell table:style-name="ce29" office:value-type="string">
            <text:p>/wèó-/ $wèó$ (colar un liquido p.ej. cafe) {GI2015:158}, /bìpé-/ (enjuagar yuca) {GI2015:74}</text:p>
          </table:table-cell>
          <table:table-cell table:style-name="ce27" office:value-type="string">
            <text:p>/wéo-/ $wéó$ (colar un liquido) %alternative form 0H% {GI2015:27}, /bihé-/ $bìhé$ (exprimir yuca)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659">
            <text:p>659</text:p>
          </table:table-cell>
          <table:table-cell table:style-name="ce21" office:value-type="string">
            <text:p>stream</text:p>
          </table:table-cell>
          <table:table-cell table:style-name="ce21" office:value-type="string">
            <text:p>quebrada, arroyo (riachuelo)</text:p>
          </table:table-cell>
          <table:table-cell table:style-name="ce23"/>
          <table:table-cell table:style-name="ce28"/>
          <table:table-cell table:style-name="ce29" office:value-type="string">
            <text:p>/rìa-~bàa/ $rìàmã̀ã̀$ (arroyo) %compound: river-path% {GI2015:20}</text:p>
          </table:table-cell>
          <table:table-cell table:style-name="ce29" office:value-type="string">
            <text:p>/ría-ɟa-~baá/ $ríáɟámã́ã́$ (arroyo) %compound: river-CL:river-path%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660">
            <text:p>660</text:p>
          </table:table-cell>
          <table:table-cell table:style-name="ce21" office:value-type="string">
            <text:p>stretch out, spread out, of 2D object, VT</text:p>
          </table:table-cell>
          <table:table-cell table:style-name="ce21" office:value-type="string">
            <text:p>tender</text:p>
          </table:table-cell>
          <table:table-cell table:style-name="ce23"/>
          <table:table-cell table:style-name="ce28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661">
            <text:p>661</text:p>
          </table:table-cell>
          <table:table-cell table:style-name="ce27" office:value-type="string">
            <text:p>stretch, extend body part (VT)</text:p>
          </table:table-cell>
          <table:table-cell table:style-name="ce21" office:value-type="string">
            <text:p>estirar</text:p>
          </table:table-cell>
          <table:table-cell table:style-name="ce23"/>
          <table:table-cell table:style-name="ce28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662">
            <text:p>662</text:p>
          </table:table-cell>
          <table:table-cell table:style-name="ce21" office:value-type="string">
            <text:p>suck</text:p>
          </table:table-cell>
          <table:table-cell table:style-name="ce21" office:value-type="string">
            <text:p>chupar</text:p>
          </table:table-cell>
          <table:table-cell table:style-name="ce23"/>
          <table:table-cell table:style-name="ce28"/>
          <table:table-cell table:style-name="ce29" office:value-type="string">
            <text:p>/~úpu-/ $ṹpṹ$ (chupar) {GI2015:25}</text:p>
          </table:table-cell>
          <table:table-cell table:style-name="ce27" office:value-type="string">
            <text:p>/~uhúL-/ $ũ̀h̃ṹ$ (chupar) {GI2015:25}, /~bibíL-/ $mĩ̀mĩ́$ (chupar)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663">
            <text:p>663</text:p>
          </table:table-cell>
          <table:table-cell table:style-name="ce21" office:value-type="string">
            <text:p>sugar cane</text:p>
          </table:table-cell>
          <table:table-cell table:style-name="ce21" office:value-type="string">
            <text:p>caña de azucar</text:p>
          </table:table-cell>
          <table:table-cell table:style-name="ce23"/>
          <table:table-cell table:style-name="ce28"/>
          <table:table-cell table:style-name="ce29" office:value-type="string">
            <text:p>/~ɟúka-~bède/ $ɲṹkã́mẽ̀nẽ̀$ (caña de azucar) %compound: ??-Inga, meaning of first element unknown% {GI2015:40} </text:p>
          </table:table-cell>
          <table:table-cell table:style-name="ce29" office:value-type="string">
            <text:p>/~ɟuká-~bibí/ $ɲũ̀kã́mĩ́mĩ́$ (caña de azucar) %compound: ??-hummingbird, meaning of first element unknown% {GI2015:4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664">
            <text:p>664</text:p>
          </table:table-cell>
          <table:table-cell table:style-name="ce21" office:value-type="string">
            <text:p>Sun</text:p>
          </table:table-cell>
          <table:table-cell table:style-name="ce21" office:value-type="string">
            <text:p>sol</text:p>
          </table:table-cell>
          <table:table-cell table:style-name="ce23"/>
          <table:table-cell table:style-name="ce28"/>
          <table:table-cell table:style-name="ce29" office:value-type="string">
            <text:p>/~bùípɨ̀/ $mũ̀ĩ́pɨ̃̀$ (sol, luna, mes) @class is animate masculine@ {GI2015:43}</text:p>
          </table:table-cell>
          <table:table-cell table:style-name="ce27" office:value-type="string">
            <text:p>/~buhíhu/ $mũ̀h̃ĩ́h̃ũ̀$ (sol, luna)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nsumption</text:p>
          </table:table-cell>
          <table:table-cell table:style-name="ce27" office:value-type="float" office:value="665">
            <text:p>665</text:p>
          </table:table-cell>
          <table:table-cell table:style-name="ce21" office:value-type="string">
            <text:p>swallow</text:p>
          </table:table-cell>
          <table:table-cell table:style-name="ce21" office:value-type="string">
            <text:p>tragar</text:p>
          </table:table-cell>
          <table:table-cell table:style-name="ce23"/>
          <table:table-cell table:style-name="ce28"/>
          <table:table-cell table:style-name="ce29" office:value-type="string">
            <text:p>/ɟúu-/ $ɟúú$ (tragar) {GI2015:179}</text:p>
          </table:table-cell>
          <table:table-cell table:style-name="ce27" office:value-type="string">
            <text:p>/ɟúu-/ $ɟúú$ (tragar)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666">
            <text:p>666</text:p>
          </table:table-cell>
          <table:table-cell table:style-name="ce21" office:value-type="string">
            <text:p>sweat</text:p>
          </table:table-cell>
          <table:table-cell table:style-name="ce21" office:value-type="string">
            <text:p>sudar</text:p>
          </table:table-cell>
          <table:table-cell table:style-name="ce21" office:value-type="string">
            <text:p>suar</text:p>
          </table:table-cell>
          <table:table-cell table:style-name="ce28"/>
          <table:table-cell table:style-name="ce29" office:value-type="string">
            <text:p>/áhì-pùá-/ $áhìpùá$ (sudar) %complex: be,feel.hot-chuzar% {GI2015:197}</text:p>
          </table:table-cell>
          <table:table-cell table:style-name="ce27" office:value-type="string">
            <text:p>/ɨcákà budíL-/ $ɨ̀t͜sákà bùdí-$ (sudor) %phrase of prosodically independent words: sweat.N exit% {GI2015:197,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667">
            <text:p>667</text:p>
          </table:table-cell>
          <table:table-cell table:style-name="ce21" office:value-type="string">
            <text:p>sweep</text:p>
          </table:table-cell>
          <table:table-cell table:style-name="ce21" office:value-type="string">
            <text:p>barrer</text:p>
          </table:table-cell>
          <table:table-cell table:style-name="ce23"/>
          <table:table-cell table:style-name="ce28"/>
          <table:table-cell table:style-name="ce29" office:value-type="string">
            <text:p>/ówà-/ $ówà$ (barrer, limpiar) {GI2015:211}</text:p>
          </table:table-cell>
          <table:table-cell table:style-name="ce27" office:value-type="string">
            <text:p>/widí túu-/ $wìdí túú-$ (barrer) %phrase of prosodically independent words: weeds ??, second word may be 'lift' or 'remove confiscate'%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668">
            <text:p>668</text:p>
          </table:table-cell>
          <table:table-cell table:style-name="ce21" office:value-type="string">
            <text:p>sweet potato</text:p>
          </table:table-cell>
          <table:table-cell table:style-name="ce21" office:value-type="string">
            <text:p>camote</text:p>
          </table:table-cell>
          <table:table-cell table:style-name="ce21"/>
          <table:table-cell table:style-name="ce22"/>
          <table:table-cell table:style-name="ce29" office:value-type="string">
            <text:p>/~ɟápi/ $ɲã́pĩ́$ (batata dulce) {GI2015:40}</text:p>
          </table:table-cell>
          <table:table-cell table:style-name="ce29" office:value-type="string">
            <text:p>/~ɟahí/ $ɲã̀h̃ĩ́$ (batata dulce) {GI2015:4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669">
            <text:p>669</text:p>
          </table:table-cell>
          <table:table-cell table:style-name="ce21" office:value-type="string">
            <text:p>swell</text:p>
          </table:table-cell>
          <table:table-cell table:style-name="ce21" office:value-type="string">
            <text:p>hincharse</text:p>
          </table:table-cell>
          <table:table-cell table:style-name="ce23"/>
          <table:table-cell table:style-name="ce28"/>
          <table:table-cell table:style-name="ce29" office:value-type="string">
            <text:p>/~bípì-/ $mĩ́pĩ̀$ (hincharse) {GI2015:4}</text:p>
          </table:table-cell>
          <table:table-cell table:style-name="ce27" office:value-type="string">
            <text:p>/~bihíL-/ $mĩ̀h̃ĩ́$ (hincharse)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670">
            <text:p>670</text:p>
          </table:table-cell>
          <table:table-cell table:style-name="ce21" office:value-type="string">
            <text:p>swim</text:p>
          </table:table-cell>
          <table:table-cell table:style-name="ce21" office:value-type="string">
            <text:p>nadar</text:p>
          </table:table-cell>
          <table:table-cell table:style-name="ce23"/>
          <table:table-cell table:style-name="ce28"/>
          <table:table-cell table:style-name="ce29" office:value-type="string">
            <text:p>/báà-/ $báà$ (nadar) {GI2015:1}</text:p>
          </table:table-cell>
          <table:table-cell table:style-name="ce29" office:value-type="string">
            <text:p>/báà-/ $báà$ (nadar)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671">
            <text:p>671</text:p>
          </table:table-cell>
          <table:table-cell table:style-name="ce21" office:value-type="string">
            <text:p>tail</text:p>
          </table:table-cell>
          <table:table-cell table:style-name="ce21" office:value-type="string">
            <text:p>rabo, cola</text:p>
          </table:table-cell>
          <table:table-cell table:style-name="ce23"/>
          <table:table-cell table:style-name="ce28"/>
          <table:table-cell table:style-name="ce29" office:value-type="string">
            <text:p>/~pìkó-rò/ $pĩ̀kṍr̃õ̀$ (cola) %complex: tail.feather-CL:oblong% {GI2015:17}</text:p>
          </table:table-cell>
          <table:table-cell table:style-name="ce27" office:value-type="string">
            <text:p>/~hikó-ro/ $h̃ĩ̀kṍr̃ṍ$ (cola) %complex: tail.feather-CL:oblong% {GI2015:17} 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672">
            <text:p>672</text:p>
          </table:table-cell>
          <table:table-cell table:style-name="ce21" office:value-type="string">
            <text:p>take (VT)</text:p>
          </table:table-cell>
          <table:table-cell table:style-name="ce21" office:value-type="string">
            <text:p>llevar</text:p>
          </table:table-cell>
          <table:table-cell table:style-name="ce23"/>
          <table:table-cell table:style-name="ce28"/>
          <table:table-cell table:style-name="ce29" office:value-type="string">
            <text:p>/~dée-/ $nẽ́ẽ́$ (portar, llevar) @no directional semantics, needs to be followed by GO or COME to have directional meaning@ {GI2015:1}</text:p>
          </table:table-cell>
          <table:table-cell table:style-name="ce27" office:value-type="string">
            <text:p>/~ábì-/ $ã́mĩ̀$ (portar, llevar) @no directional semantics, needs to be followed by GO or COME to have directional meaning@ {GI2015: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73">
            <text:p>673</text:p>
          </table:table-cell>
          <table:table-cell table:style-name="ce21" office:value-type="string">
            <text:p>tamandua (Tamandua spp.)</text:p>
          </table:table-cell>
          <table:table-cell table:style-name="ce21" office:value-type="string">
            <text:p>shihui</text:p>
          </table:table-cell>
          <table:table-cell table:style-name="ce23"/>
          <table:table-cell table:style-name="ce28"/>
          <table:table-cell table:style-name="ce27" office:value-type="string">
            <text:p>ND {GI2015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74">
            <text:p>674</text:p>
          </table:table-cell>
          <table:table-cell table:style-name="ce21" office:value-type="string">
            <text:p>tamarin, emperor, Saguinus spp.</text:p>
          </table:table-cell>
          <table:table-cell table:style-name="ce21" office:value-type="string">
            <text:p>pichico</text:p>
          </table:table-cell>
          <table:table-cell table:style-name="ce23"/>
          <table:table-cell table:style-name="ce28"/>
          <table:table-cell table:style-name="ce29" office:value-type="string">
            <text:p>/ìhíkàa/ $ìhíkàà$ (pichico) @class is collective animate, must have singulative -~bɨ for singular@ {GI2015:29}</text:p>
          </table:table-cell>
          <table:table-cell table:style-name="ce29" office:value-type="string">
            <text:p>/icíkaa/ $ìt͜síkáá$ (pichico, Callimico goeldii, Saguinus nigricollis, Saguinus inustus) @class is collective animate, singular formed with singulative -~bɨ@ {Jones:1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675">
            <text:p>675</text:p>
          </table:table-cell>
          <table:table-cell table:style-name="ce21" office:value-type="string">
            <text:p>tambo, temporary palm shelter</text:p>
          </table:table-cell>
          <table:table-cell table:style-name="ce21" office:value-type="string">
            <text:p>tambo</text:p>
          </table:table-cell>
          <table:table-cell table:style-name="ce21" office:value-type="string">
            <text:p>tapiri</text:p>
          </table:table-cell>
          <table:table-cell table:style-name="ce28"/>
          <table:table-cell table:style-name="ce30" office:value-type="string">
            <text:p>/wíì-~pái/ $wíìpã́ĩ́$ (tambo) %complex: house-CL:sheet% {GI2015:}</text:p>
          </table:table-cell>
          <table:table-cell table:style-name="ce27" office:value-type="string">
            <text:p>/wiíL-~hai/ $wìíhã́ĩ́$ (mitasaba) {Jones:35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76">
            <text:p>676</text:p>
          </table:table-cell>
          <table:table-cell table:style-name="ce21" office:value-type="string">
            <text:p>tapir, Tapirus terrestris</text:p>
          </table:table-cell>
          <table:table-cell table:style-name="ce21" office:value-type="string">
            <text:p>sachavaca, danta, tapir</text:p>
          </table:table-cell>
          <table:table-cell table:style-name="ce23"/>
          <table:table-cell table:style-name="ce28"/>
          <table:table-cell table:style-name="ce29" office:value-type="string">
            <text:p>/wèkɨ́/ $wèkɨ́$ (tapir) {GI2015:30}</text:p>
          </table:table-cell>
          <table:table-cell table:style-name="ce27" office:value-type="string">
            <text:p>/wekɨ́/ $wèkɨ́$ (tapir)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677">
            <text:p>677</text:p>
          </table:table-cell>
          <table:table-cell table:style-name="ce21" office:value-type="string">
            <text:p>tayra, Eira spp.</text:p>
          </table:table-cell>
          <table:table-cell table:style-name="ce21" office:value-type="string">
            <text:p>manco, zorro guache, eirá</text:p>
          </table:table-cell>
          <table:table-cell table:style-name="ce23"/>
          <table:table-cell table:style-name="ce28"/>
          <table:table-cell table:style-name="ce29" office:value-type="string">
            <text:p>/~wàhóà-wèroa/ $wã̀hṍã̀wèròà$ (Eira barbara) %compound: C.macrocarpa-lick??, meaning of second element unclear% {GI2015:39}</text:p>
          </table:table-cell>
          <table:table-cell table:style-name="ce27" office:value-type="string">
            <text:p>/~wacóà-wéhérò/ $wã̀t͜sṍã̀wéhérò$ (Eira barbara) %compound: C.macrocarpa-??, meaning of second element unclear%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/>
          <table:table-cell table:style-name="ce27"/>
          <table:table-cell table:style-name="ce27" office:value-type="string">
            <text:p>tayra, Eira spp.-LAX</text:p>
          </table:table-cell>
          <table:table-cell table:style-name="ce21"/>
          <table:table-cell table:style-name="ce23"/>
          <table:table-cell table:style-name="ce28"/>
          <table:table-cell table:style-name="ce29" office:value-type="string">
            <text:p>/~wàhóà/ $wã̀hṍã̀$ (Couma macrocarpa, juansoco) {GI2014:29}</text:p>
          </table:table-cell>
          <table:table-cell table:style-name="ce27" office:value-type="string">
            <text:p>/~wacóà/ $wã̀t͜sṍã̀$ (Couma macrocarpa, juansoco) {GI2015:29}, /bíítì/ $bíítì$ (árbol de caucho) {GI2015:3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678">
            <text:p>678</text:p>
          </table:table-cell>
          <table:table-cell table:style-name="ce21" office:value-type="string">
            <text:p>teach</text:p>
          </table:table-cell>
          <table:table-cell table:style-name="ce21" office:value-type="string">
            <text:p>enseñar</text:p>
          </table:table-cell>
          <table:table-cell table:style-name="ce23"/>
          <table:table-cell table:style-name="ce28"/>
          <table:table-cell table:style-name="ce29" office:value-type="string">
            <text:p>/bùé-/ $bùé$ (enseñar, aprender) {GI2015:3}</text:p>
          </table:table-cell>
          <table:table-cell table:style-name="ce29" office:value-type="string">
            <text:p>/bué-/ $bùé$ (enseñar, aprender)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679">
            <text:p>679</text:p>
          </table:table-cell>
          <table:table-cell table:style-name="ce21" office:value-type="string">
            <text:p>tear, break flexible obj, VT</text:p>
          </table:table-cell>
          <table:table-cell table:style-name="ce21" office:value-type="string">
            <text:p>desgarrar, rasgar, romper</text:p>
          </table:table-cell>
          <table:table-cell table:style-name="ce23"/>
          <table:table-cell table:style-name="ce28"/>
          <table:table-cell table:style-name="ce29" office:value-type="string">
            <text:p>/wòó-/ $wòó$ (desgarrar una tela, desfibrar hojas de palmas) {GI2015:162}, /táa-/ $táá$ (cortar, seccionar objeto filiforme) {GI2015:28}</text:p>
          </table:table-cell>
          <table:table-cell table:style-name="ce27" office:value-type="string">
            <text:p>/wóò-/ $wóò$ (desgarrar) %alternative melody, possibly innovative, HH% {GI2015:28}, /taáL-/ $tàá$ (seccionar una cuerda, coger una fruta por seccionar el tallo, tapar un caño)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destruction</text:p>
          </table:table-cell>
          <table:table-cell table:style-name="ce27" office:value-type="float" office:value="680">
            <text:p>680</text:p>
          </table:table-cell>
          <table:table-cell table:style-name="ce21" office:value-type="string">
            <text:p>tear, break, of sth flexible, VI</text:p>
          </table:table-cell>
          <table:table-cell table:style-name="ce21" office:value-type="string">
            <text:p>romperse (algo flexible)</text:p>
          </table:table-cell>
          <table:table-cell table:style-name="ce21"/>
          <table:table-cell table:style-name="ce22"/>
          <table:table-cell table:style-name="ce29" office:value-type="string">
            <text:p>/tátì/ $tátì$ (reventarse cuerda o himen, soltarse de la piel una coloradita) {GI2015:30}</text:p>
          </table:table-cell>
          <table:table-cell table:style-name="ce27" office:value-type="string">
            <text:p>/tadíL-/ $tàdí$ (romperse algo filiforme)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681">
            <text:p>681</text:p>
          </table:table-cell>
          <table:table-cell table:style-name="ce21" office:value-type="string">
            <text:p>tell, tell story, warn, teach</text:p>
          </table:table-cell>
          <table:table-cell table:style-name="ce21" office:value-type="string">
            <text:p>contar, avisar</text:p>
          </table:table-cell>
          <table:table-cell table:style-name="ce21"/>
          <table:table-cell table:style-name="ce22"/>
          <table:table-cell table:style-name="ce29" office:value-type="string">
            <text:p>/búìo-/ $búìò$ (contar historias) %synchronically unanalyzable% {GI2015:10}</text:p>
          </table:table-cell>
          <table:table-cell table:style-name="ce27" office:value-type="string">
            <text:p>/gotíL-/ $gòtí$ (contar historias)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682">
            <text:p>682</text:p>
          </table:table-cell>
          <table:table-cell table:style-name="ce21" office:value-type="string">
            <text:p>termite</text:p>
          </table:table-cell>
          <table:table-cell table:style-name="ce21" office:value-type="string">
            <text:p>comejen</text:p>
          </table:table-cell>
          <table:table-cell table:style-name="ce23"/>
          <table:table-cell table:style-name="ce28"/>
          <table:table-cell table:style-name="ce29" office:value-type="string">
            <text:p>/bùtua/ $bùtùà$ (comejenes, generico) @collective animate, requires singulative -~bɨ for singular@ {GI2015:35}</text:p>
          </table:table-cell>
          <table:table-cell table:style-name="ce27" office:value-type="string">
            <text:p>/butúa/ $bùtúá$ (comejenes, generico) @collective animate, requires singulative -~bɨ for singular@ {GI2015:3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683">
            <text:p>683</text:p>
          </table:table-cell>
          <table:table-cell table:style-name="ce21" office:value-type="string">
            <text:p>testicles</text:p>
          </table:table-cell>
          <table:table-cell table:style-name="ce21" office:value-type="string">
            <text:p>testículos</text:p>
          </table:table-cell>
          <table:table-cell table:style-name="ce23"/>
          <table:table-cell table:style-name="ce28"/>
          <table:table-cell table:style-name="ce29" office:value-type="string">
            <text:p>/wápè-rìɟáà/ $wápèrìɟáà$ (testículo) %compound: ??-face??, but second item does not have tones of independent FACE% {GI2015:15}</text:p>
          </table:table-cell>
          <table:table-cell table:style-name="ce27" office:value-type="string">
            <text:p>/wahéL-riho-a/ $wàhérìhòà$ (testículos) %compound: ??-head-CL:round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684">
            <text:p>684</text:p>
          </table:table-cell>
          <table:table-cell table:style-name="ce21" office:value-type="string">
            <text:p>thatch a roof</text:p>
          </table:table-cell>
          <table:table-cell table:style-name="ce21" office:value-type="string">
            <text:p>techar, empajar, forrar</text:p>
          </table:table-cell>
          <table:table-cell table:style-name="ce23"/>
          <table:table-cell table:style-name="ce28"/>
          <table:table-cell table:style-name="ce29" office:value-type="string">
            <text:p>/pèó-/ $pèó$ (poner encima, ponerse sombrero, poner carayuru o achiote en la cara, techar) {GI2015:8}</text:p>
          </table:table-cell>
          <table:table-cell table:style-name="ce27" office:value-type="string">
            <text:p>/heóL-/ $hèó$ (techar) {GI2015:1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685">
            <text:p>685</text:p>
          </table:table-cell>
          <table:table-cell table:style-name="ce21" office:value-type="string">
            <text:p>thatch palm</text:p>
          </table:table-cell>
          <table:table-cell table:style-name="ce21" office:value-type="string">
            <text:p>irapay, puy, huasipanga, caraná</text:p>
          </table:table-cell>
          <table:table-cell table:style-name="ce23"/>
          <table:table-cell table:style-name="ce26" office:value-type="string">
            <text:p>Please make sure to enter Linnaean ID if you have one</text:p>
          </table:table-cell>
          <table:table-cell table:style-name="ce29" office:value-type="string">
            <text:p>/~bùí/ $mũ̀ĩ́$ (caraná) @class is inanimate@ %we have two spp identified in Spanish as 'carana' but with different Tatuyo names; see M.CARANA for the other% {GI2015:82}</text:p>
          </table:table-cell>
          <table:table-cell table:style-name="ce29" office:value-type="string">
            <text:p>/~buhíi/ $mũ̀hĩ́ĩ́$ (caraná) @class is inanimate@ %we have two spp identified in Spanish as 'carana' but with different Barasana names; see M.CARANA for the other%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86">
            <text:p>686</text:p>
          </table:table-cell>
          <table:table-cell table:style-name="ce21" office:value-type="string">
            <text:p>thick (dimension)</text:p>
          </table:table-cell>
          <table:table-cell table:style-name="ce21" office:value-type="string">
            <text:p>grueso</text:p>
          </table:table-cell>
          <table:table-cell table:style-name="ce23"/>
          <table:table-cell table:style-name="ce28"/>
          <table:table-cell table:style-name="ce29" office:value-type="string">
            <text:p>/tɨ́bɨ-/ $tɨ́bɨ́$ (grueso, burdo, hablando de un objeto bidimensional p.ej. una tela) @stative verb@ {GI2015:24}</text:p>
          </table:table-cell>
          <table:table-cell table:style-name="ce27" office:value-type="string">
            <text:p>/tɨ́bɨ̀-/ $tɨ́bɨ̀$ (grueso, burdo, hablando de un objeto bidimensional) {GI2015:2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687">
            <text:p>687</text:p>
          </table:table-cell>
          <table:table-cell table:style-name="ce21" office:value-type="string">
            <text:p>thick, pasty, of liquid</text:p>
          </table:table-cell>
          <table:table-cell table:style-name="ce21" office:value-type="string">
            <text:p>espeso</text:p>
          </table:table-cell>
          <table:table-cell table:style-name="ce23"/>
          <table:table-cell table:style-name="ce28"/>
          <table:table-cell table:style-name="ce29" office:value-type="string">
            <text:p>/~ɟùkúa-/ $ɲũ̀kṹã́$ (espeso, hablando ej de mingau) @stative verb@ {GI2015:181}</text:p>
          </table:table-cell>
          <table:table-cell table:style-name="ce27" office:value-type="string">
            <text:p>/~ɟukúà-/ $ɲũ̀kṹã̀$ (espeso, hablando ej de mingau)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688">
            <text:p>688</text:p>
          </table:table-cell>
          <table:table-cell table:style-name="ce21" office:value-type="string">
            <text:p>thigh</text:p>
          </table:table-cell>
          <table:table-cell table:style-name="ce21" office:value-type="string">
            <text:p>muslo</text:p>
          </table:table-cell>
          <table:table-cell table:style-name="ce23"/>
          <table:table-cell table:style-name="ce28"/>
          <table:table-cell table:style-name="ce29" office:value-type="string">
            <text:p>/ɨ̀hé-pɨ́tò/ $ɨ̀hépɨ́tò$ (muslo) %compound: ??-beginning.rel.N, meaning of first element unclear% {GI2015:16}</text:p>
          </table:table-cell>
          <table:table-cell table:style-name="ce27" office:value-type="string">
            <text:p>/cagá-ro/ $t͜sàgáró$ (muslo) %complex: ??-CL:oblong, meaning of first element unclear%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gnition</text:p>
          </table:table-cell>
          <table:table-cell table:style-name="ce27" office:value-type="float" office:value="689">
            <text:p>689</text:p>
          </table:table-cell>
          <table:table-cell table:style-name="ce21" office:value-type="string">
            <text:p>think</text:p>
          </table:table-cell>
          <table:table-cell table:style-name="ce21" office:value-type="string">
            <text:p>pensar</text:p>
          </table:table-cell>
          <table:table-cell table:style-name="ce23"/>
          <table:table-cell table:style-name="ce28"/>
          <table:table-cell table:style-name="ce29" office:value-type="string">
            <text:p>/tɨ́ga-Hò-~ɟá-/ $tɨ́góòɲã́$ (pensar) %compound: tɨ́ga-CAUS-FOC, tɨ́gá is Carapana form for 'hear' but does not exist synchronically in Tatuyo% {GI2015:42}</text:p>
          </table:table-cell>
          <table:table-cell table:style-name="ce27" office:value-type="string">
            <text:p>/tɨóL-~iáL-/ $tɨ̀óĩ̀ã̀$ (pensar) %compound: return.VT??-ver, meaning of first element unclear% {GI2015:2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690">
            <text:p>690</text:p>
          </table:table-cell>
          <table:table-cell table:style-name="ce21" office:value-type="string">
            <text:p>thorn</text:p>
          </table:table-cell>
          <table:table-cell table:style-name="ce21" office:value-type="string">
            <text:p>espina</text:p>
          </table:table-cell>
          <table:table-cell table:style-name="ce23"/>
          <table:table-cell table:style-name="ce28"/>
          <table:table-cell table:style-name="ce29" office:value-type="string">
            <text:p>/pòta/ $pòtà$ (espina) @singular requires CL:rounded -a@ {GI2015:17}</text:p>
          </table:table-cell>
          <table:table-cell table:style-name="ce27" office:value-type="string">
            <text:p>/hotá/ $hòtá$ (espina) @singular requires CL:rounded -a@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691">
            <text:p>691</text:p>
          </table:table-cell>
          <table:table-cell table:style-name="ce21" office:value-type="string">
            <text:p>three</text:p>
          </table:table-cell>
          <table:table-cell table:style-name="ce21" office:value-type="string">
            <text:p>tres</text:p>
          </table:table-cell>
          <table:table-cell table:style-name="ce23"/>
          <table:table-cell table:style-name="ce28"/>
          <table:table-cell table:style-name="ce29" office:value-type="string">
            <text:p>/ítia-/ $ítíá$ (tres) @requires classifier suffix@ {GI2015:188}</text:p>
          </table:table-cell>
          <table:table-cell table:style-name="ce27" office:value-type="string">
            <text:p>/idíà/ $ìdíà$ (tres) @requires classifier suffix@ {GI1997:6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692">
            <text:p>692</text:p>
          </table:table-cell>
          <table:table-cell table:style-name="ce21" office:value-type="string">
            <text:p>throw (sth through the air, to another noun:person, NOT throw away)</text:p>
          </table:table-cell>
          <table:table-cell table:style-name="ce21" office:value-type="string">
            <text:p>tirar, echar</text:p>
          </table:table-cell>
          <table:table-cell table:style-name="ce23"/>
          <table:table-cell table:style-name="ce28"/>
          <table:table-cell table:style-name="ce29" office:value-type="string">
            <text:p>/rókà-hòó-/ $rókàhòó$ (lanzar, tirar a lo lejos) @compound: discard-send.far.away@ {GI2015:110}</text:p>
          </table:table-cell>
          <table:table-cell table:style-name="ce27" office:value-type="string">
            <text:p>/rokáL-~koáL-/ $ròkákõ̀ã̀$ (lanzar, tirar a lo lejos) @compound: discard-send.far.away@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693">
            <text:p>693</text:p>
          </table:table-cell>
          <table:table-cell table:style-name="ce21" office:value-type="string">
            <text:p>thunder (V)</text:p>
          </table:table-cell>
          <table:table-cell table:style-name="ce21" office:value-type="string">
            <text:p>tronar</text:p>
          </table:table-cell>
          <table:table-cell table:style-name="ce23"/>
          <table:table-cell table:style-name="ce28"/>
          <table:table-cell table:style-name="ce29" office:value-type="string">
            <text:p>/bɨ̀pó páá-/ $bɨ̀pó páá$ (trueno golpea) {GI2015:1}</text:p>
          </table:table-cell>
          <table:table-cell table:style-name="ce27" office:value-type="string">
            <text:p>/bɨhó ~ɟagó-/ $bɨ̀hó ɲã̀ŋṍ$ (trueno habla)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healing &amp; spirituality</text:p>
          </table:table-cell>
          <table:table-cell table:style-name="ce27" office:value-type="float" office:value="694">
            <text:p>694</text:p>
          </table:table-cell>
          <table:table-cell table:style-name="ce21" office:value-type="string">
            <text:p>thunder spirit (N)</text:p>
          </table:table-cell>
          <table:table-cell table:style-name="ce21" office:value-type="string">
            <text:p>trueno</text:p>
          </table:table-cell>
          <table:table-cell table:style-name="ce21"/>
          <table:table-cell table:style-name="ce26" office:value-type="string">
            <text:p>name of the spirit who causes thunder, or N "thunder" if no name (please note)</text:p>
          </table:table-cell>
          <table:table-cell table:style-name="ce29" office:value-type="string">
            <text:p>/bɨ̀pó/ $bɨ̀pó$ (trueno) @class is animate masculine@ {GI2015:89}</text:p>
          </table:table-cell>
          <table:table-cell table:style-name="ce27" office:value-type="string">
            <text:p>/bɨhó/ $bɨ̀hó$ (trueno) @class is animate masculine@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695">
            <text:p>695</text:p>
          </table:table-cell>
          <table:table-cell table:style-name="ce21" office:value-type="string">
            <text:p>tick</text:p>
          </table:table-cell>
          <table:table-cell table:style-name="ce21" office:value-type="string">
            <text:p>garrapata</text:p>
          </table:table-cell>
          <table:table-cell table:style-name="ce23"/>
          <table:table-cell table:style-name="ce28"/>
          <table:table-cell table:style-name="ce29" office:value-type="string">
            <text:p>/bàhe/ $bàhè$ (garrapata) @class is animate masculine@ {GI2015:63}</text:p>
          </table:table-cell>
          <table:table-cell table:style-name="ce27" office:value-type="string">
            <text:p>/bacé/ $bàt͜sé$ (garrapata) @class is animate masculine@ {GI2015:3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696">
            <text:p>696</text:p>
          </table:table-cell>
          <table:table-cell table:style-name="ce21" office:value-type="string">
            <text:p>tie (general)</text:p>
          </table:table-cell>
          <table:table-cell table:style-name="ce21" office:value-type="string">
            <text:p>amarrar, atar</text:p>
          </table:table-cell>
          <table:table-cell table:style-name="ce23"/>
          <table:table-cell table:style-name="ce28"/>
          <table:table-cell table:style-name="ce29" office:value-type="string">
            <text:p>/híà-/ $híà$ (amarrar, general) {GI2015:127}</text:p>
          </table:table-cell>
          <table:table-cell table:style-name="ce27" office:value-type="string">
            <text:p>/ciáL-/ $t͜sìá$ (amarrar, general)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697">
            <text:p>697</text:p>
          </table:table-cell>
          <table:table-cell table:style-name="ce21" office:value-type="string">
            <text:p>tie cord to itself, make loop</text:p>
          </table:table-cell>
          <table:table-cell table:style-name="ce21" office:value-type="string">
            <text:p>enrollar soga</text:p>
          </table:table-cell>
          <table:table-cell table:style-name="ce21"/>
          <table:table-cell table:style-name="ce22"/>
          <table:table-cell table:style-name="ce29" office:value-type="string">
            <text:p>/~túde-/ $tṹnẽ́$ (enrollar, ej algodón en una flecha o arcilla) {GI2015:38}, /dɨ́rèe-/ $dɨ́rèè$ (enrollarse, ej una serpiente) {GI2015:100}</text:p>
          </table:table-cell>
          <table:table-cell table:style-name="ce27" office:value-type="string">
            <text:p>/~túdè-/ $tṹnẽ̀$ (enrollar, ej algodón en una flecha o arcilla) {GI2015:2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698">
            <text:p>698</text:p>
          </table:table-cell>
          <table:table-cell table:style-name="ce66" office:value-type="string">
            <text:p>tie sth up (not w loop), bind sth with cord, NON-PLACT</text:p>
          </table:table-cell>
          <table:table-cell table:style-name="ce21" office:value-type="string">
            <text:p>amarrar</text:p>
          </table:table-cell>
          <table:table-cell table:style-name="ce21"/>
          <table:table-cell table:style-name="ce22"/>
          <table:table-cell table:style-name="ce29" office:value-type="string">
            <text:p>/híà-túù-/ $híàtúù$ (amarrar la canoa) %compound: tie-'lift'; source has no term 'tie sth up'% {GI2015:127}</text:p>
          </table:table-cell>
          <table:table-cell table:style-name="ce27" office:value-type="string">
            <text:p>/ciáL-tuúL-/ $t͜sìátùù$ (atar canoa con varias vueltas) %compound: tie-'lift'% {GI2015:7}, /ciáL-bedo-a-/ $t͜sìábèdòà$ (atar alrededor) %compound: tie-CL:bow-VBLZR, second element tones unknown% {GI2015: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699">
            <text:p>699</text:p>
          </table:table-cell>
          <table:table-cell table:style-name="ce21" office:value-type="string">
            <text:p>tie sth up (not w loop), bind sth with cord, PLACT</text:p>
          </table:table-cell>
          <table:table-cell table:style-name="ce21" office:value-type="string">
            <text:p>amarrar</text:p>
          </table:table-cell>
          <table:table-cell table:style-name="ce21"/>
          <table:table-cell table:style-name="ce22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700">
            <text:p>700</text:p>
          </table:table-cell>
          <table:table-cell table:style-name="ce21" office:value-type="string">
            <text:p>tobacco</text:p>
          </table:table-cell>
          <table:table-cell table:style-name="ce21" office:value-type="string">
            <text:p>tabaco</text:p>
          </table:table-cell>
          <table:table-cell table:style-name="ce23"/>
          <table:table-cell table:style-name="ce28"/>
          <table:table-cell table:style-name="ce29" office:value-type="string">
            <text:p>/~bɨ̀dó/ $mɨ̃̀nṍ$ (tabaco) {GI2015:87}</text:p>
          </table:table-cell>
          <table:table-cell table:style-name="ce27" office:value-type="string">
            <text:p>/~bɨdó/ $mɨ̃̀nṍ$ (tabaco) {GI2015:3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701">
            <text:p>701</text:p>
          </table:table-cell>
          <table:table-cell table:style-name="ce21" office:value-type="string">
            <text:p>toe</text:p>
          </table:table-cell>
          <table:table-cell table:style-name="ce21" office:value-type="string">
            <text:p>dedo de pie</text:p>
          </table:table-cell>
          <table:table-cell table:style-name="ce23"/>
          <table:table-cell table:style-name="ce28"/>
          <table:table-cell table:style-name="ce29" office:value-type="string">
            <text:p>/rɨ̀pó-~húà/ $rɨ̀póhṹã̀$ (dedo del pie) @dependent noun@ %compound: foot-finger% {GI2015:16}</text:p>
          </table:table-cell>
          <table:table-cell table:style-name="ce27" office:value-type="string">
            <text:p>/gɨbó-wacoa/ $gɨ̀bówát͜sóá$ (dedo del pie) @dependent noun@ %compound: foot-finger%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temporal</text:p>
          </table:table-cell>
          <table:table-cell table:style-name="ce27" office:value-type="float" office:value="702">
            <text:p>702</text:p>
          </table:table-cell>
          <table:table-cell table:style-name="ce21" office:value-type="string">
            <text:p>tomorrow</text:p>
          </table:table-cell>
          <table:table-cell table:style-name="ce21" office:value-type="string">
            <text:p>mañana</text:p>
          </table:table-cell>
          <table:table-cell table:style-name="ce21"/>
          <table:table-cell table:style-name="ce22"/>
          <table:table-cell table:style-name="ce29" office:value-type="string">
            <text:p>/bùhú-ɟe/ $bùhúɟé$ (mañana) %complex: dawn.VI-CL:quality% {GI2015:22}</text:p>
          </table:table-cell>
          <table:table-cell table:style-name="ce27" office:value-type="string">
            <text:p>/bucíɟɨ/ $bùt͜síɟɨ́$ (mañana) %synchronically unanalyzable%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703">
            <text:p>703</text:p>
          </table:table-cell>
          <table:table-cell table:style-name="ce21" office:value-type="string">
            <text:p>tongue</text:p>
          </table:table-cell>
          <table:table-cell table:style-name="ce21" office:value-type="string">
            <text:p>lengua</text:p>
          </table:table-cell>
          <table:table-cell table:style-name="ce23"/>
          <table:table-cell table:style-name="ce28"/>
          <table:table-cell table:style-name="ce29" office:value-type="string">
            <text:p>/~ɟèbe-rò/ $ɲẽ̀mẽ̀r̃õ̀$ (lengua) @dependent noun@ {GI2015:14}</text:p>
          </table:table-cell>
          <table:table-cell table:style-name="ce29" office:value-type="string">
            <text:p>/~ɟebé-ro/ $ɲẽ̀mẽ́r̃ṍ$ (lengua) @dependent noun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704">
            <text:p>704</text:p>
          </table:table-cell>
          <table:table-cell table:style-name="ce21" office:value-type="string">
            <text:p>tooth</text:p>
          </table:table-cell>
          <table:table-cell table:style-name="ce21" office:value-type="string">
            <text:p>diente</text:p>
          </table:table-cell>
          <table:table-cell table:style-name="ce23"/>
          <table:table-cell table:style-name="ce28"/>
          <table:table-cell table:style-name="ce29" office:value-type="string">
            <text:p>/òpí/ $òpí$ (diente) @dependent noun; collective, singular requires CL:rounded -a@ {GI2015:14}</text:p>
          </table:table-cell>
          <table:table-cell table:style-name="ce27" office:value-type="string">
            <text:p>/guhí-/ $gùhí$ (diente) @collective, singular requires CL:rounded@ {GI2015:1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animal:bird</text:p>
          </table:table-cell>
          <table:table-cell table:style-name="ce27" office:value-type="float" office:value="705">
            <text:p>705</text:p>
          </table:table-cell>
          <table:table-cell table:style-name="ce21" office:value-type="string">
            <text:p>toucan</text:p>
          </table:table-cell>
          <table:table-cell table:style-name="ce21" office:value-type="string">
            <text:p>tucán, pinsha</text:p>
          </table:table-cell>
          <table:table-cell table:style-name="ce23"/>
          <table:table-cell table:style-name="ce28"/>
          <table:table-cell table:style-name="ce29" office:value-type="string">
            <text:p>/ràhé/ $ràhé$ (tucán) @class is animate masculine@ {GI2015:26}</text:p>
          </table:table-cell>
          <table:table-cell table:style-name="ce27" office:value-type="string">
            <text:p>/racé/ $ràt͜sé$ (tucán) @class is animate masculine@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hunting</text:p>
          </table:table-cell>
          <table:table-cell table:style-name="ce27" office:value-type="float" office:value="706">
            <text:p>706</text:p>
          </table:table-cell>
          <table:table-cell table:style-name="ce21" office:value-type="string">
            <text:p>track, of an animal</text:p>
          </table:table-cell>
          <table:table-cell table:style-name="ce21" office:value-type="string">
            <text:p>rastrear</text:p>
          </table:table-cell>
          <table:table-cell table:style-name="ce23"/>
          <table:table-cell table:style-name="ce28"/>
          <table:table-cell table:style-name="ce29" office:value-type="string">
            <text:p>/ɨ̀há-/ $ɨ̀há$ (seguir, perseguir una presa, ir detrás, rastrear) @transitive verb@ {GI2015:191}</text:p>
          </table:table-cell>
          <table:table-cell table:style-name="ce27" office:value-type="string">
            <text:p>/ɨ̀há-/ $ɨ̀há$ (seguir, perseguir una presa, ir detrás, rastrear) @transitive verb@ {GI2015:19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707">
            <text:p>707</text:p>
          </table:table-cell>
          <table:table-cell table:style-name="ce21" office:value-type="string">
            <text:p>tree</text:p>
          </table:table-cell>
          <table:table-cell table:style-name="ce21" office:value-type="string">
            <text:p>árbol, palo</text:p>
          </table:table-cell>
          <table:table-cell table:style-name="ce23"/>
          <table:table-cell table:style-name="ce28"/>
          <table:table-cell table:style-name="ce29" office:value-type="string">
            <text:p>/ɟúkɨ/ $ɟúkɨ́$ (árbol, palo) @collective, singular requires CL:tree.trunk@ {GI2015:40}</text:p>
          </table:table-cell>
          <table:table-cell table:style-name="ce29" office:value-type="string">
            <text:p>/ɟukɨ́L/ $ɟùkɨ́$ (árbol, palo) @collective, singular requires CL:tree.trunk@ {GI2015:4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animal:bird</text:p>
          </table:table-cell>
          <table:table-cell table:style-name="ce27" office:value-type="float" office:value="708">
            <text:p>708</text:p>
          </table:table-cell>
          <table:table-cell table:style-name="ce21" office:value-type="string">
            <text:p>trumpeter, Psophia crepitans</text:p>
          </table:table-cell>
          <table:table-cell table:style-name="ce21" office:value-type="string">
            <text:p>trompetero</text:p>
          </table:table-cell>
          <table:table-cell table:style-name="ce23"/>
          <table:table-cell table:style-name="ce28"/>
          <table:table-cell table:style-name="ce29" office:value-type="string">
            <text:p>/~tɨ̀ɨ́tɨ̀/ $tɨ̃̀ɨ̃́tɨ̃̀$ (tente) @class is animate masculine@ {GI2015:44}</text:p>
          </table:table-cell>
          <table:table-cell table:style-name="ce29" office:value-type="string">
            <text:p>/~tɨ́ɨ̀tɨ/ $tɨ̃́ɨ̃̀tɨ̃̀$ (tente) @class is animate masculine@ {GI2015:2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 part</text:p>
          </table:table-cell>
          <table:table-cell table:style-name="ce27" office:value-type="float" office:value="709">
            <text:p>709</text:p>
          </table:table-cell>
          <table:table-cell table:style-name="ce21" office:value-type="string">
            <text:p>trunk (of tree)</text:p>
          </table:table-cell>
          <table:table-cell table:style-name="ce21" office:value-type="string">
            <text:p>tronco</text:p>
          </table:table-cell>
          <table:table-cell table:style-name="ce23"/>
          <table:table-cell table:style-name="ce28"/>
          <table:table-cell table:style-name="ce34" office:value-type="string">
            <text:p>/tùtu/ $tùtù$ (tronco erguido) {GI2015:40}, /~ùbu/ $ũ̀mũ̀$ (tronco caído) {GI2015:21}</text:p>
          </table:table-cell>
          <table:table-cell table:style-name="ce27" office:value-type="string">
            <text:p>/tutú/ $tùtú$ (tronco erguido), /~gúbu/ $ŋṹmṹ$ (tronco caído)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710">
            <text:p>710</text:p>
          </table:table-cell>
          <table:table-cell table:style-name="ce21" office:value-type="string">
            <text:p>tuber, Dioscorea sp.</text:p>
          </table:table-cell>
          <table:table-cell table:style-name="ce21" office:value-type="string">
            <text:p>sachapapa</text:p>
          </table:table-cell>
          <table:table-cell table:style-name="ce21"/>
          <table:table-cell table:style-name="ce22"/>
          <table:table-cell table:style-name="ce29" office:value-type="string">
            <text:p>/~ɟábo/ $ɲã́mṍ$ (ñame) {GI2015:40}</text:p>
          </table:table-cell>
          <table:table-cell table:style-name="ce29" office:value-type="string">
            <text:p>/~ɟabóL/ $ɲã̀mṍ$ (ñame) {GI2015:4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711">
            <text:p>711</text:p>
          </table:table-cell>
          <table:table-cell table:style-name="ce21" office:value-type="string">
            <text:p>turn (general), turn around in place exactly once (VI)</text:p>
          </table:table-cell>
          <table:table-cell table:style-name="ce21" office:value-type="string">
            <text:p>voltearse</text:p>
          </table:table-cell>
          <table:table-cell table:style-name="ce23"/>
          <table:table-cell table:style-name="ce28"/>
          <table:table-cell table:style-name="ce29" office:value-type="string">
            <text:p>/~ábè-hòré-/ $ã́mẽ̀hòré$ (darse vueltas en un solo lugar, dar una vuelta por el pueblo) %complex: RECIP-turn.around.VI, second element does not appear alone%, /~wàtí-hòré-/ $w̃ã̀tĩ́hòré$ (darse vueltas, dar una vuelta por el pueblo) %compound with incorporation: spirit-turn.around.VI% {GI2015:204}</text:p>
          </table:table-cell>
          <table:table-cell table:style-name="ce27" office:value-type="string">
            <text:p>/~gadíL-/ $ŋã̀nĩ́$ (dar vueltas uno mismo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712">
            <text:p>712</text:p>
          </table:table-cell>
          <table:table-cell table:style-name="ce21" office:value-type="string">
            <text:p>turn sth around, overturn sth, NON-PLACT (VT)</text:p>
          </table:table-cell>
          <table:table-cell table:style-name="ce21" office:value-type="string">
            <text:p>voltear</text:p>
          </table:table-cell>
          <table:table-cell table:style-name="ce23"/>
          <table:table-cell table:style-name="ce28"/>
          <table:table-cell table:style-name="ce29" office:value-type="string">
            <text:p>/~ábè-hòré-Hò-/ $ã́mẽ̀hòréò$ (voltear, dar vueltas a algo) %complex: RECIP-turn.around.VI-CAUS, no reciprocal semantics% {GI2015:204}</text:p>
          </table:table-cell>
          <table:table-cell table:style-name="ce42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713">
            <text:p>713</text:p>
          </table:table-cell>
          <table:table-cell table:style-name="ce21" office:value-type="string">
            <text:p>turn sth around, overturn sth, PLACT (VT)</text:p>
          </table:table-cell>
          <table:table-cell table:style-name="ce21" office:value-type="string">
            <text:p>voltear</text:p>
          </table:table-cell>
          <table:table-cell table:style-name="ce21"/>
          <table:table-cell table:style-name="ce22"/>
          <table:table-cell table:style-name="ce29" office:value-type="string">
            <text:p>DNE {GI2015}</text:p>
          </table:table-cell>
          <table:table-cell table:style-name="ce29" office:value-type="string">
            <text:p>DNE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714">
            <text:p>714</text:p>
          </table:table-cell>
          <table:table-cell table:style-name="ce21" office:value-type="string">
            <text:p>turtle, aquatic, general</text:p>
          </table:table-cell>
          <table:table-cell table:style-name="ce21" office:value-type="string">
            <text:p>tortuga (acuatica)</text:p>
          </table:table-cell>
          <table:table-cell table:style-name="ce21"/>
          <table:table-cell table:style-name="ce22"/>
          <table:table-cell table:style-name="ce29" office:value-type="string">
            <text:p>/ùu/ $ùù$ (tortuga) @class is animate masculine@ {GI2015:30}</text:p>
          </table:table-cell>
          <table:table-cell table:style-name="ce27" office:value-type="string">
            <text:p>/gúu/ $gúú$ (tortuga) @class is animate masculine@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aused motion</text:p>
          </table:table-cell>
          <table:table-cell table:style-name="ce27" office:value-type="float" office:value="715">
            <text:p>715</text:p>
          </table:table-cell>
          <table:table-cell table:style-name="ce21" office:value-type="string">
            <text:p>twist (VT), thigh spin</text:p>
          </table:table-cell>
          <table:table-cell table:style-name="ce21" office:value-type="string">
            <text:p>torcer (chambira, hilos, sogas), trenzar</text:p>
          </table:table-cell>
          <table:table-cell table:style-name="ce23"/>
          <table:table-cell table:style-name="ce28"/>
          <table:table-cell table:style-name="ce29" office:value-type="string">
            <text:p>/~òwía-/ $õ̀w̃ĩ́ã́$ (entorchar, fabricar cuerda) {GI2015:213}</text:p>
          </table:table-cell>
          <table:table-cell table:style-name="ce27" office:value-type="string">
            <text:p>/~oéL-/ $õ̀ẽ́$ (torcer, enrollar cuerda)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716">
            <text:p>716</text:p>
          </table:table-cell>
          <table:table-cell table:style-name="ce21" office:value-type="string">
            <text:p>twist, revolve (VI) until twisted</text:p>
          </table:table-cell>
          <table:table-cell table:style-name="ce21" office:value-type="string">
            <text:p>torcerse</text:p>
          </table:table-cell>
          <table:table-cell table:style-name="ce23"/>
          <table:table-cell table:style-name="ce28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quantification</text:p>
          </table:table-cell>
          <table:table-cell table:style-name="ce27" office:value-type="float" office:value="717">
            <text:p>717</text:p>
          </table:table-cell>
          <table:table-cell table:style-name="ce21" office:value-type="string">
            <text:p>two</text:p>
          </table:table-cell>
          <table:table-cell table:style-name="ce21" office:value-type="string">
            <text:p>dos</text:p>
          </table:table-cell>
          <table:table-cell table:style-name="ce23"/>
          <table:table-cell table:style-name="ce28"/>
          <table:table-cell table:style-name="ce29" office:value-type="string">
            <text:p>/pɨ́gà-/ $pɨ́gà$ (dos) @requires classifier suffix@ {GI2015:21}</text:p>
          </table:table-cell>
          <table:table-cell table:style-name="ce27" office:value-type="string">
            <text:p>/hɨ́à-/ $hɨ́à$ (dos) @requires classifier suffix@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stative</text:p>
          </table:table-cell>
          <table:table-cell table:style-name="ce27" office:value-type="float" office:value="718">
            <text:p>718</text:p>
          </table:table-cell>
          <table:table-cell table:style-name="ce21" office:value-type="string">
            <text:p>unripe</text:p>
          </table:table-cell>
          <table:table-cell table:style-name="ce21" office:value-type="string">
            <text:p>verde (fruta)</text:p>
          </table:table-cell>
          <table:table-cell table:style-name="ce23"/>
          <table:table-cell table:style-name="ce28"/>
          <table:table-cell table:style-name="ce29" office:value-type="string">
            <text:p>/~wíbà-/ $wĩ́mã̀$ (inmaduro, biche) @stative verb@ {GI2015:160}</text:p>
          </table:table-cell>
          <table:table-cell table:style-name="ce27" office:value-type="string">
            <text:p>/~wibáL-/ $w̃ĩ̀mã́$ (inmaduro, biche) @stative verb@ {GI2015:16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719">
            <text:p>719</text:p>
          </table:table-cell>
          <table:table-cell table:style-name="ce21" office:value-type="string">
            <text:p>untie (VT)</text:p>
          </table:table-cell>
          <table:table-cell table:style-name="ce21" office:value-type="string">
            <text:p>desatar</text:p>
          </table:table-cell>
          <table:table-cell table:style-name="ce23"/>
          <table:table-cell table:style-name="ce28"/>
          <table:table-cell table:style-name="ce29" office:value-type="string">
            <text:p>/kàráɟa-/ $kàráɟá$ (estar desatado, estar flojo o suelo, aflojarse, hablando ej de un nudo) @intransitive, 'untie' formed with causative kàráɟa-Hò- be.united-CAUS@ {GI2015:50}</text:p>
          </table:table-cell>
          <table:table-cell table:style-name="ce27" office:value-type="string">
            <text:p>/kadá-/ $kàdá$ (estar desatado, estar flojo o suelto, hablando ej de un nudo) @intransitive, transitive formed with kadá-o- be.untied-CAUS@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dverbial:location</text:p>
          </table:table-cell>
          <table:table-cell table:style-name="ce27" office:value-type="float" office:value="720">
            <text:p>720</text:p>
          </table:table-cell>
          <table:table-cell table:style-name="ce21" office:value-type="string">
            <text:p>upriver</text:p>
          </table:table-cell>
          <table:table-cell table:style-name="ce21" office:value-type="string">
            <text:p>río arriba</text:p>
          </table:table-cell>
          <table:table-cell table:style-name="ce23"/>
          <table:table-cell table:style-name="ce28"/>
          <table:table-cell table:style-name="ce29" office:value-type="string">
            <text:p>/-rɨ̀póto/ $rɨ̀pótò$ (rio arriba) @dependent noun@ %synchronically unanalyzable% {GI2015:118}</text:p>
          </table:table-cell>
          <table:table-cell table:style-name="ce27" office:value-type="string">
            <text:p>/wécika/ $wét͜síká$ (rio arriba), /waícika/ $wàít͜síká$ (rio arriba) %synchronically unanalyzable%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721">
            <text:p>721</text:p>
          </table:table-cell>
          <table:table-cell table:style-name="ce21" office:value-type="string">
            <text:p>urinate</text:p>
          </table:table-cell>
          <table:table-cell table:style-name="ce21" office:value-type="string">
            <text:p>orinar</text:p>
          </table:table-cell>
          <table:table-cell table:style-name="ce23"/>
          <table:table-cell table:style-name="ce28"/>
          <table:table-cell table:style-name="ce29" office:value-type="string">
            <text:p>/~ódè-/ $ṍnẽ̀$ (orinar) {GI2015:9}</text:p>
          </table:table-cell>
          <table:table-cell table:style-name="ce27" office:value-type="string">
            <text:p>/~godéL-/ $ŋõ̀nẽ́$ (orinar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722">
            <text:p>722</text:p>
          </table:table-cell>
          <table:table-cell table:style-name="ce21" office:value-type="string">
            <text:p>vagina</text:p>
          </table:table-cell>
          <table:table-cell table:style-name="ce21" office:value-type="string">
            <text:p>vagina</text:p>
          </table:table-cell>
          <table:table-cell table:style-name="ce23"/>
          <table:table-cell table:style-name="ce28"/>
          <table:table-cell table:style-name="ce29" office:value-type="string">
            <text:p>/~ɟàde/ $ɲã̀nẽ̀$ (pubis, sexo de la mujer) {GI2015:167}, /àpe/ $àpè$ (pubis, sexo de la mujer) {GI2015:15}</text:p>
          </table:table-cell>
          <table:table-cell table:style-name="ce27" office:value-type="string">
            <text:p>/ahé/ $àhé$ (sexo de la mujer)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723">
            <text:p>723</text:p>
          </table:table-cell>
          <table:table-cell table:style-name="ce21" office:value-type="string">
            <text:p>vein, artery</text:p>
          </table:table-cell>
          <table:table-cell table:style-name="ce21" office:value-type="string">
            <text:p>vena, arteria</text:p>
          </table:table-cell>
          <table:table-cell table:style-name="ce23"/>
          <table:table-cell table:style-name="ce28"/>
          <table:table-cell table:style-name="ce29" office:value-type="string">
            <text:p>/wáa-~we/ $wááw̃́ẽ́$ (vena) %compound: root-CL:filiform% {GI2015:16}</text:p>
          </table:table-cell>
          <table:table-cell table:style-name="ce27" office:value-type="string">
            <text:p>/wáa-~ba/ $wáámã́$ (vena, nervadura de hoja, fibra de fruta) %compound: root-CL:filiform% {GI2015:16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724">
            <text:p>724</text:p>
          </table:table-cell>
          <table:table-cell table:style-name="ce21" office:value-type="string">
            <text:p>village</text:p>
          </table:table-cell>
          <table:table-cell table:style-name="ce21" office:value-type="string">
            <text:p>pueblo, comunidad</text:p>
          </table:table-cell>
          <table:table-cell table:style-name="ce23"/>
          <table:table-cell table:style-name="ce28"/>
          <table:table-cell table:style-name="ce29" office:value-type="string">
            <text:p>/~báka/ $mã̀kã̀$ (claro de la maloca) {GI2015:64}</text:p>
          </table:table-cell>
          <table:table-cell table:style-name="ce27" office:value-type="string">
            <text:p>/~baká/ $mã̀kã́$ (claro de la maloca) {GI2015:21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body process</text:p>
          </table:table-cell>
          <table:table-cell table:style-name="ce27" office:value-type="float" office:value="725">
            <text:p>725</text:p>
          </table:table-cell>
          <table:table-cell table:style-name="ce21" office:value-type="string">
            <text:p>vomit</text:p>
          </table:table-cell>
          <table:table-cell table:style-name="ce21" office:value-type="string">
            <text:p>vomitar</text:p>
          </table:table-cell>
          <table:table-cell table:style-name="ce23"/>
          <table:table-cell table:style-name="ce28"/>
          <table:table-cell table:style-name="ce29" office:value-type="string">
            <text:p>/~bɨ́ɟo-/ $mɨ̃́ɲṍ$ (vomitar) {GI2015:90}</text:p>
          </table:table-cell>
          <table:table-cell table:style-name="ce27" office:value-type="string">
            <text:p>/~bɨ́ɟò-/ $mɨ̃́ɲõ̀$ (vomitar) {GI2015: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animal:bird</text:p>
          </table:table-cell>
          <table:table-cell table:style-name="ce27" office:value-type="float" office:value="726">
            <text:p>726</text:p>
          </table:table-cell>
          <table:table-cell table:style-name="ce21" office:value-type="string">
            <text:p>vulture</text:p>
          </table:table-cell>
          <table:table-cell table:style-name="ce21" office:value-type="string">
            <text:p>buitre, gallinazo</text:p>
          </table:table-cell>
          <table:table-cell table:style-name="ce23"/>
          <table:table-cell table:style-name="ce28"/>
          <table:table-cell table:style-name="ce29" office:value-type="string">
            <text:p>/ɟúká/ $ɟúkú$ (gallinazo) @class is masculine animate@ {GI2015:29}</text:p>
          </table:table-cell>
          <table:table-cell table:style-name="ce34" office:value-type="string">
            <text:p>/ɟukáL/ $ɟùká$ (gallinazo) @class is animate masculine@ {GI2015:2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727">
            <text:p>727</text:p>
          </table:table-cell>
          <table:table-cell table:style-name="ce21" office:value-type="string">
            <text:p>waist/hips</text:p>
          </table:table-cell>
          <table:table-cell table:style-name="ce27" office:value-type="string">
            <text:p>cintura, cadera</text:p>
          </table:table-cell>
          <table:table-cell table:style-name="ce23"/>
          <table:table-cell table:style-name="ce28"/>
          <table:table-cell table:style-name="ce29" office:value-type="string">
            <text:p>/ìhí-~kùbu-rò/ $ìhíkṹmũ̀r̃õ̀$ (caderas) %compound: buttocks-bench-CL:oblong% {GI2015:15}</text:p>
          </table:table-cell>
          <table:table-cell table:style-name="ce27" office:value-type="string">
            <text:p>/icí-~kúbu-ro/ $ìt͜síkṹmũ̀r̃õ̀$ (caderas) %compound: buttocks-bench-CL:oblong% %alternative surface LHLLL% {GI2015:18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728">
            <text:p>728</text:p>
          </table:table-cell>
          <table:table-cell table:style-name="ce21" office:value-type="string">
            <text:p>wait for</text:p>
          </table:table-cell>
          <table:table-cell table:style-name="ce21" office:value-type="string">
            <text:p>esperar</text:p>
          </table:table-cell>
          <table:table-cell table:style-name="ce23"/>
          <table:table-cell table:style-name="ce28"/>
          <table:table-cell table:style-name="ce29" office:value-type="string">
            <text:p>/ɟúù-/ $ɟúù$ (esperar) {GI2015:179}</text:p>
          </table:table-cell>
          <table:table-cell table:style-name="ce27" office:value-type="string">
            <text:p>/ɟúù-/ $ɟúù$ (esperar)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729">
            <text:p>729</text:p>
          </table:table-cell>
          <table:table-cell table:style-name="ce21" office:value-type="string">
            <text:p>wake up, VI</text:p>
          </table:table-cell>
          <table:table-cell table:style-name="ce21" office:value-type="string">
            <text:p>despertarse</text:p>
          </table:table-cell>
          <table:table-cell table:style-name="ce23"/>
          <table:table-cell table:style-name="ce28"/>
          <table:table-cell table:style-name="ce29" office:value-type="string">
            <text:p>/ɟópì-/ $ɟópì$ (despertarse) %in serial verbs means 'do upon waking up'% {GI2015:178)</text:p>
          </table:table-cell>
          <table:table-cell table:style-name="ce27" office:value-type="string">
            <text:p>/ɟuhíL-/ $ɟùhí$ (despertarse)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other</text:p>
          </table:table-cell>
          <table:table-cell table:style-name="ce27" office:value-type="float" office:value="730">
            <text:p>730</text:p>
          </table:table-cell>
          <table:table-cell table:style-name="ce21" office:value-type="string">
            <text:p>wake up, VT</text:p>
          </table:table-cell>
          <table:table-cell table:style-name="ce21" office:value-type="string">
            <text:p>despertar</text:p>
          </table:table-cell>
          <table:table-cell table:style-name="ce23"/>
          <table:table-cell table:style-name="ce28"/>
          <table:table-cell table:style-name="ce29" office:value-type="string">
            <text:p>/ɟópì-Hò-/ $ɟópíò$ (despertar a alguien) %complex: wake.up.VI-CAUS% {GI2015:178}</text:p>
          </table:table-cell>
          <table:table-cell table:style-name="ce27" office:value-type="string">
            <text:p>/ɟuhíL-o/ $ɟùhíò$ (despertar a alguien) %complex: wake.up.VI-CAUS%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otion</text:p>
          </table:table-cell>
          <table:table-cell table:style-name="ce27" office:value-type="float" office:value="731">
            <text:p>731</text:p>
          </table:table-cell>
          <table:table-cell table:style-name="ce21" office:value-type="string">
            <text:p>walk</text:p>
          </table:table-cell>
          <table:table-cell table:style-name="ce21" office:value-type="string">
            <text:p>caminar</text:p>
          </table:table-cell>
          <table:table-cell table:style-name="ce23"/>
          <table:table-cell table:style-name="ce28"/>
          <table:table-cell table:style-name="ce29" office:value-type="string">
            <text:p>/àá-~tèɟá-/ $àátẽ̀ɲã́$ (pasear) %compound: go-wander.about??, second element does not appear independently% %'walk' = 'go'% {GI2015:31}</text:p>
          </table:table-cell>
          <table:table-cell table:style-name="ce27" office:value-type="string">
            <text:p>/waá-kudíL-/ $wàákùdí$ (pasear) %complex: go-wander.about??, second element does not occur independently% %'walk' = 'go'% {GI2015:1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material culture</text:p>
          </table:table-cell>
          <table:table-cell table:style-name="ce27" office:value-type="float" office:value="732">
            <text:p>732</text:p>
          </table:table-cell>
          <table:table-cell table:style-name="ce21" office:value-type="string">
            <text:p>wall, fence</text:p>
          </table:table-cell>
          <table:table-cell table:style-name="ce21" office:value-type="string">
            <text:p>pared, cerco</text:p>
          </table:table-cell>
          <table:table-cell table:style-name="ce23"/>
          <table:table-cell table:style-name="ce28"/>
          <table:table-cell table:style-name="ce29" office:value-type="string">
            <text:p>/~kúdi/ $kṹnĩ́$ (palisada, cacurí) @dependent noun@ %definitely means 'pile of logs, palisada,' may or may not mean 'wall e.g. of house'% {GI2015:55}</text:p>
          </table:table-cell>
          <table:table-cell table:style-name="ce27" office:value-type="string">
            <text:p>/~kɨ́di/ $kɨ̃́nĩ́$ (palisada) %see note on definition in Tatuyo% {GI2015:5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gnition</text:p>
          </table:table-cell>
          <table:table-cell table:style-name="ce27" office:value-type="float" office:value="733">
            <text:p>733</text:p>
          </table:table-cell>
          <table:table-cell table:style-name="ce21" office:value-type="string">
            <text:p>want</text:p>
          </table:table-cell>
          <table:table-cell table:style-name="ce21" office:value-type="string">
            <text:p>querer</text:p>
          </table:table-cell>
          <table:table-cell table:style-name="ce23"/>
          <table:table-cell table:style-name="ce28"/>
          <table:table-cell table:style-name="ce29" office:value-type="string">
            <text:p>/bóò-/ $bóò$ (querer, gustar) {GI2015:65}</text:p>
          </table:table-cell>
          <table:table-cell table:style-name="ce27" office:value-type="string">
            <text:p>/boháL-/ $bòhá$ (querer, gustar)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734">
            <text:p>734</text:p>
          </table:table-cell>
          <table:table-cell table:style-name="ce21" office:value-type="string">
            <text:p>wash</text:p>
          </table:table-cell>
          <table:table-cell table:style-name="ce21" office:value-type="string">
            <text:p>lavar</text:p>
          </table:table-cell>
          <table:table-cell table:style-name="ce23"/>
          <table:table-cell table:style-name="ce28"/>
          <table:table-cell table:style-name="ce29" office:value-type="string">
            <text:p>/kóhè-/ $kóhè$ (lavar, limpiar, borrar) {GI2015:54}</text:p>
          </table:table-cell>
          <table:table-cell table:style-name="ce27" office:value-type="string">
            <text:p>/kóè-/ $kóè$ (lavar, borrar)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735">
            <text:p>735</text:p>
          </table:table-cell>
          <table:table-cell table:style-name="ce21" office:value-type="string">
            <text:p>wasp, general</text:p>
          </table:table-cell>
          <table:table-cell table:style-name="ce21" office:value-type="string">
            <text:p>avispa</text:p>
          </table:table-cell>
          <table:table-cell table:style-name="ce23"/>
          <table:table-cell table:style-name="ce28"/>
          <table:table-cell table:style-name="ce29" office:value-type="string">
            <text:p>/útià/ $útíà$ (avispa) @class is collective animate, singular requires singulative -~bɨ@ {GI2015:33}</text:p>
          </table:table-cell>
          <table:table-cell table:style-name="ce27" office:value-type="string">
            <text:p>/utíà/ $ùtíà$ (avispa) @class is collective animate, singular requires singulative -~bɨ@ {GI2015:3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736">
            <text:p>736</text:p>
          </table:table-cell>
          <table:table-cell table:style-name="ce21" office:value-type="string">
            <text:p>water</text:p>
          </table:table-cell>
          <table:table-cell table:style-name="ce21" office:value-type="string">
            <text:p>agua</text:p>
          </table:table-cell>
          <table:table-cell table:style-name="ce23"/>
          <table:table-cell table:style-name="ce28"/>
          <table:table-cell table:style-name="ce29" office:value-type="string">
            <text:p>/ókò/ $ókò$ (agua, líquido) {GI2015:209}</text:p>
          </table:table-cell>
          <table:table-cell table:style-name="ce27" office:value-type="string">
            <text:p>/okóL/ $òkó$ (agua, líquido) {GI2015:2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737">
            <text:p>737</text:p>
          </table:table-cell>
          <table:table-cell table:style-name="ce21" office:value-type="string">
            <text:p>weave (leaves into basket)</text:p>
          </table:table-cell>
          <table:table-cell table:style-name="ce21" office:value-type="string">
            <text:p>tejer hoja</text:p>
          </table:table-cell>
          <table:table-cell table:style-name="ce21"/>
          <table:table-cell table:style-name="ce22"/>
          <table:table-cell table:style-name="ce29" office:value-type="string">
            <text:p>/húa-/ $húá$ (tejer canasto, poner algo en una horqueta o detrás de la oreja) {GI2015:136}</text:p>
          </table:table-cell>
          <table:table-cell table:style-name="ce27" office:value-type="string">
            <text:p>/cuáL-/ $t͜sùá$ (tejer canasto) {GI2015: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738">
            <text:p>738</text:p>
          </table:table-cell>
          <table:table-cell table:style-name="ce21" office:value-type="string">
            <text:p>weave (leaves into thatch)</text:p>
          </table:table-cell>
          <table:table-cell table:style-name="ce21" office:value-type="string">
            <text:p>tejer crizneja</text:p>
          </table:table-cell>
          <table:table-cell table:style-name="ce21"/>
          <table:table-cell table:style-name="ce22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739">
            <text:p>739</text:p>
          </table:table-cell>
          <table:table-cell table:style-name="ce21" office:value-type="string">
            <text:p>weave (thread or cord)</text:p>
          </table:table-cell>
          <table:table-cell table:style-name="ce21" office:value-type="string">
            <text:p>tejer, trenzar</text:p>
          </table:table-cell>
          <table:table-cell table:style-name="ce21"/>
          <table:table-cell table:style-name="ce22"/>
          <table:table-cell table:style-name="ce49" office:value-type="string">
            <text:p>/bìó-/ $bìó$ (fabricar objetos de cuerda, apretar, sellar boca de cerbatana con breo) {GI2015:74}</text:p>
          </table:table-cell>
          <table:table-cell table:style-name="ce49" office:value-type="string">
            <text:p>/bíò-/ $bíò$ (fabricar objetos de cuerda, trenzar guindo de hamaca) {GI2015:6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740">
            <text:p>740</text:p>
          </table:table-cell>
          <table:table-cell table:style-name="ce21" office:value-type="string">
            <text:p>weed (V)</text:p>
          </table:table-cell>
          <table:table-cell table:style-name="ce21" office:value-type="string">
            <text:p>cultivar, desyerbar</text:p>
          </table:table-cell>
          <table:table-cell table:style-name="ce23"/>
          <table:table-cell table:style-name="ce28"/>
          <table:table-cell table:style-name="ce27" office:value-type="string">
            <text:p>/wɨ́gè-/ $wɨ́gè$ (desyerbar) {GI2015:164}</text:p>
          </table:table-cell>
          <table:table-cell table:style-name="ce27" office:value-type="string">
            <text:p>/wɨ́è-/ $wɨ́è$ (desyerbar) {GI2015:2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741">
            <text:p>741</text:p>
          </table:table-cell>
          <table:table-cell table:style-name="ce21" office:value-type="string">
            <text:p>whisper</text:p>
          </table:table-cell>
          <table:table-cell table:style-name="ce21" office:value-type="string">
            <text:p>susurrar</text:p>
          </table:table-cell>
          <table:table-cell table:style-name="ce23"/>
          <table:table-cell table:style-name="ce28"/>
          <table:table-cell table:style-name="ce41" office:value-type="string">
            <text:p>ND?? {GI2015}</text:p>
          </table:table-cell>
          <table:table-cell table:style-name="ce41" office:value-type="string">
            <text:p>ND??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communication</text:p>
          </table:table-cell>
          <table:table-cell table:style-name="ce27" office:value-type="float" office:value="742">
            <text:p>742</text:p>
          </table:table-cell>
          <table:table-cell table:style-name="ce21" office:value-type="string">
            <text:p>whistle</text:p>
          </table:table-cell>
          <table:table-cell table:style-name="ce21" office:value-type="string">
            <text:p>silbar</text:p>
          </table:table-cell>
          <table:table-cell table:style-name="ce23"/>
          <table:table-cell table:style-name="ce28"/>
          <table:table-cell table:style-name="ce29" office:value-type="string">
            <text:p>/~wípò-/ $w̃ĩ́põ̀$ (silbar) {GI2015:161}</text:p>
          </table:table-cell>
          <table:table-cell table:style-name="ce27" office:value-type="string">
            <text:p>/~wihóL-/ $w̃ĩ̀h̃ṍ$ (silbar) {GI2015:2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kinship</text:p>
          </table:table-cell>
          <table:table-cell table:style-name="ce27" office:value-type="float" office:value="743">
            <text:p>743</text:p>
          </table:table-cell>
          <table:table-cell table:style-name="ce21" office:value-type="string">
            <text:p>wife</text:p>
          </table:table-cell>
          <table:table-cell table:style-name="ce21" office:value-type="string">
            <text:p>esposa</text:p>
          </table:table-cell>
          <table:table-cell table:style-name="ce23"/>
          <table:table-cell table:style-name="ce28"/>
          <table:table-cell table:style-name="ce29" office:value-type="string">
            <text:p>/~dɨ̀b-o/ $nɨ̃̀mõ̀$ (esposa) @dependent noun@ %complex: root-CL:fem% {GI2015:9}</text:p>
          </table:table-cell>
          <table:table-cell table:style-name="ce27" office:value-type="string">
            <text:p>/~bádah-o/ $mã́nã́h̃ṍ$ (esposa) @dependent noun@ %complex: spouse-CL:fem%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744">
            <text:p>744</text:p>
          </table:table-cell>
          <table:table-cell table:style-name="ce21" office:value-type="string">
            <text:p>wild cane (Sagittatum sp.)</text:p>
          </table:table-cell>
          <table:table-cell table:style-name="ce21" office:value-type="string">
            <text:p>caña brava</text:p>
          </table:table-cell>
          <table:table-cell table:style-name="ce23"/>
          <table:table-cell table:style-name="ce28"/>
          <table:table-cell table:style-name="ce29" office:value-type="string">
            <text:p>/wɨ́ɨ̀/ $wɨ́ɨ̀$ (caña de guaruma) {GI2015:40}</text:p>
          </table:table-cell>
          <table:table-cell table:style-name="ce27" office:value-type="string">
            <text:p>/wɨhɨ́L/ $wɨ̀hɨ́$ (caña de guarumá) {GI2015:4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lant</text:p>
          </table:table-cell>
          <table:table-cell table:style-name="ce27" office:value-type="float" office:value="745">
            <text:p>745</text:p>
          </table:table-cell>
          <table:table-cell table:style-name="ce33" office:value-type="string">
            <text:p>wild noun:plantain</text:p>
          </table:table-cell>
          <table:table-cell table:style-name="ce21" office:value-type="string">
            <text:p>plátano (silvestre)</text:p>
          </table:table-cell>
          <table:table-cell table:style-name="ce23"/>
          <table:table-cell table:style-name="ce28"/>
          <table:table-cell table:style-name="ce30" office:value-type="string">
            <text:p>/ɟèbá-óo/ $ɟèbáóó$ (plátano silvestre) %compound: culture.hero-plantain% {GI2015:}</text:p>
          </table:table-cell>
          <table:table-cell table:style-name="ce27" office:value-type="string">
            <text:p>ND {GI20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natural world</text:p>
          </table:table-cell>
          <table:table-cell table:style-name="ce27" office:value-type="float" office:value="746">
            <text:p>746</text:p>
          </table:table-cell>
          <table:table-cell table:style-name="ce21" office:value-type="string">
            <text:p>wind</text:p>
          </table:table-cell>
          <table:table-cell table:style-name="ce21" office:value-type="string">
            <text:p>viento</text:p>
          </table:table-cell>
          <table:table-cell table:style-name="ce23"/>
          <table:table-cell table:style-name="ce28"/>
          <table:table-cell table:style-name="ce29" office:value-type="string">
            <text:p>/~wìdó/ $w̃ĩ̀nṍ$ (viento) %more frequent variant%, /~bìdó/ $mĩ̀nṍ$ (viento) {GI2015:22}</text:p>
          </table:table-cell>
          <table:table-cell table:style-name="ce27" office:value-type="string">
            <text:p>/~widó/ $w̃ĩ̀nṍ$ (viento), /~bidó/ $mĩ̀nṍ$ (viento) {GI2015:22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747">
            <text:p>747</text:p>
          </table:table-cell>
          <table:table-cell table:style-name="ce21" office:value-type="string">
            <text:p>wing</text:p>
          </table:table-cell>
          <table:table-cell table:style-name="ce21" office:value-type="string">
            <text:p>ala</text:p>
          </table:table-cell>
          <table:table-cell table:style-name="ce23"/>
          <table:table-cell table:style-name="ce28"/>
          <table:table-cell table:style-name="ce29" office:value-type="string">
            <text:p>/kéè-rɨ́pɨ̀/ $kéèrɨ́pɨ́̀$ (ala) %compound: 'pedunculo-rama', leaf.stem,bottom-branch% {GI2015:51}</text:p>
          </table:table-cell>
          <table:table-cell table:style-name="ce27" office:value-type="string">
            <text:p>/kée-rɨ́hɨ̀/ $kéérɨ́hɨ̀$ (ala) %compound: 'pedunculo-rama', leaf.stem,bottom-branch% {GI2015:17,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748">
            <text:p>748</text:p>
          </table:table-cell>
          <table:table-cell table:style-name="ce21" office:value-type="string">
            <text:p>wipe</text:p>
          </table:table-cell>
          <table:table-cell table:style-name="ce21" office:value-type="string">
            <text:p>borrar, limpiar frotando</text:p>
          </table:table-cell>
          <table:table-cell table:style-name="ce23"/>
          <table:table-cell table:style-name="ce28"/>
          <table:table-cell table:style-name="ce29" office:value-type="string">
            <text:p>/kóhè-/ $kóhè$ (lavar, limpiar, borrar) {GI2015:54}</text:p>
          </table:table-cell>
          <table:table-cell table:style-name="ce27" office:value-type="string">
            <text:p>/kóè-/ $kóè$ (lavar, borrar) {GI2015:1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healing &amp; spirtuality</text:p>
          </table:table-cell>
          <table:table-cell table:style-name="ce27" office:value-type="float" office:value="749">
            <text:p>749</text:p>
          </table:table-cell>
          <table:table-cell table:style-name="ce21" office:value-type="string">
            <text:p>witch, shaman</text:p>
          </table:table-cell>
          <table:table-cell table:style-name="ce21" office:value-type="string">
            <text:p>brujo, chamán, payé, médico, curandero, etc.</text:p>
          </table:table-cell>
          <table:table-cell table:style-name="ce21"/>
          <table:table-cell table:style-name="ce26" office:value-type="string">
            <text:p>note if = JAGUAR</text:p>
          </table:table-cell>
          <table:table-cell table:style-name="ce29" office:value-type="string">
            <text:p>/~kùbu/ $kũ̀mũ̀$ (banco, esp de arbol, chamán) %in sense 'shaman' does not have classifier% {GI2015:55}, /ɟài/ $ɟàì$ (jaguar, chamán) @class is animate masculine@ {GI2015:167}</text:p>
          </table:table-cell>
          <table:table-cell table:style-name="ce27" office:value-type="string">
            <text:p>/~kúbu/ $kṹmṹ$ (banco, esp de arbol, chamán) %in sense 'shaman' does not have classifier%, /ɟái/ $ɟáí$ (jaguar, chamán) @class is animate masculine@ {GI2015:31} {GI2015:3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750">
            <text:p>750</text:p>
          </table:table-cell>
          <table:table-cell table:style-name="ce21" office:value-type="string">
            <text:p>woman</text:p>
          </table:table-cell>
          <table:table-cell table:style-name="ce21" office:value-type="string">
            <text:p>mujer</text:p>
          </table:table-cell>
          <table:table-cell table:style-name="ce23"/>
          <table:table-cell table:style-name="ce28"/>
          <table:table-cell table:style-name="ce29" office:value-type="string">
            <text:p>/ká-~ròbi-o/ $kár̃õ̀mĩ̀õ̀$ (mujer) %complex: ??-womankind-CL:fem% {GI2015:10}</text:p>
          </table:table-cell>
          <table:table-cell table:style-name="ce27" office:value-type="string">
            <text:p>/~róbì-o/ $r̃ṍmĩ̀õ̀$ (mujer) %complex: womankind-CL:fem%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animal</text:p>
          </table:table-cell>
          <table:table-cell table:style-name="ce27" office:value-type="float" office:value="751">
            <text:p>751</text:p>
          </table:table-cell>
          <table:table-cell table:style-name="ce21" office:value-type="string">
            <text:p>woolly monkey, Lagothrix spp.</text:p>
          </table:table-cell>
          <table:table-cell table:style-name="ce21" office:value-type="string">
            <text:p>(mono) choro</text:p>
          </table:table-cell>
          <table:table-cell table:style-name="ce23"/>
          <table:table-cell table:style-name="ce28"/>
          <table:table-cell table:style-name="ce29" office:value-type="string">
            <text:p>/héè/ $héè$ (churuco, Lagothrix) @requires CL:masc -ɨ &gt; héìì or CL:anim.pl@ {GI2015:30}</text:p>
          </table:table-cell>
          <table:table-cell table:style-name="ce36" office:value-type="string">
            <text:p>/céa/ $t͜séá$ (churuco, Lagothrix) @requires CL:masc -ɨ &gt; t͜séɨ́ɨ́ or CL:anim.pl@ {GI2015:3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labor</text:p>
          </table:table-cell>
          <table:table-cell table:style-name="ce27" office:value-type="float" office:value="752">
            <text:p>752</text:p>
          </table:table-cell>
          <table:table-cell table:style-name="ce21" office:value-type="string">
            <text:p>work (VI)</text:p>
          </table:table-cell>
          <table:table-cell table:style-name="ce21" office:value-type="string">
            <text:p>trabajar</text:p>
          </table:table-cell>
          <table:table-cell table:style-name="ce23"/>
          <table:table-cell table:style-name="ce28"/>
          <table:table-cell table:style-name="ce29" office:value-type="string">
            <text:p>/páà-/ $páà$ (trabajar, manipular con las manos) {GI2015:1}</text:p>
          </table:table-cell>
          <table:table-cell table:style-name="ce27" office:value-type="string">
            <text:p>/~boáL-/ $mõ̀ã́$ (trabajar, manipular con las manos) {GI2015: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753">
            <text:p>753</text:p>
          </table:table-cell>
          <table:table-cell table:style-name="ce21" office:value-type="string">
            <text:p>worm, earthworm, NOT parasitic</text:p>
          </table:table-cell>
          <table:table-cell table:style-name="ce21" office:value-type="string">
            <text:p>lombriz</text:p>
          </table:table-cell>
          <table:table-cell table:style-name="ce23"/>
          <table:table-cell table:style-name="ce28"/>
          <table:table-cell table:style-name="ce29" office:value-type="string">
            <text:p>/~wàhíà/ $w̃ã̀h̃ĩ́ã̀$ (gusano de tierra, gusano intestinal) @class is animate collective, singular requires singulative -~bɨ@ {GI2015:148}</text:p>
          </table:table-cell>
          <table:table-cell table:style-name="ce29" office:value-type="string">
            <text:p>/~wacíà/ $w̃ã̀t͜sĩ́ã̀$ (gusano de tierra) @class is animate collective, singular requires singulative -~bɨ@ {GI2015:14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insect</text:p>
          </table:table-cell>
          <table:table-cell table:style-name="ce27" office:value-type="float" office:value="754">
            <text:p>754</text:p>
          </table:table-cell>
          <table:table-cell table:style-name="ce21" office:value-type="string">
            <text:p>worm, parasitic, internal</text:p>
          </table:table-cell>
          <table:table-cell table:style-name="ce21" office:value-type="string">
            <text:p>gusano, lombriz</text:p>
          </table:table-cell>
          <table:table-cell table:style-name="ce23"/>
          <table:table-cell table:style-name="ce28"/>
          <table:table-cell table:style-name="ce29" office:value-type="string">
            <text:p>/~wàhíà/ $w̃ã̀h̃ĩ́ã̀$ (gusano de tierra, gusano intestinal) @class is animate collective, singular requires singulative -~bɨ@ {GI2015:148}</text:p>
          </table:table-cell>
          <table:table-cell table:style-name="ce29" office:value-type="string">
            <text:p>/~wacíà/ $w̃ã̀t͜sĩ́ã̀$ (gusano de tierra) @class is animate collective, singular requires singulative -~bɨ@ {GI2015:148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755">
            <text:p>755</text:p>
          </table:table-cell>
          <table:table-cell table:style-name="ce21" office:value-type="string">
            <text:p>wound (N)</text:p>
          </table:table-cell>
          <table:table-cell table:style-name="ce21" office:value-type="string">
            <text:p>herida</text:p>
          </table:table-cell>
          <table:table-cell table:style-name="ce23"/>
          <table:table-cell table:style-name="ce28"/>
          <table:table-cell table:style-name="ce29" office:value-type="string">
            <text:p>/~kàbi-ro/ $kã̀mĩ̀r̃õ̀$ (herida) @alienable noun but can be possessed with kɨ́tɨ-@ %compound: root-CL:oblong% {GI2015:46}</text:p>
          </table:table-cell>
          <table:table-cell table:style-name="ce27" office:value-type="string">
            <text:p>/~kámi-ro/ $kã́mĩ́r̃ṍ$ (herida) {GI2015:17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verb:manipulation</text:p>
          </table:table-cell>
          <table:table-cell table:style-name="ce27" office:value-type="float" office:value="756">
            <text:p>756</text:p>
          </table:table-cell>
          <table:table-cell table:style-name="ce21" office:value-type="string">
            <text:p>wrap (VT)</text:p>
          </table:table-cell>
          <table:table-cell table:style-name="ce21" office:value-type="string">
            <text:p>envolver</text:p>
          </table:table-cell>
          <table:table-cell table:style-name="ce23"/>
          <table:table-cell table:style-name="ce28"/>
          <table:table-cell table:style-name="ce29" office:value-type="string">
            <text:p>/~ùbáa-/ $ũ̀mã́ã́$ (envolver) {GI2015:24}</text:p>
          </table:table-cell>
          <table:table-cell table:style-name="ce27" office:value-type="string">
            <text:p>/~úbàa-/ $ṹmã̀ã̀$ (envolver) {GI2015: 24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body part</text:p>
          </table:table-cell>
          <table:table-cell table:style-name="ce27" office:value-type="float" office:value="757">
            <text:p>757</text:p>
          </table:table-cell>
          <table:table-cell table:style-name="ce21" office:value-type="string">
            <text:p>wrist</text:p>
          </table:table-cell>
          <table:table-cell table:style-name="ce21" office:value-type="string">
            <text:p>muñeca</text:p>
          </table:table-cell>
          <table:table-cell table:style-name="ce23"/>
          <table:table-cell table:style-name="ce28"/>
          <table:table-cell table:style-name="ce29" office:value-type="string">
            <text:p>/~wàbó-béà/ $w̃ã̀mṍbéà$ (muñeca) %complex: hand-??, meaning of second element unclear% {GI2015:15}</text:p>
          </table:table-cell>
          <table:table-cell table:style-name="ce27" office:value-type="string">
            <text:p>/~ábo-béà/ $ã́mṍbéà$ (muñeca) %complex: hand-??, meaning of second element% {GI2015:15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758">
            <text:p>758</text:p>
          </table:table-cell>
          <table:table-cell table:style-name="ce27" office:value-type="string">
            <text:p>young person, young man, young woman</text:p>
          </table:table-cell>
          <table:table-cell table:style-name="ce21" office:value-type="string">
            <text:p>joven, señorita, chica</text:p>
          </table:table-cell>
          <table:table-cell table:style-name="ce23"/>
          <table:table-cell table:style-name="ce26" office:value-type="string">
            <text:p>note if young.man and young.woman if not transparently formed from same root w/ classifier</text:p>
          </table:table-cell>
          <table:table-cell table:style-name="ce29" office:value-type="string">
            <text:p>/ká-~wàbá-o/ $káw̃ã̀mã́ṍ$ (mujer joven) %complex: ??-new.N-CL:fem%, /ká-~wàbá-ɨ/ $káw̃ã̀mã́ɨ̃́$ (hombre joven) %complex: ??-new.N-CL:masc% (hombre joven) {GI2015:10}</text:p>
          </table:table-cell>
          <table:table-cell table:style-name="ce29" office:value-type="string">
            <text:p>/~bába-o/ $mã́mṍṍ$ (mujer joven) %complex: new.N-CL:fem%, /~bába-ɨ/ $mã́mɨ̃́ɨ̃́$ (hombre joven) {GI2015:10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style-name="ce21" office:value-type="string">
            <text:p>noun:person</text:p>
          </table:table-cell>
          <table:table-cell table:style-name="ce27" office:value-type="float" office:value="759">
            <text:p>759</text:p>
          </table:table-cell>
          <table:table-cell table:style-name="ce21" office:value-type="string">
            <text:p>younger sibling, younger brother, younger sister</text:p>
          </table:table-cell>
          <table:table-cell table:style-name="ce21" office:value-type="string">
            <text:p>hermano/hermana menor</text:p>
          </table:table-cell>
          <table:table-cell table:style-name="ce23"/>
          <table:table-cell table:style-name="ce26" office:value-type="string">
            <text:p>note if yB and yZ if not transparently formed from same root w/ classifier</text:p>
          </table:table-cell>
          <table:table-cell table:style-name="ce29" office:value-type="string">
            <text:p>/bàí-ɨ/ $bàí$ (hermano menor, hijo del hermano menor del padre, todos los hombres del mismo grupo exogamico con el hablante y menor) @dependent noun@, /báika/ $báíká$ (hermano menor, termino vocativo), /bàí-o/ $bàíó$ (hermana menor, hija del hermano menor del padre, todas las mujeres del mismo grupo y menor que el hablante) @dependent noun@, /bàióka/ $bàìóká$ (hermana menor, termino vocativo) {GI2015:62}</text:p>
          </table:table-cell>
          <table:table-cell table:style-name="ce27" office:value-type="string">
            <text:p>/bedé-ɨ/ $bèdíí$ (hermano menor, hijo del hermano menor del padre, todos los hombres del mismo grupo exogamico con el hablante y menor) %complex: root-CL:masc%, /bedé-o/ $bèdéó$ (hermana menor, hija del hermano menor del padre, todas las mujeres del mismo grupo exogamico con el hablante y menor) {GI2015:9}</text:p>
          </table:table-cell>
          <table:table-cell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  <table:table-row table:style-name="ro2">
          <table:table-cell table:number-columns-repeated="2" table:style-name="ce21"/>
          <table:table-cell table:number-columns-repeated="3" table:style-name="ce23"/>
          <table:table-cell table:style-name="ce28"/>
          <table:table-cell table:style-name="ce23"/>
          <table:table-cell table:number-columns-repeated="2" table:style-name="ce21"/>
          <table:table-cell table:number-columns-repeated="18" table:style-name="ce23"/>
        </table:table-row>
      </table:table>
      <table:table table:name="Sheet3" table:style-name="ta2" table:print="false">
        <office:forms form:automatic-focus="false" form:apply-design-mode="false"/>
        <table:table-column table:style-name="co9" table:default-cell-style-name="ce15" table:number-columns-repeated="256"/>
      </table:table>
      <table:table table:name="Sheet2" table:style-name="ta3" table:print="false">
        <office:forms form:automatic-focus="false" form:apply-design-mode="false"/>
        <table:table-column table:style-name="co10" table:default-cell-style-name="ce15" table:number-columns-repeated="256"/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="urn:oasis:names:tc:opendocument:xmlns:of:1.2" xmlns:dom="http://www.w3.org/2001/xml-events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>$</number:currency-symbol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>$</number:currency-symbol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>$</number:currency-symbol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>$</number:currency-symbol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pm2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>
  <office:meta/>
</office:document-meta>
</file>